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Monaco" svg:font-family="Monac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30.76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9.75pt"/>
    </style:style>
    <style:style style:name="co5" style:family="table-column">
      <style:table-column-properties fo:break-before="auto" style:column-width="95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0.74pt solid #000000" fo:background-color="#0000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m/dd/yy)" style:apply-style-name="ConditionalStyle_5f_1" style:base-cell-address="Sheet1.C2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e8b57" style:text-outline="false" style:text-line-through-style="none" style:text-line-through-type="none" style:font-name="Monac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m/dd/yy)" style:apply-style-name="ConditionalStyle_5f_1" style:base-cell-address="Sheet1.C2"/>
    </style:style>
    <style:style style:name="ce2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0000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000000" fo:background-color="#0000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m/dd/yy)" style:apply-style-name="ConditionalStyle_5f_1" style:base-cell-address="Sheet1.C2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ackground-color="#00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mm/dd/yy)" style:apply-style-name="ConditionalStyle_5f_1" style:base-cell-address="Sheet1.C2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0000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7e1cd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7e1c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9f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7254e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Attendance</text:p>
          </table:table-cell>
          <table:table-cell table:style-name="ce8" office:value-type="string" calcext:value-type="string" table:number-columns-spanned="1" table:number-rows-spanned="2">
            <office:annotation draw:style-name="gr1" draw:text-style-name="P2" svg:width="360pt" svg:height="29.17pt" svg:x="149.98pt" svg:y="22.17pt" draw:caption-point-x="-11.54pt" draw:caption-point-y="-21.88pt">
              <dc:date>2017-04-18T00:00:00</dc:date>
              <text:p text:style-name="P1">1=Absent <text:s text:c="21"/>.5=Tardy</text:p>
              <text:p text:style-name="P1"><text:tab/>-Kathleen Lane</text:p>
            </office:annotation>
            <text:p>Total</text:p>
          </table:table-cell>
          <table:table-cell table:style-name="ce15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4" office:value-type="string" calcext:value-type="string">
            <text:p>Friday</text:p>
          </table:table-cell>
          <table:table-cell table:style-name="ce27"/>
          <table:table-cell table:style-name="ce21" office:value-type="string" calcext:value-type="string">
            <text:p>Monday 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35" office:value-type="string" calcext:value-type="string">
            <text:p>Friday</text:p>
          </table:table-cell>
          <table:table-cell table:style-name="ce29"/>
          <table:table-cell table:style-name="ce21" office:value-type="string" calcext:value-type="string">
            <text:p>Monday 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9"/>
          <table:table-cell table:style-name="ce40" office:value-type="string" calcext:value-type="string">
            <text:p>Homework Assignments</text:p>
          </table:table-cell>
          <table:table-cell table:style-name="ce42" office:value-type="string" calcext:value-type="string">
            <text:p>Assignment #1</text:p>
          </table:table-cell>
          <table:table-cell table:style-name="ce42" office:value-type="string" calcext:value-type="string">
            <text:p>Assignment #2</text:p>
          </table:table-cell>
          <table:table-cell table:style-name="ce42" office:value-type="string" calcext:value-type="string">
            <text:p>Assignment #3</text:p>
          </table:table-cell>
          <table:table-cell table:style-name="ce42" office:value-type="string" calcext:value-type="string">
            <text:p>Assignment #4</text:p>
          </table:table-cell>
          <table:table-cell table:style-name="ce7" table:number-columns-repeated="3"/>
          <table:table-cell table:style-name="ce29"/>
          <table:table-cell table:number-columns-repeated="995"/>
        </table:table-row>
        <table:table-row table:style-name="ro1">
          <table:table-cell table:style-name="ce2" office:value-type="string" calcext:value-type="string">
            <text:p>Names</text:p>
          </table:table-cell>
          <table:covered-table-cell table:style-name="ce9"/>
          <table:table-cell table:style-name="ce16" office:value-type="date" office:date-value="2017-04-10" calcext:value-type="date">
            <text:p>10-Apr-2017</text:p>
          </table:table-cell>
          <table:table-cell table:style-name="ce16" office:value-type="date" office:date-value="2017-04-11" calcext:value-type="date">
            <text:p>11-Apr-2017</text:p>
          </table:table-cell>
          <table:table-cell table:style-name="ce16" office:value-type="date" office:date-value="2017-04-12" calcext:value-type="date">
            <text:p>12-Apr-2017</text:p>
          </table:table-cell>
          <table:table-cell table:style-name="ce16" office:value-type="date" office:date-value="2017-04-13" calcext:value-type="date">
            <text:p>13-Apr-2017</text:p>
          </table:table-cell>
          <table:table-cell table:style-name="ce16" office:value-type="date" office:date-value="2017-04-14" calcext:value-type="date">
            <text:p>14-Apr-2017</text:p>
          </table:table-cell>
          <table:table-cell table:style-name="ce28"/>
          <table:table-cell table:style-name="ce32" office:value-type="date" office:date-value="2017-04-17" calcext:value-type="date">
            <text:p>17-Apr-2017</text:p>
          </table:table-cell>
          <table:table-cell table:style-name="ce32" office:value-type="date" office:date-value="2017-04-18" calcext:value-type="date">
            <text:p>18-Apr-2017</text:p>
          </table:table-cell>
          <table:table-cell table:style-name="ce32" office:value-type="date" office:date-value="2017-04-19" calcext:value-type="date">
            <text:p>19-Apr-2017</text:p>
          </table:table-cell>
          <table:table-cell table:style-name="ce32" office:value-type="date" office:date-value="2017-04-20" calcext:value-type="date">
            <text:p>20-Apr-2017</text:p>
          </table:table-cell>
          <table:table-cell table:style-name="ce32" office:value-type="date" office:date-value="2017-04-21" calcext:value-type="date">
            <text:p>21-Apr-2017</text:p>
          </table:table-cell>
          <table:table-cell table:style-name="ce28"/>
          <table:table-cell table:style-name="ce32" office:value-type="date" office:date-value="2017-04-24" calcext:value-type="date">
            <text:p>24-Apr-2017</text:p>
          </table:table-cell>
          <table:table-cell table:style-name="ce37" office:value-type="date" office:date-value="2017-04-25" calcext:value-type="date">
            <text:p>25-Apr-2017</text:p>
          </table:table-cell>
          <table:table-cell table:style-name="ce37" office:value-type="date" office:date-value="2017-04-26" calcext:value-type="date">
            <text:p>26-Apr-2017</text:p>
          </table:table-cell>
          <table:table-cell table:style-name="ce37" office:value-type="date" office:date-value="2017-04-27" calcext:value-type="date">
            <text:p>27-Apr-2017</text:p>
          </table:table-cell>
          <table:table-cell table:style-name="ce37" office:value-type="date" office:date-value="2017-04-28" calcext:value-type="date">
            <text:p>28-Apr-2017</text:p>
          </table:table-cell>
          <table:table-cell table:style-name="ce28"/>
          <table:table-cell table:style-name="ce41" office:value-type="string" calcext:value-type="string">
            <text:p>Total Points= 200</text:p>
          </table:table-cell>
          <table:table-cell table:number-columns-repeated="2" table:style-name="ce43" office:value-type="float" office:value="20" calcext:value-type="float">
            <text:p>2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0" calcext:value-type="float">
            <text:p>10</text:p>
          </table:table-cell>
          <table:table-cell table:style-name="ce44" office:value-type="string" calcext:value-type="string">
            <text:p>Student Total</text:p>
          </table:table-cell>
          <table:table-cell table:style-name="ce44" office:value-type="string" calcext:value-type="string">
            <text:p>Grade %</text:p>
          </table:table-cell>
          <table:table-cell table:style-name="ce44" office:value-type="string" calcext:value-type="string">
            <text:p>Letter Grade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3" office:value-type="string" calcext:value-type="string">
            <text:p>Student 1</text:p>
          </table:table-cell>
          <table:table-cell table:style-name="ce10" table:formula="of:=IF([.A3]=&quot;&quot;;&quot;&quot;;SUM([.C3:.T3]))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</text:p>
          </table:table-cell>
          <table:table-cell table:style-name="ce22" table:number-columns-repeated="2"/>
          <table:table-cell table:style-name="ce17" office:value-type="float" office:value="0.5" calcext:value-type="float">
            <text:p>0.5</text:p>
          </table:table-cell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3" calcext:value-type="float">
            <text:p>3</text:p>
          </table:table-cell>
          <table:table-cell table:style-name="ce45" table:formula="of:=SUM([.V3:.Y3])" office:value-type="float" office:value="83" calcext:value-type="float">
            <text:p>83.00</text:p>
          </table:table-cell>
          <table:table-cell table:style-name="ce46" table:formula="of:=AVERAGE([.Z3]/100)" office:value-type="percentage" office:value="0.83" calcext:value-type="percentage">
            <text:p>83.00%</text:p>
          </table:table-cell>
          <table:table-cell table:style-name="ce47" table:formula="of:=IF([.Z3]&gt;97;&quot;A+&quot;;IF([.Z3]&gt;90;&quot;A&quot;;IF([.Z3]&gt;86;&quot;B+&quot;;IF([.Z3]&gt;82;&quot;B&quot;;IF([.Z3]&gt;79;&quot;B-&quot;;IF([.Z3]&gt;76;&quot;C+&quot;;IF([.Z3]&gt;72;&quot;C&quot;;IF([.Z3]&gt;69;&quot;C-&quot;;IF([.Z3]&gt;66;&quot;D+&quot;;IF([.Z3]&gt;62;&quot;D&quot;;IF([.Z3]&gt;59;&quot;D-&quot;;&quot;F&quot;)))))))))))" office:value-type="string" office:string-value="B" calcext:value-type="string">
            <text:p>B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</text:p>
          </table:table-cell>
          <table:table-cell table:style-name="ce10" table:formula="of:=IF([.A4]=&quot;&quot;;&quot;&quot;;SUM([.C4:.T4]))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9" calcext:value-type="float">
            <text:p>9</text:p>
          </table:table-cell>
          <table:table-cell table:style-name="ce45" table:formula="of:=SUM([.V4:.Y4])" office:value-type="float" office:value="0" calcext:value-type="float">
            <text:p>0.00</text:p>
          </table:table-cell>
          <table:table-cell table:style-name="ce46" table:formula="of:=AVERAGE([.Z4]/100)" office:value-type="percentage" office:value="0" calcext:value-type="percentage">
            <text:p>0.00%</text:p>
          </table:table-cell>
          <table:table-cell table:style-name="ce47" table:formula="of:=IF([.Z4]&gt;97;&quot;A+&quot;;IF([.Z4]&gt;90;&quot;A&quot;;IF([.Z4]&gt;86;&quot;B+&quot;;IF([.Z4]&gt;82;&quot;B&quot;;IF([.Z4]&gt;79;&quot;B-&quot;;IF([.Z4]&gt;76;&quot;C+&quot;;IF([.Z4]&gt;72;&quot;C&quot;;IF([.Z4]&gt;69;&quot;C-&quot;;IF([.Z4]&gt;66;&quot;D+&quot;;IF([.Z4]&gt;62;&quot;D&quot;;IF([.Z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</text:p>
          </table:table-cell>
          <table:table-cell table:style-name="ce10" table:formula="of:=IF([.A5]=&quot;&quot;;&quot;&quot;;SUM([.C5:.T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8" calcext:value-type="float">
            <text:p>8</text:p>
          </table:table-cell>
          <table:table-cell table:style-name="ce45" table:formula="of:=SUM([.V5:.Y5])" office:value-type="float" office:value="0" calcext:value-type="float">
            <text:p>0.00</text:p>
          </table:table-cell>
          <table:table-cell table:style-name="ce46" table:formula="of:=AVERAGE([.Z5]/100)" office:value-type="percentage" office:value="0" calcext:value-type="percentage">
            <text:p>0.00%</text:p>
          </table:table-cell>
          <table:table-cell table:style-name="ce47" table:formula="of:=IF([.Z5]&gt;97;&quot;A+&quot;;IF([.Z5]&gt;90;&quot;A&quot;;IF([.Z5]&gt;86;&quot;B+&quot;;IF([.Z5]&gt;82;&quot;B&quot;;IF([.Z5]&gt;79;&quot;B-&quot;;IF([.Z5]&gt;76;&quot;C+&quot;;IF([.Z5]&gt;72;&quot;C&quot;;IF([.Z5]&gt;69;&quot;C-&quot;;IF([.Z5]&gt;66;&quot;D+&quot;;IF([.Z5]&gt;62;&quot;D&quot;;IF([.Z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</text:p>
          </table:table-cell>
          <table:table-cell table:style-name="ce10" table:formula="of:=IF([.A6]=&quot;&quot;;&quot;&quot;;SUM([.C6:.T6]))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2"/>
          <table:table-cell table:style-name="ce17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SUM([.V6:.Y6])" office:value-type="float" office:value="0" calcext:value-type="float">
            <text:p>0.00</text:p>
          </table:table-cell>
          <table:table-cell table:style-name="ce46" table:formula="of:=AVERAGE([.Z6]/100)" office:value-type="percentage" office:value="0" calcext:value-type="percentage">
            <text:p>0.00%</text:p>
          </table:table-cell>
          <table:table-cell table:style-name="ce47" table:formula="of:=IF([.Z6]&gt;97;&quot;A+&quot;;IF([.Z6]&gt;90;&quot;A&quot;;IF([.Z6]&gt;86;&quot;B+&quot;;IF([.Z6]&gt;82;&quot;B&quot;;IF([.Z6]&gt;79;&quot;B-&quot;;IF([.Z6]&gt;76;&quot;C+&quot;;IF([.Z6]&gt;72;&quot;C&quot;;IF([.Z6]&gt;69;&quot;C-&quot;;IF([.Z6]&gt;66;&quot;D+&quot;;IF([.Z6]&gt;62;&quot;D&quot;;IF([.Z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</text:p>
          </table:table-cell>
          <table:table-cell table:style-name="ce10" table:formula="of:=IF([.A7]=&quot;&quot;;&quot;&quot;;SUM([.C7:.T7]))" office:value-type="float" office:value="3" calcext:value-type="float">
            <text:p>3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9" calcext:value-type="float">
            <text:p>9</text:p>
          </table:table-cell>
          <table:table-cell table:style-name="ce45" table:formula="of:=SUM([.V7:.Y7])" office:value-type="float" office:value="0" calcext:value-type="float">
            <text:p>0.00</text:p>
          </table:table-cell>
          <table:table-cell table:style-name="ce46" table:formula="of:=AVERAGE([.Z7]/100)" office:value-type="percentage" office:value="0" calcext:value-type="percentage">
            <text:p>0.00%</text:p>
          </table:table-cell>
          <table:table-cell table:style-name="ce47" table:formula="of:=IF([.Z7]&gt;97;&quot;A+&quot;;IF([.Z7]&gt;90;&quot;A&quot;;IF([.Z7]&gt;86;&quot;B+&quot;;IF([.Z7]&gt;82;&quot;B&quot;;IF([.Z7]&gt;79;&quot;B-&quot;;IF([.Z7]&gt;76;&quot;C+&quot;;IF([.Z7]&gt;72;&quot;C&quot;;IF([.Z7]&gt;69;&quot;C-&quot;;IF([.Z7]&gt;66;&quot;D+&quot;;IF([.Z7]&gt;62;&quot;D&quot;;IF([.Z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</text:p>
          </table:table-cell>
          <table:table-cell table:style-name="ce10" table:formula="of:=IF([.A8]=&quot;&quot;;&quot;&quot;;SUM([.C8:.T8]))" office:value-type="float" office:value="1" calcext:value-type="float">
            <text:p>1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SUM([.V8:.Y8])" office:value-type="float" office:value="0" calcext:value-type="float">
            <text:p>0.00</text:p>
          </table:table-cell>
          <table:table-cell table:style-name="ce46" table:formula="of:=AVERAGE([.Z8]/100)" office:value-type="percentage" office:value="0" calcext:value-type="percentage">
            <text:p>0.00%</text:p>
          </table:table-cell>
          <table:table-cell table:style-name="ce47" table:formula="of:=IF([.Z8]&gt;97;&quot;A+&quot;;IF([.Z8]&gt;90;&quot;A&quot;;IF([.Z8]&gt;86;&quot;B+&quot;;IF([.Z8]&gt;82;&quot;B&quot;;IF([.Z8]&gt;79;&quot;B-&quot;;IF([.Z8]&gt;76;&quot;C+&quot;;IF([.Z8]&gt;72;&quot;C&quot;;IF([.Z8]&gt;69;&quot;C-&quot;;IF([.Z8]&gt;66;&quot;D+&quot;;IF([.Z8]&gt;62;&quot;D&quot;;IF([.Z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</text:p>
          </table:table-cell>
          <table:table-cell table:style-name="ce10" table:formula="of:=IF([.A9]=&quot;&quot;;&quot;&quot;;SUM([.C9:.T9]))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" calcext:value-type="float">
            <text:p>4</text:p>
          </table:table-cell>
          <table:table-cell table:style-name="ce45" table:formula="of:=SUM([.V9:.Y9])" office:value-type="float" office:value="0" calcext:value-type="float">
            <text:p>0.00</text:p>
          </table:table-cell>
          <table:table-cell table:style-name="ce46" table:formula="of:=AVERAGE([.Z9]/100)" office:value-type="percentage" office:value="0" calcext:value-type="percentage">
            <text:p>0.00%</text:p>
          </table:table-cell>
          <table:table-cell table:style-name="ce47" table:formula="of:=IF([.Z9]&gt;97;&quot;A+&quot;;IF([.Z9]&gt;90;&quot;A&quot;;IF([.Z9]&gt;86;&quot;B+&quot;;IF([.Z9]&gt;82;&quot;B&quot;;IF([.Z9]&gt;79;&quot;B-&quot;;IF([.Z9]&gt;76;&quot;C+&quot;;IF([.Z9]&gt;72;&quot;C&quot;;IF([.Z9]&gt;69;&quot;C-&quot;;IF([.Z9]&gt;66;&quot;D+&quot;;IF([.Z9]&gt;62;&quot;D&quot;;IF([.Z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</text:p>
          </table:table-cell>
          <table:table-cell table:style-name="ce10" table:formula="of:=IF([.A10]=&quot;&quot;;&quot;&quot;;SUM([.C10:.T10]))" office:value-type="float" office:value="2" calcext:value-type="float">
            <text:p>2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45" table:formula="of:=SUM([.V10:.Y10])" office:value-type="float" office:value="0" calcext:value-type="float">
            <text:p>0.00</text:p>
          </table:table-cell>
          <table:table-cell table:style-name="ce46" table:formula="of:=AVERAGE([.Z10]/100)" office:value-type="percentage" office:value="0" calcext:value-type="percentage">
            <text:p>0.00%</text:p>
          </table:table-cell>
          <table:table-cell table:style-name="ce47" table:formula="of:=IF([.Z10]&gt;97;&quot;A+&quot;;IF([.Z10]&gt;90;&quot;A&quot;;IF([.Z10]&gt;86;&quot;B+&quot;;IF([.Z10]&gt;82;&quot;B&quot;;IF([.Z10]&gt;79;&quot;B-&quot;;IF([.Z10]&gt;76;&quot;C+&quot;;IF([.Z10]&gt;72;&quot;C&quot;;IF([.Z10]&gt;69;&quot;C-&quot;;IF([.Z10]&gt;66;&quot;D+&quot;;IF([.Z10]&gt;62;&quot;D&quot;;IF([.Z1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</text:p>
          </table:table-cell>
          <table:table-cell table:style-name="ce10" table:formula="of:=IF([.A11]=&quot;&quot;;&quot;&quot;;SUM([.C11:.T11]))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SUM([.V11:.Y11])" office:value-type="float" office:value="0" calcext:value-type="float">
            <text:p>0.00</text:p>
          </table:table-cell>
          <table:table-cell table:style-name="ce46" table:formula="of:=AVERAGE([.Z11]/100)" office:value-type="percentage" office:value="0" calcext:value-type="percentage">
            <text:p>0.00%</text:p>
          </table:table-cell>
          <table:table-cell table:style-name="ce47" table:formula="of:=IF([.Z11]&gt;97;&quot;A+&quot;;IF([.Z11]&gt;90;&quot;A&quot;;IF([.Z11]&gt;86;&quot;B+&quot;;IF([.Z11]&gt;82;&quot;B&quot;;IF([.Z11]&gt;79;&quot;B-&quot;;IF([.Z11]&gt;76;&quot;C+&quot;;IF([.Z11]&gt;72;&quot;C&quot;;IF([.Z11]&gt;69;&quot;C-&quot;;IF([.Z11]&gt;66;&quot;D+&quot;;IF([.Z11]&gt;62;&quot;D&quot;;IF([.Z1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</text:p>
          </table:table-cell>
          <table:table-cell table:style-name="ce10" table:formula="of:=IF([.A12]=&quot;&quot;;&quot;&quot;;SUM([.C12:.T12]))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2" calcext:value-type="float">
            <text:p>2</text:p>
          </table:table-cell>
          <table:table-cell table:style-name="ce45" table:formula="of:=SUM([.V12:.Y12])" office:value-type="float" office:value="0" calcext:value-type="float">
            <text:p>0.00</text:p>
          </table:table-cell>
          <table:table-cell table:style-name="ce46" table:formula="of:=AVERAGE([.Z12]/100)" office:value-type="percentage" office:value="0" calcext:value-type="percentage">
            <text:p>0.00%</text:p>
          </table:table-cell>
          <table:table-cell table:style-name="ce47" table:formula="of:=IF([.Z12]&gt;97;&quot;A+&quot;;IF([.Z12]&gt;90;&quot;A&quot;;IF([.Z12]&gt;86;&quot;B+&quot;;IF([.Z12]&gt;82;&quot;B&quot;;IF([.Z12]&gt;79;&quot;B-&quot;;IF([.Z12]&gt;76;&quot;C+&quot;;IF([.Z12]&gt;72;&quot;C&quot;;IF([.Z12]&gt;69;&quot;C-&quot;;IF([.Z12]&gt;66;&quot;D+&quot;;IF([.Z12]&gt;62;&quot;D&quot;;IF([.Z1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</text:p>
          </table:table-cell>
          <table:table-cell table:style-name="ce10" table:formula="of:=IF([.A13]=&quot;&quot;;&quot;&quot;;SUM([.C13:.T13]))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9" calcext:value-type="float">
            <text:p>9</text:p>
          </table:table-cell>
          <table:table-cell table:style-name="ce45" table:formula="of:=SUM([.V13:.Y13])" office:value-type="float" office:value="0" calcext:value-type="float">
            <text:p>0.00</text:p>
          </table:table-cell>
          <table:table-cell table:style-name="ce46" table:formula="of:=AVERAGE([.Z13]/100)" office:value-type="percentage" office:value="0" calcext:value-type="percentage">
            <text:p>0.00%</text:p>
          </table:table-cell>
          <table:table-cell table:style-name="ce47" table:formula="of:=IF([.Z13]&gt;97;&quot;A+&quot;;IF([.Z13]&gt;90;&quot;A&quot;;IF([.Z13]&gt;86;&quot;B+&quot;;IF([.Z13]&gt;82;&quot;B&quot;;IF([.Z13]&gt;79;&quot;B-&quot;;IF([.Z13]&gt;76;&quot;C+&quot;;IF([.Z13]&gt;72;&quot;C&quot;;IF([.Z13]&gt;69;&quot;C-&quot;;IF([.Z13]&gt;66;&quot;D+&quot;;IF([.Z13]&gt;62;&quot;D&quot;;IF([.Z1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</text:p>
          </table:table-cell>
          <table:table-cell table:style-name="ce10" table:formula="of:=IF([.A14]=&quot;&quot;;&quot;&quot;;SUM([.C14:.T14]))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 office:value-type="float" office:value="1" calcext:value-type="float">
            <text:p>1</text:p>
          </table:table-cell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</text:p>
          </table:table-cell>
          <table:table-cell table:number-columns-repeated="2" table:style-name="ce38" office:value-type="float" office:value="14" calcext:value-type="float">
            <text:p>14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" calcext:value-type="float">
            <text:p>1</text:p>
          </table:table-cell>
          <table:table-cell table:style-name="ce45" table:formula="of:=SUM([.V14:.Y14])" office:value-type="float" office:value="0" calcext:value-type="float">
            <text:p>0.00</text:p>
          </table:table-cell>
          <table:table-cell table:style-name="ce46" table:formula="of:=AVERAGE([.Z14]/100)" office:value-type="percentage" office:value="0" calcext:value-type="percentage">
            <text:p>0.00%</text:p>
          </table:table-cell>
          <table:table-cell table:style-name="ce47" table:formula="of:=IF([.Z14]&gt;97;&quot;A+&quot;;IF([.Z14]&gt;90;&quot;A&quot;;IF([.Z14]&gt;86;&quot;B+&quot;;IF([.Z14]&gt;82;&quot;B&quot;;IF([.Z14]&gt;79;&quot;B-&quot;;IF([.Z14]&gt;76;&quot;C+&quot;;IF([.Z14]&gt;72;&quot;C&quot;;IF([.Z14]&gt;69;&quot;C-&quot;;IF([.Z14]&gt;66;&quot;D+&quot;;IF([.Z14]&gt;62;&quot;D&quot;;IF([.Z1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</text:p>
          </table:table-cell>
          <table:table-cell table:style-name="ce10" table:formula="of:=IF([.A15]=&quot;&quot;;&quot;&quot;;SUM([.C15:.T1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</text:p>
          </table:table-cell>
          <table:table-cell table:style-name="ce38" table:number-columns-repeated="4"/>
          <table:table-cell table:style-name="ce45" table:formula="of:=SUM([.V15:.Y15])" office:value-type="float" office:value="0" calcext:value-type="float">
            <text:p>0.00</text:p>
          </table:table-cell>
          <table:table-cell table:style-name="ce46" table:formula="of:=AVERAGE([.Z15]/100)" office:value-type="percentage" office:value="0" calcext:value-type="percentage">
            <text:p>0.00%</text:p>
          </table:table-cell>
          <table:table-cell table:style-name="ce47" table:formula="of:=IF([.Z15]&gt;93;&quot;A+&quot;;IF([.Z15]&gt;89;&quot;A&quot;;IF([.Z15]&gt;86;&quot;B+&quot;;IF([.Z15]&gt;82;&quot;B&quot;;IF([.Z15]&gt;79;&quot;B-&quot;;IF([.Z15]&gt;76;&quot;C+&quot;;IF([.Z15]&gt;72;&quot;C&quot;;IF([.Z15]&gt;69;&quot;C-&quot;;IF([.Z15]&gt;66;&quot;D+&quot;;IF([.Z15]&gt;62;&quot;D&quot;;IF([.Z1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</text:p>
          </table:table-cell>
          <table:table-cell table:style-name="ce10" table:formula="of:=IF([.A16]=&quot;&quot;;&quot;&quot;;SUM([.C16:.T16]))" office:value-type="float" office:value="1" calcext:value-type="float">
            <text:p>1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 office:value-type="float" office:value="1" calcext:value-type="float">
            <text:p>1</text:p>
          </table:table-cell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</text:p>
          </table:table-cell>
          <table:table-cell table:style-name="ce38" table:number-columns-repeated="4"/>
          <table:table-cell table:style-name="ce45" table:formula="of:=SUM([.V16:.Y16])" office:value-type="float" office:value="0" calcext:value-type="float">
            <text:p>0.00</text:p>
          </table:table-cell>
          <table:table-cell table:style-name="ce46" table:formula="of:=AVERAGE([.Z16]/100)" office:value-type="percentage" office:value="0" calcext:value-type="percentage">
            <text:p>0.00%</text:p>
          </table:table-cell>
          <table:table-cell table:style-name="ce47" table:formula="of:=IF([.Z16]&gt;93;&quot;A+&quot;;IF([.Z16]&gt;89;&quot;A&quot;;IF([.Z16]&gt;86;&quot;B+&quot;;IF([.Z16]&gt;82;&quot;B&quot;;IF([.Z16]&gt;79;&quot;B-&quot;;IF([.Z16]&gt;76;&quot;C+&quot;;IF([.Z16]&gt;72;&quot;C&quot;;IF([.Z16]&gt;69;&quot;C-&quot;;IF([.Z16]&gt;66;&quot;D+&quot;;IF([.Z16]&gt;62;&quot;D&quot;;IF([.Z1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</text:p>
          </table:table-cell>
          <table:table-cell table:style-name="ce10" table:formula="of:=IF([.A17]=&quot;&quot;;&quot;&quot;;SUM([.C17:.T17]))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</text:p>
          </table:table-cell>
          <table:table-cell table:style-name="ce38" table:number-columns-repeated="4"/>
          <table:table-cell table:style-name="ce45" table:formula="of:=SUM([.V17:.Y17])" office:value-type="float" office:value="0" calcext:value-type="float">
            <text:p>0.00</text:p>
          </table:table-cell>
          <table:table-cell table:style-name="ce46" table:formula="of:=AVERAGE([.Z17]/100)" office:value-type="percentage" office:value="0" calcext:value-type="percentage">
            <text:p>0.00%</text:p>
          </table:table-cell>
          <table:table-cell table:style-name="ce47" table:formula="of:=IF([.Z17]&gt;93;&quot;A+&quot;;IF([.Z17]&gt;89;&quot;A&quot;;IF([.Z17]&gt;86;&quot;B+&quot;;IF([.Z17]&gt;82;&quot;B&quot;;IF([.Z17]&gt;79;&quot;B-&quot;;IF([.Z17]&gt;76;&quot;C+&quot;;IF([.Z17]&gt;72;&quot;C&quot;;IF([.Z17]&gt;69;&quot;C-&quot;;IF([.Z17]&gt;66;&quot;D+&quot;;IF([.Z17]&gt;62;&quot;D&quot;;IF([.Z1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</text:p>
          </table:table-cell>
          <table:table-cell table:style-name="ce10" table:formula="of:=IF([.A18]=&quot;&quot;;&quot;&quot;;SUM([.C18:.T18]))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</text:p>
          </table:table-cell>
          <table:table-cell table:style-name="ce38" table:number-columns-repeated="4"/>
          <table:table-cell table:style-name="ce45" table:formula="of:=SUM([.V18:.Y18])" office:value-type="float" office:value="0" calcext:value-type="float">
            <text:p>0.00</text:p>
          </table:table-cell>
          <table:table-cell table:style-name="ce46" table:formula="of:=AVERAGE([.Z18]/100)" office:value-type="percentage" office:value="0" calcext:value-type="percentage">
            <text:p>0.00%</text:p>
          </table:table-cell>
          <table:table-cell table:style-name="ce47" table:formula="of:=IF([.Z18]&gt;93;&quot;A+&quot;;IF([.Z18]&gt;89;&quot;A&quot;;IF([.Z18]&gt;86;&quot;B+&quot;;IF([.Z18]&gt;82;&quot;B&quot;;IF([.Z18]&gt;79;&quot;B-&quot;;IF([.Z18]&gt;76;&quot;C+&quot;;IF([.Z18]&gt;72;&quot;C&quot;;IF([.Z18]&gt;69;&quot;C-&quot;;IF([.Z18]&gt;66;&quot;D+&quot;;IF([.Z18]&gt;62;&quot;D&quot;;IF([.Z1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</text:p>
          </table:table-cell>
          <table:table-cell table:style-name="ce10" table:formula="of:=IF([.A19]=&quot;&quot;;&quot;&quot;;SUM([.C19:.T19]))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</text:p>
          </table:table-cell>
          <table:table-cell table:style-name="ce38" table:number-columns-repeated="4"/>
          <table:table-cell table:style-name="ce45" table:formula="of:=SUM([.V19:.Y19])" office:value-type="float" office:value="0" calcext:value-type="float">
            <text:p>0.00</text:p>
          </table:table-cell>
          <table:table-cell table:style-name="ce46" table:formula="of:=AVERAGE([.Z19]/100)" office:value-type="percentage" office:value="0" calcext:value-type="percentage">
            <text:p>0.00%</text:p>
          </table:table-cell>
          <table:table-cell table:style-name="ce47" table:formula="of:=IF([.Z19]&gt;93;&quot;A+&quot;;IF([.Z19]&gt;89;&quot;A&quot;;IF([.Z19]&gt;86;&quot;B+&quot;;IF([.Z19]&gt;82;&quot;B&quot;;IF([.Z19]&gt;79;&quot;B-&quot;;IF([.Z19]&gt;76;&quot;C+&quot;;IF([.Z19]&gt;72;&quot;C&quot;;IF([.Z19]&gt;69;&quot;C-&quot;;IF([.Z19]&gt;66;&quot;D+&quot;;IF([.Z19]&gt;62;&quot;D&quot;;IF([.Z1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</text:p>
          </table:table-cell>
          <table:table-cell table:style-name="ce10" table:formula="of:=IF([.A20]=&quot;&quot;;&quot;&quot;;SUM([.C20:.T20]))" office:value-type="float" office:value="7" calcext:value-type="float">
            <text:p>7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</text:p>
          </table:table-cell>
          <table:table-cell table:style-name="ce38" table:number-columns-repeated="4"/>
          <table:table-cell table:style-name="ce45" table:formula="of:=SUM([.V20:.Y20])" office:value-type="float" office:value="0" calcext:value-type="float">
            <text:p>0.00</text:p>
          </table:table-cell>
          <table:table-cell table:style-name="ce46" table:formula="of:=AVERAGE([.Z20]/100)" office:value-type="percentage" office:value="0" calcext:value-type="percentage">
            <text:p>0.00%</text:p>
          </table:table-cell>
          <table:table-cell table:style-name="ce47" table:formula="of:=IF([.Z20]&gt;93;&quot;A+&quot;;IF([.Z20]&gt;89;&quot;A&quot;;IF([.Z20]&gt;86;&quot;B+&quot;;IF([.Z20]&gt;82;&quot;B&quot;;IF([.Z20]&gt;79;&quot;B-&quot;;IF([.Z20]&gt;76;&quot;C+&quot;;IF([.Z20]&gt;72;&quot;C&quot;;IF([.Z20]&gt;69;&quot;C-&quot;;IF([.Z20]&gt;66;&quot;D+&quot;;IF([.Z20]&gt;62;&quot;D&quot;;IF([.Z2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</text:p>
          </table:table-cell>
          <table:table-cell table:style-name="ce10" table:formula="of:=IF([.A21]=&quot;&quot;;&quot;&quot;;SUM([.C21:.T2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</text:p>
          </table:table-cell>
          <table:table-cell table:style-name="ce38" table:number-columns-repeated="4"/>
          <table:table-cell table:style-name="ce45" table:formula="of:=SUM([.V21:.Y21])" office:value-type="float" office:value="0" calcext:value-type="float">
            <text:p>0.00</text:p>
          </table:table-cell>
          <table:table-cell table:style-name="ce46" table:formula="of:=AVERAGE([.Z21]/100)" office:value-type="percentage" office:value="0" calcext:value-type="percentage">
            <text:p>0.00%</text:p>
          </table:table-cell>
          <table:table-cell table:style-name="ce47" table:formula="of:=IF([.Z21]&gt;93;&quot;A+&quot;;IF([.Z21]&gt;89;&quot;A&quot;;IF([.Z21]&gt;86;&quot;B+&quot;;IF([.Z21]&gt;82;&quot;B&quot;;IF([.Z21]&gt;79;&quot;B-&quot;;IF([.Z21]&gt;76;&quot;C+&quot;;IF([.Z21]&gt;72;&quot;C&quot;;IF([.Z21]&gt;69;&quot;C-&quot;;IF([.Z21]&gt;66;&quot;D+&quot;;IF([.Z21]&gt;62;&quot;D&quot;;IF([.Z2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</text:p>
          </table:table-cell>
          <table:table-cell table:style-name="ce10" table:formula="of:=IF([.A22]=&quot;&quot;;&quot;&quot;;SUM([.C22:.T22]))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</text:p>
          </table:table-cell>
          <table:table-cell table:style-name="ce38" table:number-columns-repeated="4"/>
          <table:table-cell table:style-name="ce45" table:formula="of:=SUM([.V22:.Y22])" office:value-type="float" office:value="0" calcext:value-type="float">
            <text:p>0.00</text:p>
          </table:table-cell>
          <table:table-cell table:style-name="ce46" table:formula="of:=AVERAGE([.Z22]/100)" office:value-type="percentage" office:value="0" calcext:value-type="percentage">
            <text:p>0.00%</text:p>
          </table:table-cell>
          <table:table-cell table:style-name="ce47" table:formula="of:=IF([.Z22]&gt;93;&quot;A+&quot;;IF([.Z22]&gt;89;&quot;A&quot;;IF([.Z22]&gt;86;&quot;B+&quot;;IF([.Z22]&gt;82;&quot;B&quot;;IF([.Z22]&gt;79;&quot;B-&quot;;IF([.Z22]&gt;76;&quot;C+&quot;;IF([.Z22]&gt;72;&quot;C&quot;;IF([.Z22]&gt;69;&quot;C-&quot;;IF([.Z22]&gt;66;&quot;D+&quot;;IF([.Z22]&gt;62;&quot;D&quot;;IF([.Z2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</text:p>
          </table:table-cell>
          <table:table-cell table:style-name="ce10" table:formula="of:=IF([.A23]=&quot;&quot;;&quot;&quot;;SUM([.C23:.T23]))" office:value-type="float" office:value="1" calcext:value-type="float">
            <text:p>1</text:p>
          </table:table-cell>
          <table:table-cell table:style-name="ce17" table:number-columns-repeated="4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</text:p>
          </table:table-cell>
          <table:table-cell table:style-name="ce38" table:number-columns-repeated="4"/>
          <table:table-cell table:style-name="ce45" table:formula="of:=SUM([.V23:.Y23])" office:value-type="float" office:value="0" calcext:value-type="float">
            <text:p>0.00</text:p>
          </table:table-cell>
          <table:table-cell table:style-name="ce46" table:formula="of:=AVERAGE([.Z23]/100)" office:value-type="percentage" office:value="0" calcext:value-type="percentage">
            <text:p>0.00%</text:p>
          </table:table-cell>
          <table:table-cell table:style-name="ce47" table:formula="of:=IF([.Z23]&gt;93;&quot;A+&quot;;IF([.Z23]&gt;89;&quot;A&quot;;IF([.Z23]&gt;86;&quot;B+&quot;;IF([.Z23]&gt;82;&quot;B&quot;;IF([.Z23]&gt;79;&quot;B-&quot;;IF([.Z23]&gt;76;&quot;C+&quot;;IF([.Z23]&gt;72;&quot;C&quot;;IF([.Z23]&gt;69;&quot;C-&quot;;IF([.Z23]&gt;66;&quot;D+&quot;;IF([.Z23]&gt;62;&quot;D&quot;;IF([.Z2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</text:p>
          </table:table-cell>
          <table:table-cell table:style-name="ce10" table:formula="of:=IF([.A24]=&quot;&quot;;&quot;&quot;;SUM([.C24:.T2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</text:p>
          </table:table-cell>
          <table:table-cell table:style-name="ce38" table:number-columns-repeated="4"/>
          <table:table-cell table:style-name="ce45" table:formula="of:=SUM([.V24:.Y24])" office:value-type="float" office:value="0" calcext:value-type="float">
            <text:p>0.00</text:p>
          </table:table-cell>
          <table:table-cell table:style-name="ce46" table:formula="of:=AVERAGE([.Z24]/100)" office:value-type="percentage" office:value="0" calcext:value-type="percentage">
            <text:p>0.00%</text:p>
          </table:table-cell>
          <table:table-cell table:style-name="ce47" table:formula="of:=IF([.Z24]&gt;93;&quot;A+&quot;;IF([.Z24]&gt;89;&quot;A&quot;;IF([.Z24]&gt;86;&quot;B+&quot;;IF([.Z24]&gt;82;&quot;B&quot;;IF([.Z24]&gt;79;&quot;B-&quot;;IF([.Z24]&gt;76;&quot;C+&quot;;IF([.Z24]&gt;72;&quot;C&quot;;IF([.Z24]&gt;69;&quot;C-&quot;;IF([.Z24]&gt;66;&quot;D+&quot;;IF([.Z24]&gt;62;&quot;D&quot;;IF([.Z2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</text:p>
          </table:table-cell>
          <table:table-cell table:style-name="ce10" table:formula="of:=IF([.A25]=&quot;&quot;;&quot;&quot;;SUM([.C25:.T25]))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</text:p>
          </table:table-cell>
          <table:table-cell table:style-name="ce38" table:number-columns-repeated="4"/>
          <table:table-cell table:style-name="ce45" table:formula="of:=SUM([.V25:.Y25])" office:value-type="float" office:value="0" calcext:value-type="float">
            <text:p>0.00</text:p>
          </table:table-cell>
          <table:table-cell table:style-name="ce46" table:formula="of:=AVERAGE([.Z25]/100)" office:value-type="percentage" office:value="0" calcext:value-type="percentage">
            <text:p>0.00%</text:p>
          </table:table-cell>
          <table:table-cell table:style-name="ce47" table:formula="of:=IF([.Z25]&gt;93;&quot;A+&quot;;IF([.Z25]&gt;89;&quot;A&quot;;IF([.Z25]&gt;86;&quot;B+&quot;;IF([.Z25]&gt;82;&quot;B&quot;;IF([.Z25]&gt;79;&quot;B-&quot;;IF([.Z25]&gt;76;&quot;C+&quot;;IF([.Z25]&gt;72;&quot;C&quot;;IF([.Z25]&gt;69;&quot;C-&quot;;IF([.Z25]&gt;66;&quot;D+&quot;;IF([.Z25]&gt;62;&quot;D&quot;;IF([.Z2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</text:p>
          </table:table-cell>
          <table:table-cell table:style-name="ce10" table:formula="of:=IF([.A26]=&quot;&quot;;&quot;&quot;;SUM([.C26:.T2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</text:p>
          </table:table-cell>
          <table:table-cell table:style-name="ce38" table:number-columns-repeated="4"/>
          <table:table-cell table:style-name="ce45" table:formula="of:=SUM([.V26:.Y26])" office:value-type="float" office:value="0" calcext:value-type="float">
            <text:p>0.00</text:p>
          </table:table-cell>
          <table:table-cell table:style-name="ce46" table:formula="of:=AVERAGE([.Z26]/100)" office:value-type="percentage" office:value="0" calcext:value-type="percentage">
            <text:p>0.00%</text:p>
          </table:table-cell>
          <table:table-cell table:style-name="ce47" table:formula="of:=IF([.Z26]&gt;93;&quot;A+&quot;;IF([.Z26]&gt;89;&quot;A&quot;;IF([.Z26]&gt;86;&quot;B+&quot;;IF([.Z26]&gt;82;&quot;B&quot;;IF([.Z26]&gt;79;&quot;B-&quot;;IF([.Z26]&gt;76;&quot;C+&quot;;IF([.Z26]&gt;72;&quot;C&quot;;IF([.Z26]&gt;69;&quot;C-&quot;;IF([.Z26]&gt;66;&quot;D+&quot;;IF([.Z26]&gt;62;&quot;D&quot;;IF([.Z2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</text:p>
          </table:table-cell>
          <table:table-cell table:style-name="ce10" table:formula="of:=IF([.A27]=&quot;&quot;;&quot;&quot;;SUM([.C27:.T2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</text:p>
          </table:table-cell>
          <table:table-cell table:style-name="ce38" table:number-columns-repeated="4"/>
          <table:table-cell table:style-name="ce45" table:formula="of:=SUM([.V27:.Y27])" office:value-type="float" office:value="0" calcext:value-type="float">
            <text:p>0.00</text:p>
          </table:table-cell>
          <table:table-cell table:style-name="ce46" table:formula="of:=AVERAGE([.Z27]/100)" office:value-type="percentage" office:value="0" calcext:value-type="percentage">
            <text:p>0.00%</text:p>
          </table:table-cell>
          <table:table-cell table:style-name="ce47" table:formula="of:=IF([.Z27]&gt;93;&quot;A+&quot;;IF([.Z27]&gt;89;&quot;A&quot;;IF([.Z27]&gt;86;&quot;B+&quot;;IF([.Z27]&gt;82;&quot;B&quot;;IF([.Z27]&gt;79;&quot;B-&quot;;IF([.Z27]&gt;76;&quot;C+&quot;;IF([.Z27]&gt;72;&quot;C&quot;;IF([.Z27]&gt;69;&quot;C-&quot;;IF([.Z27]&gt;66;&quot;D+&quot;;IF([.Z27]&gt;62;&quot;D&quot;;IF([.Z2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</text:p>
          </table:table-cell>
          <table:table-cell table:style-name="ce10" table:formula="of:=IF([.A28]=&quot;&quot;;&quot;&quot;;SUM([.C28:.T2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</text:p>
          </table:table-cell>
          <table:table-cell table:style-name="ce38" table:number-columns-repeated="4"/>
          <table:table-cell table:style-name="ce45" table:formula="of:=SUM([.V28:.Y28])" office:value-type="float" office:value="0" calcext:value-type="float">
            <text:p>0.00</text:p>
          </table:table-cell>
          <table:table-cell table:style-name="ce46" table:formula="of:=AVERAGE([.Z28]/100)" office:value-type="percentage" office:value="0" calcext:value-type="percentage">
            <text:p>0.00%</text:p>
          </table:table-cell>
          <table:table-cell table:style-name="ce47" table:formula="of:=IF([.Z28]&gt;93;&quot;A+&quot;;IF([.Z28]&gt;89;&quot;A&quot;;IF([.Z28]&gt;86;&quot;B+&quot;;IF([.Z28]&gt;82;&quot;B&quot;;IF([.Z28]&gt;79;&quot;B-&quot;;IF([.Z28]&gt;76;&quot;C+&quot;;IF([.Z28]&gt;72;&quot;C&quot;;IF([.Z28]&gt;69;&quot;C-&quot;;IF([.Z28]&gt;66;&quot;D+&quot;;IF([.Z28]&gt;62;&quot;D&quot;;IF([.Z2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</text:p>
          </table:table-cell>
          <table:table-cell table:style-name="ce10" table:formula="of:=IF([.A29]=&quot;&quot;;&quot;&quot;;SUM([.C29:.T2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</text:p>
          </table:table-cell>
          <table:table-cell table:style-name="ce38" table:number-columns-repeated="4"/>
          <table:table-cell table:style-name="ce45" table:formula="of:=SUM([.V29:.Y29])" office:value-type="float" office:value="0" calcext:value-type="float">
            <text:p>0.00</text:p>
          </table:table-cell>
          <table:table-cell table:style-name="ce46" table:formula="of:=AVERAGE([.Z29]/100)" office:value-type="percentage" office:value="0" calcext:value-type="percentage">
            <text:p>0.00%</text:p>
          </table:table-cell>
          <table:table-cell table:style-name="ce47" table:formula="of:=IF([.Z29]&gt;93;&quot;A+&quot;;IF([.Z29]&gt;89;&quot;A&quot;;IF([.Z29]&gt;86;&quot;B+&quot;;IF([.Z29]&gt;82;&quot;B&quot;;IF([.Z29]&gt;79;&quot;B-&quot;;IF([.Z29]&gt;76;&quot;C+&quot;;IF([.Z29]&gt;72;&quot;C&quot;;IF([.Z29]&gt;69;&quot;C-&quot;;IF([.Z29]&gt;66;&quot;D+&quot;;IF([.Z29]&gt;62;&quot;D&quot;;IF([.Z2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</text:p>
          </table:table-cell>
          <table:table-cell table:style-name="ce10" table:formula="of:=IF([.A30]=&quot;&quot;;&quot;&quot;;SUM([.C30:.T30]))" office:value-type="float" office:value="1" calcext:value-type="float">
            <text:p>1</text:p>
          </table:table-cell>
          <table:table-cell table:style-name="ce17" table:number-columns-repeated="4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</text:p>
          </table:table-cell>
          <table:table-cell table:style-name="ce38" table:number-columns-repeated="4"/>
          <table:table-cell table:style-name="ce45" table:formula="of:=SUM([.V30:.Y30])" office:value-type="float" office:value="0" calcext:value-type="float">
            <text:p>0.00</text:p>
          </table:table-cell>
          <table:table-cell table:style-name="ce46" table:formula="of:=AVERAGE([.Z30]/100)" office:value-type="percentage" office:value="0" calcext:value-type="percentage">
            <text:p>0.00%</text:p>
          </table:table-cell>
          <table:table-cell table:style-name="ce47" table:formula="of:=IF([.Z30]&gt;93;&quot;A+&quot;;IF([.Z30]&gt;89;&quot;A&quot;;IF([.Z30]&gt;86;&quot;B+&quot;;IF([.Z30]&gt;82;&quot;B&quot;;IF([.Z30]&gt;79;&quot;B-&quot;;IF([.Z30]&gt;76;&quot;C+&quot;;IF([.Z30]&gt;72;&quot;C&quot;;IF([.Z30]&gt;69;&quot;C-&quot;;IF([.Z30]&gt;66;&quot;D+&quot;;IF([.Z30]&gt;62;&quot;D&quot;;IF([.Z3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</text:p>
          </table:table-cell>
          <table:table-cell table:style-name="ce10" table:formula="of:=IF([.A31]=&quot;&quot;;&quot;&quot;;SUM([.C31:.T3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</text:p>
          </table:table-cell>
          <table:table-cell table:style-name="ce38" table:number-columns-repeated="4"/>
          <table:table-cell table:style-name="ce45" table:formula="of:=SUM([.V31:.Y31])" office:value-type="float" office:value="0" calcext:value-type="float">
            <text:p>0.00</text:p>
          </table:table-cell>
          <table:table-cell table:style-name="ce46" table:formula="of:=AVERAGE([.Z31]/100)" office:value-type="percentage" office:value="0" calcext:value-type="percentage">
            <text:p>0.00%</text:p>
          </table:table-cell>
          <table:table-cell table:style-name="ce47" table:formula="of:=IF([.Z31]&gt;93;&quot;A+&quot;;IF([.Z31]&gt;89;&quot;A&quot;;IF([.Z31]&gt;86;&quot;B+&quot;;IF([.Z31]&gt;82;&quot;B&quot;;IF([.Z31]&gt;79;&quot;B-&quot;;IF([.Z31]&gt;76;&quot;C+&quot;;IF([.Z31]&gt;72;&quot;C&quot;;IF([.Z31]&gt;69;&quot;C-&quot;;IF([.Z31]&gt;66;&quot;D+&quot;;IF([.Z31]&gt;62;&quot;D&quot;;IF([.Z3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0</text:p>
          </table:table-cell>
          <table:table-cell table:style-name="ce10" table:formula="of:=IF([.A32]=&quot;&quot;;&quot;&quot;;SUM([.C32:.T3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0</text:p>
          </table:table-cell>
          <table:table-cell table:style-name="ce38" table:number-columns-repeated="4"/>
          <table:table-cell table:style-name="ce45" table:formula="of:=SUM([.V32:.Y32])" office:value-type="float" office:value="0" calcext:value-type="float">
            <text:p>0.00</text:p>
          </table:table-cell>
          <table:table-cell table:style-name="ce46" table:formula="of:=AVERAGE([.Z32]/100)" office:value-type="percentage" office:value="0" calcext:value-type="percentage">
            <text:p>0.00%</text:p>
          </table:table-cell>
          <table:table-cell table:style-name="ce47" table:formula="of:=IF([.Z32]&gt;93;&quot;A+&quot;;IF([.Z32]&gt;89;&quot;A&quot;;IF([.Z32]&gt;86;&quot;B+&quot;;IF([.Z32]&gt;82;&quot;B&quot;;IF([.Z32]&gt;79;&quot;B-&quot;;IF([.Z32]&gt;76;&quot;C+&quot;;IF([.Z32]&gt;72;&quot;C&quot;;IF([.Z32]&gt;69;&quot;C-&quot;;IF([.Z32]&gt;66;&quot;D+&quot;;IF([.Z32]&gt;62;&quot;D&quot;;IF([.Z3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1</text:p>
          </table:table-cell>
          <table:table-cell table:style-name="ce10" table:formula="of:=IF([.A33]=&quot;&quot;;&quot;&quot;;SUM([.C33:.T3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1</text:p>
          </table:table-cell>
          <table:table-cell table:style-name="ce38" table:number-columns-repeated="4"/>
          <table:table-cell table:style-name="ce45" table:formula="of:=SUM([.V33:.Y33])" office:value-type="float" office:value="0" calcext:value-type="float">
            <text:p>0.00</text:p>
          </table:table-cell>
          <table:table-cell table:style-name="ce46" table:formula="of:=AVERAGE([.Z33]/100)" office:value-type="percentage" office:value="0" calcext:value-type="percentage">
            <text:p>0.00%</text:p>
          </table:table-cell>
          <table:table-cell table:style-name="ce47" table:formula="of:=IF([.Z33]&gt;93;&quot;A+&quot;;IF([.Z33]&gt;89;&quot;A&quot;;IF([.Z33]&gt;86;&quot;B+&quot;;IF([.Z33]&gt;82;&quot;B&quot;;IF([.Z33]&gt;79;&quot;B-&quot;;IF([.Z33]&gt;76;&quot;C+&quot;;IF([.Z33]&gt;72;&quot;C&quot;;IF([.Z33]&gt;69;&quot;C-&quot;;IF([.Z33]&gt;66;&quot;D+&quot;;IF([.Z33]&gt;62;&quot;D&quot;;IF([.Z3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2</text:p>
          </table:table-cell>
          <table:table-cell table:style-name="ce10" table:formula="of:=IF([.A34]=&quot;&quot;;&quot;&quot;;SUM([.C34:.T3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2</text:p>
          </table:table-cell>
          <table:table-cell table:style-name="ce38" table:number-columns-repeated="4"/>
          <table:table-cell table:style-name="ce45" table:formula="of:=SUM([.V34:.Y34])" office:value-type="float" office:value="0" calcext:value-type="float">
            <text:p>0.00</text:p>
          </table:table-cell>
          <table:table-cell table:style-name="ce46" table:formula="of:=AVERAGE([.Z34]/100)" office:value-type="percentage" office:value="0" calcext:value-type="percentage">
            <text:p>0.00%</text:p>
          </table:table-cell>
          <table:table-cell table:style-name="ce47" table:formula="of:=IF([.Z34]&gt;93;&quot;A+&quot;;IF([.Z34]&gt;89;&quot;A&quot;;IF([.Z34]&gt;86;&quot;B+&quot;;IF([.Z34]&gt;82;&quot;B&quot;;IF([.Z34]&gt;79;&quot;B-&quot;;IF([.Z34]&gt;76;&quot;C+&quot;;IF([.Z34]&gt;72;&quot;C&quot;;IF([.Z34]&gt;69;&quot;C-&quot;;IF([.Z34]&gt;66;&quot;D+&quot;;IF([.Z34]&gt;62;&quot;D&quot;;IF([.Z3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3</text:p>
          </table:table-cell>
          <table:table-cell table:style-name="ce10" table:formula="of:=IF([.A35]=&quot;&quot;;&quot;&quot;;SUM([.C35:.T3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3</text:p>
          </table:table-cell>
          <table:table-cell table:style-name="ce38" table:number-columns-repeated="4"/>
          <table:table-cell table:style-name="ce45" table:formula="of:=SUM([.V35:.Y35])" office:value-type="float" office:value="0" calcext:value-type="float">
            <text:p>0.00</text:p>
          </table:table-cell>
          <table:table-cell table:style-name="ce46" table:formula="of:=AVERAGE([.Z35]/100)" office:value-type="percentage" office:value="0" calcext:value-type="percentage">
            <text:p>0.00%</text:p>
          </table:table-cell>
          <table:table-cell table:style-name="ce47" table:formula="of:=IF([.Z35]&gt;93;&quot;A+&quot;;IF([.Z35]&gt;89;&quot;A&quot;;IF([.Z35]&gt;86;&quot;B+&quot;;IF([.Z35]&gt;82;&quot;B&quot;;IF([.Z35]&gt;79;&quot;B-&quot;;IF([.Z35]&gt;76;&quot;C+&quot;;IF([.Z35]&gt;72;&quot;C&quot;;IF([.Z35]&gt;69;&quot;C-&quot;;IF([.Z35]&gt;66;&quot;D+&quot;;IF([.Z35]&gt;62;&quot;D&quot;;IF([.Z3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4</text:p>
          </table:table-cell>
          <table:table-cell table:style-name="ce10" table:formula="of:=IF([.A36]=&quot;&quot;;&quot;&quot;;SUM([.C36:.T3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4</text:p>
          </table:table-cell>
          <table:table-cell table:style-name="ce38" table:number-columns-repeated="4"/>
          <table:table-cell table:style-name="ce45" table:formula="of:=SUM([.V36:.Y36])" office:value-type="float" office:value="0" calcext:value-type="float">
            <text:p>0.00</text:p>
          </table:table-cell>
          <table:table-cell table:style-name="ce46" table:formula="of:=AVERAGE([.Z36]/100)" office:value-type="percentage" office:value="0" calcext:value-type="percentage">
            <text:p>0.00%</text:p>
          </table:table-cell>
          <table:table-cell table:style-name="ce47" table:formula="of:=IF([.Z36]&gt;93;&quot;A+&quot;;IF([.Z36]&gt;89;&quot;A&quot;;IF([.Z36]&gt;86;&quot;B+&quot;;IF([.Z36]&gt;82;&quot;B&quot;;IF([.Z36]&gt;79;&quot;B-&quot;;IF([.Z36]&gt;76;&quot;C+&quot;;IF([.Z36]&gt;72;&quot;C&quot;;IF([.Z36]&gt;69;&quot;C-&quot;;IF([.Z36]&gt;66;&quot;D+&quot;;IF([.Z36]&gt;62;&quot;D&quot;;IF([.Z3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5</text:p>
          </table:table-cell>
          <table:table-cell table:style-name="ce10" table:formula="of:=IF([.A37]=&quot;&quot;;&quot;&quot;;SUM([.C37:.T3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5</text:p>
          </table:table-cell>
          <table:table-cell table:style-name="ce38" table:number-columns-repeated="4"/>
          <table:table-cell table:style-name="ce45" table:formula="of:=SUM([.V37:.Y37])" office:value-type="float" office:value="0" calcext:value-type="float">
            <text:p>0.00</text:p>
          </table:table-cell>
          <table:table-cell table:style-name="ce46" table:formula="of:=AVERAGE([.Z37]/100)" office:value-type="percentage" office:value="0" calcext:value-type="percentage">
            <text:p>0.00%</text:p>
          </table:table-cell>
          <table:table-cell table:style-name="ce47" table:formula="of:=IF([.Z37]&gt;93;&quot;A+&quot;;IF([.Z37]&gt;89;&quot;A&quot;;IF([.Z37]&gt;86;&quot;B+&quot;;IF([.Z37]&gt;82;&quot;B&quot;;IF([.Z37]&gt;79;&quot;B-&quot;;IF([.Z37]&gt;76;&quot;C+&quot;;IF([.Z37]&gt;72;&quot;C&quot;;IF([.Z37]&gt;69;&quot;C-&quot;;IF([.Z37]&gt;66;&quot;D+&quot;;IF([.Z37]&gt;62;&quot;D&quot;;IF([.Z3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6</text:p>
          </table:table-cell>
          <table:table-cell table:style-name="ce10" table:formula="of:=IF([.A38]=&quot;&quot;;&quot;&quot;;SUM([.C38:.T3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6</text:p>
          </table:table-cell>
          <table:table-cell table:style-name="ce38" table:number-columns-repeated="4"/>
          <table:table-cell table:style-name="ce45" table:formula="of:=SUM([.V38:.Y38])" office:value-type="float" office:value="0" calcext:value-type="float">
            <text:p>0.00</text:p>
          </table:table-cell>
          <table:table-cell table:style-name="ce46" table:formula="of:=AVERAGE([.Z38]/100)" office:value-type="percentage" office:value="0" calcext:value-type="percentage">
            <text:p>0.00%</text:p>
          </table:table-cell>
          <table:table-cell table:style-name="ce47" table:formula="of:=IF([.Z38]&gt;93;&quot;A+&quot;;IF([.Z38]&gt;89;&quot;A&quot;;IF([.Z38]&gt;86;&quot;B+&quot;;IF([.Z38]&gt;82;&quot;B&quot;;IF([.Z38]&gt;79;&quot;B-&quot;;IF([.Z38]&gt;76;&quot;C+&quot;;IF([.Z38]&gt;72;&quot;C&quot;;IF([.Z38]&gt;69;&quot;C-&quot;;IF([.Z38]&gt;66;&quot;D+&quot;;IF([.Z38]&gt;62;&quot;D&quot;;IF([.Z3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7</text:p>
          </table:table-cell>
          <table:table-cell table:style-name="ce10" table:formula="of:=IF([.A39]=&quot;&quot;;&quot;&quot;;SUM([.C39:.T3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7</text:p>
          </table:table-cell>
          <table:table-cell table:style-name="ce38" table:number-columns-repeated="4"/>
          <table:table-cell table:style-name="ce45" table:formula="of:=SUM([.V39:.Y39])" office:value-type="float" office:value="0" calcext:value-type="float">
            <text:p>0.00</text:p>
          </table:table-cell>
          <table:table-cell table:style-name="ce46" table:formula="of:=AVERAGE([.Z39]/100)" office:value-type="percentage" office:value="0" calcext:value-type="percentage">
            <text:p>0.00%</text:p>
          </table:table-cell>
          <table:table-cell table:style-name="ce47" table:formula="of:=IF([.Z39]&gt;93;&quot;A+&quot;;IF([.Z39]&gt;89;&quot;A&quot;;IF([.Z39]&gt;86;&quot;B+&quot;;IF([.Z39]&gt;82;&quot;B&quot;;IF([.Z39]&gt;79;&quot;B-&quot;;IF([.Z39]&gt;76;&quot;C+&quot;;IF([.Z39]&gt;72;&quot;C&quot;;IF([.Z39]&gt;69;&quot;C-&quot;;IF([.Z39]&gt;66;&quot;D+&quot;;IF([.Z39]&gt;62;&quot;D&quot;;IF([.Z3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8</text:p>
          </table:table-cell>
          <table:table-cell table:style-name="ce10" table:formula="of:=IF([.A40]=&quot;&quot;;&quot;&quot;;SUM([.C40:.T4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8</text:p>
          </table:table-cell>
          <table:table-cell table:style-name="ce38" table:number-columns-repeated="4"/>
          <table:table-cell table:style-name="ce45" table:formula="of:=SUM([.V40:.Y40])" office:value-type="float" office:value="0" calcext:value-type="float">
            <text:p>0.00</text:p>
          </table:table-cell>
          <table:table-cell table:style-name="ce46" table:formula="of:=AVERAGE([.Z40]/100)" office:value-type="percentage" office:value="0" calcext:value-type="percentage">
            <text:p>0.00%</text:p>
          </table:table-cell>
          <table:table-cell table:style-name="ce47" table:formula="of:=IF([.Z40]&gt;93;&quot;A+&quot;;IF([.Z40]&gt;89;&quot;A&quot;;IF([.Z40]&gt;86;&quot;B+&quot;;IF([.Z40]&gt;82;&quot;B&quot;;IF([.Z40]&gt;79;&quot;B-&quot;;IF([.Z40]&gt;76;&quot;C+&quot;;IF([.Z40]&gt;72;&quot;C&quot;;IF([.Z40]&gt;69;&quot;C-&quot;;IF([.Z40]&gt;66;&quot;D+&quot;;IF([.Z40]&gt;62;&quot;D&quot;;IF([.Z4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39</text:p>
          </table:table-cell>
          <table:table-cell table:style-name="ce10" table:formula="of:=IF([.A41]=&quot;&quot;;&quot;&quot;;SUM([.C41:.T41]))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9</text:p>
          </table:table-cell>
          <table:table-cell table:style-name="ce38" table:number-columns-repeated="4"/>
          <table:table-cell table:style-name="ce45" table:formula="of:=SUM([.V41:.Y41])" office:value-type="float" office:value="0" calcext:value-type="float">
            <text:p>0.00</text:p>
          </table:table-cell>
          <table:table-cell table:style-name="ce46" table:formula="of:=AVERAGE([.Z41]/100)" office:value-type="percentage" office:value="0" calcext:value-type="percentage">
            <text:p>0.00%</text:p>
          </table:table-cell>
          <table:table-cell table:style-name="ce47" table:formula="of:=IF([.Z41]&gt;93;&quot;A+&quot;;IF([.Z41]&gt;89;&quot;A&quot;;IF([.Z41]&gt;86;&quot;B+&quot;;IF([.Z41]&gt;82;&quot;B&quot;;IF([.Z41]&gt;79;&quot;B-&quot;;IF([.Z41]&gt;76;&quot;C+&quot;;IF([.Z41]&gt;72;&quot;C&quot;;IF([.Z41]&gt;69;&quot;C-&quot;;IF([.Z41]&gt;66;&quot;D+&quot;;IF([.Z41]&gt;62;&quot;D&quot;;IF([.Z4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0</text:p>
          </table:table-cell>
          <table:table-cell table:style-name="ce10" table:formula="of:=IF([.A42]=&quot;&quot;;&quot;&quot;;SUM([.C42:.T4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0</text:p>
          </table:table-cell>
          <table:table-cell table:style-name="ce38" table:number-columns-repeated="4"/>
          <table:table-cell table:style-name="ce45" table:formula="of:=SUM([.V42:.Y42])" office:value-type="float" office:value="0" calcext:value-type="float">
            <text:p>0.00</text:p>
          </table:table-cell>
          <table:table-cell table:style-name="ce46" table:formula="of:=AVERAGE([.Z42]/100)" office:value-type="percentage" office:value="0" calcext:value-type="percentage">
            <text:p>0.00%</text:p>
          </table:table-cell>
          <table:table-cell table:style-name="ce47" table:formula="of:=IF([.Z42]&gt;93;&quot;A+&quot;;IF([.Z42]&gt;89;&quot;A&quot;;IF([.Z42]&gt;86;&quot;B+&quot;;IF([.Z42]&gt;82;&quot;B&quot;;IF([.Z42]&gt;79;&quot;B-&quot;;IF([.Z42]&gt;76;&quot;C+&quot;;IF([.Z42]&gt;72;&quot;C&quot;;IF([.Z42]&gt;69;&quot;C-&quot;;IF([.Z42]&gt;66;&quot;D+&quot;;IF([.Z42]&gt;62;&quot;D&quot;;IF([.Z4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1</text:p>
          </table:table-cell>
          <table:table-cell table:style-name="ce10" table:formula="of:=IF([.A43]=&quot;&quot;;&quot;&quot;;SUM([.C43:.T4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1</text:p>
          </table:table-cell>
          <table:table-cell table:style-name="ce38" table:number-columns-repeated="4"/>
          <table:table-cell table:style-name="ce45" table:formula="of:=SUM([.V43:.Y43])" office:value-type="float" office:value="0" calcext:value-type="float">
            <text:p>0.00</text:p>
          </table:table-cell>
          <table:table-cell table:style-name="ce46" table:formula="of:=AVERAGE([.Z43]/100)" office:value-type="percentage" office:value="0" calcext:value-type="percentage">
            <text:p>0.00%</text:p>
          </table:table-cell>
          <table:table-cell table:style-name="ce47" table:formula="of:=IF([.Z43]&gt;93;&quot;A+&quot;;IF([.Z43]&gt;89;&quot;A&quot;;IF([.Z43]&gt;86;&quot;B+&quot;;IF([.Z43]&gt;82;&quot;B&quot;;IF([.Z43]&gt;79;&quot;B-&quot;;IF([.Z43]&gt;76;&quot;C+&quot;;IF([.Z43]&gt;72;&quot;C&quot;;IF([.Z43]&gt;69;&quot;C-&quot;;IF([.Z43]&gt;66;&quot;D+&quot;;IF([.Z43]&gt;62;&quot;D&quot;;IF([.Z4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2</text:p>
          </table:table-cell>
          <table:table-cell table:style-name="ce10" table:formula="of:=IF([.A44]=&quot;&quot;;&quot;&quot;;SUM([.C44:.T4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2</text:p>
          </table:table-cell>
          <table:table-cell table:style-name="ce38" table:number-columns-repeated="4"/>
          <table:table-cell table:style-name="ce45" table:formula="of:=SUM([.V44:.Y44])" office:value-type="float" office:value="0" calcext:value-type="float">
            <text:p>0.00</text:p>
          </table:table-cell>
          <table:table-cell table:style-name="ce46" table:formula="of:=AVERAGE([.Z44]/100)" office:value-type="percentage" office:value="0" calcext:value-type="percentage">
            <text:p>0.00%</text:p>
          </table:table-cell>
          <table:table-cell table:style-name="ce47" table:formula="of:=IF([.Z44]&gt;93;&quot;A+&quot;;IF([.Z44]&gt;89;&quot;A&quot;;IF([.Z44]&gt;86;&quot;B+&quot;;IF([.Z44]&gt;82;&quot;B&quot;;IF([.Z44]&gt;79;&quot;B-&quot;;IF([.Z44]&gt;76;&quot;C+&quot;;IF([.Z44]&gt;72;&quot;C&quot;;IF([.Z44]&gt;69;&quot;C-&quot;;IF([.Z44]&gt;66;&quot;D+&quot;;IF([.Z44]&gt;62;&quot;D&quot;;IF([.Z4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3</text:p>
          </table:table-cell>
          <table:table-cell table:style-name="ce10" table:formula="of:=IF([.A45]=&quot;&quot;;&quot;&quot;;SUM([.C45:.T4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3</text:p>
          </table:table-cell>
          <table:table-cell table:style-name="ce38" table:number-columns-repeated="4"/>
          <table:table-cell table:style-name="ce45" table:formula="of:=SUM([.V45:.Y45])" office:value-type="float" office:value="0" calcext:value-type="float">
            <text:p>0.00</text:p>
          </table:table-cell>
          <table:table-cell table:style-name="ce46" table:formula="of:=AVERAGE([.Z45]/100)" office:value-type="percentage" office:value="0" calcext:value-type="percentage">
            <text:p>0.00%</text:p>
          </table:table-cell>
          <table:table-cell table:style-name="ce47" table:formula="of:=IF([.Z45]&gt;93;&quot;A+&quot;;IF([.Z45]&gt;89;&quot;A&quot;;IF([.Z45]&gt;86;&quot;B+&quot;;IF([.Z45]&gt;82;&quot;B&quot;;IF([.Z45]&gt;79;&quot;B-&quot;;IF([.Z45]&gt;76;&quot;C+&quot;;IF([.Z45]&gt;72;&quot;C&quot;;IF([.Z45]&gt;69;&quot;C-&quot;;IF([.Z45]&gt;66;&quot;D+&quot;;IF([.Z45]&gt;62;&quot;D&quot;;IF([.Z4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4</text:p>
          </table:table-cell>
          <table:table-cell table:style-name="ce10" table:formula="of:=IF([.A46]=&quot;&quot;;&quot;&quot;;SUM([.C46:.T4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4</text:p>
          </table:table-cell>
          <table:table-cell table:style-name="ce38" table:number-columns-repeated="4"/>
          <table:table-cell table:style-name="ce45" table:formula="of:=SUM([.V46:.Y46])" office:value-type="float" office:value="0" calcext:value-type="float">
            <text:p>0.00</text:p>
          </table:table-cell>
          <table:table-cell table:style-name="ce46" table:formula="of:=AVERAGE([.Z46]/100)" office:value-type="percentage" office:value="0" calcext:value-type="percentage">
            <text:p>0.00%</text:p>
          </table:table-cell>
          <table:table-cell table:style-name="ce47" table:formula="of:=IF([.Z46]&gt;93;&quot;A+&quot;;IF([.Z46]&gt;89;&quot;A&quot;;IF([.Z46]&gt;86;&quot;B+&quot;;IF([.Z46]&gt;82;&quot;B&quot;;IF([.Z46]&gt;79;&quot;B-&quot;;IF([.Z46]&gt;76;&quot;C+&quot;;IF([.Z46]&gt;72;&quot;C&quot;;IF([.Z46]&gt;69;&quot;C-&quot;;IF([.Z46]&gt;66;&quot;D+&quot;;IF([.Z46]&gt;62;&quot;D&quot;;IF([.Z4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5</text:p>
          </table:table-cell>
          <table:table-cell table:style-name="ce10" table:formula="of:=IF([.A47]=&quot;&quot;;&quot;&quot;;SUM([.C47:.T47]))" office:value-type="float" office:value="1" calcext:value-type="float">
            <text:p>1</text:p>
          </table:table-cell>
          <table:table-cell table:style-name="ce17" table:number-columns-repeated="4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5</text:p>
          </table:table-cell>
          <table:table-cell table:style-name="ce38" table:number-columns-repeated="4"/>
          <table:table-cell table:style-name="ce45" table:formula="of:=SUM([.V47:.Y47])" office:value-type="float" office:value="0" calcext:value-type="float">
            <text:p>0.00</text:p>
          </table:table-cell>
          <table:table-cell table:style-name="ce46" table:formula="of:=AVERAGE([.Z47]/100)" office:value-type="percentage" office:value="0" calcext:value-type="percentage">
            <text:p>0.00%</text:p>
          </table:table-cell>
          <table:table-cell table:style-name="ce47" table:formula="of:=IF([.Z47]&gt;93;&quot;A+&quot;;IF([.Z47]&gt;89;&quot;A&quot;;IF([.Z47]&gt;86;&quot;B+&quot;;IF([.Z47]&gt;82;&quot;B&quot;;IF([.Z47]&gt;79;&quot;B-&quot;;IF([.Z47]&gt;76;&quot;C+&quot;;IF([.Z47]&gt;72;&quot;C&quot;;IF([.Z47]&gt;69;&quot;C-&quot;;IF([.Z47]&gt;66;&quot;D+&quot;;IF([.Z47]&gt;62;&quot;D&quot;;IF([.Z4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6</text:p>
          </table:table-cell>
          <table:table-cell table:style-name="ce10" table:formula="of:=IF([.A48]=&quot;&quot;;&quot;&quot;;SUM([.C48:.T4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6</text:p>
          </table:table-cell>
          <table:table-cell table:style-name="ce38" table:number-columns-repeated="4"/>
          <table:table-cell table:style-name="ce45" table:formula="of:=SUM([.V48:.Y48])" office:value-type="float" office:value="0" calcext:value-type="float">
            <text:p>0.00</text:p>
          </table:table-cell>
          <table:table-cell table:style-name="ce46" table:formula="of:=AVERAGE([.Z48]/100)" office:value-type="percentage" office:value="0" calcext:value-type="percentage">
            <text:p>0.00%</text:p>
          </table:table-cell>
          <table:table-cell table:style-name="ce47" table:formula="of:=IF([.Z48]&gt;93;&quot;A+&quot;;IF([.Z48]&gt;89;&quot;A&quot;;IF([.Z48]&gt;86;&quot;B+&quot;;IF([.Z48]&gt;82;&quot;B&quot;;IF([.Z48]&gt;79;&quot;B-&quot;;IF([.Z48]&gt;76;&quot;C+&quot;;IF([.Z48]&gt;72;&quot;C&quot;;IF([.Z48]&gt;69;&quot;C-&quot;;IF([.Z48]&gt;66;&quot;D+&quot;;IF([.Z48]&gt;62;&quot;D&quot;;IF([.Z4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7</text:p>
          </table:table-cell>
          <table:table-cell table:style-name="ce10" table:formula="of:=IF([.A49]=&quot;&quot;;&quot;&quot;;SUM([.C49:.T49]))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7</text:p>
          </table:table-cell>
          <table:table-cell table:style-name="ce38" table:number-columns-repeated="4"/>
          <table:table-cell table:style-name="ce45" table:formula="of:=SUM([.V49:.Y49])" office:value-type="float" office:value="0" calcext:value-type="float">
            <text:p>0.00</text:p>
          </table:table-cell>
          <table:table-cell table:style-name="ce46" table:formula="of:=AVERAGE([.Z49]/100)" office:value-type="percentage" office:value="0" calcext:value-type="percentage">
            <text:p>0.00%</text:p>
          </table:table-cell>
          <table:table-cell table:style-name="ce47" table:formula="of:=IF([.Z49]&gt;93;&quot;A+&quot;;IF([.Z49]&gt;89;&quot;A&quot;;IF([.Z49]&gt;86;&quot;B+&quot;;IF([.Z49]&gt;82;&quot;B&quot;;IF([.Z49]&gt;79;&quot;B-&quot;;IF([.Z49]&gt;76;&quot;C+&quot;;IF([.Z49]&gt;72;&quot;C&quot;;IF([.Z49]&gt;69;&quot;C-&quot;;IF([.Z49]&gt;66;&quot;D+&quot;;IF([.Z49]&gt;62;&quot;D&quot;;IF([.Z4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8</text:p>
          </table:table-cell>
          <table:table-cell table:style-name="ce10" table:formula="of:=IF([.A50]=&quot;&quot;;&quot;&quot;;SUM([.C50:.T5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8</text:p>
          </table:table-cell>
          <table:table-cell table:style-name="ce38" table:number-columns-repeated="4"/>
          <table:table-cell table:style-name="ce45" table:formula="of:=SUM([.V50:.Y50])" office:value-type="float" office:value="0" calcext:value-type="float">
            <text:p>0.00</text:p>
          </table:table-cell>
          <table:table-cell table:style-name="ce46" table:formula="of:=AVERAGE([.Z50]/100)" office:value-type="percentage" office:value="0" calcext:value-type="percentage">
            <text:p>0.00%</text:p>
          </table:table-cell>
          <table:table-cell table:style-name="ce47" table:formula="of:=IF([.Z50]&gt;93;&quot;A+&quot;;IF([.Z50]&gt;89;&quot;A&quot;;IF([.Z50]&gt;86;&quot;B+&quot;;IF([.Z50]&gt;82;&quot;B&quot;;IF([.Z50]&gt;79;&quot;B-&quot;;IF([.Z50]&gt;76;&quot;C+&quot;;IF([.Z50]&gt;72;&quot;C&quot;;IF([.Z50]&gt;69;&quot;C-&quot;;IF([.Z50]&gt;66;&quot;D+&quot;;IF([.Z50]&gt;62;&quot;D&quot;;IF([.Z5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49</text:p>
          </table:table-cell>
          <table:table-cell table:style-name="ce10" table:formula="of:=IF([.A51]=&quot;&quot;;&quot;&quot;;SUM([.C51:.T5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49</text:p>
          </table:table-cell>
          <table:table-cell table:style-name="ce38" table:number-columns-repeated="4"/>
          <table:table-cell table:style-name="ce45" table:formula="of:=SUM([.V51:.Y51])" office:value-type="float" office:value="0" calcext:value-type="float">
            <text:p>0.00</text:p>
          </table:table-cell>
          <table:table-cell table:style-name="ce46" table:formula="of:=AVERAGE([.Z51]/100)" office:value-type="percentage" office:value="0" calcext:value-type="percentage">
            <text:p>0.00%</text:p>
          </table:table-cell>
          <table:table-cell table:style-name="ce47" table:formula="of:=IF([.Z51]&gt;93;&quot;A+&quot;;IF([.Z51]&gt;89;&quot;A&quot;;IF([.Z51]&gt;86;&quot;B+&quot;;IF([.Z51]&gt;82;&quot;B&quot;;IF([.Z51]&gt;79;&quot;B-&quot;;IF([.Z51]&gt;76;&quot;C+&quot;;IF([.Z51]&gt;72;&quot;C&quot;;IF([.Z51]&gt;69;&quot;C-&quot;;IF([.Z51]&gt;66;&quot;D+&quot;;IF([.Z51]&gt;62;&quot;D&quot;;IF([.Z5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0</text:p>
          </table:table-cell>
          <table:table-cell table:style-name="ce10" table:formula="of:=IF([.A52]=&quot;&quot;;&quot;&quot;;SUM([.C52:.T52]))" office:value-type="float" office:value="1" calcext:value-type="float">
            <text:p>1</text:p>
          </table:table-cell>
          <table:table-cell table:style-name="ce17" table:number-columns-repeated="4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0</text:p>
          </table:table-cell>
          <table:table-cell table:style-name="ce38" table:number-columns-repeated="4"/>
          <table:table-cell table:style-name="ce45" table:formula="of:=SUM([.V52:.Y52])" office:value-type="float" office:value="0" calcext:value-type="float">
            <text:p>0.00</text:p>
          </table:table-cell>
          <table:table-cell table:style-name="ce46" table:formula="of:=AVERAGE([.Z52]/100)" office:value-type="percentage" office:value="0" calcext:value-type="percentage">
            <text:p>0.00%</text:p>
          </table:table-cell>
          <table:table-cell table:style-name="ce47" table:formula="of:=IF([.Z52]&gt;93;&quot;A+&quot;;IF([.Z52]&gt;89;&quot;A&quot;;IF([.Z52]&gt;86;&quot;B+&quot;;IF([.Z52]&gt;82;&quot;B&quot;;IF([.Z52]&gt;79;&quot;B-&quot;;IF([.Z52]&gt;76;&quot;C+&quot;;IF([.Z52]&gt;72;&quot;C&quot;;IF([.Z52]&gt;69;&quot;C-&quot;;IF([.Z52]&gt;66;&quot;D+&quot;;IF([.Z52]&gt;62;&quot;D&quot;;IF([.Z5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1</text:p>
          </table:table-cell>
          <table:table-cell table:style-name="ce10" table:formula="of:=IF([.A53]=&quot;&quot;;&quot;&quot;;SUM([.C53:.T5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1</text:p>
          </table:table-cell>
          <table:table-cell table:style-name="ce38" table:number-columns-repeated="4"/>
          <table:table-cell table:style-name="ce45" table:formula="of:=SUM([.V53:.Y53])" office:value-type="float" office:value="0" calcext:value-type="float">
            <text:p>0.00</text:p>
          </table:table-cell>
          <table:table-cell table:style-name="ce46" table:formula="of:=AVERAGE([.Z53]/100)" office:value-type="percentage" office:value="0" calcext:value-type="percentage">
            <text:p>0.00%</text:p>
          </table:table-cell>
          <table:table-cell table:style-name="ce47" table:formula="of:=IF([.Z53]&gt;93;&quot;A+&quot;;IF([.Z53]&gt;89;&quot;A&quot;;IF([.Z53]&gt;86;&quot;B+&quot;;IF([.Z53]&gt;82;&quot;B&quot;;IF([.Z53]&gt;79;&quot;B-&quot;;IF([.Z53]&gt;76;&quot;C+&quot;;IF([.Z53]&gt;72;&quot;C&quot;;IF([.Z53]&gt;69;&quot;C-&quot;;IF([.Z53]&gt;66;&quot;D+&quot;;IF([.Z53]&gt;62;&quot;D&quot;;IF([.Z5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2</text:p>
          </table:table-cell>
          <table:table-cell table:style-name="ce10" table:formula="of:=IF([.A54]=&quot;&quot;;&quot;&quot;;SUM([.C54:.T5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2</text:p>
          </table:table-cell>
          <table:table-cell table:style-name="ce38" table:number-columns-repeated="4"/>
          <table:table-cell table:style-name="ce45" table:formula="of:=SUM([.V54:.Y54])" office:value-type="float" office:value="0" calcext:value-type="float">
            <text:p>0.00</text:p>
          </table:table-cell>
          <table:table-cell table:style-name="ce46" table:formula="of:=AVERAGE([.Z54]/100)" office:value-type="percentage" office:value="0" calcext:value-type="percentage">
            <text:p>0.00%</text:p>
          </table:table-cell>
          <table:table-cell table:style-name="ce47" table:formula="of:=IF([.Z54]&gt;93;&quot;A+&quot;;IF([.Z54]&gt;89;&quot;A&quot;;IF([.Z54]&gt;86;&quot;B+&quot;;IF([.Z54]&gt;82;&quot;B&quot;;IF([.Z54]&gt;79;&quot;B-&quot;;IF([.Z54]&gt;76;&quot;C+&quot;;IF([.Z54]&gt;72;&quot;C&quot;;IF([.Z54]&gt;69;&quot;C-&quot;;IF([.Z54]&gt;66;&quot;D+&quot;;IF([.Z54]&gt;62;&quot;D&quot;;IF([.Z5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3</text:p>
          </table:table-cell>
          <table:table-cell table:style-name="ce10" table:formula="of:=IF([.A55]=&quot;&quot;;&quot;&quot;;SUM([.C55:.T5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3</text:p>
          </table:table-cell>
          <table:table-cell table:style-name="ce38" table:number-columns-repeated="4"/>
          <table:table-cell table:style-name="ce45" table:formula="of:=SUM([.V55:.Y55])" office:value-type="float" office:value="0" calcext:value-type="float">
            <text:p>0.00</text:p>
          </table:table-cell>
          <table:table-cell table:style-name="ce46" table:formula="of:=AVERAGE([.Z55]/100)" office:value-type="percentage" office:value="0" calcext:value-type="percentage">
            <text:p>0.00%</text:p>
          </table:table-cell>
          <table:table-cell table:style-name="ce47" table:formula="of:=IF([.Z55]&gt;93;&quot;A+&quot;;IF([.Z55]&gt;89;&quot;A&quot;;IF([.Z55]&gt;86;&quot;B+&quot;;IF([.Z55]&gt;82;&quot;B&quot;;IF([.Z55]&gt;79;&quot;B-&quot;;IF([.Z55]&gt;76;&quot;C+&quot;;IF([.Z55]&gt;72;&quot;C&quot;;IF([.Z55]&gt;69;&quot;C-&quot;;IF([.Z55]&gt;66;&quot;D+&quot;;IF([.Z55]&gt;62;&quot;D&quot;;IF([.Z5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4</text:p>
          </table:table-cell>
          <table:table-cell table:style-name="ce10" table:formula="of:=IF([.A56]=&quot;&quot;;&quot;&quot;;SUM([.C56:.T5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4</text:p>
          </table:table-cell>
          <table:table-cell table:style-name="ce38" table:number-columns-repeated="4"/>
          <table:table-cell table:style-name="ce45" table:formula="of:=SUM([.V56:.Y56])" office:value-type="float" office:value="0" calcext:value-type="float">
            <text:p>0.00</text:p>
          </table:table-cell>
          <table:table-cell table:style-name="ce46" table:formula="of:=AVERAGE([.Z56]/100)" office:value-type="percentage" office:value="0" calcext:value-type="percentage">
            <text:p>0.00%</text:p>
          </table:table-cell>
          <table:table-cell table:style-name="ce47" table:formula="of:=IF([.Z56]&gt;93;&quot;A+&quot;;IF([.Z56]&gt;89;&quot;A&quot;;IF([.Z56]&gt;86;&quot;B+&quot;;IF([.Z56]&gt;82;&quot;B&quot;;IF([.Z56]&gt;79;&quot;B-&quot;;IF([.Z56]&gt;76;&quot;C+&quot;;IF([.Z56]&gt;72;&quot;C&quot;;IF([.Z56]&gt;69;&quot;C-&quot;;IF([.Z56]&gt;66;&quot;D+&quot;;IF([.Z56]&gt;62;&quot;D&quot;;IF([.Z5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5</text:p>
          </table:table-cell>
          <table:table-cell table:style-name="ce10" table:formula="of:=IF([.A57]=&quot;&quot;;&quot;&quot;;SUM([.C57:.T5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5</text:p>
          </table:table-cell>
          <table:table-cell table:style-name="ce38" table:number-columns-repeated="4"/>
          <table:table-cell table:style-name="ce45" table:formula="of:=SUM([.V57:.Y57])" office:value-type="float" office:value="0" calcext:value-type="float">
            <text:p>0.00</text:p>
          </table:table-cell>
          <table:table-cell table:style-name="ce46" table:formula="of:=AVERAGE([.Z57]/100)" office:value-type="percentage" office:value="0" calcext:value-type="percentage">
            <text:p>0.00%</text:p>
          </table:table-cell>
          <table:table-cell table:style-name="ce47" table:formula="of:=IF([.Z57]&gt;93;&quot;A+&quot;;IF([.Z57]&gt;89;&quot;A&quot;;IF([.Z57]&gt;86;&quot;B+&quot;;IF([.Z57]&gt;82;&quot;B&quot;;IF([.Z57]&gt;79;&quot;B-&quot;;IF([.Z57]&gt;76;&quot;C+&quot;;IF([.Z57]&gt;72;&quot;C&quot;;IF([.Z57]&gt;69;&quot;C-&quot;;IF([.Z57]&gt;66;&quot;D+&quot;;IF([.Z57]&gt;62;&quot;D&quot;;IF([.Z5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6</text:p>
          </table:table-cell>
          <table:table-cell table:style-name="ce10" table:formula="of:=IF([.A58]=&quot;&quot;;&quot;&quot;;SUM([.C58:.T5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6</text:p>
          </table:table-cell>
          <table:table-cell table:style-name="ce38" table:number-columns-repeated="4"/>
          <table:table-cell table:style-name="ce45" table:formula="of:=SUM([.V58:.Y58])" office:value-type="float" office:value="0" calcext:value-type="float">
            <text:p>0.00</text:p>
          </table:table-cell>
          <table:table-cell table:style-name="ce46" table:formula="of:=AVERAGE([.Z58]/100)" office:value-type="percentage" office:value="0" calcext:value-type="percentage">
            <text:p>0.00%</text:p>
          </table:table-cell>
          <table:table-cell table:style-name="ce47" table:formula="of:=IF([.Z58]&gt;93;&quot;A+&quot;;IF([.Z58]&gt;89;&quot;A&quot;;IF([.Z58]&gt;86;&quot;B+&quot;;IF([.Z58]&gt;82;&quot;B&quot;;IF([.Z58]&gt;79;&quot;B-&quot;;IF([.Z58]&gt;76;&quot;C+&quot;;IF([.Z58]&gt;72;&quot;C&quot;;IF([.Z58]&gt;69;&quot;C-&quot;;IF([.Z58]&gt;66;&quot;D+&quot;;IF([.Z58]&gt;62;&quot;D&quot;;IF([.Z5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7</text:p>
          </table:table-cell>
          <table:table-cell table:style-name="ce10" table:formula="of:=IF([.A59]=&quot;&quot;;&quot;&quot;;SUM([.C59:.T5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7</text:p>
          </table:table-cell>
          <table:table-cell table:style-name="ce38" table:number-columns-repeated="4"/>
          <table:table-cell table:style-name="ce45" table:formula="of:=SUM([.V59:.Y59])" office:value-type="float" office:value="0" calcext:value-type="float">
            <text:p>0.00</text:p>
          </table:table-cell>
          <table:table-cell table:style-name="ce46" table:formula="of:=AVERAGE([.Z59]/100)" office:value-type="percentage" office:value="0" calcext:value-type="percentage">
            <text:p>0.00%</text:p>
          </table:table-cell>
          <table:table-cell table:style-name="ce47" table:formula="of:=IF([.Z59]&gt;93;&quot;A+&quot;;IF([.Z59]&gt;89;&quot;A&quot;;IF([.Z59]&gt;86;&quot;B+&quot;;IF([.Z59]&gt;82;&quot;B&quot;;IF([.Z59]&gt;79;&quot;B-&quot;;IF([.Z59]&gt;76;&quot;C+&quot;;IF([.Z59]&gt;72;&quot;C&quot;;IF([.Z59]&gt;69;&quot;C-&quot;;IF([.Z59]&gt;66;&quot;D+&quot;;IF([.Z59]&gt;62;&quot;D&quot;;IF([.Z5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8</text:p>
          </table:table-cell>
          <table:table-cell table:style-name="ce10" table:formula="of:=IF([.A60]=&quot;&quot;;&quot;&quot;;SUM([.C60:.T6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8</text:p>
          </table:table-cell>
          <table:table-cell table:style-name="ce38" table:number-columns-repeated="4"/>
          <table:table-cell table:style-name="ce45" table:formula="of:=SUM([.V60:.Y60])" office:value-type="float" office:value="0" calcext:value-type="float">
            <text:p>0.00</text:p>
          </table:table-cell>
          <table:table-cell table:style-name="ce46" table:formula="of:=AVERAGE([.Z60]/100)" office:value-type="percentage" office:value="0" calcext:value-type="percentage">
            <text:p>0.00%</text:p>
          </table:table-cell>
          <table:table-cell table:style-name="ce47" table:formula="of:=IF([.Z60]&gt;93;&quot;A+&quot;;IF([.Z60]&gt;89;&quot;A&quot;;IF([.Z60]&gt;86;&quot;B+&quot;;IF([.Z60]&gt;82;&quot;B&quot;;IF([.Z60]&gt;79;&quot;B-&quot;;IF([.Z60]&gt;76;&quot;C+&quot;;IF([.Z60]&gt;72;&quot;C&quot;;IF([.Z60]&gt;69;&quot;C-&quot;;IF([.Z60]&gt;66;&quot;D+&quot;;IF([.Z60]&gt;62;&quot;D&quot;;IF([.Z6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59</text:p>
          </table:table-cell>
          <table:table-cell table:style-name="ce10" table:formula="of:=IF([.A61]=&quot;&quot;;&quot;&quot;;SUM([.C61:.T6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59</text:p>
          </table:table-cell>
          <table:table-cell table:style-name="ce38" table:number-columns-repeated="4"/>
          <table:table-cell table:style-name="ce45" table:formula="of:=SUM([.V61:.Y61])" office:value-type="float" office:value="0" calcext:value-type="float">
            <text:p>0.00</text:p>
          </table:table-cell>
          <table:table-cell table:style-name="ce46" table:formula="of:=AVERAGE([.Z61]/100)" office:value-type="percentage" office:value="0" calcext:value-type="percentage">
            <text:p>0.00%</text:p>
          </table:table-cell>
          <table:table-cell table:style-name="ce47" table:formula="of:=IF([.Z61]&gt;93;&quot;A+&quot;;IF([.Z61]&gt;89;&quot;A&quot;;IF([.Z61]&gt;86;&quot;B+&quot;;IF([.Z61]&gt;82;&quot;B&quot;;IF([.Z61]&gt;79;&quot;B-&quot;;IF([.Z61]&gt;76;&quot;C+&quot;;IF([.Z61]&gt;72;&quot;C&quot;;IF([.Z61]&gt;69;&quot;C-&quot;;IF([.Z61]&gt;66;&quot;D+&quot;;IF([.Z61]&gt;62;&quot;D&quot;;IF([.Z6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0</text:p>
          </table:table-cell>
          <table:table-cell table:style-name="ce10" table:formula="of:=IF([.A62]=&quot;&quot;;&quot;&quot;;SUM([.C62:.T6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0</text:p>
          </table:table-cell>
          <table:table-cell table:style-name="ce38" table:number-columns-repeated="4"/>
          <table:table-cell table:style-name="ce45" table:formula="of:=SUM([.V62:.Y62])" office:value-type="float" office:value="0" calcext:value-type="float">
            <text:p>0.00</text:p>
          </table:table-cell>
          <table:table-cell table:style-name="ce46" table:formula="of:=AVERAGE([.Z62]/100)" office:value-type="percentage" office:value="0" calcext:value-type="percentage">
            <text:p>0.00%</text:p>
          </table:table-cell>
          <table:table-cell table:style-name="ce47" table:formula="of:=IF([.Z62]&gt;93;&quot;A+&quot;;IF([.Z62]&gt;89;&quot;A&quot;;IF([.Z62]&gt;86;&quot;B+&quot;;IF([.Z62]&gt;82;&quot;B&quot;;IF([.Z62]&gt;79;&quot;B-&quot;;IF([.Z62]&gt;76;&quot;C+&quot;;IF([.Z62]&gt;72;&quot;C&quot;;IF([.Z62]&gt;69;&quot;C-&quot;;IF([.Z62]&gt;66;&quot;D+&quot;;IF([.Z62]&gt;62;&quot;D&quot;;IF([.Z6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1</text:p>
          </table:table-cell>
          <table:table-cell table:style-name="ce10" table:formula="of:=IF([.A63]=&quot;&quot;;&quot;&quot;;SUM([.C63:.T63]))" office:value-type="float" office:value="1" calcext:value-type="float">
            <text:p>1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 office:value-type="float" office:value="1" calcext:value-type="float">
            <text:p>1</text:p>
          </table:table-cell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1</text:p>
          </table:table-cell>
          <table:table-cell table:style-name="ce38" table:number-columns-repeated="4"/>
          <table:table-cell table:style-name="ce45" table:formula="of:=SUM([.V63:.Y63])" office:value-type="float" office:value="0" calcext:value-type="float">
            <text:p>0.00</text:p>
          </table:table-cell>
          <table:table-cell table:style-name="ce46" table:formula="of:=AVERAGE([.Z63]/100)" office:value-type="percentage" office:value="0" calcext:value-type="percentage">
            <text:p>0.00%</text:p>
          </table:table-cell>
          <table:table-cell table:style-name="ce47" table:formula="of:=IF([.Z63]&gt;93;&quot;A+&quot;;IF([.Z63]&gt;89;&quot;A&quot;;IF([.Z63]&gt;86;&quot;B+&quot;;IF([.Z63]&gt;82;&quot;B&quot;;IF([.Z63]&gt;79;&quot;B-&quot;;IF([.Z63]&gt;76;&quot;C+&quot;;IF([.Z63]&gt;72;&quot;C&quot;;IF([.Z63]&gt;69;&quot;C-&quot;;IF([.Z63]&gt;66;&quot;D+&quot;;IF([.Z63]&gt;62;&quot;D&quot;;IF([.Z6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2</text:p>
          </table:table-cell>
          <table:table-cell table:style-name="ce10" table:formula="of:=IF([.A64]=&quot;&quot;;&quot;&quot;;SUM([.C64:.T6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2</text:p>
          </table:table-cell>
          <table:table-cell table:style-name="ce38" table:number-columns-repeated="4"/>
          <table:table-cell table:style-name="ce45" table:formula="of:=SUM([.V64:.Y64])" office:value-type="float" office:value="0" calcext:value-type="float">
            <text:p>0.00</text:p>
          </table:table-cell>
          <table:table-cell table:style-name="ce46" table:formula="of:=AVERAGE([.Z64]/100)" office:value-type="percentage" office:value="0" calcext:value-type="percentage">
            <text:p>0.00%</text:p>
          </table:table-cell>
          <table:table-cell table:style-name="ce47" table:formula="of:=IF([.Z64]&gt;93;&quot;A+&quot;;IF([.Z64]&gt;89;&quot;A&quot;;IF([.Z64]&gt;86;&quot;B+&quot;;IF([.Z64]&gt;82;&quot;B&quot;;IF([.Z64]&gt;79;&quot;B-&quot;;IF([.Z64]&gt;76;&quot;C+&quot;;IF([.Z64]&gt;72;&quot;C&quot;;IF([.Z64]&gt;69;&quot;C-&quot;;IF([.Z64]&gt;66;&quot;D+&quot;;IF([.Z64]&gt;62;&quot;D&quot;;IF([.Z6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3</text:p>
          </table:table-cell>
          <table:table-cell table:style-name="ce10" table:formula="of:=IF([.A65]=&quot;&quot;;&quot;&quot;;SUM([.C65:.T6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3</text:p>
          </table:table-cell>
          <table:table-cell table:style-name="ce38" table:number-columns-repeated="4"/>
          <table:table-cell table:style-name="ce45" table:formula="of:=SUM([.V65:.Y65])" office:value-type="float" office:value="0" calcext:value-type="float">
            <text:p>0.00</text:p>
          </table:table-cell>
          <table:table-cell table:style-name="ce46" table:formula="of:=AVERAGE([.Z65]/100)" office:value-type="percentage" office:value="0" calcext:value-type="percentage">
            <text:p>0.00%</text:p>
          </table:table-cell>
          <table:table-cell table:style-name="ce47" table:formula="of:=IF([.Z65]&gt;93;&quot;A+&quot;;IF([.Z65]&gt;89;&quot;A&quot;;IF([.Z65]&gt;86;&quot;B+&quot;;IF([.Z65]&gt;82;&quot;B&quot;;IF([.Z65]&gt;79;&quot;B-&quot;;IF([.Z65]&gt;76;&quot;C+&quot;;IF([.Z65]&gt;72;&quot;C&quot;;IF([.Z65]&gt;69;&quot;C-&quot;;IF([.Z65]&gt;66;&quot;D+&quot;;IF([.Z65]&gt;62;&quot;D&quot;;IF([.Z6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4</text:p>
          </table:table-cell>
          <table:table-cell table:style-name="ce10" table:formula="of:=IF([.A66]=&quot;&quot;;&quot;&quot;;SUM([.C66:.T6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4</text:p>
          </table:table-cell>
          <table:table-cell table:style-name="ce38" table:number-columns-repeated="4"/>
          <table:table-cell table:style-name="ce45" table:formula="of:=SUM([.V66:.Y66])" office:value-type="float" office:value="0" calcext:value-type="float">
            <text:p>0.00</text:p>
          </table:table-cell>
          <table:table-cell table:style-name="ce46" table:formula="of:=AVERAGE([.Z66]/100)" office:value-type="percentage" office:value="0" calcext:value-type="percentage">
            <text:p>0.00%</text:p>
          </table:table-cell>
          <table:table-cell table:style-name="ce47" table:formula="of:=IF([.Z66]&gt;93;&quot;A+&quot;;IF([.Z66]&gt;89;&quot;A&quot;;IF([.Z66]&gt;86;&quot;B+&quot;;IF([.Z66]&gt;82;&quot;B&quot;;IF([.Z66]&gt;79;&quot;B-&quot;;IF([.Z66]&gt;76;&quot;C+&quot;;IF([.Z66]&gt;72;&quot;C&quot;;IF([.Z66]&gt;69;&quot;C-&quot;;IF([.Z66]&gt;66;&quot;D+&quot;;IF([.Z66]&gt;62;&quot;D&quot;;IF([.Z6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5</text:p>
          </table:table-cell>
          <table:table-cell table:style-name="ce10" table:formula="of:=IF([.A67]=&quot;&quot;;&quot;&quot;;SUM([.C67:.T6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5</text:p>
          </table:table-cell>
          <table:table-cell table:style-name="ce38" table:number-columns-repeated="4"/>
          <table:table-cell table:style-name="ce45" table:formula="of:=SUM([.V67:.Y67])" office:value-type="float" office:value="0" calcext:value-type="float">
            <text:p>0.00</text:p>
          </table:table-cell>
          <table:table-cell table:style-name="ce46" table:formula="of:=AVERAGE([.Z67]/100)" office:value-type="percentage" office:value="0" calcext:value-type="percentage">
            <text:p>0.00%</text:p>
          </table:table-cell>
          <table:table-cell table:style-name="ce47" table:formula="of:=IF([.Z67]&gt;93;&quot;A+&quot;;IF([.Z67]&gt;89;&quot;A&quot;;IF([.Z67]&gt;86;&quot;B+&quot;;IF([.Z67]&gt;82;&quot;B&quot;;IF([.Z67]&gt;79;&quot;B-&quot;;IF([.Z67]&gt;76;&quot;C+&quot;;IF([.Z67]&gt;72;&quot;C&quot;;IF([.Z67]&gt;69;&quot;C-&quot;;IF([.Z67]&gt;66;&quot;D+&quot;;IF([.Z67]&gt;62;&quot;D&quot;;IF([.Z6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6</text:p>
          </table:table-cell>
          <table:table-cell table:style-name="ce10" table:formula="of:=IF([.A68]=&quot;&quot;;&quot;&quot;;SUM([.C68:.T6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6</text:p>
          </table:table-cell>
          <table:table-cell table:style-name="ce38" table:number-columns-repeated="4"/>
          <table:table-cell table:style-name="ce45" table:formula="of:=SUM([.V68:.Y68])" office:value-type="float" office:value="0" calcext:value-type="float">
            <text:p>0.00</text:p>
          </table:table-cell>
          <table:table-cell table:style-name="ce46" table:formula="of:=AVERAGE([.Z68]/100)" office:value-type="percentage" office:value="0" calcext:value-type="percentage">
            <text:p>0.00%</text:p>
          </table:table-cell>
          <table:table-cell table:style-name="ce47" table:formula="of:=IF([.Z68]&gt;93;&quot;A+&quot;;IF([.Z68]&gt;89;&quot;A&quot;;IF([.Z68]&gt;86;&quot;B+&quot;;IF([.Z68]&gt;82;&quot;B&quot;;IF([.Z68]&gt;79;&quot;B-&quot;;IF([.Z68]&gt;76;&quot;C+&quot;;IF([.Z68]&gt;72;&quot;C&quot;;IF([.Z68]&gt;69;&quot;C-&quot;;IF([.Z68]&gt;66;&quot;D+&quot;;IF([.Z68]&gt;62;&quot;D&quot;;IF([.Z6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7</text:p>
          </table:table-cell>
          <table:table-cell table:style-name="ce10" table:formula="of:=IF([.A69]=&quot;&quot;;&quot;&quot;;SUM([.C69:.T6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7</text:p>
          </table:table-cell>
          <table:table-cell table:style-name="ce38" table:number-columns-repeated="4"/>
          <table:table-cell table:style-name="ce45" table:formula="of:=SUM([.V69:.Y69])" office:value-type="float" office:value="0" calcext:value-type="float">
            <text:p>0.00</text:p>
          </table:table-cell>
          <table:table-cell table:style-name="ce46" table:formula="of:=AVERAGE([.Z69]/100)" office:value-type="percentage" office:value="0" calcext:value-type="percentage">
            <text:p>0.00%</text:p>
          </table:table-cell>
          <table:table-cell table:style-name="ce47" table:formula="of:=IF([.Z69]&gt;93;&quot;A+&quot;;IF([.Z69]&gt;89;&quot;A&quot;;IF([.Z69]&gt;86;&quot;B+&quot;;IF([.Z69]&gt;82;&quot;B&quot;;IF([.Z69]&gt;79;&quot;B-&quot;;IF([.Z69]&gt;76;&quot;C+&quot;;IF([.Z69]&gt;72;&quot;C&quot;;IF([.Z69]&gt;69;&quot;C-&quot;;IF([.Z69]&gt;66;&quot;D+&quot;;IF([.Z69]&gt;62;&quot;D&quot;;IF([.Z6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8</text:p>
          </table:table-cell>
          <table:table-cell table:style-name="ce10" table:formula="of:=IF([.A70]=&quot;&quot;;&quot;&quot;;SUM([.C70:.T70]))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8</text:p>
          </table:table-cell>
          <table:table-cell table:style-name="ce38" table:number-columns-repeated="4"/>
          <table:table-cell table:style-name="ce45" table:formula="of:=SUM([.V70:.Y70])" office:value-type="float" office:value="0" calcext:value-type="float">
            <text:p>0.00</text:p>
          </table:table-cell>
          <table:table-cell table:style-name="ce46" table:formula="of:=AVERAGE([.Z70]/100)" office:value-type="percentage" office:value="0" calcext:value-type="percentage">
            <text:p>0.00%</text:p>
          </table:table-cell>
          <table:table-cell table:style-name="ce47" table:formula="of:=IF([.Z70]&gt;93;&quot;A+&quot;;IF([.Z70]&gt;89;&quot;A&quot;;IF([.Z70]&gt;86;&quot;B+&quot;;IF([.Z70]&gt;82;&quot;B&quot;;IF([.Z70]&gt;79;&quot;B-&quot;;IF([.Z70]&gt;76;&quot;C+&quot;;IF([.Z70]&gt;72;&quot;C&quot;;IF([.Z70]&gt;69;&quot;C-&quot;;IF([.Z70]&gt;66;&quot;D+&quot;;IF([.Z70]&gt;62;&quot;D&quot;;IF([.Z7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69</text:p>
          </table:table-cell>
          <table:table-cell table:style-name="ce10" table:formula="of:=IF([.A71]=&quot;&quot;;&quot;&quot;;SUM([.C71:.T71]))" office:value-type="float" office:value="1" calcext:value-type="float">
            <text:p>1</text:p>
          </table:table-cell>
          <table:table-cell table:style-name="ce17" table:number-columns-repeated="4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69</text:p>
          </table:table-cell>
          <table:table-cell table:style-name="ce38" table:number-columns-repeated="4"/>
          <table:table-cell table:style-name="ce45" table:formula="of:=SUM([.V71:.Y71])" office:value-type="float" office:value="0" calcext:value-type="float">
            <text:p>0.00</text:p>
          </table:table-cell>
          <table:table-cell table:style-name="ce46" table:formula="of:=AVERAGE([.Z71]/100)" office:value-type="percentage" office:value="0" calcext:value-type="percentage">
            <text:p>0.00%</text:p>
          </table:table-cell>
          <table:table-cell table:style-name="ce47" table:formula="of:=IF([.Z71]&gt;93;&quot;A+&quot;;IF([.Z71]&gt;89;&quot;A&quot;;IF([.Z71]&gt;86;&quot;B+&quot;;IF([.Z71]&gt;82;&quot;B&quot;;IF([.Z71]&gt;79;&quot;B-&quot;;IF([.Z71]&gt;76;&quot;C+&quot;;IF([.Z71]&gt;72;&quot;C&quot;;IF([.Z71]&gt;69;&quot;C-&quot;;IF([.Z71]&gt;66;&quot;D+&quot;;IF([.Z71]&gt;62;&quot;D&quot;;IF([.Z7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0</text:p>
          </table:table-cell>
          <table:table-cell table:style-name="ce10" table:formula="of:=IF([.A72]=&quot;&quot;;&quot;&quot;;SUM([.C72:.T7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0</text:p>
          </table:table-cell>
          <table:table-cell table:style-name="ce38" table:number-columns-repeated="4"/>
          <table:table-cell table:style-name="ce45" table:formula="of:=SUM([.V72:.Y72])" office:value-type="float" office:value="0" calcext:value-type="float">
            <text:p>0.00</text:p>
          </table:table-cell>
          <table:table-cell table:style-name="ce46" table:formula="of:=AVERAGE([.Z72]/100)" office:value-type="percentage" office:value="0" calcext:value-type="percentage">
            <text:p>0.00%</text:p>
          </table:table-cell>
          <table:table-cell table:style-name="ce47" table:formula="of:=IF([.Z72]&gt;93;&quot;A+&quot;;IF([.Z72]&gt;89;&quot;A&quot;;IF([.Z72]&gt;86;&quot;B+&quot;;IF([.Z72]&gt;82;&quot;B&quot;;IF([.Z72]&gt;79;&quot;B-&quot;;IF([.Z72]&gt;76;&quot;C+&quot;;IF([.Z72]&gt;72;&quot;C&quot;;IF([.Z72]&gt;69;&quot;C-&quot;;IF([.Z72]&gt;66;&quot;D+&quot;;IF([.Z72]&gt;62;&quot;D&quot;;IF([.Z7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1</text:p>
          </table:table-cell>
          <table:table-cell table:style-name="ce10" table:formula="of:=IF([.A73]=&quot;&quot;;&quot;&quot;;SUM([.C73:.T7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1</text:p>
          </table:table-cell>
          <table:table-cell table:style-name="ce38" table:number-columns-repeated="4"/>
          <table:table-cell table:style-name="ce45" table:formula="of:=SUM([.V73:.Y73])" office:value-type="float" office:value="0" calcext:value-type="float">
            <text:p>0.00</text:p>
          </table:table-cell>
          <table:table-cell table:style-name="ce46" table:formula="of:=AVERAGE([.Z73]/100)" office:value-type="percentage" office:value="0" calcext:value-type="percentage">
            <text:p>0.00%</text:p>
          </table:table-cell>
          <table:table-cell table:style-name="ce47" table:formula="of:=IF([.Z73]&gt;93;&quot;A+&quot;;IF([.Z73]&gt;89;&quot;A&quot;;IF([.Z73]&gt;86;&quot;B+&quot;;IF([.Z73]&gt;82;&quot;B&quot;;IF([.Z73]&gt;79;&quot;B-&quot;;IF([.Z73]&gt;76;&quot;C+&quot;;IF([.Z73]&gt;72;&quot;C&quot;;IF([.Z73]&gt;69;&quot;C-&quot;;IF([.Z73]&gt;66;&quot;D+&quot;;IF([.Z73]&gt;62;&quot;D&quot;;IF([.Z7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2</text:p>
          </table:table-cell>
          <table:table-cell table:style-name="ce10" table:formula="of:=IF([.A74]=&quot;&quot;;&quot;&quot;;SUM([.C74:.T7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2</text:p>
          </table:table-cell>
          <table:table-cell table:style-name="ce38" table:number-columns-repeated="4"/>
          <table:table-cell table:style-name="ce45" table:formula="of:=SUM([.V74:.Y74])" office:value-type="float" office:value="0" calcext:value-type="float">
            <text:p>0.00</text:p>
          </table:table-cell>
          <table:table-cell table:style-name="ce46" table:formula="of:=AVERAGE([.Z74]/100)" office:value-type="percentage" office:value="0" calcext:value-type="percentage">
            <text:p>0.00%</text:p>
          </table:table-cell>
          <table:table-cell table:style-name="ce47" table:formula="of:=IF([.Z74]&gt;93;&quot;A+&quot;;IF([.Z74]&gt;89;&quot;A&quot;;IF([.Z74]&gt;86;&quot;B+&quot;;IF([.Z74]&gt;82;&quot;B&quot;;IF([.Z74]&gt;79;&quot;B-&quot;;IF([.Z74]&gt;76;&quot;C+&quot;;IF([.Z74]&gt;72;&quot;C&quot;;IF([.Z74]&gt;69;&quot;C-&quot;;IF([.Z74]&gt;66;&quot;D+&quot;;IF([.Z74]&gt;62;&quot;D&quot;;IF([.Z7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3</text:p>
          </table:table-cell>
          <table:table-cell table:style-name="ce10" table:formula="of:=IF([.A75]=&quot;&quot;;&quot;&quot;;SUM([.C75:.T7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3</text:p>
          </table:table-cell>
          <table:table-cell table:style-name="ce38" table:number-columns-repeated="4"/>
          <table:table-cell table:style-name="ce45" table:formula="of:=SUM([.V75:.Y75])" office:value-type="float" office:value="0" calcext:value-type="float">
            <text:p>0.00</text:p>
          </table:table-cell>
          <table:table-cell table:style-name="ce46" table:formula="of:=AVERAGE([.Z75]/100)" office:value-type="percentage" office:value="0" calcext:value-type="percentage">
            <text:p>0.00%</text:p>
          </table:table-cell>
          <table:table-cell table:style-name="ce47" table:formula="of:=IF([.Z75]&gt;93;&quot;A+&quot;;IF([.Z75]&gt;89;&quot;A&quot;;IF([.Z75]&gt;86;&quot;B+&quot;;IF([.Z75]&gt;82;&quot;B&quot;;IF([.Z75]&gt;79;&quot;B-&quot;;IF([.Z75]&gt;76;&quot;C+&quot;;IF([.Z75]&gt;72;&quot;C&quot;;IF([.Z75]&gt;69;&quot;C-&quot;;IF([.Z75]&gt;66;&quot;D+&quot;;IF([.Z75]&gt;62;&quot;D&quot;;IF([.Z7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4</text:p>
          </table:table-cell>
          <table:table-cell table:style-name="ce10" table:formula="of:=IF([.A76]=&quot;&quot;;&quot;&quot;;SUM([.C76:.T7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4</text:p>
          </table:table-cell>
          <table:table-cell table:style-name="ce38" table:number-columns-repeated="4"/>
          <table:table-cell table:style-name="ce45" table:formula="of:=SUM([.V76:.Y76])" office:value-type="float" office:value="0" calcext:value-type="float">
            <text:p>0.00</text:p>
          </table:table-cell>
          <table:table-cell table:style-name="ce46" table:formula="of:=AVERAGE([.Z76]/100)" office:value-type="percentage" office:value="0" calcext:value-type="percentage">
            <text:p>0.00%</text:p>
          </table:table-cell>
          <table:table-cell table:style-name="ce47" table:formula="of:=IF([.Z76]&gt;93;&quot;A+&quot;;IF([.Z76]&gt;89;&quot;A&quot;;IF([.Z76]&gt;86;&quot;B+&quot;;IF([.Z76]&gt;82;&quot;B&quot;;IF([.Z76]&gt;79;&quot;B-&quot;;IF([.Z76]&gt;76;&quot;C+&quot;;IF([.Z76]&gt;72;&quot;C&quot;;IF([.Z76]&gt;69;&quot;C-&quot;;IF([.Z76]&gt;66;&quot;D+&quot;;IF([.Z76]&gt;62;&quot;D&quot;;IF([.Z7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5</text:p>
          </table:table-cell>
          <table:table-cell table:style-name="ce10" table:formula="of:=IF([.A77]=&quot;&quot;;&quot;&quot;;SUM([.C77:.T7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5</text:p>
          </table:table-cell>
          <table:table-cell table:style-name="ce38" table:number-columns-repeated="4"/>
          <table:table-cell table:style-name="ce45" table:formula="of:=SUM([.V77:.Y77])" office:value-type="float" office:value="0" calcext:value-type="float">
            <text:p>0.00</text:p>
          </table:table-cell>
          <table:table-cell table:style-name="ce46" table:formula="of:=AVERAGE([.Z77]/100)" office:value-type="percentage" office:value="0" calcext:value-type="percentage">
            <text:p>0.00%</text:p>
          </table:table-cell>
          <table:table-cell table:style-name="ce47" table:formula="of:=IF([.Z77]&gt;93;&quot;A+&quot;;IF([.Z77]&gt;89;&quot;A&quot;;IF([.Z77]&gt;86;&quot;B+&quot;;IF([.Z77]&gt;82;&quot;B&quot;;IF([.Z77]&gt;79;&quot;B-&quot;;IF([.Z77]&gt;76;&quot;C+&quot;;IF([.Z77]&gt;72;&quot;C&quot;;IF([.Z77]&gt;69;&quot;C-&quot;;IF([.Z77]&gt;66;&quot;D+&quot;;IF([.Z77]&gt;62;&quot;D&quot;;IF([.Z7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6</text:p>
          </table:table-cell>
          <table:table-cell table:style-name="ce10" table:formula="of:=IF([.A78]=&quot;&quot;;&quot;&quot;;SUM([.C78:.T7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6</text:p>
          </table:table-cell>
          <table:table-cell table:style-name="ce38" table:number-columns-repeated="4"/>
          <table:table-cell table:style-name="ce45" table:formula="of:=SUM([.V78:.Y78])" office:value-type="float" office:value="0" calcext:value-type="float">
            <text:p>0.00</text:p>
          </table:table-cell>
          <table:table-cell table:style-name="ce46" table:formula="of:=AVERAGE([.Z78]/100)" office:value-type="percentage" office:value="0" calcext:value-type="percentage">
            <text:p>0.00%</text:p>
          </table:table-cell>
          <table:table-cell table:style-name="ce47" table:formula="of:=IF([.Z78]&gt;93;&quot;A+&quot;;IF([.Z78]&gt;89;&quot;A&quot;;IF([.Z78]&gt;86;&quot;B+&quot;;IF([.Z78]&gt;82;&quot;B&quot;;IF([.Z78]&gt;79;&quot;B-&quot;;IF([.Z78]&gt;76;&quot;C+&quot;;IF([.Z78]&gt;72;&quot;C&quot;;IF([.Z78]&gt;69;&quot;C-&quot;;IF([.Z78]&gt;66;&quot;D+&quot;;IF([.Z78]&gt;62;&quot;D&quot;;IF([.Z7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7</text:p>
          </table:table-cell>
          <table:table-cell table:style-name="ce10" table:formula="of:=IF([.A79]=&quot;&quot;;&quot;&quot;;SUM([.C79:.T7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7</text:p>
          </table:table-cell>
          <table:table-cell table:style-name="ce38" table:number-columns-repeated="4"/>
          <table:table-cell table:style-name="ce45" table:formula="of:=SUM([.V79:.Y79])" office:value-type="float" office:value="0" calcext:value-type="float">
            <text:p>0.00</text:p>
          </table:table-cell>
          <table:table-cell table:style-name="ce46" table:formula="of:=AVERAGE([.Z79]/100)" office:value-type="percentage" office:value="0" calcext:value-type="percentage">
            <text:p>0.00%</text:p>
          </table:table-cell>
          <table:table-cell table:style-name="ce47" table:formula="of:=IF([.Z79]&gt;93;&quot;A+&quot;;IF([.Z79]&gt;89;&quot;A&quot;;IF([.Z79]&gt;86;&quot;B+&quot;;IF([.Z79]&gt;82;&quot;B&quot;;IF([.Z79]&gt;79;&quot;B-&quot;;IF([.Z79]&gt;76;&quot;C+&quot;;IF([.Z79]&gt;72;&quot;C&quot;;IF([.Z79]&gt;69;&quot;C-&quot;;IF([.Z79]&gt;66;&quot;D+&quot;;IF([.Z79]&gt;62;&quot;D&quot;;IF([.Z7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8</text:p>
          </table:table-cell>
          <table:table-cell table:style-name="ce10" table:formula="of:=IF([.A80]=&quot;&quot;;&quot;&quot;;SUM([.C80:.T8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8</text:p>
          </table:table-cell>
          <table:table-cell table:style-name="ce38" table:number-columns-repeated="4"/>
          <table:table-cell table:style-name="ce45" table:formula="of:=SUM([.V80:.Y80])" office:value-type="float" office:value="0" calcext:value-type="float">
            <text:p>0.00</text:p>
          </table:table-cell>
          <table:table-cell table:style-name="ce46" table:formula="of:=AVERAGE([.Z80]/100)" office:value-type="percentage" office:value="0" calcext:value-type="percentage">
            <text:p>0.00%</text:p>
          </table:table-cell>
          <table:table-cell table:style-name="ce47" table:formula="of:=IF([.Z80]&gt;93;&quot;A+&quot;;IF([.Z80]&gt;89;&quot;A&quot;;IF([.Z80]&gt;86;&quot;B+&quot;;IF([.Z80]&gt;82;&quot;B&quot;;IF([.Z80]&gt;79;&quot;B-&quot;;IF([.Z80]&gt;76;&quot;C+&quot;;IF([.Z80]&gt;72;&quot;C&quot;;IF([.Z80]&gt;69;&quot;C-&quot;;IF([.Z80]&gt;66;&quot;D+&quot;;IF([.Z80]&gt;62;&quot;D&quot;;IF([.Z8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79</text:p>
          </table:table-cell>
          <table:table-cell table:style-name="ce10" table:formula="of:=IF([.A81]=&quot;&quot;;&quot;&quot;;SUM([.C81:.T8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79</text:p>
          </table:table-cell>
          <table:table-cell table:style-name="ce38" table:number-columns-repeated="4"/>
          <table:table-cell table:style-name="ce45" table:formula="of:=SUM([.V81:.Y81])" office:value-type="float" office:value="0" calcext:value-type="float">
            <text:p>0.00</text:p>
          </table:table-cell>
          <table:table-cell table:style-name="ce46" table:formula="of:=AVERAGE([.Z81]/100)" office:value-type="percentage" office:value="0" calcext:value-type="percentage">
            <text:p>0.00%</text:p>
          </table:table-cell>
          <table:table-cell table:style-name="ce47" table:formula="of:=IF([.Z81]&gt;93;&quot;A+&quot;;IF([.Z81]&gt;89;&quot;A&quot;;IF([.Z81]&gt;86;&quot;B+&quot;;IF([.Z81]&gt;82;&quot;B&quot;;IF([.Z81]&gt;79;&quot;B-&quot;;IF([.Z81]&gt;76;&quot;C+&quot;;IF([.Z81]&gt;72;&quot;C&quot;;IF([.Z81]&gt;69;&quot;C-&quot;;IF([.Z81]&gt;66;&quot;D+&quot;;IF([.Z81]&gt;62;&quot;D&quot;;IF([.Z8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0</text:p>
          </table:table-cell>
          <table:table-cell table:style-name="ce10" table:formula="of:=IF([.A82]=&quot;&quot;;&quot;&quot;;SUM([.C82:.T8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0</text:p>
          </table:table-cell>
          <table:table-cell table:style-name="ce38" table:number-columns-repeated="4"/>
          <table:table-cell table:style-name="ce45" table:formula="of:=SUM([.V82:.Y82])" office:value-type="float" office:value="0" calcext:value-type="float">
            <text:p>0.00</text:p>
          </table:table-cell>
          <table:table-cell table:style-name="ce46" table:formula="of:=AVERAGE([.Z82]/100)" office:value-type="percentage" office:value="0" calcext:value-type="percentage">
            <text:p>0.00%</text:p>
          </table:table-cell>
          <table:table-cell table:style-name="ce47" table:formula="of:=IF([.Z82]&gt;93;&quot;A+&quot;;IF([.Z82]&gt;89;&quot;A&quot;;IF([.Z82]&gt;86;&quot;B+&quot;;IF([.Z82]&gt;82;&quot;B&quot;;IF([.Z82]&gt;79;&quot;B-&quot;;IF([.Z82]&gt;76;&quot;C+&quot;;IF([.Z82]&gt;72;&quot;C&quot;;IF([.Z82]&gt;69;&quot;C-&quot;;IF([.Z82]&gt;66;&quot;D+&quot;;IF([.Z82]&gt;62;&quot;D&quot;;IF([.Z8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1</text:p>
          </table:table-cell>
          <table:table-cell table:style-name="ce10" table:formula="of:=IF([.A83]=&quot;&quot;;&quot;&quot;;SUM([.C83:.T8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1</text:p>
          </table:table-cell>
          <table:table-cell table:style-name="ce38" table:number-columns-repeated="4"/>
          <table:table-cell table:style-name="ce45" table:formula="of:=SUM([.V83:.Y83])" office:value-type="float" office:value="0" calcext:value-type="float">
            <text:p>0.00</text:p>
          </table:table-cell>
          <table:table-cell table:style-name="ce46" table:formula="of:=AVERAGE([.Z83]/100)" office:value-type="percentage" office:value="0" calcext:value-type="percentage">
            <text:p>0.00%</text:p>
          </table:table-cell>
          <table:table-cell table:style-name="ce47" table:formula="of:=IF([.Z83]&gt;93;&quot;A+&quot;;IF([.Z83]&gt;89;&quot;A&quot;;IF([.Z83]&gt;86;&quot;B+&quot;;IF([.Z83]&gt;82;&quot;B&quot;;IF([.Z83]&gt;79;&quot;B-&quot;;IF([.Z83]&gt;76;&quot;C+&quot;;IF([.Z83]&gt;72;&quot;C&quot;;IF([.Z83]&gt;69;&quot;C-&quot;;IF([.Z83]&gt;66;&quot;D+&quot;;IF([.Z83]&gt;62;&quot;D&quot;;IF([.Z8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2</text:p>
          </table:table-cell>
          <table:table-cell table:style-name="ce10" table:formula="of:=IF([.A84]=&quot;&quot;;&quot;&quot;;SUM([.C84:.T8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2</text:p>
          </table:table-cell>
          <table:table-cell table:style-name="ce38" table:number-columns-repeated="4"/>
          <table:table-cell table:style-name="ce45" table:formula="of:=SUM([.V84:.Y84])" office:value-type="float" office:value="0" calcext:value-type="float">
            <text:p>0.00</text:p>
          </table:table-cell>
          <table:table-cell table:style-name="ce46" table:formula="of:=AVERAGE([.Z84]/100)" office:value-type="percentage" office:value="0" calcext:value-type="percentage">
            <text:p>0.00%</text:p>
          </table:table-cell>
          <table:table-cell table:style-name="ce47" table:formula="of:=IF([.Z84]&gt;93;&quot;A+&quot;;IF([.Z84]&gt;89;&quot;A&quot;;IF([.Z84]&gt;86;&quot;B+&quot;;IF([.Z84]&gt;82;&quot;B&quot;;IF([.Z84]&gt;79;&quot;B-&quot;;IF([.Z84]&gt;76;&quot;C+&quot;;IF([.Z84]&gt;72;&quot;C&quot;;IF([.Z84]&gt;69;&quot;C-&quot;;IF([.Z84]&gt;66;&quot;D+&quot;;IF([.Z84]&gt;62;&quot;D&quot;;IF([.Z8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3</text:p>
          </table:table-cell>
          <table:table-cell table:style-name="ce10" table:formula="of:=IF([.A85]=&quot;&quot;;&quot;&quot;;SUM([.C85:.T8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3</text:p>
          </table:table-cell>
          <table:table-cell table:style-name="ce38" table:number-columns-repeated="4"/>
          <table:table-cell table:style-name="ce45" table:formula="of:=SUM([.V85:.Y85])" office:value-type="float" office:value="0" calcext:value-type="float">
            <text:p>0.00</text:p>
          </table:table-cell>
          <table:table-cell table:style-name="ce46" table:formula="of:=AVERAGE([.Z85]/100)" office:value-type="percentage" office:value="0" calcext:value-type="percentage">
            <text:p>0.00%</text:p>
          </table:table-cell>
          <table:table-cell table:style-name="ce47" table:formula="of:=IF([.Z85]&gt;93;&quot;A+&quot;;IF([.Z85]&gt;89;&quot;A&quot;;IF([.Z85]&gt;86;&quot;B+&quot;;IF([.Z85]&gt;82;&quot;B&quot;;IF([.Z85]&gt;79;&quot;B-&quot;;IF([.Z85]&gt;76;&quot;C+&quot;;IF([.Z85]&gt;72;&quot;C&quot;;IF([.Z85]&gt;69;&quot;C-&quot;;IF([.Z85]&gt;66;&quot;D+&quot;;IF([.Z85]&gt;62;&quot;D&quot;;IF([.Z8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4</text:p>
          </table:table-cell>
          <table:table-cell table:style-name="ce10" table:formula="of:=IF([.A86]=&quot;&quot;;&quot;&quot;;SUM([.C86:.T8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4</text:p>
          </table:table-cell>
          <table:table-cell table:style-name="ce38" table:number-columns-repeated="4"/>
          <table:table-cell table:style-name="ce45" table:formula="of:=SUM([.V86:.Y86])" office:value-type="float" office:value="0" calcext:value-type="float">
            <text:p>0.00</text:p>
          </table:table-cell>
          <table:table-cell table:style-name="ce46" table:formula="of:=AVERAGE([.Z86]/100)" office:value-type="percentage" office:value="0" calcext:value-type="percentage">
            <text:p>0.00%</text:p>
          </table:table-cell>
          <table:table-cell table:style-name="ce47" table:formula="of:=IF([.Z86]&gt;93;&quot;A+&quot;;IF([.Z86]&gt;89;&quot;A&quot;;IF([.Z86]&gt;86;&quot;B+&quot;;IF([.Z86]&gt;82;&quot;B&quot;;IF([.Z86]&gt;79;&quot;B-&quot;;IF([.Z86]&gt;76;&quot;C+&quot;;IF([.Z86]&gt;72;&quot;C&quot;;IF([.Z86]&gt;69;&quot;C-&quot;;IF([.Z86]&gt;66;&quot;D+&quot;;IF([.Z86]&gt;62;&quot;D&quot;;IF([.Z8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5</text:p>
          </table:table-cell>
          <table:table-cell table:style-name="ce10" table:formula="of:=IF([.A87]=&quot;&quot;;&quot;&quot;;SUM([.C87:.T8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5</text:p>
          </table:table-cell>
          <table:table-cell table:style-name="ce38" table:number-columns-repeated="4"/>
          <table:table-cell table:style-name="ce45" table:formula="of:=SUM([.V87:.Y87])" office:value-type="float" office:value="0" calcext:value-type="float">
            <text:p>0.00</text:p>
          </table:table-cell>
          <table:table-cell table:style-name="ce46" table:formula="of:=AVERAGE([.Z87]/100)" office:value-type="percentage" office:value="0" calcext:value-type="percentage">
            <text:p>0.00%</text:p>
          </table:table-cell>
          <table:table-cell table:style-name="ce47" table:formula="of:=IF([.Z87]&gt;93;&quot;A+&quot;;IF([.Z87]&gt;89;&quot;A&quot;;IF([.Z87]&gt;86;&quot;B+&quot;;IF([.Z87]&gt;82;&quot;B&quot;;IF([.Z87]&gt;79;&quot;B-&quot;;IF([.Z87]&gt;76;&quot;C+&quot;;IF([.Z87]&gt;72;&quot;C&quot;;IF([.Z87]&gt;69;&quot;C-&quot;;IF([.Z87]&gt;66;&quot;D+&quot;;IF([.Z87]&gt;62;&quot;D&quot;;IF([.Z8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6</text:p>
          </table:table-cell>
          <table:table-cell table:style-name="ce10" table:formula="of:=IF([.A88]=&quot;&quot;;&quot;&quot;;SUM([.C88:.T8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6</text:p>
          </table:table-cell>
          <table:table-cell table:style-name="ce38" table:number-columns-repeated="4"/>
          <table:table-cell table:style-name="ce45" table:formula="of:=SUM([.V88:.Y88])" office:value-type="float" office:value="0" calcext:value-type="float">
            <text:p>0.00</text:p>
          </table:table-cell>
          <table:table-cell table:style-name="ce46" table:formula="of:=AVERAGE([.Z88]/100)" office:value-type="percentage" office:value="0" calcext:value-type="percentage">
            <text:p>0.00%</text:p>
          </table:table-cell>
          <table:table-cell table:style-name="ce47" table:formula="of:=IF([.Z88]&gt;93;&quot;A+&quot;;IF([.Z88]&gt;89;&quot;A&quot;;IF([.Z88]&gt;86;&quot;B+&quot;;IF([.Z88]&gt;82;&quot;B&quot;;IF([.Z88]&gt;79;&quot;B-&quot;;IF([.Z88]&gt;76;&quot;C+&quot;;IF([.Z88]&gt;72;&quot;C&quot;;IF([.Z88]&gt;69;&quot;C-&quot;;IF([.Z88]&gt;66;&quot;D+&quot;;IF([.Z88]&gt;62;&quot;D&quot;;IF([.Z8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7</text:p>
          </table:table-cell>
          <table:table-cell table:style-name="ce10" table:formula="of:=IF([.A89]=&quot;&quot;;&quot;&quot;;SUM([.C89:.T8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7</text:p>
          </table:table-cell>
          <table:table-cell table:style-name="ce38" table:number-columns-repeated="4"/>
          <table:table-cell table:style-name="ce45" table:formula="of:=SUM([.V89:.Y89])" office:value-type="float" office:value="0" calcext:value-type="float">
            <text:p>0.00</text:p>
          </table:table-cell>
          <table:table-cell table:style-name="ce46" table:formula="of:=AVERAGE([.Z89]/100)" office:value-type="percentage" office:value="0" calcext:value-type="percentage">
            <text:p>0.00%</text:p>
          </table:table-cell>
          <table:table-cell table:style-name="ce47" table:formula="of:=IF([.Z89]&gt;93;&quot;A+&quot;;IF([.Z89]&gt;89;&quot;A&quot;;IF([.Z89]&gt;86;&quot;B+&quot;;IF([.Z89]&gt;82;&quot;B&quot;;IF([.Z89]&gt;79;&quot;B-&quot;;IF([.Z89]&gt;76;&quot;C+&quot;;IF([.Z89]&gt;72;&quot;C&quot;;IF([.Z89]&gt;69;&quot;C-&quot;;IF([.Z89]&gt;66;&quot;D+&quot;;IF([.Z89]&gt;62;&quot;D&quot;;IF([.Z8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8</text:p>
          </table:table-cell>
          <table:table-cell table:style-name="ce10" table:formula="of:=IF([.A90]=&quot;&quot;;&quot;&quot;;SUM([.C90:.T9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8</text:p>
          </table:table-cell>
          <table:table-cell table:style-name="ce38" table:number-columns-repeated="4"/>
          <table:table-cell table:style-name="ce45" table:formula="of:=SUM([.V90:.Y90])" office:value-type="float" office:value="0" calcext:value-type="float">
            <text:p>0.00</text:p>
          </table:table-cell>
          <table:table-cell table:style-name="ce46" table:formula="of:=AVERAGE([.Z90]/100)" office:value-type="percentage" office:value="0" calcext:value-type="percentage">
            <text:p>0.00%</text:p>
          </table:table-cell>
          <table:table-cell table:style-name="ce47" table:formula="of:=IF([.Z90]&gt;93;&quot;A+&quot;;IF([.Z90]&gt;89;&quot;A&quot;;IF([.Z90]&gt;86;&quot;B+&quot;;IF([.Z90]&gt;82;&quot;B&quot;;IF([.Z90]&gt;79;&quot;B-&quot;;IF([.Z90]&gt;76;&quot;C+&quot;;IF([.Z90]&gt;72;&quot;C&quot;;IF([.Z90]&gt;69;&quot;C-&quot;;IF([.Z90]&gt;66;&quot;D+&quot;;IF([.Z90]&gt;62;&quot;D&quot;;IF([.Z9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89</text:p>
          </table:table-cell>
          <table:table-cell table:style-name="ce10" table:formula="of:=IF([.A91]=&quot;&quot;;&quot;&quot;;SUM([.C91:.T9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89</text:p>
          </table:table-cell>
          <table:table-cell table:style-name="ce38" table:number-columns-repeated="4"/>
          <table:table-cell table:style-name="ce45" table:formula="of:=SUM([.V91:.Y91])" office:value-type="float" office:value="0" calcext:value-type="float">
            <text:p>0.00</text:p>
          </table:table-cell>
          <table:table-cell table:style-name="ce46" table:formula="of:=AVERAGE([.Z91]/100)" office:value-type="percentage" office:value="0" calcext:value-type="percentage">
            <text:p>0.00%</text:p>
          </table:table-cell>
          <table:table-cell table:style-name="ce47" table:formula="of:=IF([.Z91]&gt;93;&quot;A+&quot;;IF([.Z91]&gt;89;&quot;A&quot;;IF([.Z91]&gt;86;&quot;B+&quot;;IF([.Z91]&gt;82;&quot;B&quot;;IF([.Z91]&gt;79;&quot;B-&quot;;IF([.Z91]&gt;76;&quot;C+&quot;;IF([.Z91]&gt;72;&quot;C&quot;;IF([.Z91]&gt;69;&quot;C-&quot;;IF([.Z91]&gt;66;&quot;D+&quot;;IF([.Z91]&gt;62;&quot;D&quot;;IF([.Z9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0</text:p>
          </table:table-cell>
          <table:table-cell table:style-name="ce10" table:formula="of:=IF([.A92]=&quot;&quot;;&quot;&quot;;SUM([.C92:.T9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0</text:p>
          </table:table-cell>
          <table:table-cell table:style-name="ce38" table:number-columns-repeated="4"/>
          <table:table-cell table:style-name="ce45" table:formula="of:=SUM([.V92:.Y92])" office:value-type="float" office:value="0" calcext:value-type="float">
            <text:p>0.00</text:p>
          </table:table-cell>
          <table:table-cell table:style-name="ce46" table:formula="of:=AVERAGE([.Z92]/100)" office:value-type="percentage" office:value="0" calcext:value-type="percentage">
            <text:p>0.00%</text:p>
          </table:table-cell>
          <table:table-cell table:style-name="ce47" table:formula="of:=IF([.Z92]&gt;93;&quot;A+&quot;;IF([.Z92]&gt;89;&quot;A&quot;;IF([.Z92]&gt;86;&quot;B+&quot;;IF([.Z92]&gt;82;&quot;B&quot;;IF([.Z92]&gt;79;&quot;B-&quot;;IF([.Z92]&gt;76;&quot;C+&quot;;IF([.Z92]&gt;72;&quot;C&quot;;IF([.Z92]&gt;69;&quot;C-&quot;;IF([.Z92]&gt;66;&quot;D+&quot;;IF([.Z92]&gt;62;&quot;D&quot;;IF([.Z9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1</text:p>
          </table:table-cell>
          <table:table-cell table:style-name="ce10" table:formula="of:=IF([.A93]=&quot;&quot;;&quot;&quot;;SUM([.C93:.T9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1</text:p>
          </table:table-cell>
          <table:table-cell table:style-name="ce38" table:number-columns-repeated="4"/>
          <table:table-cell table:style-name="ce45" table:formula="of:=SUM([.V93:.Y93])" office:value-type="float" office:value="0" calcext:value-type="float">
            <text:p>0.00</text:p>
          </table:table-cell>
          <table:table-cell table:style-name="ce46" table:formula="of:=AVERAGE([.Z93]/100)" office:value-type="percentage" office:value="0" calcext:value-type="percentage">
            <text:p>0.00%</text:p>
          </table:table-cell>
          <table:table-cell table:style-name="ce47" table:formula="of:=IF([.Z93]&gt;93;&quot;A+&quot;;IF([.Z93]&gt;89;&quot;A&quot;;IF([.Z93]&gt;86;&quot;B+&quot;;IF([.Z93]&gt;82;&quot;B&quot;;IF([.Z93]&gt;79;&quot;B-&quot;;IF([.Z93]&gt;76;&quot;C+&quot;;IF([.Z93]&gt;72;&quot;C&quot;;IF([.Z93]&gt;69;&quot;C-&quot;;IF([.Z93]&gt;66;&quot;D+&quot;;IF([.Z93]&gt;62;&quot;D&quot;;IF([.Z9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2</text:p>
          </table:table-cell>
          <table:table-cell table:style-name="ce10" table:formula="of:=IF([.A94]=&quot;&quot;;&quot;&quot;;SUM([.C94:.T9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2</text:p>
          </table:table-cell>
          <table:table-cell table:style-name="ce38" table:number-columns-repeated="4"/>
          <table:table-cell table:style-name="ce45" table:formula="of:=SUM([.V94:.Y94])" office:value-type="float" office:value="0" calcext:value-type="float">
            <text:p>0.00</text:p>
          </table:table-cell>
          <table:table-cell table:style-name="ce46" table:formula="of:=AVERAGE([.Z94]/100)" office:value-type="percentage" office:value="0" calcext:value-type="percentage">
            <text:p>0.00%</text:p>
          </table:table-cell>
          <table:table-cell table:style-name="ce47" table:formula="of:=IF([.Z94]&gt;93;&quot;A+&quot;;IF([.Z94]&gt;89;&quot;A&quot;;IF([.Z94]&gt;86;&quot;B+&quot;;IF([.Z94]&gt;82;&quot;B&quot;;IF([.Z94]&gt;79;&quot;B-&quot;;IF([.Z94]&gt;76;&quot;C+&quot;;IF([.Z94]&gt;72;&quot;C&quot;;IF([.Z94]&gt;69;&quot;C-&quot;;IF([.Z94]&gt;66;&quot;D+&quot;;IF([.Z94]&gt;62;&quot;D&quot;;IF([.Z9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3</text:p>
          </table:table-cell>
          <table:table-cell table:style-name="ce10" table:formula="of:=IF([.A95]=&quot;&quot;;&quot;&quot;;SUM([.C95:.T9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3</text:p>
          </table:table-cell>
          <table:table-cell table:style-name="ce38" table:number-columns-repeated="4"/>
          <table:table-cell table:style-name="ce45" table:formula="of:=SUM([.V95:.Y95])" office:value-type="float" office:value="0" calcext:value-type="float">
            <text:p>0.00</text:p>
          </table:table-cell>
          <table:table-cell table:style-name="ce46" table:formula="of:=AVERAGE([.Z95]/100)" office:value-type="percentage" office:value="0" calcext:value-type="percentage">
            <text:p>0.00%</text:p>
          </table:table-cell>
          <table:table-cell table:style-name="ce47" table:formula="of:=IF([.Z95]&gt;93;&quot;A+&quot;;IF([.Z95]&gt;89;&quot;A&quot;;IF([.Z95]&gt;86;&quot;B+&quot;;IF([.Z95]&gt;82;&quot;B&quot;;IF([.Z95]&gt;79;&quot;B-&quot;;IF([.Z95]&gt;76;&quot;C+&quot;;IF([.Z95]&gt;72;&quot;C&quot;;IF([.Z95]&gt;69;&quot;C-&quot;;IF([.Z95]&gt;66;&quot;D+&quot;;IF([.Z95]&gt;62;&quot;D&quot;;IF([.Z9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4</text:p>
          </table:table-cell>
          <table:table-cell table:style-name="ce10" table:formula="of:=IF([.A96]=&quot;&quot;;&quot;&quot;;SUM([.C96:.T9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4</text:p>
          </table:table-cell>
          <table:table-cell table:style-name="ce38" table:number-columns-repeated="4"/>
          <table:table-cell table:style-name="ce45" table:formula="of:=SUM([.V96:.Y96])" office:value-type="float" office:value="0" calcext:value-type="float">
            <text:p>0.00</text:p>
          </table:table-cell>
          <table:table-cell table:style-name="ce46" table:formula="of:=AVERAGE([.Z96]/100)" office:value-type="percentage" office:value="0" calcext:value-type="percentage">
            <text:p>0.00%</text:p>
          </table:table-cell>
          <table:table-cell table:style-name="ce47" table:formula="of:=IF([.Z96]&gt;93;&quot;A+&quot;;IF([.Z96]&gt;89;&quot;A&quot;;IF([.Z96]&gt;86;&quot;B+&quot;;IF([.Z96]&gt;82;&quot;B&quot;;IF([.Z96]&gt;79;&quot;B-&quot;;IF([.Z96]&gt;76;&quot;C+&quot;;IF([.Z96]&gt;72;&quot;C&quot;;IF([.Z96]&gt;69;&quot;C-&quot;;IF([.Z96]&gt;66;&quot;D+&quot;;IF([.Z96]&gt;62;&quot;D&quot;;IF([.Z9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5</text:p>
          </table:table-cell>
          <table:table-cell table:style-name="ce10" table:formula="of:=IF([.A97]=&quot;&quot;;&quot;&quot;;SUM([.C97:.T9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5</text:p>
          </table:table-cell>
          <table:table-cell table:style-name="ce38" table:number-columns-repeated="4"/>
          <table:table-cell table:style-name="ce45" table:formula="of:=SUM([.V97:.Y97])" office:value-type="float" office:value="0" calcext:value-type="float">
            <text:p>0.00</text:p>
          </table:table-cell>
          <table:table-cell table:style-name="ce46" table:formula="of:=AVERAGE([.Z97]/100)" office:value-type="percentage" office:value="0" calcext:value-type="percentage">
            <text:p>0.00%</text:p>
          </table:table-cell>
          <table:table-cell table:style-name="ce47" table:formula="of:=IF([.Z97]&gt;93;&quot;A+&quot;;IF([.Z97]&gt;89;&quot;A&quot;;IF([.Z97]&gt;86;&quot;B+&quot;;IF([.Z97]&gt;82;&quot;B&quot;;IF([.Z97]&gt;79;&quot;B-&quot;;IF([.Z97]&gt;76;&quot;C+&quot;;IF([.Z97]&gt;72;&quot;C&quot;;IF([.Z97]&gt;69;&quot;C-&quot;;IF([.Z97]&gt;66;&quot;D+&quot;;IF([.Z97]&gt;62;&quot;D&quot;;IF([.Z9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6</text:p>
          </table:table-cell>
          <table:table-cell table:style-name="ce10" table:formula="of:=IF([.A98]=&quot;&quot;;&quot;&quot;;SUM([.C98:.T9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6</text:p>
          </table:table-cell>
          <table:table-cell table:style-name="ce38" table:number-columns-repeated="4"/>
          <table:table-cell table:style-name="ce45" table:formula="of:=SUM([.V98:.Y98])" office:value-type="float" office:value="0" calcext:value-type="float">
            <text:p>0.00</text:p>
          </table:table-cell>
          <table:table-cell table:style-name="ce46" table:formula="of:=AVERAGE([.Z98]/100)" office:value-type="percentage" office:value="0" calcext:value-type="percentage">
            <text:p>0.00%</text:p>
          </table:table-cell>
          <table:table-cell table:style-name="ce47" table:formula="of:=IF([.Z98]&gt;93;&quot;A+&quot;;IF([.Z98]&gt;89;&quot;A&quot;;IF([.Z98]&gt;86;&quot;B+&quot;;IF([.Z98]&gt;82;&quot;B&quot;;IF([.Z98]&gt;79;&quot;B-&quot;;IF([.Z98]&gt;76;&quot;C+&quot;;IF([.Z98]&gt;72;&quot;C&quot;;IF([.Z98]&gt;69;&quot;C-&quot;;IF([.Z98]&gt;66;&quot;D+&quot;;IF([.Z98]&gt;62;&quot;D&quot;;IF([.Z9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7</text:p>
          </table:table-cell>
          <table:table-cell table:style-name="ce10" table:formula="of:=IF([.A99]=&quot;&quot;;&quot;&quot;;SUM([.C99:.T9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7</text:p>
          </table:table-cell>
          <table:table-cell table:style-name="ce38" table:number-columns-repeated="4"/>
          <table:table-cell table:style-name="ce45" table:formula="of:=SUM([.V99:.Y99])" office:value-type="float" office:value="0" calcext:value-type="float">
            <text:p>0.00</text:p>
          </table:table-cell>
          <table:table-cell table:style-name="ce46" table:formula="of:=AVERAGE([.Z99]/100)" office:value-type="percentage" office:value="0" calcext:value-type="percentage">
            <text:p>0.00%</text:p>
          </table:table-cell>
          <table:table-cell table:style-name="ce47" table:formula="of:=IF([.Z99]&gt;93;&quot;A+&quot;;IF([.Z99]&gt;89;&quot;A&quot;;IF([.Z99]&gt;86;&quot;B+&quot;;IF([.Z99]&gt;82;&quot;B&quot;;IF([.Z99]&gt;79;&quot;B-&quot;;IF([.Z99]&gt;76;&quot;C+&quot;;IF([.Z99]&gt;72;&quot;C&quot;;IF([.Z99]&gt;69;&quot;C-&quot;;IF([.Z99]&gt;66;&quot;D+&quot;;IF([.Z99]&gt;62;&quot;D&quot;;IF([.Z9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8</text:p>
          </table:table-cell>
          <table:table-cell table:style-name="ce10" table:formula="of:=IF([.A100]=&quot;&quot;;&quot;&quot;;SUM([.C100:.T10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8</text:p>
          </table:table-cell>
          <table:table-cell table:style-name="ce38" table:number-columns-repeated="4"/>
          <table:table-cell table:style-name="ce45" table:formula="of:=SUM([.V100:.Y100])" office:value-type="float" office:value="0" calcext:value-type="float">
            <text:p>0.00</text:p>
          </table:table-cell>
          <table:table-cell table:style-name="ce46" table:formula="of:=AVERAGE([.Z100]/100)" office:value-type="percentage" office:value="0" calcext:value-type="percentage">
            <text:p>0.00%</text:p>
          </table:table-cell>
          <table:table-cell table:style-name="ce47" table:formula="of:=IF([.Z100]&gt;93;&quot;A+&quot;;IF([.Z100]&gt;89;&quot;A&quot;;IF([.Z100]&gt;86;&quot;B+&quot;;IF([.Z100]&gt;82;&quot;B&quot;;IF([.Z100]&gt;79;&quot;B-&quot;;IF([.Z100]&gt;76;&quot;C+&quot;;IF([.Z100]&gt;72;&quot;C&quot;;IF([.Z100]&gt;69;&quot;C-&quot;;IF([.Z100]&gt;66;&quot;D+&quot;;IF([.Z100]&gt;62;&quot;D&quot;;IF([.Z10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99</text:p>
          </table:table-cell>
          <table:table-cell table:style-name="ce10" table:formula="of:=IF([.A101]=&quot;&quot;;&quot;&quot;;SUM([.C101:.T10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99</text:p>
          </table:table-cell>
          <table:table-cell table:style-name="ce38" table:number-columns-repeated="4"/>
          <table:table-cell table:style-name="ce45" table:formula="of:=SUM([.V101:.Y101])" office:value-type="float" office:value="0" calcext:value-type="float">
            <text:p>0.00</text:p>
          </table:table-cell>
          <table:table-cell table:style-name="ce46" table:formula="of:=AVERAGE([.Z101]/100)" office:value-type="percentage" office:value="0" calcext:value-type="percentage">
            <text:p>0.00%</text:p>
          </table:table-cell>
          <table:table-cell table:style-name="ce47" table:formula="of:=IF([.Z101]&gt;93;&quot;A+&quot;;IF([.Z101]&gt;89;&quot;A&quot;;IF([.Z101]&gt;86;&quot;B+&quot;;IF([.Z101]&gt;82;&quot;B&quot;;IF([.Z101]&gt;79;&quot;B-&quot;;IF([.Z101]&gt;76;&quot;C+&quot;;IF([.Z101]&gt;72;&quot;C&quot;;IF([.Z101]&gt;69;&quot;C-&quot;;IF([.Z101]&gt;66;&quot;D+&quot;;IF([.Z101]&gt;62;&quot;D&quot;;IF([.Z10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0</text:p>
          </table:table-cell>
          <table:table-cell table:style-name="ce10" table:formula="of:=IF([.A102]=&quot;&quot;;&quot;&quot;;SUM([.C102:.T10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0</text:p>
          </table:table-cell>
          <table:table-cell table:style-name="ce38" table:number-columns-repeated="4"/>
          <table:table-cell table:style-name="ce45" table:formula="of:=SUM([.V102:.Y102])" office:value-type="float" office:value="0" calcext:value-type="float">
            <text:p>0.00</text:p>
          </table:table-cell>
          <table:table-cell table:style-name="ce46" table:formula="of:=AVERAGE([.Z102]/100)" office:value-type="percentage" office:value="0" calcext:value-type="percentage">
            <text:p>0.00%</text:p>
          </table:table-cell>
          <table:table-cell table:style-name="ce47" table:formula="of:=IF([.Z102]&gt;93;&quot;A+&quot;;IF([.Z102]&gt;89;&quot;A&quot;;IF([.Z102]&gt;86;&quot;B+&quot;;IF([.Z102]&gt;82;&quot;B&quot;;IF([.Z102]&gt;79;&quot;B-&quot;;IF([.Z102]&gt;76;&quot;C+&quot;;IF([.Z102]&gt;72;&quot;C&quot;;IF([.Z102]&gt;69;&quot;C-&quot;;IF([.Z102]&gt;66;&quot;D+&quot;;IF([.Z102]&gt;62;&quot;D&quot;;IF([.Z10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1</text:p>
          </table:table-cell>
          <table:table-cell table:style-name="ce10" table:formula="of:=IF([.A103]=&quot;&quot;;&quot;&quot;;SUM([.C103:.T10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1</text:p>
          </table:table-cell>
          <table:table-cell table:style-name="ce38" table:number-columns-repeated="4"/>
          <table:table-cell table:style-name="ce45" table:formula="of:=SUM([.V103:.Y103])" office:value-type="float" office:value="0" calcext:value-type="float">
            <text:p>0.00</text:p>
          </table:table-cell>
          <table:table-cell table:style-name="ce46" table:formula="of:=AVERAGE([.Z103]/100)" office:value-type="percentage" office:value="0" calcext:value-type="percentage">
            <text:p>0.00%</text:p>
          </table:table-cell>
          <table:table-cell table:style-name="ce47" table:formula="of:=IF([.Z103]&gt;93;&quot;A+&quot;;IF([.Z103]&gt;89;&quot;A&quot;;IF([.Z103]&gt;86;&quot;B+&quot;;IF([.Z103]&gt;82;&quot;B&quot;;IF([.Z103]&gt;79;&quot;B-&quot;;IF([.Z103]&gt;76;&quot;C+&quot;;IF([.Z103]&gt;72;&quot;C&quot;;IF([.Z103]&gt;69;&quot;C-&quot;;IF([.Z103]&gt;66;&quot;D+&quot;;IF([.Z103]&gt;62;&quot;D&quot;;IF([.Z10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2</text:p>
          </table:table-cell>
          <table:table-cell table:style-name="ce10" table:formula="of:=IF([.A104]=&quot;&quot;;&quot;&quot;;SUM([.C104:.T10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2</text:p>
          </table:table-cell>
          <table:table-cell table:style-name="ce38" table:number-columns-repeated="4"/>
          <table:table-cell table:style-name="ce45" table:formula="of:=SUM([.V104:.Y104])" office:value-type="float" office:value="0" calcext:value-type="float">
            <text:p>0.00</text:p>
          </table:table-cell>
          <table:table-cell table:style-name="ce46" table:formula="of:=AVERAGE([.Z104]/100)" office:value-type="percentage" office:value="0" calcext:value-type="percentage">
            <text:p>0.00%</text:p>
          </table:table-cell>
          <table:table-cell table:style-name="ce47" table:formula="of:=IF([.Z104]&gt;93;&quot;A+&quot;;IF([.Z104]&gt;89;&quot;A&quot;;IF([.Z104]&gt;86;&quot;B+&quot;;IF([.Z104]&gt;82;&quot;B&quot;;IF([.Z104]&gt;79;&quot;B-&quot;;IF([.Z104]&gt;76;&quot;C+&quot;;IF([.Z104]&gt;72;&quot;C&quot;;IF([.Z104]&gt;69;&quot;C-&quot;;IF([.Z104]&gt;66;&quot;D+&quot;;IF([.Z104]&gt;62;&quot;D&quot;;IF([.Z10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3</text:p>
          </table:table-cell>
          <table:table-cell table:style-name="ce10" table:formula="of:=IF([.A105]=&quot;&quot;;&quot;&quot;;SUM([.C105:.T10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3</text:p>
          </table:table-cell>
          <table:table-cell table:style-name="ce38" table:number-columns-repeated="4"/>
          <table:table-cell table:style-name="ce45" table:formula="of:=SUM([.V105:.Y105])" office:value-type="float" office:value="0" calcext:value-type="float">
            <text:p>0.00</text:p>
          </table:table-cell>
          <table:table-cell table:style-name="ce46" table:formula="of:=AVERAGE([.Z105]/100)" office:value-type="percentage" office:value="0" calcext:value-type="percentage">
            <text:p>0.00%</text:p>
          </table:table-cell>
          <table:table-cell table:style-name="ce47" table:formula="of:=IF([.Z105]&gt;93;&quot;A+&quot;;IF([.Z105]&gt;89;&quot;A&quot;;IF([.Z105]&gt;86;&quot;B+&quot;;IF([.Z105]&gt;82;&quot;B&quot;;IF([.Z105]&gt;79;&quot;B-&quot;;IF([.Z105]&gt;76;&quot;C+&quot;;IF([.Z105]&gt;72;&quot;C&quot;;IF([.Z105]&gt;69;&quot;C-&quot;;IF([.Z105]&gt;66;&quot;D+&quot;;IF([.Z105]&gt;62;&quot;D&quot;;IF([.Z10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4</text:p>
          </table:table-cell>
          <table:table-cell table:style-name="ce10" table:formula="of:=IF([.A106]=&quot;&quot;;&quot;&quot;;SUM([.C106:.T10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4</text:p>
          </table:table-cell>
          <table:table-cell table:style-name="ce38" table:number-columns-repeated="4"/>
          <table:table-cell table:style-name="ce45" table:formula="of:=SUM([.V106:.Y106])" office:value-type="float" office:value="0" calcext:value-type="float">
            <text:p>0.00</text:p>
          </table:table-cell>
          <table:table-cell table:style-name="ce46" table:formula="of:=AVERAGE([.Z106]/100)" office:value-type="percentage" office:value="0" calcext:value-type="percentage">
            <text:p>0.00%</text:p>
          </table:table-cell>
          <table:table-cell table:style-name="ce47" table:formula="of:=IF([.Z106]&gt;93;&quot;A+&quot;;IF([.Z106]&gt;89;&quot;A&quot;;IF([.Z106]&gt;86;&quot;B+&quot;;IF([.Z106]&gt;82;&quot;B&quot;;IF([.Z106]&gt;79;&quot;B-&quot;;IF([.Z106]&gt;76;&quot;C+&quot;;IF([.Z106]&gt;72;&quot;C&quot;;IF([.Z106]&gt;69;&quot;C-&quot;;IF([.Z106]&gt;66;&quot;D+&quot;;IF([.Z106]&gt;62;&quot;D&quot;;IF([.Z10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5</text:p>
          </table:table-cell>
          <table:table-cell table:style-name="ce10" table:formula="of:=IF([.A107]=&quot;&quot;;&quot;&quot;;SUM([.C107:.T10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5</text:p>
          </table:table-cell>
          <table:table-cell table:style-name="ce38" table:number-columns-repeated="4"/>
          <table:table-cell table:style-name="ce45" table:formula="of:=SUM([.V107:.Y107])" office:value-type="float" office:value="0" calcext:value-type="float">
            <text:p>0.00</text:p>
          </table:table-cell>
          <table:table-cell table:style-name="ce46" table:formula="of:=AVERAGE([.Z107]/100)" office:value-type="percentage" office:value="0" calcext:value-type="percentage">
            <text:p>0.00%</text:p>
          </table:table-cell>
          <table:table-cell table:style-name="ce47" table:formula="of:=IF([.Z107]&gt;93;&quot;A+&quot;;IF([.Z107]&gt;89;&quot;A&quot;;IF([.Z107]&gt;86;&quot;B+&quot;;IF([.Z107]&gt;82;&quot;B&quot;;IF([.Z107]&gt;79;&quot;B-&quot;;IF([.Z107]&gt;76;&quot;C+&quot;;IF([.Z107]&gt;72;&quot;C&quot;;IF([.Z107]&gt;69;&quot;C-&quot;;IF([.Z107]&gt;66;&quot;D+&quot;;IF([.Z107]&gt;62;&quot;D&quot;;IF([.Z10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6</text:p>
          </table:table-cell>
          <table:table-cell table:style-name="ce10" table:formula="of:=IF([.A108]=&quot;&quot;;&quot;&quot;;SUM([.C108:.T10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6</text:p>
          </table:table-cell>
          <table:table-cell table:style-name="ce38" table:number-columns-repeated="4"/>
          <table:table-cell table:style-name="ce45" table:formula="of:=SUM([.V108:.Y108])" office:value-type="float" office:value="0" calcext:value-type="float">
            <text:p>0.00</text:p>
          </table:table-cell>
          <table:table-cell table:style-name="ce46" table:formula="of:=AVERAGE([.Z108]/100)" office:value-type="percentage" office:value="0" calcext:value-type="percentage">
            <text:p>0.00%</text:p>
          </table:table-cell>
          <table:table-cell table:style-name="ce47" table:formula="of:=IF([.Z108]&gt;93;&quot;A+&quot;;IF([.Z108]&gt;89;&quot;A&quot;;IF([.Z108]&gt;86;&quot;B+&quot;;IF([.Z108]&gt;82;&quot;B&quot;;IF([.Z108]&gt;79;&quot;B-&quot;;IF([.Z108]&gt;76;&quot;C+&quot;;IF([.Z108]&gt;72;&quot;C&quot;;IF([.Z108]&gt;69;&quot;C-&quot;;IF([.Z108]&gt;66;&quot;D+&quot;;IF([.Z108]&gt;62;&quot;D&quot;;IF([.Z10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7</text:p>
          </table:table-cell>
          <table:table-cell table:style-name="ce10" table:formula="of:=IF([.A109]=&quot;&quot;;&quot;&quot;;SUM([.C109:.T10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7</text:p>
          </table:table-cell>
          <table:table-cell table:style-name="ce38" table:number-columns-repeated="4"/>
          <table:table-cell table:style-name="ce45" table:formula="of:=SUM([.V109:.Y109])" office:value-type="float" office:value="0" calcext:value-type="float">
            <text:p>0.00</text:p>
          </table:table-cell>
          <table:table-cell table:style-name="ce46" table:formula="of:=AVERAGE([.Z109]/100)" office:value-type="percentage" office:value="0" calcext:value-type="percentage">
            <text:p>0.00%</text:p>
          </table:table-cell>
          <table:table-cell table:style-name="ce47" table:formula="of:=IF([.Z109]&gt;93;&quot;A+&quot;;IF([.Z109]&gt;89;&quot;A&quot;;IF([.Z109]&gt;86;&quot;B+&quot;;IF([.Z109]&gt;82;&quot;B&quot;;IF([.Z109]&gt;79;&quot;B-&quot;;IF([.Z109]&gt;76;&quot;C+&quot;;IF([.Z109]&gt;72;&quot;C&quot;;IF([.Z109]&gt;69;&quot;C-&quot;;IF([.Z109]&gt;66;&quot;D+&quot;;IF([.Z109]&gt;62;&quot;D&quot;;IF([.Z10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8</text:p>
          </table:table-cell>
          <table:table-cell table:style-name="ce10" table:formula="of:=IF([.A110]=&quot;&quot;;&quot;&quot;;SUM([.C110:.T11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8</text:p>
          </table:table-cell>
          <table:table-cell table:style-name="ce38" table:number-columns-repeated="4"/>
          <table:table-cell table:style-name="ce45" table:formula="of:=SUM([.V110:.Y110])" office:value-type="float" office:value="0" calcext:value-type="float">
            <text:p>0.00</text:p>
          </table:table-cell>
          <table:table-cell table:style-name="ce46" table:formula="of:=AVERAGE([.Z110]/100)" office:value-type="percentage" office:value="0" calcext:value-type="percentage">
            <text:p>0.00%</text:p>
          </table:table-cell>
          <table:table-cell table:style-name="ce47" table:formula="of:=IF([.Z110]&gt;93;&quot;A+&quot;;IF([.Z110]&gt;89;&quot;A&quot;;IF([.Z110]&gt;86;&quot;B+&quot;;IF([.Z110]&gt;82;&quot;B&quot;;IF([.Z110]&gt;79;&quot;B-&quot;;IF([.Z110]&gt;76;&quot;C+&quot;;IF([.Z110]&gt;72;&quot;C&quot;;IF([.Z110]&gt;69;&quot;C-&quot;;IF([.Z110]&gt;66;&quot;D+&quot;;IF([.Z110]&gt;62;&quot;D&quot;;IF([.Z11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09</text:p>
          </table:table-cell>
          <table:table-cell table:style-name="ce10" table:formula="of:=IF([.A111]=&quot;&quot;;&quot;&quot;;SUM([.C111:.T11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09</text:p>
          </table:table-cell>
          <table:table-cell table:style-name="ce38" table:number-columns-repeated="4"/>
          <table:table-cell table:style-name="ce45" table:formula="of:=SUM([.V111:.Y111])" office:value-type="float" office:value="0" calcext:value-type="float">
            <text:p>0.00</text:p>
          </table:table-cell>
          <table:table-cell table:style-name="ce46" table:formula="of:=AVERAGE([.Z111]/100)" office:value-type="percentage" office:value="0" calcext:value-type="percentage">
            <text:p>0.00%</text:p>
          </table:table-cell>
          <table:table-cell table:style-name="ce47" table:formula="of:=IF([.Z111]&gt;93;&quot;A+&quot;;IF([.Z111]&gt;89;&quot;A&quot;;IF([.Z111]&gt;86;&quot;B+&quot;;IF([.Z111]&gt;82;&quot;B&quot;;IF([.Z111]&gt;79;&quot;B-&quot;;IF([.Z111]&gt;76;&quot;C+&quot;;IF([.Z111]&gt;72;&quot;C&quot;;IF([.Z111]&gt;69;&quot;C-&quot;;IF([.Z111]&gt;66;&quot;D+&quot;;IF([.Z111]&gt;62;&quot;D&quot;;IF([.Z11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0</text:p>
          </table:table-cell>
          <table:table-cell table:style-name="ce10" table:formula="of:=IF([.A112]=&quot;&quot;;&quot;&quot;;SUM([.C112:.T11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0</text:p>
          </table:table-cell>
          <table:table-cell table:style-name="ce38" table:number-columns-repeated="4"/>
          <table:table-cell table:style-name="ce45" table:formula="of:=SUM([.V112:.Y112])" office:value-type="float" office:value="0" calcext:value-type="float">
            <text:p>0.00</text:p>
          </table:table-cell>
          <table:table-cell table:style-name="ce46" table:formula="of:=AVERAGE([.Z112]/100)" office:value-type="percentage" office:value="0" calcext:value-type="percentage">
            <text:p>0.00%</text:p>
          </table:table-cell>
          <table:table-cell table:style-name="ce47" table:formula="of:=IF([.Z112]&gt;93;&quot;A+&quot;;IF([.Z112]&gt;89;&quot;A&quot;;IF([.Z112]&gt;86;&quot;B+&quot;;IF([.Z112]&gt;82;&quot;B&quot;;IF([.Z112]&gt;79;&quot;B-&quot;;IF([.Z112]&gt;76;&quot;C+&quot;;IF([.Z112]&gt;72;&quot;C&quot;;IF([.Z112]&gt;69;&quot;C-&quot;;IF([.Z112]&gt;66;&quot;D+&quot;;IF([.Z112]&gt;62;&quot;D&quot;;IF([.Z11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1</text:p>
          </table:table-cell>
          <table:table-cell table:style-name="ce10" table:formula="of:=IF([.A113]=&quot;&quot;;&quot;&quot;;SUM([.C113:.T11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1</text:p>
          </table:table-cell>
          <table:table-cell table:style-name="ce38" table:number-columns-repeated="4"/>
          <table:table-cell table:style-name="ce45" table:formula="of:=SUM([.V113:.Y113])" office:value-type="float" office:value="0" calcext:value-type="float">
            <text:p>0.00</text:p>
          </table:table-cell>
          <table:table-cell table:style-name="ce46" table:formula="of:=AVERAGE([.Z113]/100)" office:value-type="percentage" office:value="0" calcext:value-type="percentage">
            <text:p>0.00%</text:p>
          </table:table-cell>
          <table:table-cell table:style-name="ce47" table:formula="of:=IF([.Z113]&gt;93;&quot;A+&quot;;IF([.Z113]&gt;89;&quot;A&quot;;IF([.Z113]&gt;86;&quot;B+&quot;;IF([.Z113]&gt;82;&quot;B&quot;;IF([.Z113]&gt;79;&quot;B-&quot;;IF([.Z113]&gt;76;&quot;C+&quot;;IF([.Z113]&gt;72;&quot;C&quot;;IF([.Z113]&gt;69;&quot;C-&quot;;IF([.Z113]&gt;66;&quot;D+&quot;;IF([.Z113]&gt;62;&quot;D&quot;;IF([.Z11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2</text:p>
          </table:table-cell>
          <table:table-cell table:style-name="ce10" table:formula="of:=IF([.A114]=&quot;&quot;;&quot;&quot;;SUM([.C114:.T11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2</text:p>
          </table:table-cell>
          <table:table-cell table:style-name="ce38" table:number-columns-repeated="4"/>
          <table:table-cell table:style-name="ce45" table:formula="of:=SUM([.V114:.Y114])" office:value-type="float" office:value="0" calcext:value-type="float">
            <text:p>0.00</text:p>
          </table:table-cell>
          <table:table-cell table:style-name="ce46" table:formula="of:=AVERAGE([.Z114]/100)" office:value-type="percentage" office:value="0" calcext:value-type="percentage">
            <text:p>0.00%</text:p>
          </table:table-cell>
          <table:table-cell table:style-name="ce47" table:formula="of:=IF([.Z114]&gt;93;&quot;A+&quot;;IF([.Z114]&gt;89;&quot;A&quot;;IF([.Z114]&gt;86;&quot;B+&quot;;IF([.Z114]&gt;82;&quot;B&quot;;IF([.Z114]&gt;79;&quot;B-&quot;;IF([.Z114]&gt;76;&quot;C+&quot;;IF([.Z114]&gt;72;&quot;C&quot;;IF([.Z114]&gt;69;&quot;C-&quot;;IF([.Z114]&gt;66;&quot;D+&quot;;IF([.Z114]&gt;62;&quot;D&quot;;IF([.Z11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3</text:p>
          </table:table-cell>
          <table:table-cell table:style-name="ce10" table:formula="of:=IF([.A115]=&quot;&quot;;&quot;&quot;;SUM([.C115:.T11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3</text:p>
          </table:table-cell>
          <table:table-cell table:style-name="ce38" table:number-columns-repeated="4"/>
          <table:table-cell table:style-name="ce45" table:formula="of:=SUM([.V115:.Y115])" office:value-type="float" office:value="0" calcext:value-type="float">
            <text:p>0.00</text:p>
          </table:table-cell>
          <table:table-cell table:style-name="ce46" table:formula="of:=AVERAGE([.Z115]/100)" office:value-type="percentage" office:value="0" calcext:value-type="percentage">
            <text:p>0.00%</text:p>
          </table:table-cell>
          <table:table-cell table:style-name="ce47" table:formula="of:=IF([.Z115]&gt;93;&quot;A+&quot;;IF([.Z115]&gt;89;&quot;A&quot;;IF([.Z115]&gt;86;&quot;B+&quot;;IF([.Z115]&gt;82;&quot;B&quot;;IF([.Z115]&gt;79;&quot;B-&quot;;IF([.Z115]&gt;76;&quot;C+&quot;;IF([.Z115]&gt;72;&quot;C&quot;;IF([.Z115]&gt;69;&quot;C-&quot;;IF([.Z115]&gt;66;&quot;D+&quot;;IF([.Z115]&gt;62;&quot;D&quot;;IF([.Z11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4</text:p>
          </table:table-cell>
          <table:table-cell table:style-name="ce10" table:formula="of:=IF([.A116]=&quot;&quot;;&quot;&quot;;SUM([.C116:.T11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4</text:p>
          </table:table-cell>
          <table:table-cell table:style-name="ce38" table:number-columns-repeated="4"/>
          <table:table-cell table:style-name="ce45" table:formula="of:=SUM([.V116:.Y116])" office:value-type="float" office:value="0" calcext:value-type="float">
            <text:p>0.00</text:p>
          </table:table-cell>
          <table:table-cell table:style-name="ce46" table:formula="of:=AVERAGE([.Z116]/100)" office:value-type="percentage" office:value="0" calcext:value-type="percentage">
            <text:p>0.00%</text:p>
          </table:table-cell>
          <table:table-cell table:style-name="ce47" table:formula="of:=IF([.Z116]&gt;93;&quot;A+&quot;;IF([.Z116]&gt;89;&quot;A&quot;;IF([.Z116]&gt;86;&quot;B+&quot;;IF([.Z116]&gt;82;&quot;B&quot;;IF([.Z116]&gt;79;&quot;B-&quot;;IF([.Z116]&gt;76;&quot;C+&quot;;IF([.Z116]&gt;72;&quot;C&quot;;IF([.Z116]&gt;69;&quot;C-&quot;;IF([.Z116]&gt;66;&quot;D+&quot;;IF([.Z116]&gt;62;&quot;D&quot;;IF([.Z11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5</text:p>
          </table:table-cell>
          <table:table-cell table:style-name="ce10" table:formula="of:=IF([.A117]=&quot;&quot;;&quot;&quot;;SUM([.C117:.T11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5</text:p>
          </table:table-cell>
          <table:table-cell table:style-name="ce38" table:number-columns-repeated="4"/>
          <table:table-cell table:style-name="ce45" table:formula="of:=SUM([.V117:.Y117])" office:value-type="float" office:value="0" calcext:value-type="float">
            <text:p>0.00</text:p>
          </table:table-cell>
          <table:table-cell table:style-name="ce46" table:formula="of:=AVERAGE([.Z117]/100)" office:value-type="percentage" office:value="0" calcext:value-type="percentage">
            <text:p>0.00%</text:p>
          </table:table-cell>
          <table:table-cell table:style-name="ce47" table:formula="of:=IF([.Z117]&gt;93;&quot;A+&quot;;IF([.Z117]&gt;89;&quot;A&quot;;IF([.Z117]&gt;86;&quot;B+&quot;;IF([.Z117]&gt;82;&quot;B&quot;;IF([.Z117]&gt;79;&quot;B-&quot;;IF([.Z117]&gt;76;&quot;C+&quot;;IF([.Z117]&gt;72;&quot;C&quot;;IF([.Z117]&gt;69;&quot;C-&quot;;IF([.Z117]&gt;66;&quot;D+&quot;;IF([.Z117]&gt;62;&quot;D&quot;;IF([.Z11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6</text:p>
          </table:table-cell>
          <table:table-cell table:style-name="ce10" table:formula="of:=IF([.A118]=&quot;&quot;;&quot;&quot;;SUM([.C118:.T11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6</text:p>
          </table:table-cell>
          <table:table-cell table:style-name="ce38" table:number-columns-repeated="4"/>
          <table:table-cell table:style-name="ce45" table:formula="of:=SUM([.V118:.Y118])" office:value-type="float" office:value="0" calcext:value-type="float">
            <text:p>0.00</text:p>
          </table:table-cell>
          <table:table-cell table:style-name="ce46" table:formula="of:=AVERAGE([.Z118]/100)" office:value-type="percentage" office:value="0" calcext:value-type="percentage">
            <text:p>0.00%</text:p>
          </table:table-cell>
          <table:table-cell table:style-name="ce47" table:formula="of:=IF([.Z118]&gt;93;&quot;A+&quot;;IF([.Z118]&gt;89;&quot;A&quot;;IF([.Z118]&gt;86;&quot;B+&quot;;IF([.Z118]&gt;82;&quot;B&quot;;IF([.Z118]&gt;79;&quot;B-&quot;;IF([.Z118]&gt;76;&quot;C+&quot;;IF([.Z118]&gt;72;&quot;C&quot;;IF([.Z118]&gt;69;&quot;C-&quot;;IF([.Z118]&gt;66;&quot;D+&quot;;IF([.Z118]&gt;62;&quot;D&quot;;IF([.Z11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7</text:p>
          </table:table-cell>
          <table:table-cell table:style-name="ce10" table:formula="of:=IF([.A119]=&quot;&quot;;&quot;&quot;;SUM([.C119:.T11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7</text:p>
          </table:table-cell>
          <table:table-cell table:style-name="ce38" table:number-columns-repeated="4"/>
          <table:table-cell table:style-name="ce45" table:formula="of:=SUM([.V119:.Y119])" office:value-type="float" office:value="0" calcext:value-type="float">
            <text:p>0.00</text:p>
          </table:table-cell>
          <table:table-cell table:style-name="ce46" table:formula="of:=AVERAGE([.Z119]/100)" office:value-type="percentage" office:value="0" calcext:value-type="percentage">
            <text:p>0.00%</text:p>
          </table:table-cell>
          <table:table-cell table:style-name="ce47" table:formula="of:=IF([.Z119]&gt;93;&quot;A+&quot;;IF([.Z119]&gt;89;&quot;A&quot;;IF([.Z119]&gt;86;&quot;B+&quot;;IF([.Z119]&gt;82;&quot;B&quot;;IF([.Z119]&gt;79;&quot;B-&quot;;IF([.Z119]&gt;76;&quot;C+&quot;;IF([.Z119]&gt;72;&quot;C&quot;;IF([.Z119]&gt;69;&quot;C-&quot;;IF([.Z119]&gt;66;&quot;D+&quot;;IF([.Z119]&gt;62;&quot;D&quot;;IF([.Z11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8</text:p>
          </table:table-cell>
          <table:table-cell table:style-name="ce10" table:formula="of:=IF([.A120]=&quot;&quot;;&quot;&quot;;SUM([.C120:.T12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8</text:p>
          </table:table-cell>
          <table:table-cell table:style-name="ce38" table:number-columns-repeated="4"/>
          <table:table-cell table:style-name="ce45" table:formula="of:=SUM([.V120:.Y120])" office:value-type="float" office:value="0" calcext:value-type="float">
            <text:p>0.00</text:p>
          </table:table-cell>
          <table:table-cell table:style-name="ce46" table:formula="of:=AVERAGE([.Z120]/100)" office:value-type="percentage" office:value="0" calcext:value-type="percentage">
            <text:p>0.00%</text:p>
          </table:table-cell>
          <table:table-cell table:style-name="ce47" table:formula="of:=IF([.Z120]&gt;93;&quot;A+&quot;;IF([.Z120]&gt;89;&quot;A&quot;;IF([.Z120]&gt;86;&quot;B+&quot;;IF([.Z120]&gt;82;&quot;B&quot;;IF([.Z120]&gt;79;&quot;B-&quot;;IF([.Z120]&gt;76;&quot;C+&quot;;IF([.Z120]&gt;72;&quot;C&quot;;IF([.Z120]&gt;69;&quot;C-&quot;;IF([.Z120]&gt;66;&quot;D+&quot;;IF([.Z120]&gt;62;&quot;D&quot;;IF([.Z12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19</text:p>
          </table:table-cell>
          <table:table-cell table:style-name="ce10" table:formula="of:=IF([.A121]=&quot;&quot;;&quot;&quot;;SUM([.C121:.T12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19</text:p>
          </table:table-cell>
          <table:table-cell table:style-name="ce38" table:number-columns-repeated="4"/>
          <table:table-cell table:style-name="ce45" table:formula="of:=SUM([.V121:.Y121])" office:value-type="float" office:value="0" calcext:value-type="float">
            <text:p>0.00</text:p>
          </table:table-cell>
          <table:table-cell table:style-name="ce46" table:formula="of:=AVERAGE([.Z121]/100)" office:value-type="percentage" office:value="0" calcext:value-type="percentage">
            <text:p>0.00%</text:p>
          </table:table-cell>
          <table:table-cell table:style-name="ce47" table:formula="of:=IF([.Z121]&gt;93;&quot;A+&quot;;IF([.Z121]&gt;89;&quot;A&quot;;IF([.Z121]&gt;86;&quot;B+&quot;;IF([.Z121]&gt;82;&quot;B&quot;;IF([.Z121]&gt;79;&quot;B-&quot;;IF([.Z121]&gt;76;&quot;C+&quot;;IF([.Z121]&gt;72;&quot;C&quot;;IF([.Z121]&gt;69;&quot;C-&quot;;IF([.Z121]&gt;66;&quot;D+&quot;;IF([.Z121]&gt;62;&quot;D&quot;;IF([.Z12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0</text:p>
          </table:table-cell>
          <table:table-cell table:style-name="ce10" table:formula="of:=IF([.A122]=&quot;&quot;;&quot;&quot;;SUM([.C122:.T12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0</text:p>
          </table:table-cell>
          <table:table-cell table:style-name="ce38" table:number-columns-repeated="4"/>
          <table:table-cell table:style-name="ce45" table:formula="of:=SUM([.V122:.Y122])" office:value-type="float" office:value="0" calcext:value-type="float">
            <text:p>0.00</text:p>
          </table:table-cell>
          <table:table-cell table:style-name="ce46" table:formula="of:=AVERAGE([.Z122]/100)" office:value-type="percentage" office:value="0" calcext:value-type="percentage">
            <text:p>0.00%</text:p>
          </table:table-cell>
          <table:table-cell table:style-name="ce47" table:formula="of:=IF([.Z122]&gt;93;&quot;A+&quot;;IF([.Z122]&gt;89;&quot;A&quot;;IF([.Z122]&gt;86;&quot;B+&quot;;IF([.Z122]&gt;82;&quot;B&quot;;IF([.Z122]&gt;79;&quot;B-&quot;;IF([.Z122]&gt;76;&quot;C+&quot;;IF([.Z122]&gt;72;&quot;C&quot;;IF([.Z122]&gt;69;&quot;C-&quot;;IF([.Z122]&gt;66;&quot;D+&quot;;IF([.Z122]&gt;62;&quot;D&quot;;IF([.Z12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1</text:p>
          </table:table-cell>
          <table:table-cell table:style-name="ce10" table:formula="of:=IF([.A123]=&quot;&quot;;&quot;&quot;;SUM([.C123:.T12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1</text:p>
          </table:table-cell>
          <table:table-cell table:style-name="ce38" table:number-columns-repeated="4"/>
          <table:table-cell table:style-name="ce45" table:formula="of:=SUM([.V123:.Y123])" office:value-type="float" office:value="0" calcext:value-type="float">
            <text:p>0.00</text:p>
          </table:table-cell>
          <table:table-cell table:style-name="ce46" table:formula="of:=AVERAGE([.Z123]/100)" office:value-type="percentage" office:value="0" calcext:value-type="percentage">
            <text:p>0.00%</text:p>
          </table:table-cell>
          <table:table-cell table:style-name="ce47" table:formula="of:=IF([.Z123]&gt;93;&quot;A+&quot;;IF([.Z123]&gt;89;&quot;A&quot;;IF([.Z123]&gt;86;&quot;B+&quot;;IF([.Z123]&gt;82;&quot;B&quot;;IF([.Z123]&gt;79;&quot;B-&quot;;IF([.Z123]&gt;76;&quot;C+&quot;;IF([.Z123]&gt;72;&quot;C&quot;;IF([.Z123]&gt;69;&quot;C-&quot;;IF([.Z123]&gt;66;&quot;D+&quot;;IF([.Z123]&gt;62;&quot;D&quot;;IF([.Z12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2</text:p>
          </table:table-cell>
          <table:table-cell table:style-name="ce10" table:formula="of:=IF([.A124]=&quot;&quot;;&quot;&quot;;SUM([.C124:.T12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2</text:p>
          </table:table-cell>
          <table:table-cell table:style-name="ce38" table:number-columns-repeated="4"/>
          <table:table-cell table:style-name="ce45" table:formula="of:=SUM([.V124:.Y124])" office:value-type="float" office:value="0" calcext:value-type="float">
            <text:p>0.00</text:p>
          </table:table-cell>
          <table:table-cell table:style-name="ce46" table:formula="of:=AVERAGE([.Z124]/100)" office:value-type="percentage" office:value="0" calcext:value-type="percentage">
            <text:p>0.00%</text:p>
          </table:table-cell>
          <table:table-cell table:style-name="ce47" table:formula="of:=IF([.Z124]&gt;93;&quot;A+&quot;;IF([.Z124]&gt;89;&quot;A&quot;;IF([.Z124]&gt;86;&quot;B+&quot;;IF([.Z124]&gt;82;&quot;B&quot;;IF([.Z124]&gt;79;&quot;B-&quot;;IF([.Z124]&gt;76;&quot;C+&quot;;IF([.Z124]&gt;72;&quot;C&quot;;IF([.Z124]&gt;69;&quot;C-&quot;;IF([.Z124]&gt;66;&quot;D+&quot;;IF([.Z124]&gt;62;&quot;D&quot;;IF([.Z12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3</text:p>
          </table:table-cell>
          <table:table-cell table:style-name="ce10" table:formula="of:=IF([.A125]=&quot;&quot;;&quot;&quot;;SUM([.C125:.T12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3</text:p>
          </table:table-cell>
          <table:table-cell table:style-name="ce38" table:number-columns-repeated="4"/>
          <table:table-cell table:style-name="ce45" table:formula="of:=SUM([.V125:.Y125])" office:value-type="float" office:value="0" calcext:value-type="float">
            <text:p>0.00</text:p>
          </table:table-cell>
          <table:table-cell table:style-name="ce46" table:formula="of:=AVERAGE([.Z125]/100)" office:value-type="percentage" office:value="0" calcext:value-type="percentage">
            <text:p>0.00%</text:p>
          </table:table-cell>
          <table:table-cell table:style-name="ce47" table:formula="of:=IF([.Z125]&gt;93;&quot;A+&quot;;IF([.Z125]&gt;89;&quot;A&quot;;IF([.Z125]&gt;86;&quot;B+&quot;;IF([.Z125]&gt;82;&quot;B&quot;;IF([.Z125]&gt;79;&quot;B-&quot;;IF([.Z125]&gt;76;&quot;C+&quot;;IF([.Z125]&gt;72;&quot;C&quot;;IF([.Z125]&gt;69;&quot;C-&quot;;IF([.Z125]&gt;66;&quot;D+&quot;;IF([.Z125]&gt;62;&quot;D&quot;;IF([.Z12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4</text:p>
          </table:table-cell>
          <table:table-cell table:style-name="ce10" table:formula="of:=IF([.A126]=&quot;&quot;;&quot;&quot;;SUM([.C126:.T12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4</text:p>
          </table:table-cell>
          <table:table-cell table:style-name="ce38" table:number-columns-repeated="4"/>
          <table:table-cell table:style-name="ce45" table:formula="of:=SUM([.V126:.Y126])" office:value-type="float" office:value="0" calcext:value-type="float">
            <text:p>0.00</text:p>
          </table:table-cell>
          <table:table-cell table:style-name="ce46" table:formula="of:=AVERAGE([.Z126]/100)" office:value-type="percentage" office:value="0" calcext:value-type="percentage">
            <text:p>0.00%</text:p>
          </table:table-cell>
          <table:table-cell table:style-name="ce47" table:formula="of:=IF([.Z126]&gt;93;&quot;A+&quot;;IF([.Z126]&gt;89;&quot;A&quot;;IF([.Z126]&gt;86;&quot;B+&quot;;IF([.Z126]&gt;82;&quot;B&quot;;IF([.Z126]&gt;79;&quot;B-&quot;;IF([.Z126]&gt;76;&quot;C+&quot;;IF([.Z126]&gt;72;&quot;C&quot;;IF([.Z126]&gt;69;&quot;C-&quot;;IF([.Z126]&gt;66;&quot;D+&quot;;IF([.Z126]&gt;62;&quot;D&quot;;IF([.Z12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5</text:p>
          </table:table-cell>
          <table:table-cell table:style-name="ce10" table:formula="of:=IF([.A127]=&quot;&quot;;&quot;&quot;;SUM([.C127:.T12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5</text:p>
          </table:table-cell>
          <table:table-cell table:style-name="ce38" table:number-columns-repeated="4"/>
          <table:table-cell table:style-name="ce45" table:formula="of:=SUM([.V127:.Y127])" office:value-type="float" office:value="0" calcext:value-type="float">
            <text:p>0.00</text:p>
          </table:table-cell>
          <table:table-cell table:style-name="ce46" table:formula="of:=AVERAGE([.Z127]/100)" office:value-type="percentage" office:value="0" calcext:value-type="percentage">
            <text:p>0.00%</text:p>
          </table:table-cell>
          <table:table-cell table:style-name="ce47" table:formula="of:=IF([.Z127]&gt;93;&quot;A+&quot;;IF([.Z127]&gt;89;&quot;A&quot;;IF([.Z127]&gt;86;&quot;B+&quot;;IF([.Z127]&gt;82;&quot;B&quot;;IF([.Z127]&gt;79;&quot;B-&quot;;IF([.Z127]&gt;76;&quot;C+&quot;;IF([.Z127]&gt;72;&quot;C&quot;;IF([.Z127]&gt;69;&quot;C-&quot;;IF([.Z127]&gt;66;&quot;D+&quot;;IF([.Z127]&gt;62;&quot;D&quot;;IF([.Z12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6</text:p>
          </table:table-cell>
          <table:table-cell table:style-name="ce10" table:formula="of:=IF([.A128]=&quot;&quot;;&quot;&quot;;SUM([.C128:.T12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6</text:p>
          </table:table-cell>
          <table:table-cell table:style-name="ce38" table:number-columns-repeated="4"/>
          <table:table-cell table:style-name="ce45" table:formula="of:=SUM([.V128:.Y128])" office:value-type="float" office:value="0" calcext:value-type="float">
            <text:p>0.00</text:p>
          </table:table-cell>
          <table:table-cell table:style-name="ce46" table:formula="of:=AVERAGE([.Z128]/100)" office:value-type="percentage" office:value="0" calcext:value-type="percentage">
            <text:p>0.00%</text:p>
          </table:table-cell>
          <table:table-cell table:style-name="ce47" table:formula="of:=IF([.Z128]&gt;93;&quot;A+&quot;;IF([.Z128]&gt;89;&quot;A&quot;;IF([.Z128]&gt;86;&quot;B+&quot;;IF([.Z128]&gt;82;&quot;B&quot;;IF([.Z128]&gt;79;&quot;B-&quot;;IF([.Z128]&gt;76;&quot;C+&quot;;IF([.Z128]&gt;72;&quot;C&quot;;IF([.Z128]&gt;69;&quot;C-&quot;;IF([.Z128]&gt;66;&quot;D+&quot;;IF([.Z128]&gt;62;&quot;D&quot;;IF([.Z12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7</text:p>
          </table:table-cell>
          <table:table-cell table:style-name="ce10" table:formula="of:=IF([.A129]=&quot;&quot;;&quot;&quot;;SUM([.C129:.T12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7</text:p>
          </table:table-cell>
          <table:table-cell table:style-name="ce38" table:number-columns-repeated="4"/>
          <table:table-cell table:style-name="ce45" table:formula="of:=SUM([.V129:.Y129])" office:value-type="float" office:value="0" calcext:value-type="float">
            <text:p>0.00</text:p>
          </table:table-cell>
          <table:table-cell table:style-name="ce46" table:formula="of:=AVERAGE([.Z129]/100)" office:value-type="percentage" office:value="0" calcext:value-type="percentage">
            <text:p>0.00%</text:p>
          </table:table-cell>
          <table:table-cell table:style-name="ce47" table:formula="of:=IF([.Z129]&gt;93;&quot;A+&quot;;IF([.Z129]&gt;89;&quot;A&quot;;IF([.Z129]&gt;86;&quot;B+&quot;;IF([.Z129]&gt;82;&quot;B&quot;;IF([.Z129]&gt;79;&quot;B-&quot;;IF([.Z129]&gt;76;&quot;C+&quot;;IF([.Z129]&gt;72;&quot;C&quot;;IF([.Z129]&gt;69;&quot;C-&quot;;IF([.Z129]&gt;66;&quot;D+&quot;;IF([.Z129]&gt;62;&quot;D&quot;;IF([.Z12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8</text:p>
          </table:table-cell>
          <table:table-cell table:style-name="ce10" table:formula="of:=IF([.A130]=&quot;&quot;;&quot;&quot;;SUM([.C130:.T13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8</text:p>
          </table:table-cell>
          <table:table-cell table:style-name="ce38" table:number-columns-repeated="4"/>
          <table:table-cell table:style-name="ce45" table:formula="of:=SUM([.V130:.Y130])" office:value-type="float" office:value="0" calcext:value-type="float">
            <text:p>0.00</text:p>
          </table:table-cell>
          <table:table-cell table:style-name="ce46" table:formula="of:=AVERAGE([.Z130]/100)" office:value-type="percentage" office:value="0" calcext:value-type="percentage">
            <text:p>0.00%</text:p>
          </table:table-cell>
          <table:table-cell table:style-name="ce47" table:formula="of:=IF([.Z130]&gt;93;&quot;A+&quot;;IF([.Z130]&gt;89;&quot;A&quot;;IF([.Z130]&gt;86;&quot;B+&quot;;IF([.Z130]&gt;82;&quot;B&quot;;IF([.Z130]&gt;79;&quot;B-&quot;;IF([.Z130]&gt;76;&quot;C+&quot;;IF([.Z130]&gt;72;&quot;C&quot;;IF([.Z130]&gt;69;&quot;C-&quot;;IF([.Z130]&gt;66;&quot;D+&quot;;IF([.Z130]&gt;62;&quot;D&quot;;IF([.Z13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29</text:p>
          </table:table-cell>
          <table:table-cell table:style-name="ce10" table:formula="of:=IF([.A131]=&quot;&quot;;&quot;&quot;;SUM([.C131:.T13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29</text:p>
          </table:table-cell>
          <table:table-cell table:style-name="ce38" table:number-columns-repeated="4"/>
          <table:table-cell table:style-name="ce45" table:formula="of:=SUM([.V131:.Y131])" office:value-type="float" office:value="0" calcext:value-type="float">
            <text:p>0.00</text:p>
          </table:table-cell>
          <table:table-cell table:style-name="ce46" table:formula="of:=AVERAGE([.Z131]/100)" office:value-type="percentage" office:value="0" calcext:value-type="percentage">
            <text:p>0.00%</text:p>
          </table:table-cell>
          <table:table-cell table:style-name="ce47" table:formula="of:=IF([.Z131]&gt;93;&quot;A+&quot;;IF([.Z131]&gt;89;&quot;A&quot;;IF([.Z131]&gt;86;&quot;B+&quot;;IF([.Z131]&gt;82;&quot;B&quot;;IF([.Z131]&gt;79;&quot;B-&quot;;IF([.Z131]&gt;76;&quot;C+&quot;;IF([.Z131]&gt;72;&quot;C&quot;;IF([.Z131]&gt;69;&quot;C-&quot;;IF([.Z131]&gt;66;&quot;D+&quot;;IF([.Z131]&gt;62;&quot;D&quot;;IF([.Z13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0</text:p>
          </table:table-cell>
          <table:table-cell table:style-name="ce10" table:formula="of:=IF([.A132]=&quot;&quot;;&quot;&quot;;SUM([.C132:.T13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0</text:p>
          </table:table-cell>
          <table:table-cell table:style-name="ce38" table:number-columns-repeated="4"/>
          <table:table-cell table:style-name="ce45" table:formula="of:=SUM([.V132:.Y132])" office:value-type="float" office:value="0" calcext:value-type="float">
            <text:p>0.00</text:p>
          </table:table-cell>
          <table:table-cell table:style-name="ce46" table:formula="of:=AVERAGE([.Z132]/100)" office:value-type="percentage" office:value="0" calcext:value-type="percentage">
            <text:p>0.00%</text:p>
          </table:table-cell>
          <table:table-cell table:style-name="ce47" table:formula="of:=IF([.Z132]&gt;93;&quot;A+&quot;;IF([.Z132]&gt;89;&quot;A&quot;;IF([.Z132]&gt;86;&quot;B+&quot;;IF([.Z132]&gt;82;&quot;B&quot;;IF([.Z132]&gt;79;&quot;B-&quot;;IF([.Z132]&gt;76;&quot;C+&quot;;IF([.Z132]&gt;72;&quot;C&quot;;IF([.Z132]&gt;69;&quot;C-&quot;;IF([.Z132]&gt;66;&quot;D+&quot;;IF([.Z132]&gt;62;&quot;D&quot;;IF([.Z13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1</text:p>
          </table:table-cell>
          <table:table-cell table:style-name="ce10" table:formula="of:=IF([.A133]=&quot;&quot;;&quot;&quot;;SUM([.C133:.T13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1</text:p>
          </table:table-cell>
          <table:table-cell table:style-name="ce38" table:number-columns-repeated="4"/>
          <table:table-cell table:style-name="ce45" table:formula="of:=SUM([.V133:.Y133])" office:value-type="float" office:value="0" calcext:value-type="float">
            <text:p>0.00</text:p>
          </table:table-cell>
          <table:table-cell table:style-name="ce46" table:formula="of:=AVERAGE([.Z133]/100)" office:value-type="percentage" office:value="0" calcext:value-type="percentage">
            <text:p>0.00%</text:p>
          </table:table-cell>
          <table:table-cell table:style-name="ce47" table:formula="of:=IF([.Z133]&gt;93;&quot;A+&quot;;IF([.Z133]&gt;89;&quot;A&quot;;IF([.Z133]&gt;86;&quot;B+&quot;;IF([.Z133]&gt;82;&quot;B&quot;;IF([.Z133]&gt;79;&quot;B-&quot;;IF([.Z133]&gt;76;&quot;C+&quot;;IF([.Z133]&gt;72;&quot;C&quot;;IF([.Z133]&gt;69;&quot;C-&quot;;IF([.Z133]&gt;66;&quot;D+&quot;;IF([.Z133]&gt;62;&quot;D&quot;;IF([.Z13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2</text:p>
          </table:table-cell>
          <table:table-cell table:style-name="ce10" table:formula="of:=IF([.A134]=&quot;&quot;;&quot;&quot;;SUM([.C134:.T13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2</text:p>
          </table:table-cell>
          <table:table-cell table:style-name="ce38" table:number-columns-repeated="4"/>
          <table:table-cell table:style-name="ce45" table:formula="of:=SUM([.V134:.Y134])" office:value-type="float" office:value="0" calcext:value-type="float">
            <text:p>0.00</text:p>
          </table:table-cell>
          <table:table-cell table:style-name="ce46" table:formula="of:=AVERAGE([.Z134]/100)" office:value-type="percentage" office:value="0" calcext:value-type="percentage">
            <text:p>0.00%</text:p>
          </table:table-cell>
          <table:table-cell table:style-name="ce47" table:formula="of:=IF([.Z134]&gt;93;&quot;A+&quot;;IF([.Z134]&gt;89;&quot;A&quot;;IF([.Z134]&gt;86;&quot;B+&quot;;IF([.Z134]&gt;82;&quot;B&quot;;IF([.Z134]&gt;79;&quot;B-&quot;;IF([.Z134]&gt;76;&quot;C+&quot;;IF([.Z134]&gt;72;&quot;C&quot;;IF([.Z134]&gt;69;&quot;C-&quot;;IF([.Z134]&gt;66;&quot;D+&quot;;IF([.Z134]&gt;62;&quot;D&quot;;IF([.Z13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3</text:p>
          </table:table-cell>
          <table:table-cell table:style-name="ce10" table:formula="of:=IF([.A135]=&quot;&quot;;&quot;&quot;;SUM([.C135:.T13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3</text:p>
          </table:table-cell>
          <table:table-cell table:style-name="ce38" table:number-columns-repeated="4"/>
          <table:table-cell table:style-name="ce45" table:formula="of:=SUM([.V135:.Y135])" office:value-type="float" office:value="0" calcext:value-type="float">
            <text:p>0.00</text:p>
          </table:table-cell>
          <table:table-cell table:style-name="ce46" table:formula="of:=AVERAGE([.Z135]/100)" office:value-type="percentage" office:value="0" calcext:value-type="percentage">
            <text:p>0.00%</text:p>
          </table:table-cell>
          <table:table-cell table:style-name="ce47" table:formula="of:=IF([.Z135]&gt;93;&quot;A+&quot;;IF([.Z135]&gt;89;&quot;A&quot;;IF([.Z135]&gt;86;&quot;B+&quot;;IF([.Z135]&gt;82;&quot;B&quot;;IF([.Z135]&gt;79;&quot;B-&quot;;IF([.Z135]&gt;76;&quot;C+&quot;;IF([.Z135]&gt;72;&quot;C&quot;;IF([.Z135]&gt;69;&quot;C-&quot;;IF([.Z135]&gt;66;&quot;D+&quot;;IF([.Z135]&gt;62;&quot;D&quot;;IF([.Z13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4</text:p>
          </table:table-cell>
          <table:table-cell table:style-name="ce10" table:formula="of:=IF([.A136]=&quot;&quot;;&quot;&quot;;SUM([.C136:.T13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4</text:p>
          </table:table-cell>
          <table:table-cell table:style-name="ce38" table:number-columns-repeated="4"/>
          <table:table-cell table:style-name="ce45" table:formula="of:=SUM([.V136:.Y136])" office:value-type="float" office:value="0" calcext:value-type="float">
            <text:p>0.00</text:p>
          </table:table-cell>
          <table:table-cell table:style-name="ce46" table:formula="of:=AVERAGE([.Z136]/100)" office:value-type="percentage" office:value="0" calcext:value-type="percentage">
            <text:p>0.00%</text:p>
          </table:table-cell>
          <table:table-cell table:style-name="ce47" table:formula="of:=IF([.Z136]&gt;93;&quot;A+&quot;;IF([.Z136]&gt;89;&quot;A&quot;;IF([.Z136]&gt;86;&quot;B+&quot;;IF([.Z136]&gt;82;&quot;B&quot;;IF([.Z136]&gt;79;&quot;B-&quot;;IF([.Z136]&gt;76;&quot;C+&quot;;IF([.Z136]&gt;72;&quot;C&quot;;IF([.Z136]&gt;69;&quot;C-&quot;;IF([.Z136]&gt;66;&quot;D+&quot;;IF([.Z136]&gt;62;&quot;D&quot;;IF([.Z13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5</text:p>
          </table:table-cell>
          <table:table-cell table:style-name="ce10" table:formula="of:=IF([.A137]=&quot;&quot;;&quot;&quot;;SUM([.C137:.T13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5</text:p>
          </table:table-cell>
          <table:table-cell table:style-name="ce38" table:number-columns-repeated="4"/>
          <table:table-cell table:style-name="ce45" table:formula="of:=SUM([.V137:.Y137])" office:value-type="float" office:value="0" calcext:value-type="float">
            <text:p>0.00</text:p>
          </table:table-cell>
          <table:table-cell table:style-name="ce46" table:formula="of:=AVERAGE([.Z137]/100)" office:value-type="percentage" office:value="0" calcext:value-type="percentage">
            <text:p>0.00%</text:p>
          </table:table-cell>
          <table:table-cell table:style-name="ce47" table:formula="of:=IF([.Z137]&gt;93;&quot;A+&quot;;IF([.Z137]&gt;89;&quot;A&quot;;IF([.Z137]&gt;86;&quot;B+&quot;;IF([.Z137]&gt;82;&quot;B&quot;;IF([.Z137]&gt;79;&quot;B-&quot;;IF([.Z137]&gt;76;&quot;C+&quot;;IF([.Z137]&gt;72;&quot;C&quot;;IF([.Z137]&gt;69;&quot;C-&quot;;IF([.Z137]&gt;66;&quot;D+&quot;;IF([.Z137]&gt;62;&quot;D&quot;;IF([.Z13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6</text:p>
          </table:table-cell>
          <table:table-cell table:style-name="ce10" table:formula="of:=IF([.A138]=&quot;&quot;;&quot;&quot;;SUM([.C138:.T13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6</text:p>
          </table:table-cell>
          <table:table-cell table:style-name="ce38" table:number-columns-repeated="4"/>
          <table:table-cell table:style-name="ce45" table:formula="of:=SUM([.V138:.Y138])" office:value-type="float" office:value="0" calcext:value-type="float">
            <text:p>0.00</text:p>
          </table:table-cell>
          <table:table-cell table:style-name="ce46" table:formula="of:=AVERAGE([.Z138]/100)" office:value-type="percentage" office:value="0" calcext:value-type="percentage">
            <text:p>0.00%</text:p>
          </table:table-cell>
          <table:table-cell table:style-name="ce47" table:formula="of:=IF([.Z138]&gt;93;&quot;A+&quot;;IF([.Z138]&gt;89;&quot;A&quot;;IF([.Z138]&gt;86;&quot;B+&quot;;IF([.Z138]&gt;82;&quot;B&quot;;IF([.Z138]&gt;79;&quot;B-&quot;;IF([.Z138]&gt;76;&quot;C+&quot;;IF([.Z138]&gt;72;&quot;C&quot;;IF([.Z138]&gt;69;&quot;C-&quot;;IF([.Z138]&gt;66;&quot;D+&quot;;IF([.Z138]&gt;62;&quot;D&quot;;IF([.Z13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7</text:p>
          </table:table-cell>
          <table:table-cell table:style-name="ce10" table:formula="of:=IF([.A139]=&quot;&quot;;&quot;&quot;;SUM([.C139:.T13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7</text:p>
          </table:table-cell>
          <table:table-cell table:style-name="ce38" table:number-columns-repeated="4"/>
          <table:table-cell table:style-name="ce45" table:formula="of:=SUM([.V139:.Y139])" office:value-type="float" office:value="0" calcext:value-type="float">
            <text:p>0.00</text:p>
          </table:table-cell>
          <table:table-cell table:style-name="ce46" table:formula="of:=AVERAGE([.Z139]/100)" office:value-type="percentage" office:value="0" calcext:value-type="percentage">
            <text:p>0.00%</text:p>
          </table:table-cell>
          <table:table-cell table:style-name="ce47" table:formula="of:=IF([.Z139]&gt;93;&quot;A+&quot;;IF([.Z139]&gt;89;&quot;A&quot;;IF([.Z139]&gt;86;&quot;B+&quot;;IF([.Z139]&gt;82;&quot;B&quot;;IF([.Z139]&gt;79;&quot;B-&quot;;IF([.Z139]&gt;76;&quot;C+&quot;;IF([.Z139]&gt;72;&quot;C&quot;;IF([.Z139]&gt;69;&quot;C-&quot;;IF([.Z139]&gt;66;&quot;D+&quot;;IF([.Z139]&gt;62;&quot;D&quot;;IF([.Z13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8</text:p>
          </table:table-cell>
          <table:table-cell table:style-name="ce10" table:formula="of:=IF([.A140]=&quot;&quot;;&quot;&quot;;SUM([.C140:.T14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8</text:p>
          </table:table-cell>
          <table:table-cell table:style-name="ce38" table:number-columns-repeated="4"/>
          <table:table-cell table:style-name="ce45" table:formula="of:=SUM([.V140:.Y140])" office:value-type="float" office:value="0" calcext:value-type="float">
            <text:p>0.00</text:p>
          </table:table-cell>
          <table:table-cell table:style-name="ce46" table:formula="of:=AVERAGE([.Z140]/100)" office:value-type="percentage" office:value="0" calcext:value-type="percentage">
            <text:p>0.00%</text:p>
          </table:table-cell>
          <table:table-cell table:style-name="ce47" table:formula="of:=IF([.Z140]&gt;93;&quot;A+&quot;;IF([.Z140]&gt;89;&quot;A&quot;;IF([.Z140]&gt;86;&quot;B+&quot;;IF([.Z140]&gt;82;&quot;B&quot;;IF([.Z140]&gt;79;&quot;B-&quot;;IF([.Z140]&gt;76;&quot;C+&quot;;IF([.Z140]&gt;72;&quot;C&quot;;IF([.Z140]&gt;69;&quot;C-&quot;;IF([.Z140]&gt;66;&quot;D+&quot;;IF([.Z140]&gt;62;&quot;D&quot;;IF([.Z14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39</text:p>
          </table:table-cell>
          <table:table-cell table:style-name="ce10" table:formula="of:=IF([.A141]=&quot;&quot;;&quot;&quot;;SUM([.C141:.T14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39</text:p>
          </table:table-cell>
          <table:table-cell table:style-name="ce38" table:number-columns-repeated="4"/>
          <table:table-cell table:style-name="ce45" table:formula="of:=SUM([.V141:.Y141])" office:value-type="float" office:value="0" calcext:value-type="float">
            <text:p>0.00</text:p>
          </table:table-cell>
          <table:table-cell table:style-name="ce46" table:formula="of:=AVERAGE([.Z141]/100)" office:value-type="percentage" office:value="0" calcext:value-type="percentage">
            <text:p>0.00%</text:p>
          </table:table-cell>
          <table:table-cell table:style-name="ce47" table:formula="of:=IF([.Z141]&gt;93;&quot;A+&quot;;IF([.Z141]&gt;89;&quot;A&quot;;IF([.Z141]&gt;86;&quot;B+&quot;;IF([.Z141]&gt;82;&quot;B&quot;;IF([.Z141]&gt;79;&quot;B-&quot;;IF([.Z141]&gt;76;&quot;C+&quot;;IF([.Z141]&gt;72;&quot;C&quot;;IF([.Z141]&gt;69;&quot;C-&quot;;IF([.Z141]&gt;66;&quot;D+&quot;;IF([.Z141]&gt;62;&quot;D&quot;;IF([.Z14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0</text:p>
          </table:table-cell>
          <table:table-cell table:style-name="ce10" table:formula="of:=IF([.A142]=&quot;&quot;;&quot;&quot;;SUM([.C142:.T14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0</text:p>
          </table:table-cell>
          <table:table-cell table:style-name="ce38" table:number-columns-repeated="4"/>
          <table:table-cell table:style-name="ce45" table:formula="of:=SUM([.V142:.Y142])" office:value-type="float" office:value="0" calcext:value-type="float">
            <text:p>0.00</text:p>
          </table:table-cell>
          <table:table-cell table:style-name="ce46" table:formula="of:=AVERAGE([.Z142]/100)" office:value-type="percentage" office:value="0" calcext:value-type="percentage">
            <text:p>0.00%</text:p>
          </table:table-cell>
          <table:table-cell table:style-name="ce47" table:formula="of:=IF([.Z142]&gt;93;&quot;A+&quot;;IF([.Z142]&gt;89;&quot;A&quot;;IF([.Z142]&gt;86;&quot;B+&quot;;IF([.Z142]&gt;82;&quot;B&quot;;IF([.Z142]&gt;79;&quot;B-&quot;;IF([.Z142]&gt;76;&quot;C+&quot;;IF([.Z142]&gt;72;&quot;C&quot;;IF([.Z142]&gt;69;&quot;C-&quot;;IF([.Z142]&gt;66;&quot;D+&quot;;IF([.Z142]&gt;62;&quot;D&quot;;IF([.Z14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1</text:p>
          </table:table-cell>
          <table:table-cell table:style-name="ce10" table:formula="of:=IF([.A143]=&quot;&quot;;&quot;&quot;;SUM([.C143:.T14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1</text:p>
          </table:table-cell>
          <table:table-cell table:style-name="ce38" table:number-columns-repeated="4"/>
          <table:table-cell table:style-name="ce45" table:formula="of:=SUM([.V143:.Y143])" office:value-type="float" office:value="0" calcext:value-type="float">
            <text:p>0.00</text:p>
          </table:table-cell>
          <table:table-cell table:style-name="ce46" table:formula="of:=AVERAGE([.Z143]/100)" office:value-type="percentage" office:value="0" calcext:value-type="percentage">
            <text:p>0.00%</text:p>
          </table:table-cell>
          <table:table-cell table:style-name="ce47" table:formula="of:=IF([.Z143]&gt;93;&quot;A+&quot;;IF([.Z143]&gt;89;&quot;A&quot;;IF([.Z143]&gt;86;&quot;B+&quot;;IF([.Z143]&gt;82;&quot;B&quot;;IF([.Z143]&gt;79;&quot;B-&quot;;IF([.Z143]&gt;76;&quot;C+&quot;;IF([.Z143]&gt;72;&quot;C&quot;;IF([.Z143]&gt;69;&quot;C-&quot;;IF([.Z143]&gt;66;&quot;D+&quot;;IF([.Z143]&gt;62;&quot;D&quot;;IF([.Z14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2</text:p>
          </table:table-cell>
          <table:table-cell table:style-name="ce10" table:formula="of:=IF([.A144]=&quot;&quot;;&quot;&quot;;SUM([.C144:.T14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2</text:p>
          </table:table-cell>
          <table:table-cell table:style-name="ce38" table:number-columns-repeated="4"/>
          <table:table-cell table:style-name="ce45" table:formula="of:=SUM([.V144:.Y144])" office:value-type="float" office:value="0" calcext:value-type="float">
            <text:p>0.00</text:p>
          </table:table-cell>
          <table:table-cell table:style-name="ce46" table:formula="of:=AVERAGE([.Z144]/100)" office:value-type="percentage" office:value="0" calcext:value-type="percentage">
            <text:p>0.00%</text:p>
          </table:table-cell>
          <table:table-cell table:style-name="ce47" table:formula="of:=IF([.Z144]&gt;93;&quot;A+&quot;;IF([.Z144]&gt;89;&quot;A&quot;;IF([.Z144]&gt;86;&quot;B+&quot;;IF([.Z144]&gt;82;&quot;B&quot;;IF([.Z144]&gt;79;&quot;B-&quot;;IF([.Z144]&gt;76;&quot;C+&quot;;IF([.Z144]&gt;72;&quot;C&quot;;IF([.Z144]&gt;69;&quot;C-&quot;;IF([.Z144]&gt;66;&quot;D+&quot;;IF([.Z144]&gt;62;&quot;D&quot;;IF([.Z14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3</text:p>
          </table:table-cell>
          <table:table-cell table:style-name="ce10" table:formula="of:=IF([.A145]=&quot;&quot;;&quot;&quot;;SUM([.C145:.T14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3</text:p>
          </table:table-cell>
          <table:table-cell table:style-name="ce38" table:number-columns-repeated="4"/>
          <table:table-cell table:style-name="ce45" table:formula="of:=SUM([.V145:.Y145])" office:value-type="float" office:value="0" calcext:value-type="float">
            <text:p>0.00</text:p>
          </table:table-cell>
          <table:table-cell table:style-name="ce46" table:formula="of:=AVERAGE([.Z145]/100)" office:value-type="percentage" office:value="0" calcext:value-type="percentage">
            <text:p>0.00%</text:p>
          </table:table-cell>
          <table:table-cell table:style-name="ce47" table:formula="of:=IF([.Z145]&gt;93;&quot;A+&quot;;IF([.Z145]&gt;89;&quot;A&quot;;IF([.Z145]&gt;86;&quot;B+&quot;;IF([.Z145]&gt;82;&quot;B&quot;;IF([.Z145]&gt;79;&quot;B-&quot;;IF([.Z145]&gt;76;&quot;C+&quot;;IF([.Z145]&gt;72;&quot;C&quot;;IF([.Z145]&gt;69;&quot;C-&quot;;IF([.Z145]&gt;66;&quot;D+&quot;;IF([.Z145]&gt;62;&quot;D&quot;;IF([.Z14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4</text:p>
          </table:table-cell>
          <table:table-cell table:style-name="ce10" table:formula="of:=IF([.A146]=&quot;&quot;;&quot;&quot;;SUM([.C146:.T14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4</text:p>
          </table:table-cell>
          <table:table-cell table:style-name="ce38" table:number-columns-repeated="4"/>
          <table:table-cell table:style-name="ce45" table:formula="of:=SUM([.V146:.Y146])" office:value-type="float" office:value="0" calcext:value-type="float">
            <text:p>0.00</text:p>
          </table:table-cell>
          <table:table-cell table:style-name="ce46" table:formula="of:=AVERAGE([.Z146]/100)" office:value-type="percentage" office:value="0" calcext:value-type="percentage">
            <text:p>0.00%</text:p>
          </table:table-cell>
          <table:table-cell table:style-name="ce47" table:formula="of:=IF([.Z146]&gt;93;&quot;A+&quot;;IF([.Z146]&gt;89;&quot;A&quot;;IF([.Z146]&gt;86;&quot;B+&quot;;IF([.Z146]&gt;82;&quot;B&quot;;IF([.Z146]&gt;79;&quot;B-&quot;;IF([.Z146]&gt;76;&quot;C+&quot;;IF([.Z146]&gt;72;&quot;C&quot;;IF([.Z146]&gt;69;&quot;C-&quot;;IF([.Z146]&gt;66;&quot;D+&quot;;IF([.Z146]&gt;62;&quot;D&quot;;IF([.Z14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5</text:p>
          </table:table-cell>
          <table:table-cell table:style-name="ce10" table:formula="of:=IF([.A147]=&quot;&quot;;&quot;&quot;;SUM([.C147:.T14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5</text:p>
          </table:table-cell>
          <table:table-cell table:style-name="ce38" table:number-columns-repeated="4"/>
          <table:table-cell table:style-name="ce45" table:formula="of:=SUM([.V147:.Y147])" office:value-type="float" office:value="0" calcext:value-type="float">
            <text:p>0.00</text:p>
          </table:table-cell>
          <table:table-cell table:style-name="ce46" table:formula="of:=AVERAGE([.Z147]/100)" office:value-type="percentage" office:value="0" calcext:value-type="percentage">
            <text:p>0.00%</text:p>
          </table:table-cell>
          <table:table-cell table:style-name="ce47" table:formula="of:=IF([.Z147]&gt;93;&quot;A+&quot;;IF([.Z147]&gt;89;&quot;A&quot;;IF([.Z147]&gt;86;&quot;B+&quot;;IF([.Z147]&gt;82;&quot;B&quot;;IF([.Z147]&gt;79;&quot;B-&quot;;IF([.Z147]&gt;76;&quot;C+&quot;;IF([.Z147]&gt;72;&quot;C&quot;;IF([.Z147]&gt;69;&quot;C-&quot;;IF([.Z147]&gt;66;&quot;D+&quot;;IF([.Z147]&gt;62;&quot;D&quot;;IF([.Z14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6</text:p>
          </table:table-cell>
          <table:table-cell table:style-name="ce10" table:formula="of:=IF([.A148]=&quot;&quot;;&quot;&quot;;SUM([.C148:.T14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6</text:p>
          </table:table-cell>
          <table:table-cell table:style-name="ce38" table:number-columns-repeated="4"/>
          <table:table-cell table:style-name="ce45" table:formula="of:=SUM([.V148:.Y148])" office:value-type="float" office:value="0" calcext:value-type="float">
            <text:p>0.00</text:p>
          </table:table-cell>
          <table:table-cell table:style-name="ce46" table:formula="of:=AVERAGE([.Z148]/100)" office:value-type="percentage" office:value="0" calcext:value-type="percentage">
            <text:p>0.00%</text:p>
          </table:table-cell>
          <table:table-cell table:style-name="ce47" table:formula="of:=IF([.Z148]&gt;93;&quot;A+&quot;;IF([.Z148]&gt;89;&quot;A&quot;;IF([.Z148]&gt;86;&quot;B+&quot;;IF([.Z148]&gt;82;&quot;B&quot;;IF([.Z148]&gt;79;&quot;B-&quot;;IF([.Z148]&gt;76;&quot;C+&quot;;IF([.Z148]&gt;72;&quot;C&quot;;IF([.Z148]&gt;69;&quot;C-&quot;;IF([.Z148]&gt;66;&quot;D+&quot;;IF([.Z148]&gt;62;&quot;D&quot;;IF([.Z14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7</text:p>
          </table:table-cell>
          <table:table-cell table:style-name="ce10" table:formula="of:=IF([.A149]=&quot;&quot;;&quot;&quot;;SUM([.C149:.T14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7</text:p>
          </table:table-cell>
          <table:table-cell table:style-name="ce38" table:number-columns-repeated="4"/>
          <table:table-cell table:style-name="ce45" table:formula="of:=SUM([.V149:.Y149])" office:value-type="float" office:value="0" calcext:value-type="float">
            <text:p>0.00</text:p>
          </table:table-cell>
          <table:table-cell table:style-name="ce46" table:formula="of:=AVERAGE([.Z149]/100)" office:value-type="percentage" office:value="0" calcext:value-type="percentage">
            <text:p>0.00%</text:p>
          </table:table-cell>
          <table:table-cell table:style-name="ce47" table:formula="of:=IF([.Z149]&gt;93;&quot;A+&quot;;IF([.Z149]&gt;89;&quot;A&quot;;IF([.Z149]&gt;86;&quot;B+&quot;;IF([.Z149]&gt;82;&quot;B&quot;;IF([.Z149]&gt;79;&quot;B-&quot;;IF([.Z149]&gt;76;&quot;C+&quot;;IF([.Z149]&gt;72;&quot;C&quot;;IF([.Z149]&gt;69;&quot;C-&quot;;IF([.Z149]&gt;66;&quot;D+&quot;;IF([.Z149]&gt;62;&quot;D&quot;;IF([.Z14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8</text:p>
          </table:table-cell>
          <table:table-cell table:style-name="ce10" table:formula="of:=IF([.A150]=&quot;&quot;;&quot;&quot;;SUM([.C150:.T15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8</text:p>
          </table:table-cell>
          <table:table-cell table:style-name="ce38" table:number-columns-repeated="4"/>
          <table:table-cell table:style-name="ce45" table:formula="of:=SUM([.V150:.Y150])" office:value-type="float" office:value="0" calcext:value-type="float">
            <text:p>0.00</text:p>
          </table:table-cell>
          <table:table-cell table:style-name="ce46" table:formula="of:=AVERAGE([.Z150]/100)" office:value-type="percentage" office:value="0" calcext:value-type="percentage">
            <text:p>0.00%</text:p>
          </table:table-cell>
          <table:table-cell table:style-name="ce47" table:formula="of:=IF([.Z150]&gt;93;&quot;A+&quot;;IF([.Z150]&gt;89;&quot;A&quot;;IF([.Z150]&gt;86;&quot;B+&quot;;IF([.Z150]&gt;82;&quot;B&quot;;IF([.Z150]&gt;79;&quot;B-&quot;;IF([.Z150]&gt;76;&quot;C+&quot;;IF([.Z150]&gt;72;&quot;C&quot;;IF([.Z150]&gt;69;&quot;C-&quot;;IF([.Z150]&gt;66;&quot;D+&quot;;IF([.Z150]&gt;62;&quot;D&quot;;IF([.Z15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49</text:p>
          </table:table-cell>
          <table:table-cell table:style-name="ce10" table:formula="of:=IF([.A151]=&quot;&quot;;&quot;&quot;;SUM([.C151:.T15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49</text:p>
          </table:table-cell>
          <table:table-cell table:style-name="ce38" table:number-columns-repeated="4"/>
          <table:table-cell table:style-name="ce45" table:formula="of:=SUM([.V151:.Y151])" office:value-type="float" office:value="0" calcext:value-type="float">
            <text:p>0.00</text:p>
          </table:table-cell>
          <table:table-cell table:style-name="ce46" table:formula="of:=AVERAGE([.Z151]/100)" office:value-type="percentage" office:value="0" calcext:value-type="percentage">
            <text:p>0.00%</text:p>
          </table:table-cell>
          <table:table-cell table:style-name="ce47" table:formula="of:=IF([.Z151]&gt;93;&quot;A+&quot;;IF([.Z151]&gt;89;&quot;A&quot;;IF([.Z151]&gt;86;&quot;B+&quot;;IF([.Z151]&gt;82;&quot;B&quot;;IF([.Z151]&gt;79;&quot;B-&quot;;IF([.Z151]&gt;76;&quot;C+&quot;;IF([.Z151]&gt;72;&quot;C&quot;;IF([.Z151]&gt;69;&quot;C-&quot;;IF([.Z151]&gt;66;&quot;D+&quot;;IF([.Z151]&gt;62;&quot;D&quot;;IF([.Z15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0</text:p>
          </table:table-cell>
          <table:table-cell table:style-name="ce10" table:formula="of:=IF([.A152]=&quot;&quot;;&quot;&quot;;SUM([.C152:.T15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0</text:p>
          </table:table-cell>
          <table:table-cell table:style-name="ce38" table:number-columns-repeated="4"/>
          <table:table-cell table:style-name="ce45" table:formula="of:=SUM([.V152:.Y152])" office:value-type="float" office:value="0" calcext:value-type="float">
            <text:p>0.00</text:p>
          </table:table-cell>
          <table:table-cell table:style-name="ce46" table:formula="of:=AVERAGE([.Z152]/100)" office:value-type="percentage" office:value="0" calcext:value-type="percentage">
            <text:p>0.00%</text:p>
          </table:table-cell>
          <table:table-cell table:style-name="ce47" table:formula="of:=IF([.Z152]&gt;93;&quot;A+&quot;;IF([.Z152]&gt;89;&quot;A&quot;;IF([.Z152]&gt;86;&quot;B+&quot;;IF([.Z152]&gt;82;&quot;B&quot;;IF([.Z152]&gt;79;&quot;B-&quot;;IF([.Z152]&gt;76;&quot;C+&quot;;IF([.Z152]&gt;72;&quot;C&quot;;IF([.Z152]&gt;69;&quot;C-&quot;;IF([.Z152]&gt;66;&quot;D+&quot;;IF([.Z152]&gt;62;&quot;D&quot;;IF([.Z15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1</text:p>
          </table:table-cell>
          <table:table-cell table:style-name="ce10" table:formula="of:=IF([.A153]=&quot;&quot;;&quot;&quot;;SUM([.C153:.T15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1</text:p>
          </table:table-cell>
          <table:table-cell table:style-name="ce38" table:number-columns-repeated="4"/>
          <table:table-cell table:style-name="ce45" table:formula="of:=SUM([.V153:.Y153])" office:value-type="float" office:value="0" calcext:value-type="float">
            <text:p>0.00</text:p>
          </table:table-cell>
          <table:table-cell table:style-name="ce46" table:formula="of:=AVERAGE([.Z153]/100)" office:value-type="percentage" office:value="0" calcext:value-type="percentage">
            <text:p>0.00%</text:p>
          </table:table-cell>
          <table:table-cell table:style-name="ce47" table:formula="of:=IF([.Z153]&gt;93;&quot;A+&quot;;IF([.Z153]&gt;89;&quot;A&quot;;IF([.Z153]&gt;86;&quot;B+&quot;;IF([.Z153]&gt;82;&quot;B&quot;;IF([.Z153]&gt;79;&quot;B-&quot;;IF([.Z153]&gt;76;&quot;C+&quot;;IF([.Z153]&gt;72;&quot;C&quot;;IF([.Z153]&gt;69;&quot;C-&quot;;IF([.Z153]&gt;66;&quot;D+&quot;;IF([.Z153]&gt;62;&quot;D&quot;;IF([.Z15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2</text:p>
          </table:table-cell>
          <table:table-cell table:style-name="ce10" table:formula="of:=IF([.A154]=&quot;&quot;;&quot;&quot;;SUM([.C154:.T15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2</text:p>
          </table:table-cell>
          <table:table-cell table:style-name="ce38" table:number-columns-repeated="4"/>
          <table:table-cell table:style-name="ce45" table:formula="of:=SUM([.V154:.Y154])" office:value-type="float" office:value="0" calcext:value-type="float">
            <text:p>0.00</text:p>
          </table:table-cell>
          <table:table-cell table:style-name="ce46" table:formula="of:=AVERAGE([.Z154]/100)" office:value-type="percentage" office:value="0" calcext:value-type="percentage">
            <text:p>0.00%</text:p>
          </table:table-cell>
          <table:table-cell table:style-name="ce47" table:formula="of:=IF([.Z154]&gt;93;&quot;A+&quot;;IF([.Z154]&gt;89;&quot;A&quot;;IF([.Z154]&gt;86;&quot;B+&quot;;IF([.Z154]&gt;82;&quot;B&quot;;IF([.Z154]&gt;79;&quot;B-&quot;;IF([.Z154]&gt;76;&quot;C+&quot;;IF([.Z154]&gt;72;&quot;C&quot;;IF([.Z154]&gt;69;&quot;C-&quot;;IF([.Z154]&gt;66;&quot;D+&quot;;IF([.Z154]&gt;62;&quot;D&quot;;IF([.Z15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3</text:p>
          </table:table-cell>
          <table:table-cell table:style-name="ce10" table:formula="of:=IF([.A155]=&quot;&quot;;&quot;&quot;;SUM([.C155:.T15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3</text:p>
          </table:table-cell>
          <table:table-cell table:style-name="ce38" table:number-columns-repeated="4"/>
          <table:table-cell table:style-name="ce45" table:formula="of:=SUM([.V155:.Y155])" office:value-type="float" office:value="0" calcext:value-type="float">
            <text:p>0.00</text:p>
          </table:table-cell>
          <table:table-cell table:style-name="ce46" table:formula="of:=AVERAGE([.Z155]/100)" office:value-type="percentage" office:value="0" calcext:value-type="percentage">
            <text:p>0.00%</text:p>
          </table:table-cell>
          <table:table-cell table:style-name="ce47" table:formula="of:=IF([.Z155]&gt;93;&quot;A+&quot;;IF([.Z155]&gt;89;&quot;A&quot;;IF([.Z155]&gt;86;&quot;B+&quot;;IF([.Z155]&gt;82;&quot;B&quot;;IF([.Z155]&gt;79;&quot;B-&quot;;IF([.Z155]&gt;76;&quot;C+&quot;;IF([.Z155]&gt;72;&quot;C&quot;;IF([.Z155]&gt;69;&quot;C-&quot;;IF([.Z155]&gt;66;&quot;D+&quot;;IF([.Z155]&gt;62;&quot;D&quot;;IF([.Z15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4</text:p>
          </table:table-cell>
          <table:table-cell table:style-name="ce10" table:formula="of:=IF([.A156]=&quot;&quot;;&quot;&quot;;SUM([.C156:.T15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4</text:p>
          </table:table-cell>
          <table:table-cell table:style-name="ce38" table:number-columns-repeated="4"/>
          <table:table-cell table:style-name="ce45" table:formula="of:=SUM([.V156:.Y156])" office:value-type="float" office:value="0" calcext:value-type="float">
            <text:p>0.00</text:p>
          </table:table-cell>
          <table:table-cell table:style-name="ce46" table:formula="of:=AVERAGE([.Z156]/100)" office:value-type="percentage" office:value="0" calcext:value-type="percentage">
            <text:p>0.00%</text:p>
          </table:table-cell>
          <table:table-cell table:style-name="ce47" table:formula="of:=IF([.Z156]&gt;93;&quot;A+&quot;;IF([.Z156]&gt;89;&quot;A&quot;;IF([.Z156]&gt;86;&quot;B+&quot;;IF([.Z156]&gt;82;&quot;B&quot;;IF([.Z156]&gt;79;&quot;B-&quot;;IF([.Z156]&gt;76;&quot;C+&quot;;IF([.Z156]&gt;72;&quot;C&quot;;IF([.Z156]&gt;69;&quot;C-&quot;;IF([.Z156]&gt;66;&quot;D+&quot;;IF([.Z156]&gt;62;&quot;D&quot;;IF([.Z15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5</text:p>
          </table:table-cell>
          <table:table-cell table:style-name="ce10" table:formula="of:=IF([.A157]=&quot;&quot;;&quot;&quot;;SUM([.C157:.T15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5</text:p>
          </table:table-cell>
          <table:table-cell table:style-name="ce38" table:number-columns-repeated="4"/>
          <table:table-cell table:style-name="ce45" table:formula="of:=SUM([.V157:.Y157])" office:value-type="float" office:value="0" calcext:value-type="float">
            <text:p>0.00</text:p>
          </table:table-cell>
          <table:table-cell table:style-name="ce46" table:formula="of:=AVERAGE([.Z157]/100)" office:value-type="percentage" office:value="0" calcext:value-type="percentage">
            <text:p>0.00%</text:p>
          </table:table-cell>
          <table:table-cell table:style-name="ce47" table:formula="of:=IF([.Z157]&gt;93;&quot;A+&quot;;IF([.Z157]&gt;89;&quot;A&quot;;IF([.Z157]&gt;86;&quot;B+&quot;;IF([.Z157]&gt;82;&quot;B&quot;;IF([.Z157]&gt;79;&quot;B-&quot;;IF([.Z157]&gt;76;&quot;C+&quot;;IF([.Z157]&gt;72;&quot;C&quot;;IF([.Z157]&gt;69;&quot;C-&quot;;IF([.Z157]&gt;66;&quot;D+&quot;;IF([.Z157]&gt;62;&quot;D&quot;;IF([.Z15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6</text:p>
          </table:table-cell>
          <table:table-cell table:style-name="ce10" table:formula="of:=IF([.A158]=&quot;&quot;;&quot;&quot;;SUM([.C158:.T15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6</text:p>
          </table:table-cell>
          <table:table-cell table:style-name="ce38" table:number-columns-repeated="4"/>
          <table:table-cell table:style-name="ce45" table:formula="of:=SUM([.V158:.Y158])" office:value-type="float" office:value="0" calcext:value-type="float">
            <text:p>0.00</text:p>
          </table:table-cell>
          <table:table-cell table:style-name="ce46" table:formula="of:=AVERAGE([.Z158]/100)" office:value-type="percentage" office:value="0" calcext:value-type="percentage">
            <text:p>0.00%</text:p>
          </table:table-cell>
          <table:table-cell table:style-name="ce47" table:formula="of:=IF([.Z158]&gt;93;&quot;A+&quot;;IF([.Z158]&gt;89;&quot;A&quot;;IF([.Z158]&gt;86;&quot;B+&quot;;IF([.Z158]&gt;82;&quot;B&quot;;IF([.Z158]&gt;79;&quot;B-&quot;;IF([.Z158]&gt;76;&quot;C+&quot;;IF([.Z158]&gt;72;&quot;C&quot;;IF([.Z158]&gt;69;&quot;C-&quot;;IF([.Z158]&gt;66;&quot;D+&quot;;IF([.Z158]&gt;62;&quot;D&quot;;IF([.Z15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7</text:p>
          </table:table-cell>
          <table:table-cell table:style-name="ce10" table:formula="of:=IF([.A159]=&quot;&quot;;&quot;&quot;;SUM([.C159:.T15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7</text:p>
          </table:table-cell>
          <table:table-cell table:style-name="ce38" table:number-columns-repeated="4"/>
          <table:table-cell table:style-name="ce45" table:formula="of:=SUM([.V159:.Y159])" office:value-type="float" office:value="0" calcext:value-type="float">
            <text:p>0.00</text:p>
          </table:table-cell>
          <table:table-cell table:style-name="ce46" table:formula="of:=AVERAGE([.Z159]/100)" office:value-type="percentage" office:value="0" calcext:value-type="percentage">
            <text:p>0.00%</text:p>
          </table:table-cell>
          <table:table-cell table:style-name="ce47" table:formula="of:=IF([.Z159]&gt;93;&quot;A+&quot;;IF([.Z159]&gt;89;&quot;A&quot;;IF([.Z159]&gt;86;&quot;B+&quot;;IF([.Z159]&gt;82;&quot;B&quot;;IF([.Z159]&gt;79;&quot;B-&quot;;IF([.Z159]&gt;76;&quot;C+&quot;;IF([.Z159]&gt;72;&quot;C&quot;;IF([.Z159]&gt;69;&quot;C-&quot;;IF([.Z159]&gt;66;&quot;D+&quot;;IF([.Z159]&gt;62;&quot;D&quot;;IF([.Z15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8</text:p>
          </table:table-cell>
          <table:table-cell table:style-name="ce10" table:formula="of:=IF([.A160]=&quot;&quot;;&quot;&quot;;SUM([.C160:.T16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8</text:p>
          </table:table-cell>
          <table:table-cell table:style-name="ce38" table:number-columns-repeated="4"/>
          <table:table-cell table:style-name="ce45" table:formula="of:=SUM([.V160:.Y160])" office:value-type="float" office:value="0" calcext:value-type="float">
            <text:p>0.00</text:p>
          </table:table-cell>
          <table:table-cell table:style-name="ce46" table:formula="of:=AVERAGE([.Z160]/100)" office:value-type="percentage" office:value="0" calcext:value-type="percentage">
            <text:p>0.00%</text:p>
          </table:table-cell>
          <table:table-cell table:style-name="ce47" table:formula="of:=IF([.Z160]&gt;93;&quot;A+&quot;;IF([.Z160]&gt;89;&quot;A&quot;;IF([.Z160]&gt;86;&quot;B+&quot;;IF([.Z160]&gt;82;&quot;B&quot;;IF([.Z160]&gt;79;&quot;B-&quot;;IF([.Z160]&gt;76;&quot;C+&quot;;IF([.Z160]&gt;72;&quot;C&quot;;IF([.Z160]&gt;69;&quot;C-&quot;;IF([.Z160]&gt;66;&quot;D+&quot;;IF([.Z160]&gt;62;&quot;D&quot;;IF([.Z16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59</text:p>
          </table:table-cell>
          <table:table-cell table:style-name="ce10" table:formula="of:=IF([.A161]=&quot;&quot;;&quot;&quot;;SUM([.C161:.T16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59</text:p>
          </table:table-cell>
          <table:table-cell table:style-name="ce38" table:number-columns-repeated="4"/>
          <table:table-cell table:style-name="ce45" table:formula="of:=SUM([.V161:.Y161])" office:value-type="float" office:value="0" calcext:value-type="float">
            <text:p>0.00</text:p>
          </table:table-cell>
          <table:table-cell table:style-name="ce46" table:formula="of:=AVERAGE([.Z161]/100)" office:value-type="percentage" office:value="0" calcext:value-type="percentage">
            <text:p>0.00%</text:p>
          </table:table-cell>
          <table:table-cell table:style-name="ce47" table:formula="of:=IF([.Z161]&gt;93;&quot;A+&quot;;IF([.Z161]&gt;89;&quot;A&quot;;IF([.Z161]&gt;86;&quot;B+&quot;;IF([.Z161]&gt;82;&quot;B&quot;;IF([.Z161]&gt;79;&quot;B-&quot;;IF([.Z161]&gt;76;&quot;C+&quot;;IF([.Z161]&gt;72;&quot;C&quot;;IF([.Z161]&gt;69;&quot;C-&quot;;IF([.Z161]&gt;66;&quot;D+&quot;;IF([.Z161]&gt;62;&quot;D&quot;;IF([.Z16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0</text:p>
          </table:table-cell>
          <table:table-cell table:style-name="ce10" table:formula="of:=IF([.A162]=&quot;&quot;;&quot;&quot;;SUM([.C162:.T16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0</text:p>
          </table:table-cell>
          <table:table-cell table:style-name="ce38" table:number-columns-repeated="4"/>
          <table:table-cell table:style-name="ce45" table:formula="of:=SUM([.V162:.Y162])" office:value-type="float" office:value="0" calcext:value-type="float">
            <text:p>0.00</text:p>
          </table:table-cell>
          <table:table-cell table:style-name="ce46" table:formula="of:=AVERAGE([.Z162]/100)" office:value-type="percentage" office:value="0" calcext:value-type="percentage">
            <text:p>0.00%</text:p>
          </table:table-cell>
          <table:table-cell table:style-name="ce47" table:formula="of:=IF([.Z162]&gt;93;&quot;A+&quot;;IF([.Z162]&gt;89;&quot;A&quot;;IF([.Z162]&gt;86;&quot;B+&quot;;IF([.Z162]&gt;82;&quot;B&quot;;IF([.Z162]&gt;79;&quot;B-&quot;;IF([.Z162]&gt;76;&quot;C+&quot;;IF([.Z162]&gt;72;&quot;C&quot;;IF([.Z162]&gt;69;&quot;C-&quot;;IF([.Z162]&gt;66;&quot;D+&quot;;IF([.Z162]&gt;62;&quot;D&quot;;IF([.Z16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1</text:p>
          </table:table-cell>
          <table:table-cell table:style-name="ce10" table:formula="of:=IF([.A163]=&quot;&quot;;&quot;&quot;;SUM([.C163:.T16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1</text:p>
          </table:table-cell>
          <table:table-cell table:style-name="ce38" table:number-columns-repeated="4"/>
          <table:table-cell table:style-name="ce45" table:formula="of:=SUM([.V163:.Y163])" office:value-type="float" office:value="0" calcext:value-type="float">
            <text:p>0.00</text:p>
          </table:table-cell>
          <table:table-cell table:style-name="ce46" table:formula="of:=AVERAGE([.Z163]/100)" office:value-type="percentage" office:value="0" calcext:value-type="percentage">
            <text:p>0.00%</text:p>
          </table:table-cell>
          <table:table-cell table:style-name="ce47" table:formula="of:=IF([.Z163]&gt;93;&quot;A+&quot;;IF([.Z163]&gt;89;&quot;A&quot;;IF([.Z163]&gt;86;&quot;B+&quot;;IF([.Z163]&gt;82;&quot;B&quot;;IF([.Z163]&gt;79;&quot;B-&quot;;IF([.Z163]&gt;76;&quot;C+&quot;;IF([.Z163]&gt;72;&quot;C&quot;;IF([.Z163]&gt;69;&quot;C-&quot;;IF([.Z163]&gt;66;&quot;D+&quot;;IF([.Z163]&gt;62;&quot;D&quot;;IF([.Z16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2</text:p>
          </table:table-cell>
          <table:table-cell table:style-name="ce10" table:formula="of:=IF([.A164]=&quot;&quot;;&quot;&quot;;SUM([.C164:.T16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2</text:p>
          </table:table-cell>
          <table:table-cell table:style-name="ce38" table:number-columns-repeated="4"/>
          <table:table-cell table:style-name="ce45" table:formula="of:=SUM([.V164:.Y164])" office:value-type="float" office:value="0" calcext:value-type="float">
            <text:p>0.00</text:p>
          </table:table-cell>
          <table:table-cell table:style-name="ce46" table:formula="of:=AVERAGE([.Z164]/100)" office:value-type="percentage" office:value="0" calcext:value-type="percentage">
            <text:p>0.00%</text:p>
          </table:table-cell>
          <table:table-cell table:style-name="ce47" table:formula="of:=IF([.Z164]&gt;93;&quot;A+&quot;;IF([.Z164]&gt;89;&quot;A&quot;;IF([.Z164]&gt;86;&quot;B+&quot;;IF([.Z164]&gt;82;&quot;B&quot;;IF([.Z164]&gt;79;&quot;B-&quot;;IF([.Z164]&gt;76;&quot;C+&quot;;IF([.Z164]&gt;72;&quot;C&quot;;IF([.Z164]&gt;69;&quot;C-&quot;;IF([.Z164]&gt;66;&quot;D+&quot;;IF([.Z164]&gt;62;&quot;D&quot;;IF([.Z16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3</text:p>
          </table:table-cell>
          <table:table-cell table:style-name="ce10" table:formula="of:=IF([.A165]=&quot;&quot;;&quot;&quot;;SUM([.C165:.T16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3</text:p>
          </table:table-cell>
          <table:table-cell table:style-name="ce38" table:number-columns-repeated="4"/>
          <table:table-cell table:style-name="ce45" table:formula="of:=SUM([.V165:.Y165])" office:value-type="float" office:value="0" calcext:value-type="float">
            <text:p>0.00</text:p>
          </table:table-cell>
          <table:table-cell table:style-name="ce46" table:formula="of:=AVERAGE([.Z165]/100)" office:value-type="percentage" office:value="0" calcext:value-type="percentage">
            <text:p>0.00%</text:p>
          </table:table-cell>
          <table:table-cell table:style-name="ce47" table:formula="of:=IF([.Z165]&gt;93;&quot;A+&quot;;IF([.Z165]&gt;89;&quot;A&quot;;IF([.Z165]&gt;86;&quot;B+&quot;;IF([.Z165]&gt;82;&quot;B&quot;;IF([.Z165]&gt;79;&quot;B-&quot;;IF([.Z165]&gt;76;&quot;C+&quot;;IF([.Z165]&gt;72;&quot;C&quot;;IF([.Z165]&gt;69;&quot;C-&quot;;IF([.Z165]&gt;66;&quot;D+&quot;;IF([.Z165]&gt;62;&quot;D&quot;;IF([.Z16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4</text:p>
          </table:table-cell>
          <table:table-cell table:style-name="ce10" table:formula="of:=IF([.A166]=&quot;&quot;;&quot;&quot;;SUM([.C166:.T16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4</text:p>
          </table:table-cell>
          <table:table-cell table:style-name="ce38" table:number-columns-repeated="4"/>
          <table:table-cell table:style-name="ce45" table:formula="of:=SUM([.V166:.Y166])" office:value-type="float" office:value="0" calcext:value-type="float">
            <text:p>0.00</text:p>
          </table:table-cell>
          <table:table-cell table:style-name="ce46" table:formula="of:=AVERAGE([.Z166]/100)" office:value-type="percentage" office:value="0" calcext:value-type="percentage">
            <text:p>0.00%</text:p>
          </table:table-cell>
          <table:table-cell table:style-name="ce47" table:formula="of:=IF([.Z166]&gt;93;&quot;A+&quot;;IF([.Z166]&gt;89;&quot;A&quot;;IF([.Z166]&gt;86;&quot;B+&quot;;IF([.Z166]&gt;82;&quot;B&quot;;IF([.Z166]&gt;79;&quot;B-&quot;;IF([.Z166]&gt;76;&quot;C+&quot;;IF([.Z166]&gt;72;&quot;C&quot;;IF([.Z166]&gt;69;&quot;C-&quot;;IF([.Z166]&gt;66;&quot;D+&quot;;IF([.Z166]&gt;62;&quot;D&quot;;IF([.Z16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5</text:p>
          </table:table-cell>
          <table:table-cell table:style-name="ce10" table:formula="of:=IF([.A167]=&quot;&quot;;&quot;&quot;;SUM([.C167:.T16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5</text:p>
          </table:table-cell>
          <table:table-cell table:style-name="ce38" table:number-columns-repeated="4"/>
          <table:table-cell table:style-name="ce45" table:formula="of:=SUM([.V167:.Y167])" office:value-type="float" office:value="0" calcext:value-type="float">
            <text:p>0.00</text:p>
          </table:table-cell>
          <table:table-cell table:style-name="ce46" table:formula="of:=AVERAGE([.Z167]/100)" office:value-type="percentage" office:value="0" calcext:value-type="percentage">
            <text:p>0.00%</text:p>
          </table:table-cell>
          <table:table-cell table:style-name="ce47" table:formula="of:=IF([.Z167]&gt;93;&quot;A+&quot;;IF([.Z167]&gt;89;&quot;A&quot;;IF([.Z167]&gt;86;&quot;B+&quot;;IF([.Z167]&gt;82;&quot;B&quot;;IF([.Z167]&gt;79;&quot;B-&quot;;IF([.Z167]&gt;76;&quot;C+&quot;;IF([.Z167]&gt;72;&quot;C&quot;;IF([.Z167]&gt;69;&quot;C-&quot;;IF([.Z167]&gt;66;&quot;D+&quot;;IF([.Z167]&gt;62;&quot;D&quot;;IF([.Z16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6</text:p>
          </table:table-cell>
          <table:table-cell table:style-name="ce10" table:formula="of:=IF([.A168]=&quot;&quot;;&quot;&quot;;SUM([.C168:.T16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6</text:p>
          </table:table-cell>
          <table:table-cell table:style-name="ce38" table:number-columns-repeated="4"/>
          <table:table-cell table:style-name="ce45" table:formula="of:=SUM([.V168:.Y168])" office:value-type="float" office:value="0" calcext:value-type="float">
            <text:p>0.00</text:p>
          </table:table-cell>
          <table:table-cell table:style-name="ce46" table:formula="of:=AVERAGE([.Z168]/100)" office:value-type="percentage" office:value="0" calcext:value-type="percentage">
            <text:p>0.00%</text:p>
          </table:table-cell>
          <table:table-cell table:style-name="ce47" table:formula="of:=IF([.Z168]&gt;93;&quot;A+&quot;;IF([.Z168]&gt;89;&quot;A&quot;;IF([.Z168]&gt;86;&quot;B+&quot;;IF([.Z168]&gt;82;&quot;B&quot;;IF([.Z168]&gt;79;&quot;B-&quot;;IF([.Z168]&gt;76;&quot;C+&quot;;IF([.Z168]&gt;72;&quot;C&quot;;IF([.Z168]&gt;69;&quot;C-&quot;;IF([.Z168]&gt;66;&quot;D+&quot;;IF([.Z168]&gt;62;&quot;D&quot;;IF([.Z16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7</text:p>
          </table:table-cell>
          <table:table-cell table:style-name="ce10" table:formula="of:=IF([.A169]=&quot;&quot;;&quot;&quot;;SUM([.C169:.T16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7</text:p>
          </table:table-cell>
          <table:table-cell table:style-name="ce38" table:number-columns-repeated="4"/>
          <table:table-cell table:style-name="ce45" table:formula="of:=SUM([.V169:.Y169])" office:value-type="float" office:value="0" calcext:value-type="float">
            <text:p>0.00</text:p>
          </table:table-cell>
          <table:table-cell table:style-name="ce46" table:formula="of:=AVERAGE([.Z169]/100)" office:value-type="percentage" office:value="0" calcext:value-type="percentage">
            <text:p>0.00%</text:p>
          </table:table-cell>
          <table:table-cell table:style-name="ce47" table:formula="of:=IF([.Z169]&gt;93;&quot;A+&quot;;IF([.Z169]&gt;89;&quot;A&quot;;IF([.Z169]&gt;86;&quot;B+&quot;;IF([.Z169]&gt;82;&quot;B&quot;;IF([.Z169]&gt;79;&quot;B-&quot;;IF([.Z169]&gt;76;&quot;C+&quot;;IF([.Z169]&gt;72;&quot;C&quot;;IF([.Z169]&gt;69;&quot;C-&quot;;IF([.Z169]&gt;66;&quot;D+&quot;;IF([.Z169]&gt;62;&quot;D&quot;;IF([.Z16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8</text:p>
          </table:table-cell>
          <table:table-cell table:style-name="ce10" table:formula="of:=IF([.A170]=&quot;&quot;;&quot;&quot;;SUM([.C170:.T17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8</text:p>
          </table:table-cell>
          <table:table-cell table:style-name="ce38" table:number-columns-repeated="4"/>
          <table:table-cell table:style-name="ce45" table:formula="of:=SUM([.V170:.Y170])" office:value-type="float" office:value="0" calcext:value-type="float">
            <text:p>0.00</text:p>
          </table:table-cell>
          <table:table-cell table:style-name="ce46" table:formula="of:=AVERAGE([.Z170]/100)" office:value-type="percentage" office:value="0" calcext:value-type="percentage">
            <text:p>0.00%</text:p>
          </table:table-cell>
          <table:table-cell table:style-name="ce47" table:formula="of:=IF([.Z170]&gt;93;&quot;A+&quot;;IF([.Z170]&gt;89;&quot;A&quot;;IF([.Z170]&gt;86;&quot;B+&quot;;IF([.Z170]&gt;82;&quot;B&quot;;IF([.Z170]&gt;79;&quot;B-&quot;;IF([.Z170]&gt;76;&quot;C+&quot;;IF([.Z170]&gt;72;&quot;C&quot;;IF([.Z170]&gt;69;&quot;C-&quot;;IF([.Z170]&gt;66;&quot;D+&quot;;IF([.Z170]&gt;62;&quot;D&quot;;IF([.Z17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69</text:p>
          </table:table-cell>
          <table:table-cell table:style-name="ce10" table:formula="of:=IF([.A171]=&quot;&quot;;&quot;&quot;;SUM([.C171:.T17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69</text:p>
          </table:table-cell>
          <table:table-cell table:style-name="ce38" table:number-columns-repeated="4"/>
          <table:table-cell table:style-name="ce45" table:formula="of:=SUM([.V171:.Y171])" office:value-type="float" office:value="0" calcext:value-type="float">
            <text:p>0.00</text:p>
          </table:table-cell>
          <table:table-cell table:style-name="ce46" table:formula="of:=AVERAGE([.Z171]/100)" office:value-type="percentage" office:value="0" calcext:value-type="percentage">
            <text:p>0.00%</text:p>
          </table:table-cell>
          <table:table-cell table:style-name="ce47" table:formula="of:=IF([.Z171]&gt;93;&quot;A+&quot;;IF([.Z171]&gt;89;&quot;A&quot;;IF([.Z171]&gt;86;&quot;B+&quot;;IF([.Z171]&gt;82;&quot;B&quot;;IF([.Z171]&gt;79;&quot;B-&quot;;IF([.Z171]&gt;76;&quot;C+&quot;;IF([.Z171]&gt;72;&quot;C&quot;;IF([.Z171]&gt;69;&quot;C-&quot;;IF([.Z171]&gt;66;&quot;D+&quot;;IF([.Z171]&gt;62;&quot;D&quot;;IF([.Z17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0</text:p>
          </table:table-cell>
          <table:table-cell table:style-name="ce10" table:formula="of:=IF([.A172]=&quot;&quot;;&quot;&quot;;SUM([.C172:.T17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0</text:p>
          </table:table-cell>
          <table:table-cell table:style-name="ce38" table:number-columns-repeated="4"/>
          <table:table-cell table:style-name="ce45" table:formula="of:=SUM([.V172:.Y172])" office:value-type="float" office:value="0" calcext:value-type="float">
            <text:p>0.00</text:p>
          </table:table-cell>
          <table:table-cell table:style-name="ce46" table:formula="of:=AVERAGE([.Z172]/100)" office:value-type="percentage" office:value="0" calcext:value-type="percentage">
            <text:p>0.00%</text:p>
          </table:table-cell>
          <table:table-cell table:style-name="ce47" table:formula="of:=IF([.Z172]&gt;93;&quot;A+&quot;;IF([.Z172]&gt;89;&quot;A&quot;;IF([.Z172]&gt;86;&quot;B+&quot;;IF([.Z172]&gt;82;&quot;B&quot;;IF([.Z172]&gt;79;&quot;B-&quot;;IF([.Z172]&gt;76;&quot;C+&quot;;IF([.Z172]&gt;72;&quot;C&quot;;IF([.Z172]&gt;69;&quot;C-&quot;;IF([.Z172]&gt;66;&quot;D+&quot;;IF([.Z172]&gt;62;&quot;D&quot;;IF([.Z17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1</text:p>
          </table:table-cell>
          <table:table-cell table:style-name="ce10" table:formula="of:=IF([.A173]=&quot;&quot;;&quot;&quot;;SUM([.C173:.T17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1</text:p>
          </table:table-cell>
          <table:table-cell table:style-name="ce38" table:number-columns-repeated="4"/>
          <table:table-cell table:style-name="ce45" table:formula="of:=SUM([.V173:.Y173])" office:value-type="float" office:value="0" calcext:value-type="float">
            <text:p>0.00</text:p>
          </table:table-cell>
          <table:table-cell table:style-name="ce46" table:formula="of:=AVERAGE([.Z173]/100)" office:value-type="percentage" office:value="0" calcext:value-type="percentage">
            <text:p>0.00%</text:p>
          </table:table-cell>
          <table:table-cell table:style-name="ce47" table:formula="of:=IF([.Z173]&gt;93;&quot;A+&quot;;IF([.Z173]&gt;89;&quot;A&quot;;IF([.Z173]&gt;86;&quot;B+&quot;;IF([.Z173]&gt;82;&quot;B&quot;;IF([.Z173]&gt;79;&quot;B-&quot;;IF([.Z173]&gt;76;&quot;C+&quot;;IF([.Z173]&gt;72;&quot;C&quot;;IF([.Z173]&gt;69;&quot;C-&quot;;IF([.Z173]&gt;66;&quot;D+&quot;;IF([.Z173]&gt;62;&quot;D&quot;;IF([.Z17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2</text:p>
          </table:table-cell>
          <table:table-cell table:style-name="ce10" table:formula="of:=IF([.A174]=&quot;&quot;;&quot;&quot;;SUM([.C174:.T17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2</text:p>
          </table:table-cell>
          <table:table-cell table:style-name="ce38" table:number-columns-repeated="4"/>
          <table:table-cell table:style-name="ce45" table:formula="of:=SUM([.V174:.Y174])" office:value-type="float" office:value="0" calcext:value-type="float">
            <text:p>0.00</text:p>
          </table:table-cell>
          <table:table-cell table:style-name="ce46" table:formula="of:=AVERAGE([.Z174]/100)" office:value-type="percentage" office:value="0" calcext:value-type="percentage">
            <text:p>0.00%</text:p>
          </table:table-cell>
          <table:table-cell table:style-name="ce47" table:formula="of:=IF([.Z174]&gt;93;&quot;A+&quot;;IF([.Z174]&gt;89;&quot;A&quot;;IF([.Z174]&gt;86;&quot;B+&quot;;IF([.Z174]&gt;82;&quot;B&quot;;IF([.Z174]&gt;79;&quot;B-&quot;;IF([.Z174]&gt;76;&quot;C+&quot;;IF([.Z174]&gt;72;&quot;C&quot;;IF([.Z174]&gt;69;&quot;C-&quot;;IF([.Z174]&gt;66;&quot;D+&quot;;IF([.Z174]&gt;62;&quot;D&quot;;IF([.Z17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3</text:p>
          </table:table-cell>
          <table:table-cell table:style-name="ce10" table:formula="of:=IF([.A175]=&quot;&quot;;&quot;&quot;;SUM([.C175:.T17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3</text:p>
          </table:table-cell>
          <table:table-cell table:style-name="ce38" table:number-columns-repeated="4"/>
          <table:table-cell table:style-name="ce45" table:formula="of:=SUM([.V175:.Y175])" office:value-type="float" office:value="0" calcext:value-type="float">
            <text:p>0.00</text:p>
          </table:table-cell>
          <table:table-cell table:style-name="ce46" table:formula="of:=AVERAGE([.Z175]/100)" office:value-type="percentage" office:value="0" calcext:value-type="percentage">
            <text:p>0.00%</text:p>
          </table:table-cell>
          <table:table-cell table:style-name="ce47" table:formula="of:=IF([.Z175]&gt;93;&quot;A+&quot;;IF([.Z175]&gt;89;&quot;A&quot;;IF([.Z175]&gt;86;&quot;B+&quot;;IF([.Z175]&gt;82;&quot;B&quot;;IF([.Z175]&gt;79;&quot;B-&quot;;IF([.Z175]&gt;76;&quot;C+&quot;;IF([.Z175]&gt;72;&quot;C&quot;;IF([.Z175]&gt;69;&quot;C-&quot;;IF([.Z175]&gt;66;&quot;D+&quot;;IF([.Z175]&gt;62;&quot;D&quot;;IF([.Z17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4</text:p>
          </table:table-cell>
          <table:table-cell table:style-name="ce10" table:formula="of:=IF([.A176]=&quot;&quot;;&quot;&quot;;SUM([.C176:.T17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4</text:p>
          </table:table-cell>
          <table:table-cell table:style-name="ce38" table:number-columns-repeated="4"/>
          <table:table-cell table:style-name="ce45" table:formula="of:=SUM([.V176:.Y176])" office:value-type="float" office:value="0" calcext:value-type="float">
            <text:p>0.00</text:p>
          </table:table-cell>
          <table:table-cell table:style-name="ce46" table:formula="of:=AVERAGE([.Z176]/100)" office:value-type="percentage" office:value="0" calcext:value-type="percentage">
            <text:p>0.00%</text:p>
          </table:table-cell>
          <table:table-cell table:style-name="ce47" table:formula="of:=IF([.Z176]&gt;93;&quot;A+&quot;;IF([.Z176]&gt;89;&quot;A&quot;;IF([.Z176]&gt;86;&quot;B+&quot;;IF([.Z176]&gt;82;&quot;B&quot;;IF([.Z176]&gt;79;&quot;B-&quot;;IF([.Z176]&gt;76;&quot;C+&quot;;IF([.Z176]&gt;72;&quot;C&quot;;IF([.Z176]&gt;69;&quot;C-&quot;;IF([.Z176]&gt;66;&quot;D+&quot;;IF([.Z176]&gt;62;&quot;D&quot;;IF([.Z17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5</text:p>
          </table:table-cell>
          <table:table-cell table:style-name="ce10" table:formula="of:=IF([.A177]=&quot;&quot;;&quot;&quot;;SUM([.C177:.T17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5</text:p>
          </table:table-cell>
          <table:table-cell table:style-name="ce38" table:number-columns-repeated="4"/>
          <table:table-cell table:style-name="ce45" table:formula="of:=SUM([.V177:.Y177])" office:value-type="float" office:value="0" calcext:value-type="float">
            <text:p>0.00</text:p>
          </table:table-cell>
          <table:table-cell table:style-name="ce46" table:formula="of:=AVERAGE([.Z177]/100)" office:value-type="percentage" office:value="0" calcext:value-type="percentage">
            <text:p>0.00%</text:p>
          </table:table-cell>
          <table:table-cell table:style-name="ce47" table:formula="of:=IF([.Z177]&gt;93;&quot;A+&quot;;IF([.Z177]&gt;89;&quot;A&quot;;IF([.Z177]&gt;86;&quot;B+&quot;;IF([.Z177]&gt;82;&quot;B&quot;;IF([.Z177]&gt;79;&quot;B-&quot;;IF([.Z177]&gt;76;&quot;C+&quot;;IF([.Z177]&gt;72;&quot;C&quot;;IF([.Z177]&gt;69;&quot;C-&quot;;IF([.Z177]&gt;66;&quot;D+&quot;;IF([.Z177]&gt;62;&quot;D&quot;;IF([.Z17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6</text:p>
          </table:table-cell>
          <table:table-cell table:style-name="ce10" table:formula="of:=IF([.A178]=&quot;&quot;;&quot;&quot;;SUM([.C178:.T17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6</text:p>
          </table:table-cell>
          <table:table-cell table:style-name="ce38" table:number-columns-repeated="4"/>
          <table:table-cell table:style-name="ce45" table:formula="of:=SUM([.V178:.Y178])" office:value-type="float" office:value="0" calcext:value-type="float">
            <text:p>0.00</text:p>
          </table:table-cell>
          <table:table-cell table:style-name="ce46" table:formula="of:=AVERAGE([.Z178]/100)" office:value-type="percentage" office:value="0" calcext:value-type="percentage">
            <text:p>0.00%</text:p>
          </table:table-cell>
          <table:table-cell table:style-name="ce47" table:formula="of:=IF([.Z178]&gt;93;&quot;A+&quot;;IF([.Z178]&gt;89;&quot;A&quot;;IF([.Z178]&gt;86;&quot;B+&quot;;IF([.Z178]&gt;82;&quot;B&quot;;IF([.Z178]&gt;79;&quot;B-&quot;;IF([.Z178]&gt;76;&quot;C+&quot;;IF([.Z178]&gt;72;&quot;C&quot;;IF([.Z178]&gt;69;&quot;C-&quot;;IF([.Z178]&gt;66;&quot;D+&quot;;IF([.Z178]&gt;62;&quot;D&quot;;IF([.Z17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7</text:p>
          </table:table-cell>
          <table:table-cell table:style-name="ce10" table:formula="of:=IF([.A179]=&quot;&quot;;&quot;&quot;;SUM([.C179:.T17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7</text:p>
          </table:table-cell>
          <table:table-cell table:style-name="ce38" table:number-columns-repeated="4"/>
          <table:table-cell table:style-name="ce45" table:formula="of:=SUM([.V179:.Y179])" office:value-type="float" office:value="0" calcext:value-type="float">
            <text:p>0.00</text:p>
          </table:table-cell>
          <table:table-cell table:style-name="ce46" table:formula="of:=AVERAGE([.Z179]/100)" office:value-type="percentage" office:value="0" calcext:value-type="percentage">
            <text:p>0.00%</text:p>
          </table:table-cell>
          <table:table-cell table:style-name="ce47" table:formula="of:=IF([.Z179]&gt;93;&quot;A+&quot;;IF([.Z179]&gt;89;&quot;A&quot;;IF([.Z179]&gt;86;&quot;B+&quot;;IF([.Z179]&gt;82;&quot;B&quot;;IF([.Z179]&gt;79;&quot;B-&quot;;IF([.Z179]&gt;76;&quot;C+&quot;;IF([.Z179]&gt;72;&quot;C&quot;;IF([.Z179]&gt;69;&quot;C-&quot;;IF([.Z179]&gt;66;&quot;D+&quot;;IF([.Z179]&gt;62;&quot;D&quot;;IF([.Z17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8</text:p>
          </table:table-cell>
          <table:table-cell table:style-name="ce10" table:formula="of:=IF([.A180]=&quot;&quot;;&quot;&quot;;SUM([.C180:.T18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8</text:p>
          </table:table-cell>
          <table:table-cell table:style-name="ce38" table:number-columns-repeated="4"/>
          <table:table-cell table:style-name="ce45" table:formula="of:=SUM([.V180:.Y180])" office:value-type="float" office:value="0" calcext:value-type="float">
            <text:p>0.00</text:p>
          </table:table-cell>
          <table:table-cell table:style-name="ce46" table:formula="of:=AVERAGE([.Z180]/100)" office:value-type="percentage" office:value="0" calcext:value-type="percentage">
            <text:p>0.00%</text:p>
          </table:table-cell>
          <table:table-cell table:style-name="ce47" table:formula="of:=IF([.Z180]&gt;93;&quot;A+&quot;;IF([.Z180]&gt;89;&quot;A&quot;;IF([.Z180]&gt;86;&quot;B+&quot;;IF([.Z180]&gt;82;&quot;B&quot;;IF([.Z180]&gt;79;&quot;B-&quot;;IF([.Z180]&gt;76;&quot;C+&quot;;IF([.Z180]&gt;72;&quot;C&quot;;IF([.Z180]&gt;69;&quot;C-&quot;;IF([.Z180]&gt;66;&quot;D+&quot;;IF([.Z180]&gt;62;&quot;D&quot;;IF([.Z18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79</text:p>
          </table:table-cell>
          <table:table-cell table:style-name="ce10" table:formula="of:=IF([.A181]=&quot;&quot;;&quot;&quot;;SUM([.C181:.T18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79</text:p>
          </table:table-cell>
          <table:table-cell table:style-name="ce38" table:number-columns-repeated="4"/>
          <table:table-cell table:style-name="ce45" table:formula="of:=SUM([.V181:.Y181])" office:value-type="float" office:value="0" calcext:value-type="float">
            <text:p>0.00</text:p>
          </table:table-cell>
          <table:table-cell table:style-name="ce46" table:formula="of:=AVERAGE([.Z181]/100)" office:value-type="percentage" office:value="0" calcext:value-type="percentage">
            <text:p>0.00%</text:p>
          </table:table-cell>
          <table:table-cell table:style-name="ce47" table:formula="of:=IF([.Z181]&gt;93;&quot;A+&quot;;IF([.Z181]&gt;89;&quot;A&quot;;IF([.Z181]&gt;86;&quot;B+&quot;;IF([.Z181]&gt;82;&quot;B&quot;;IF([.Z181]&gt;79;&quot;B-&quot;;IF([.Z181]&gt;76;&quot;C+&quot;;IF([.Z181]&gt;72;&quot;C&quot;;IF([.Z181]&gt;69;&quot;C-&quot;;IF([.Z181]&gt;66;&quot;D+&quot;;IF([.Z181]&gt;62;&quot;D&quot;;IF([.Z18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0</text:p>
          </table:table-cell>
          <table:table-cell table:style-name="ce10" table:formula="of:=IF([.A182]=&quot;&quot;;&quot;&quot;;SUM([.C182:.T18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0</text:p>
          </table:table-cell>
          <table:table-cell table:style-name="ce38" table:number-columns-repeated="4"/>
          <table:table-cell table:style-name="ce45" table:formula="of:=SUM([.V182:.Y182])" office:value-type="float" office:value="0" calcext:value-type="float">
            <text:p>0.00</text:p>
          </table:table-cell>
          <table:table-cell table:style-name="ce46" table:formula="of:=AVERAGE([.Z182]/100)" office:value-type="percentage" office:value="0" calcext:value-type="percentage">
            <text:p>0.00%</text:p>
          </table:table-cell>
          <table:table-cell table:style-name="ce47" table:formula="of:=IF([.Z182]&gt;93;&quot;A+&quot;;IF([.Z182]&gt;89;&quot;A&quot;;IF([.Z182]&gt;86;&quot;B+&quot;;IF([.Z182]&gt;82;&quot;B&quot;;IF([.Z182]&gt;79;&quot;B-&quot;;IF([.Z182]&gt;76;&quot;C+&quot;;IF([.Z182]&gt;72;&quot;C&quot;;IF([.Z182]&gt;69;&quot;C-&quot;;IF([.Z182]&gt;66;&quot;D+&quot;;IF([.Z182]&gt;62;&quot;D&quot;;IF([.Z18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1</text:p>
          </table:table-cell>
          <table:table-cell table:style-name="ce10" table:formula="of:=IF([.A183]=&quot;&quot;;&quot;&quot;;SUM([.C183:.T18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1</text:p>
          </table:table-cell>
          <table:table-cell table:style-name="ce38" table:number-columns-repeated="4"/>
          <table:table-cell table:style-name="ce45" table:formula="of:=SUM([.V183:.Y183])" office:value-type="float" office:value="0" calcext:value-type="float">
            <text:p>0.00</text:p>
          </table:table-cell>
          <table:table-cell table:style-name="ce46" table:formula="of:=AVERAGE([.Z183]/100)" office:value-type="percentage" office:value="0" calcext:value-type="percentage">
            <text:p>0.00%</text:p>
          </table:table-cell>
          <table:table-cell table:style-name="ce47" table:formula="of:=IF([.Z183]&gt;93;&quot;A+&quot;;IF([.Z183]&gt;89;&quot;A&quot;;IF([.Z183]&gt;86;&quot;B+&quot;;IF([.Z183]&gt;82;&quot;B&quot;;IF([.Z183]&gt;79;&quot;B-&quot;;IF([.Z183]&gt;76;&quot;C+&quot;;IF([.Z183]&gt;72;&quot;C&quot;;IF([.Z183]&gt;69;&quot;C-&quot;;IF([.Z183]&gt;66;&quot;D+&quot;;IF([.Z183]&gt;62;&quot;D&quot;;IF([.Z18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2</text:p>
          </table:table-cell>
          <table:table-cell table:style-name="ce10" table:formula="of:=IF([.A184]=&quot;&quot;;&quot;&quot;;SUM([.C184:.T18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2</text:p>
          </table:table-cell>
          <table:table-cell table:style-name="ce38" table:number-columns-repeated="4"/>
          <table:table-cell table:style-name="ce45" table:formula="of:=SUM([.V184:.Y184])" office:value-type="float" office:value="0" calcext:value-type="float">
            <text:p>0.00</text:p>
          </table:table-cell>
          <table:table-cell table:style-name="ce46" table:formula="of:=AVERAGE([.Z184]/100)" office:value-type="percentage" office:value="0" calcext:value-type="percentage">
            <text:p>0.00%</text:p>
          </table:table-cell>
          <table:table-cell table:style-name="ce47" table:formula="of:=IF([.Z184]&gt;93;&quot;A+&quot;;IF([.Z184]&gt;89;&quot;A&quot;;IF([.Z184]&gt;86;&quot;B+&quot;;IF([.Z184]&gt;82;&quot;B&quot;;IF([.Z184]&gt;79;&quot;B-&quot;;IF([.Z184]&gt;76;&quot;C+&quot;;IF([.Z184]&gt;72;&quot;C&quot;;IF([.Z184]&gt;69;&quot;C-&quot;;IF([.Z184]&gt;66;&quot;D+&quot;;IF([.Z184]&gt;62;&quot;D&quot;;IF([.Z18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3</text:p>
          </table:table-cell>
          <table:table-cell table:style-name="ce10" table:formula="of:=IF([.A185]=&quot;&quot;;&quot;&quot;;SUM([.C185:.T18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3</text:p>
          </table:table-cell>
          <table:table-cell table:style-name="ce38" table:number-columns-repeated="4"/>
          <table:table-cell table:style-name="ce45" table:formula="of:=SUM([.V185:.Y185])" office:value-type="float" office:value="0" calcext:value-type="float">
            <text:p>0.00</text:p>
          </table:table-cell>
          <table:table-cell table:style-name="ce46" table:formula="of:=AVERAGE([.Z185]/100)" office:value-type="percentage" office:value="0" calcext:value-type="percentage">
            <text:p>0.00%</text:p>
          </table:table-cell>
          <table:table-cell table:style-name="ce47" table:formula="of:=IF([.Z185]&gt;93;&quot;A+&quot;;IF([.Z185]&gt;89;&quot;A&quot;;IF([.Z185]&gt;86;&quot;B+&quot;;IF([.Z185]&gt;82;&quot;B&quot;;IF([.Z185]&gt;79;&quot;B-&quot;;IF([.Z185]&gt;76;&quot;C+&quot;;IF([.Z185]&gt;72;&quot;C&quot;;IF([.Z185]&gt;69;&quot;C-&quot;;IF([.Z185]&gt;66;&quot;D+&quot;;IF([.Z185]&gt;62;&quot;D&quot;;IF([.Z18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4</text:p>
          </table:table-cell>
          <table:table-cell table:style-name="ce10" table:formula="of:=IF([.A186]=&quot;&quot;;&quot;&quot;;SUM([.C186:.T18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4</text:p>
          </table:table-cell>
          <table:table-cell table:style-name="ce38" table:number-columns-repeated="4"/>
          <table:table-cell table:style-name="ce45" table:formula="of:=SUM([.V186:.Y186])" office:value-type="float" office:value="0" calcext:value-type="float">
            <text:p>0.00</text:p>
          </table:table-cell>
          <table:table-cell table:style-name="ce46" table:formula="of:=AVERAGE([.Z186]/100)" office:value-type="percentage" office:value="0" calcext:value-type="percentage">
            <text:p>0.00%</text:p>
          </table:table-cell>
          <table:table-cell table:style-name="ce47" table:formula="of:=IF([.Z186]&gt;93;&quot;A+&quot;;IF([.Z186]&gt;89;&quot;A&quot;;IF([.Z186]&gt;86;&quot;B+&quot;;IF([.Z186]&gt;82;&quot;B&quot;;IF([.Z186]&gt;79;&quot;B-&quot;;IF([.Z186]&gt;76;&quot;C+&quot;;IF([.Z186]&gt;72;&quot;C&quot;;IF([.Z186]&gt;69;&quot;C-&quot;;IF([.Z186]&gt;66;&quot;D+&quot;;IF([.Z186]&gt;62;&quot;D&quot;;IF([.Z18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5</text:p>
          </table:table-cell>
          <table:table-cell table:style-name="ce10" table:formula="of:=IF([.A187]=&quot;&quot;;&quot;&quot;;SUM([.C187:.T18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5</text:p>
          </table:table-cell>
          <table:table-cell table:style-name="ce38" table:number-columns-repeated="4"/>
          <table:table-cell table:style-name="ce45" table:formula="of:=SUM([.V187:.Y187])" office:value-type="float" office:value="0" calcext:value-type="float">
            <text:p>0.00</text:p>
          </table:table-cell>
          <table:table-cell table:style-name="ce46" table:formula="of:=AVERAGE([.Z187]/100)" office:value-type="percentage" office:value="0" calcext:value-type="percentage">
            <text:p>0.00%</text:p>
          </table:table-cell>
          <table:table-cell table:style-name="ce47" table:formula="of:=IF([.Z187]&gt;93;&quot;A+&quot;;IF([.Z187]&gt;89;&quot;A&quot;;IF([.Z187]&gt;86;&quot;B+&quot;;IF([.Z187]&gt;82;&quot;B&quot;;IF([.Z187]&gt;79;&quot;B-&quot;;IF([.Z187]&gt;76;&quot;C+&quot;;IF([.Z187]&gt;72;&quot;C&quot;;IF([.Z187]&gt;69;&quot;C-&quot;;IF([.Z187]&gt;66;&quot;D+&quot;;IF([.Z187]&gt;62;&quot;D&quot;;IF([.Z18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6</text:p>
          </table:table-cell>
          <table:table-cell table:style-name="ce10" table:formula="of:=IF([.A188]=&quot;&quot;;&quot;&quot;;SUM([.C188:.T18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6</text:p>
          </table:table-cell>
          <table:table-cell table:style-name="ce38" table:number-columns-repeated="4"/>
          <table:table-cell table:style-name="ce45" table:formula="of:=SUM([.V188:.Y188])" office:value-type="float" office:value="0" calcext:value-type="float">
            <text:p>0.00</text:p>
          </table:table-cell>
          <table:table-cell table:style-name="ce46" table:formula="of:=AVERAGE([.Z188]/100)" office:value-type="percentage" office:value="0" calcext:value-type="percentage">
            <text:p>0.00%</text:p>
          </table:table-cell>
          <table:table-cell table:style-name="ce47" table:formula="of:=IF([.Z188]&gt;93;&quot;A+&quot;;IF([.Z188]&gt;89;&quot;A&quot;;IF([.Z188]&gt;86;&quot;B+&quot;;IF([.Z188]&gt;82;&quot;B&quot;;IF([.Z188]&gt;79;&quot;B-&quot;;IF([.Z188]&gt;76;&quot;C+&quot;;IF([.Z188]&gt;72;&quot;C&quot;;IF([.Z188]&gt;69;&quot;C-&quot;;IF([.Z188]&gt;66;&quot;D+&quot;;IF([.Z188]&gt;62;&quot;D&quot;;IF([.Z18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7</text:p>
          </table:table-cell>
          <table:table-cell table:style-name="ce10" table:formula="of:=IF([.A189]=&quot;&quot;;&quot;&quot;;SUM([.C189:.T18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7</text:p>
          </table:table-cell>
          <table:table-cell table:style-name="ce38" table:number-columns-repeated="4"/>
          <table:table-cell table:style-name="ce45" table:formula="of:=SUM([.V189:.Y189])" office:value-type="float" office:value="0" calcext:value-type="float">
            <text:p>0.00</text:p>
          </table:table-cell>
          <table:table-cell table:style-name="ce46" table:formula="of:=AVERAGE([.Z189]/100)" office:value-type="percentage" office:value="0" calcext:value-type="percentage">
            <text:p>0.00%</text:p>
          </table:table-cell>
          <table:table-cell table:style-name="ce47" table:formula="of:=IF([.Z189]&gt;93;&quot;A+&quot;;IF([.Z189]&gt;89;&quot;A&quot;;IF([.Z189]&gt;86;&quot;B+&quot;;IF([.Z189]&gt;82;&quot;B&quot;;IF([.Z189]&gt;79;&quot;B-&quot;;IF([.Z189]&gt;76;&quot;C+&quot;;IF([.Z189]&gt;72;&quot;C&quot;;IF([.Z189]&gt;69;&quot;C-&quot;;IF([.Z189]&gt;66;&quot;D+&quot;;IF([.Z189]&gt;62;&quot;D&quot;;IF([.Z18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8</text:p>
          </table:table-cell>
          <table:table-cell table:style-name="ce10" table:formula="of:=IF([.A190]=&quot;&quot;;&quot;&quot;;SUM([.C190:.T19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8</text:p>
          </table:table-cell>
          <table:table-cell table:style-name="ce38" table:number-columns-repeated="4"/>
          <table:table-cell table:style-name="ce45" table:formula="of:=SUM([.V190:.Y190])" office:value-type="float" office:value="0" calcext:value-type="float">
            <text:p>0.00</text:p>
          </table:table-cell>
          <table:table-cell table:style-name="ce46" table:formula="of:=AVERAGE([.Z190]/100)" office:value-type="percentage" office:value="0" calcext:value-type="percentage">
            <text:p>0.00%</text:p>
          </table:table-cell>
          <table:table-cell table:style-name="ce47" table:formula="of:=IF([.Z190]&gt;93;&quot;A+&quot;;IF([.Z190]&gt;89;&quot;A&quot;;IF([.Z190]&gt;86;&quot;B+&quot;;IF([.Z190]&gt;82;&quot;B&quot;;IF([.Z190]&gt;79;&quot;B-&quot;;IF([.Z190]&gt;76;&quot;C+&quot;;IF([.Z190]&gt;72;&quot;C&quot;;IF([.Z190]&gt;69;&quot;C-&quot;;IF([.Z190]&gt;66;&quot;D+&quot;;IF([.Z190]&gt;62;&quot;D&quot;;IF([.Z19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89</text:p>
          </table:table-cell>
          <table:table-cell table:style-name="ce10" table:formula="of:=IF([.A191]=&quot;&quot;;&quot;&quot;;SUM([.C191:.T19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89</text:p>
          </table:table-cell>
          <table:table-cell table:style-name="ce38" table:number-columns-repeated="4"/>
          <table:table-cell table:style-name="ce45" table:formula="of:=SUM([.V191:.Y191])" office:value-type="float" office:value="0" calcext:value-type="float">
            <text:p>0.00</text:p>
          </table:table-cell>
          <table:table-cell table:style-name="ce46" table:formula="of:=AVERAGE([.Z191]/100)" office:value-type="percentage" office:value="0" calcext:value-type="percentage">
            <text:p>0.00%</text:p>
          </table:table-cell>
          <table:table-cell table:style-name="ce47" table:formula="of:=IF([.Z191]&gt;93;&quot;A+&quot;;IF([.Z191]&gt;89;&quot;A&quot;;IF([.Z191]&gt;86;&quot;B+&quot;;IF([.Z191]&gt;82;&quot;B&quot;;IF([.Z191]&gt;79;&quot;B-&quot;;IF([.Z191]&gt;76;&quot;C+&quot;;IF([.Z191]&gt;72;&quot;C&quot;;IF([.Z191]&gt;69;&quot;C-&quot;;IF([.Z191]&gt;66;&quot;D+&quot;;IF([.Z191]&gt;62;&quot;D&quot;;IF([.Z19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0</text:p>
          </table:table-cell>
          <table:table-cell table:style-name="ce10" table:formula="of:=IF([.A192]=&quot;&quot;;&quot;&quot;;SUM([.C192:.T19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0</text:p>
          </table:table-cell>
          <table:table-cell table:style-name="ce38" table:number-columns-repeated="4"/>
          <table:table-cell table:style-name="ce45" table:formula="of:=SUM([.V192:.Y192])" office:value-type="float" office:value="0" calcext:value-type="float">
            <text:p>0.00</text:p>
          </table:table-cell>
          <table:table-cell table:style-name="ce46" table:formula="of:=AVERAGE([.Z192]/100)" office:value-type="percentage" office:value="0" calcext:value-type="percentage">
            <text:p>0.00%</text:p>
          </table:table-cell>
          <table:table-cell table:style-name="ce47" table:formula="of:=IF([.Z192]&gt;93;&quot;A+&quot;;IF([.Z192]&gt;89;&quot;A&quot;;IF([.Z192]&gt;86;&quot;B+&quot;;IF([.Z192]&gt;82;&quot;B&quot;;IF([.Z192]&gt;79;&quot;B-&quot;;IF([.Z192]&gt;76;&quot;C+&quot;;IF([.Z192]&gt;72;&quot;C&quot;;IF([.Z192]&gt;69;&quot;C-&quot;;IF([.Z192]&gt;66;&quot;D+&quot;;IF([.Z192]&gt;62;&quot;D&quot;;IF([.Z19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1</text:p>
          </table:table-cell>
          <table:table-cell table:style-name="ce10" table:formula="of:=IF([.A193]=&quot;&quot;;&quot;&quot;;SUM([.C193:.T19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1</text:p>
          </table:table-cell>
          <table:table-cell table:style-name="ce38" table:number-columns-repeated="4"/>
          <table:table-cell table:style-name="ce45" table:formula="of:=SUM([.V193:.Y193])" office:value-type="float" office:value="0" calcext:value-type="float">
            <text:p>0.00</text:p>
          </table:table-cell>
          <table:table-cell table:style-name="ce46" table:formula="of:=AVERAGE([.Z193]/100)" office:value-type="percentage" office:value="0" calcext:value-type="percentage">
            <text:p>0.00%</text:p>
          </table:table-cell>
          <table:table-cell table:style-name="ce47" table:formula="of:=IF([.Z193]&gt;93;&quot;A+&quot;;IF([.Z193]&gt;89;&quot;A&quot;;IF([.Z193]&gt;86;&quot;B+&quot;;IF([.Z193]&gt;82;&quot;B&quot;;IF([.Z193]&gt;79;&quot;B-&quot;;IF([.Z193]&gt;76;&quot;C+&quot;;IF([.Z193]&gt;72;&quot;C&quot;;IF([.Z193]&gt;69;&quot;C-&quot;;IF([.Z193]&gt;66;&quot;D+&quot;;IF([.Z193]&gt;62;&quot;D&quot;;IF([.Z19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2</text:p>
          </table:table-cell>
          <table:table-cell table:style-name="ce10" table:formula="of:=IF([.A194]=&quot;&quot;;&quot;&quot;;SUM([.C194:.T19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2</text:p>
          </table:table-cell>
          <table:table-cell table:style-name="ce38" table:number-columns-repeated="4"/>
          <table:table-cell table:style-name="ce45" table:formula="of:=SUM([.V194:.Y194])" office:value-type="float" office:value="0" calcext:value-type="float">
            <text:p>0.00</text:p>
          </table:table-cell>
          <table:table-cell table:style-name="ce46" table:formula="of:=AVERAGE([.Z194]/100)" office:value-type="percentage" office:value="0" calcext:value-type="percentage">
            <text:p>0.00%</text:p>
          </table:table-cell>
          <table:table-cell table:style-name="ce47" table:formula="of:=IF([.Z194]&gt;93;&quot;A+&quot;;IF([.Z194]&gt;89;&quot;A&quot;;IF([.Z194]&gt;86;&quot;B+&quot;;IF([.Z194]&gt;82;&quot;B&quot;;IF([.Z194]&gt;79;&quot;B-&quot;;IF([.Z194]&gt;76;&quot;C+&quot;;IF([.Z194]&gt;72;&quot;C&quot;;IF([.Z194]&gt;69;&quot;C-&quot;;IF([.Z194]&gt;66;&quot;D+&quot;;IF([.Z194]&gt;62;&quot;D&quot;;IF([.Z19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3</text:p>
          </table:table-cell>
          <table:table-cell table:style-name="ce10" table:formula="of:=IF([.A195]=&quot;&quot;;&quot;&quot;;SUM([.C195:.T19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3</text:p>
          </table:table-cell>
          <table:table-cell table:style-name="ce38" table:number-columns-repeated="4"/>
          <table:table-cell table:style-name="ce45" table:formula="of:=SUM([.V195:.Y195])" office:value-type="float" office:value="0" calcext:value-type="float">
            <text:p>0.00</text:p>
          </table:table-cell>
          <table:table-cell table:style-name="ce46" table:formula="of:=AVERAGE([.Z195]/100)" office:value-type="percentage" office:value="0" calcext:value-type="percentage">
            <text:p>0.00%</text:p>
          </table:table-cell>
          <table:table-cell table:style-name="ce47" table:formula="of:=IF([.Z195]&gt;93;&quot;A+&quot;;IF([.Z195]&gt;89;&quot;A&quot;;IF([.Z195]&gt;86;&quot;B+&quot;;IF([.Z195]&gt;82;&quot;B&quot;;IF([.Z195]&gt;79;&quot;B-&quot;;IF([.Z195]&gt;76;&quot;C+&quot;;IF([.Z195]&gt;72;&quot;C&quot;;IF([.Z195]&gt;69;&quot;C-&quot;;IF([.Z195]&gt;66;&quot;D+&quot;;IF([.Z195]&gt;62;&quot;D&quot;;IF([.Z19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4</text:p>
          </table:table-cell>
          <table:table-cell table:style-name="ce10" table:formula="of:=IF([.A196]=&quot;&quot;;&quot;&quot;;SUM([.C196:.T19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4</text:p>
          </table:table-cell>
          <table:table-cell table:style-name="ce38" table:number-columns-repeated="4"/>
          <table:table-cell table:style-name="ce45" table:formula="of:=SUM([.V196:.Y196])" office:value-type="float" office:value="0" calcext:value-type="float">
            <text:p>0.00</text:p>
          </table:table-cell>
          <table:table-cell table:style-name="ce46" table:formula="of:=AVERAGE([.Z196]/100)" office:value-type="percentage" office:value="0" calcext:value-type="percentage">
            <text:p>0.00%</text:p>
          </table:table-cell>
          <table:table-cell table:style-name="ce47" table:formula="of:=IF([.Z196]&gt;93;&quot;A+&quot;;IF([.Z196]&gt;89;&quot;A&quot;;IF([.Z196]&gt;86;&quot;B+&quot;;IF([.Z196]&gt;82;&quot;B&quot;;IF([.Z196]&gt;79;&quot;B-&quot;;IF([.Z196]&gt;76;&quot;C+&quot;;IF([.Z196]&gt;72;&quot;C&quot;;IF([.Z196]&gt;69;&quot;C-&quot;;IF([.Z196]&gt;66;&quot;D+&quot;;IF([.Z196]&gt;62;&quot;D&quot;;IF([.Z19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5</text:p>
          </table:table-cell>
          <table:table-cell table:style-name="ce10" table:formula="of:=IF([.A197]=&quot;&quot;;&quot;&quot;;SUM([.C197:.T19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5</text:p>
          </table:table-cell>
          <table:table-cell table:style-name="ce38" table:number-columns-repeated="4"/>
          <table:table-cell table:style-name="ce45" table:formula="of:=SUM([.V197:.Y197])" office:value-type="float" office:value="0" calcext:value-type="float">
            <text:p>0.00</text:p>
          </table:table-cell>
          <table:table-cell table:style-name="ce46" table:formula="of:=AVERAGE([.Z197]/100)" office:value-type="percentage" office:value="0" calcext:value-type="percentage">
            <text:p>0.00%</text:p>
          </table:table-cell>
          <table:table-cell table:style-name="ce47" table:formula="of:=IF([.Z197]&gt;93;&quot;A+&quot;;IF([.Z197]&gt;89;&quot;A&quot;;IF([.Z197]&gt;86;&quot;B+&quot;;IF([.Z197]&gt;82;&quot;B&quot;;IF([.Z197]&gt;79;&quot;B-&quot;;IF([.Z197]&gt;76;&quot;C+&quot;;IF([.Z197]&gt;72;&quot;C&quot;;IF([.Z197]&gt;69;&quot;C-&quot;;IF([.Z197]&gt;66;&quot;D+&quot;;IF([.Z197]&gt;62;&quot;D&quot;;IF([.Z19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6</text:p>
          </table:table-cell>
          <table:table-cell table:style-name="ce10" table:formula="of:=IF([.A198]=&quot;&quot;;&quot;&quot;;SUM([.C198:.T19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6</text:p>
          </table:table-cell>
          <table:table-cell table:style-name="ce38" table:number-columns-repeated="4"/>
          <table:table-cell table:style-name="ce45" table:formula="of:=SUM([.V198:.Y198])" office:value-type="float" office:value="0" calcext:value-type="float">
            <text:p>0.00</text:p>
          </table:table-cell>
          <table:table-cell table:style-name="ce46" table:formula="of:=AVERAGE([.Z198]/100)" office:value-type="percentage" office:value="0" calcext:value-type="percentage">
            <text:p>0.00%</text:p>
          </table:table-cell>
          <table:table-cell table:style-name="ce47" table:formula="of:=IF([.Z198]&gt;93;&quot;A+&quot;;IF([.Z198]&gt;89;&quot;A&quot;;IF([.Z198]&gt;86;&quot;B+&quot;;IF([.Z198]&gt;82;&quot;B&quot;;IF([.Z198]&gt;79;&quot;B-&quot;;IF([.Z198]&gt;76;&quot;C+&quot;;IF([.Z198]&gt;72;&quot;C&quot;;IF([.Z198]&gt;69;&quot;C-&quot;;IF([.Z198]&gt;66;&quot;D+&quot;;IF([.Z198]&gt;62;&quot;D&quot;;IF([.Z19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7</text:p>
          </table:table-cell>
          <table:table-cell table:style-name="ce10" table:formula="of:=IF([.A199]=&quot;&quot;;&quot;&quot;;SUM([.C199:.T19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7</text:p>
          </table:table-cell>
          <table:table-cell table:style-name="ce38" table:number-columns-repeated="4"/>
          <table:table-cell table:style-name="ce45" table:formula="of:=SUM([.V199:.Y199])" office:value-type="float" office:value="0" calcext:value-type="float">
            <text:p>0.00</text:p>
          </table:table-cell>
          <table:table-cell table:style-name="ce46" table:formula="of:=AVERAGE([.Z199]/100)" office:value-type="percentage" office:value="0" calcext:value-type="percentage">
            <text:p>0.00%</text:p>
          </table:table-cell>
          <table:table-cell table:style-name="ce47" table:formula="of:=IF([.Z199]&gt;93;&quot;A+&quot;;IF([.Z199]&gt;89;&quot;A&quot;;IF([.Z199]&gt;86;&quot;B+&quot;;IF([.Z199]&gt;82;&quot;B&quot;;IF([.Z199]&gt;79;&quot;B-&quot;;IF([.Z199]&gt;76;&quot;C+&quot;;IF([.Z199]&gt;72;&quot;C&quot;;IF([.Z199]&gt;69;&quot;C-&quot;;IF([.Z199]&gt;66;&quot;D+&quot;;IF([.Z199]&gt;62;&quot;D&quot;;IF([.Z19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8</text:p>
          </table:table-cell>
          <table:table-cell table:style-name="ce10" table:formula="of:=IF([.A200]=&quot;&quot;;&quot;&quot;;SUM([.C200:.T20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8</text:p>
          </table:table-cell>
          <table:table-cell table:style-name="ce38" table:number-columns-repeated="4"/>
          <table:table-cell table:style-name="ce45" table:formula="of:=SUM([.V200:.Y200])" office:value-type="float" office:value="0" calcext:value-type="float">
            <text:p>0.00</text:p>
          </table:table-cell>
          <table:table-cell table:style-name="ce46" table:formula="of:=AVERAGE([.Z200]/100)" office:value-type="percentage" office:value="0" calcext:value-type="percentage">
            <text:p>0.00%</text:p>
          </table:table-cell>
          <table:table-cell table:style-name="ce47" table:formula="of:=IF([.Z200]&gt;93;&quot;A+&quot;;IF([.Z200]&gt;89;&quot;A&quot;;IF([.Z200]&gt;86;&quot;B+&quot;;IF([.Z200]&gt;82;&quot;B&quot;;IF([.Z200]&gt;79;&quot;B-&quot;;IF([.Z200]&gt;76;&quot;C+&quot;;IF([.Z200]&gt;72;&quot;C&quot;;IF([.Z200]&gt;69;&quot;C-&quot;;IF([.Z200]&gt;66;&quot;D+&quot;;IF([.Z200]&gt;62;&quot;D&quot;;IF([.Z20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199</text:p>
          </table:table-cell>
          <table:table-cell table:style-name="ce10" table:formula="of:=IF([.A201]=&quot;&quot;;&quot;&quot;;SUM([.C201:.T20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199</text:p>
          </table:table-cell>
          <table:table-cell table:style-name="ce38" table:number-columns-repeated="4"/>
          <table:table-cell table:style-name="ce45" table:formula="of:=SUM([.V201:.Y201])" office:value-type="float" office:value="0" calcext:value-type="float">
            <text:p>0.00</text:p>
          </table:table-cell>
          <table:table-cell table:style-name="ce46" table:formula="of:=AVERAGE([.Z201]/100)" office:value-type="percentage" office:value="0" calcext:value-type="percentage">
            <text:p>0.00%</text:p>
          </table:table-cell>
          <table:table-cell table:style-name="ce47" table:formula="of:=IF([.Z201]&gt;93;&quot;A+&quot;;IF([.Z201]&gt;89;&quot;A&quot;;IF([.Z201]&gt;86;&quot;B+&quot;;IF([.Z201]&gt;82;&quot;B&quot;;IF([.Z201]&gt;79;&quot;B-&quot;;IF([.Z201]&gt;76;&quot;C+&quot;;IF([.Z201]&gt;72;&quot;C&quot;;IF([.Z201]&gt;69;&quot;C-&quot;;IF([.Z201]&gt;66;&quot;D+&quot;;IF([.Z201]&gt;62;&quot;D&quot;;IF([.Z20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0</text:p>
          </table:table-cell>
          <table:table-cell table:style-name="ce10" table:formula="of:=IF([.A202]=&quot;&quot;;&quot;&quot;;SUM([.C202:.T20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0</text:p>
          </table:table-cell>
          <table:table-cell table:style-name="ce38" table:number-columns-repeated="4"/>
          <table:table-cell table:style-name="ce45" table:formula="of:=SUM([.V202:.Y202])" office:value-type="float" office:value="0" calcext:value-type="float">
            <text:p>0.00</text:p>
          </table:table-cell>
          <table:table-cell table:style-name="ce46" table:formula="of:=AVERAGE([.Z202]/100)" office:value-type="percentage" office:value="0" calcext:value-type="percentage">
            <text:p>0.00%</text:p>
          </table:table-cell>
          <table:table-cell table:style-name="ce47" table:formula="of:=IF([.Z202]&gt;93;&quot;A+&quot;;IF([.Z202]&gt;89;&quot;A&quot;;IF([.Z202]&gt;86;&quot;B+&quot;;IF([.Z202]&gt;82;&quot;B&quot;;IF([.Z202]&gt;79;&quot;B-&quot;;IF([.Z202]&gt;76;&quot;C+&quot;;IF([.Z202]&gt;72;&quot;C&quot;;IF([.Z202]&gt;69;&quot;C-&quot;;IF([.Z202]&gt;66;&quot;D+&quot;;IF([.Z202]&gt;62;&quot;D&quot;;IF([.Z20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1</text:p>
          </table:table-cell>
          <table:table-cell table:style-name="ce10" table:formula="of:=IF([.A203]=&quot;&quot;;&quot;&quot;;SUM([.C203:.T20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1</text:p>
          </table:table-cell>
          <table:table-cell table:style-name="ce38" table:number-columns-repeated="4"/>
          <table:table-cell table:style-name="ce45" table:formula="of:=SUM([.V203:.Y203])" office:value-type="float" office:value="0" calcext:value-type="float">
            <text:p>0.00</text:p>
          </table:table-cell>
          <table:table-cell table:style-name="ce46" table:formula="of:=AVERAGE([.Z203]/100)" office:value-type="percentage" office:value="0" calcext:value-type="percentage">
            <text:p>0.00%</text:p>
          </table:table-cell>
          <table:table-cell table:style-name="ce47" table:formula="of:=IF([.Z203]&gt;93;&quot;A+&quot;;IF([.Z203]&gt;89;&quot;A&quot;;IF([.Z203]&gt;86;&quot;B+&quot;;IF([.Z203]&gt;82;&quot;B&quot;;IF([.Z203]&gt;79;&quot;B-&quot;;IF([.Z203]&gt;76;&quot;C+&quot;;IF([.Z203]&gt;72;&quot;C&quot;;IF([.Z203]&gt;69;&quot;C-&quot;;IF([.Z203]&gt;66;&quot;D+&quot;;IF([.Z203]&gt;62;&quot;D&quot;;IF([.Z20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2</text:p>
          </table:table-cell>
          <table:table-cell table:style-name="ce10" table:formula="of:=IF([.A204]=&quot;&quot;;&quot;&quot;;SUM([.C204:.T20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2</text:p>
          </table:table-cell>
          <table:table-cell table:style-name="ce38" table:number-columns-repeated="4"/>
          <table:table-cell table:style-name="ce45" table:formula="of:=SUM([.V204:.Y204])" office:value-type="float" office:value="0" calcext:value-type="float">
            <text:p>0.00</text:p>
          </table:table-cell>
          <table:table-cell table:style-name="ce46" table:formula="of:=AVERAGE([.Z204]/100)" office:value-type="percentage" office:value="0" calcext:value-type="percentage">
            <text:p>0.00%</text:p>
          </table:table-cell>
          <table:table-cell table:style-name="ce47" table:formula="of:=IF([.Z204]&gt;93;&quot;A+&quot;;IF([.Z204]&gt;89;&quot;A&quot;;IF([.Z204]&gt;86;&quot;B+&quot;;IF([.Z204]&gt;82;&quot;B&quot;;IF([.Z204]&gt;79;&quot;B-&quot;;IF([.Z204]&gt;76;&quot;C+&quot;;IF([.Z204]&gt;72;&quot;C&quot;;IF([.Z204]&gt;69;&quot;C-&quot;;IF([.Z204]&gt;66;&quot;D+&quot;;IF([.Z204]&gt;62;&quot;D&quot;;IF([.Z20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3</text:p>
          </table:table-cell>
          <table:table-cell table:style-name="ce10" table:formula="of:=IF([.A205]=&quot;&quot;;&quot;&quot;;SUM([.C205:.T20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3</text:p>
          </table:table-cell>
          <table:table-cell table:style-name="ce38" table:number-columns-repeated="4"/>
          <table:table-cell table:style-name="ce45" table:formula="of:=SUM([.V205:.Y205])" office:value-type="float" office:value="0" calcext:value-type="float">
            <text:p>0.00</text:p>
          </table:table-cell>
          <table:table-cell table:style-name="ce46" table:formula="of:=AVERAGE([.Z205]/100)" office:value-type="percentage" office:value="0" calcext:value-type="percentage">
            <text:p>0.00%</text:p>
          </table:table-cell>
          <table:table-cell table:style-name="ce47" table:formula="of:=IF([.Z205]&gt;93;&quot;A+&quot;;IF([.Z205]&gt;89;&quot;A&quot;;IF([.Z205]&gt;86;&quot;B+&quot;;IF([.Z205]&gt;82;&quot;B&quot;;IF([.Z205]&gt;79;&quot;B-&quot;;IF([.Z205]&gt;76;&quot;C+&quot;;IF([.Z205]&gt;72;&quot;C&quot;;IF([.Z205]&gt;69;&quot;C-&quot;;IF([.Z205]&gt;66;&quot;D+&quot;;IF([.Z205]&gt;62;&quot;D&quot;;IF([.Z20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4</text:p>
          </table:table-cell>
          <table:table-cell table:style-name="ce10" table:formula="of:=IF([.A206]=&quot;&quot;;&quot;&quot;;SUM([.C206:.T20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4</text:p>
          </table:table-cell>
          <table:table-cell table:style-name="ce38" table:number-columns-repeated="4"/>
          <table:table-cell table:style-name="ce45" table:formula="of:=SUM([.V206:.Y206])" office:value-type="float" office:value="0" calcext:value-type="float">
            <text:p>0.00</text:p>
          </table:table-cell>
          <table:table-cell table:style-name="ce46" table:formula="of:=AVERAGE([.Z206]/100)" office:value-type="percentage" office:value="0" calcext:value-type="percentage">
            <text:p>0.00%</text:p>
          </table:table-cell>
          <table:table-cell table:style-name="ce47" table:formula="of:=IF([.Z206]&gt;93;&quot;A+&quot;;IF([.Z206]&gt;89;&quot;A&quot;;IF([.Z206]&gt;86;&quot;B+&quot;;IF([.Z206]&gt;82;&quot;B&quot;;IF([.Z206]&gt;79;&quot;B-&quot;;IF([.Z206]&gt;76;&quot;C+&quot;;IF([.Z206]&gt;72;&quot;C&quot;;IF([.Z206]&gt;69;&quot;C-&quot;;IF([.Z206]&gt;66;&quot;D+&quot;;IF([.Z206]&gt;62;&quot;D&quot;;IF([.Z20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5</text:p>
          </table:table-cell>
          <table:table-cell table:style-name="ce10" table:formula="of:=IF([.A207]=&quot;&quot;;&quot;&quot;;SUM([.C207:.T20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5</text:p>
          </table:table-cell>
          <table:table-cell table:style-name="ce38" table:number-columns-repeated="4"/>
          <table:table-cell table:style-name="ce45" table:formula="of:=SUM([.V207:.Y207])" office:value-type="float" office:value="0" calcext:value-type="float">
            <text:p>0.00</text:p>
          </table:table-cell>
          <table:table-cell table:style-name="ce46" table:formula="of:=AVERAGE([.Z207]/100)" office:value-type="percentage" office:value="0" calcext:value-type="percentage">
            <text:p>0.00%</text:p>
          </table:table-cell>
          <table:table-cell table:style-name="ce47" table:formula="of:=IF([.Z207]&gt;93;&quot;A+&quot;;IF([.Z207]&gt;89;&quot;A&quot;;IF([.Z207]&gt;86;&quot;B+&quot;;IF([.Z207]&gt;82;&quot;B&quot;;IF([.Z207]&gt;79;&quot;B-&quot;;IF([.Z207]&gt;76;&quot;C+&quot;;IF([.Z207]&gt;72;&quot;C&quot;;IF([.Z207]&gt;69;&quot;C-&quot;;IF([.Z207]&gt;66;&quot;D+&quot;;IF([.Z207]&gt;62;&quot;D&quot;;IF([.Z20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6</text:p>
          </table:table-cell>
          <table:table-cell table:style-name="ce10" table:formula="of:=IF([.A208]=&quot;&quot;;&quot;&quot;;SUM([.C208:.T20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6</text:p>
          </table:table-cell>
          <table:table-cell table:style-name="ce38" table:number-columns-repeated="4"/>
          <table:table-cell table:style-name="ce45" table:formula="of:=SUM([.V208:.Y208])" office:value-type="float" office:value="0" calcext:value-type="float">
            <text:p>0.00</text:p>
          </table:table-cell>
          <table:table-cell table:style-name="ce46" table:formula="of:=AVERAGE([.Z208]/100)" office:value-type="percentage" office:value="0" calcext:value-type="percentage">
            <text:p>0.00%</text:p>
          </table:table-cell>
          <table:table-cell table:style-name="ce47" table:formula="of:=IF([.Z208]&gt;93;&quot;A+&quot;;IF([.Z208]&gt;89;&quot;A&quot;;IF([.Z208]&gt;86;&quot;B+&quot;;IF([.Z208]&gt;82;&quot;B&quot;;IF([.Z208]&gt;79;&quot;B-&quot;;IF([.Z208]&gt;76;&quot;C+&quot;;IF([.Z208]&gt;72;&quot;C&quot;;IF([.Z208]&gt;69;&quot;C-&quot;;IF([.Z208]&gt;66;&quot;D+&quot;;IF([.Z208]&gt;62;&quot;D&quot;;IF([.Z20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7</text:p>
          </table:table-cell>
          <table:table-cell table:style-name="ce10" table:formula="of:=IF([.A209]=&quot;&quot;;&quot;&quot;;SUM([.C209:.T20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7</text:p>
          </table:table-cell>
          <table:table-cell table:style-name="ce38" table:number-columns-repeated="4"/>
          <table:table-cell table:style-name="ce45" table:formula="of:=SUM([.V209:.Y209])" office:value-type="float" office:value="0" calcext:value-type="float">
            <text:p>0.00</text:p>
          </table:table-cell>
          <table:table-cell table:style-name="ce46" table:formula="of:=AVERAGE([.Z209]/100)" office:value-type="percentage" office:value="0" calcext:value-type="percentage">
            <text:p>0.00%</text:p>
          </table:table-cell>
          <table:table-cell table:style-name="ce47" table:formula="of:=IF([.Z209]&gt;93;&quot;A+&quot;;IF([.Z209]&gt;89;&quot;A&quot;;IF([.Z209]&gt;86;&quot;B+&quot;;IF([.Z209]&gt;82;&quot;B&quot;;IF([.Z209]&gt;79;&quot;B-&quot;;IF([.Z209]&gt;76;&quot;C+&quot;;IF([.Z209]&gt;72;&quot;C&quot;;IF([.Z209]&gt;69;&quot;C-&quot;;IF([.Z209]&gt;66;&quot;D+&quot;;IF([.Z209]&gt;62;&quot;D&quot;;IF([.Z20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8</text:p>
          </table:table-cell>
          <table:table-cell table:style-name="ce10" table:formula="of:=IF([.A210]=&quot;&quot;;&quot;&quot;;SUM([.C210:.T21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8</text:p>
          </table:table-cell>
          <table:table-cell table:style-name="ce38" table:number-columns-repeated="4"/>
          <table:table-cell table:style-name="ce45" table:formula="of:=SUM([.V210:.Y210])" office:value-type="float" office:value="0" calcext:value-type="float">
            <text:p>0.00</text:p>
          </table:table-cell>
          <table:table-cell table:style-name="ce46" table:formula="of:=AVERAGE([.Z210]/100)" office:value-type="percentage" office:value="0" calcext:value-type="percentage">
            <text:p>0.00%</text:p>
          </table:table-cell>
          <table:table-cell table:style-name="ce47" table:formula="of:=IF([.Z210]&gt;93;&quot;A+&quot;;IF([.Z210]&gt;89;&quot;A&quot;;IF([.Z210]&gt;86;&quot;B+&quot;;IF([.Z210]&gt;82;&quot;B&quot;;IF([.Z210]&gt;79;&quot;B-&quot;;IF([.Z210]&gt;76;&quot;C+&quot;;IF([.Z210]&gt;72;&quot;C&quot;;IF([.Z210]&gt;69;&quot;C-&quot;;IF([.Z210]&gt;66;&quot;D+&quot;;IF([.Z210]&gt;62;&quot;D&quot;;IF([.Z21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09</text:p>
          </table:table-cell>
          <table:table-cell table:style-name="ce10" table:formula="of:=IF([.A211]=&quot;&quot;;&quot;&quot;;SUM([.C211:.T21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09</text:p>
          </table:table-cell>
          <table:table-cell table:style-name="ce38" table:number-columns-repeated="4"/>
          <table:table-cell table:style-name="ce45" table:formula="of:=SUM([.V211:.Y211])" office:value-type="float" office:value="0" calcext:value-type="float">
            <text:p>0.00</text:p>
          </table:table-cell>
          <table:table-cell table:style-name="ce46" table:formula="of:=AVERAGE([.Z211]/100)" office:value-type="percentage" office:value="0" calcext:value-type="percentage">
            <text:p>0.00%</text:p>
          </table:table-cell>
          <table:table-cell table:style-name="ce47" table:formula="of:=IF([.Z211]&gt;93;&quot;A+&quot;;IF([.Z211]&gt;89;&quot;A&quot;;IF([.Z211]&gt;86;&quot;B+&quot;;IF([.Z211]&gt;82;&quot;B&quot;;IF([.Z211]&gt;79;&quot;B-&quot;;IF([.Z211]&gt;76;&quot;C+&quot;;IF([.Z211]&gt;72;&quot;C&quot;;IF([.Z211]&gt;69;&quot;C-&quot;;IF([.Z211]&gt;66;&quot;D+&quot;;IF([.Z211]&gt;62;&quot;D&quot;;IF([.Z21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0</text:p>
          </table:table-cell>
          <table:table-cell table:style-name="ce10" table:formula="of:=IF([.A212]=&quot;&quot;;&quot;&quot;;SUM([.C212:.T21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0</text:p>
          </table:table-cell>
          <table:table-cell table:style-name="ce38" table:number-columns-repeated="4"/>
          <table:table-cell table:style-name="ce45" table:formula="of:=SUM([.V212:.Y212])" office:value-type="float" office:value="0" calcext:value-type="float">
            <text:p>0.00</text:p>
          </table:table-cell>
          <table:table-cell table:style-name="ce46" table:formula="of:=AVERAGE([.Z212]/100)" office:value-type="percentage" office:value="0" calcext:value-type="percentage">
            <text:p>0.00%</text:p>
          </table:table-cell>
          <table:table-cell table:style-name="ce47" table:formula="of:=IF([.Z212]&gt;93;&quot;A+&quot;;IF([.Z212]&gt;89;&quot;A&quot;;IF([.Z212]&gt;86;&quot;B+&quot;;IF([.Z212]&gt;82;&quot;B&quot;;IF([.Z212]&gt;79;&quot;B-&quot;;IF([.Z212]&gt;76;&quot;C+&quot;;IF([.Z212]&gt;72;&quot;C&quot;;IF([.Z212]&gt;69;&quot;C-&quot;;IF([.Z212]&gt;66;&quot;D+&quot;;IF([.Z212]&gt;62;&quot;D&quot;;IF([.Z21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1</text:p>
          </table:table-cell>
          <table:table-cell table:style-name="ce10" table:formula="of:=IF([.A213]=&quot;&quot;;&quot;&quot;;SUM([.C213:.T21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1</text:p>
          </table:table-cell>
          <table:table-cell table:style-name="ce38" table:number-columns-repeated="4"/>
          <table:table-cell table:style-name="ce45" table:formula="of:=SUM([.V213:.Y213])" office:value-type="float" office:value="0" calcext:value-type="float">
            <text:p>0.00</text:p>
          </table:table-cell>
          <table:table-cell table:style-name="ce46" table:formula="of:=AVERAGE([.Z213]/100)" office:value-type="percentage" office:value="0" calcext:value-type="percentage">
            <text:p>0.00%</text:p>
          </table:table-cell>
          <table:table-cell table:style-name="ce47" table:formula="of:=IF([.Z213]&gt;93;&quot;A+&quot;;IF([.Z213]&gt;89;&quot;A&quot;;IF([.Z213]&gt;86;&quot;B+&quot;;IF([.Z213]&gt;82;&quot;B&quot;;IF([.Z213]&gt;79;&quot;B-&quot;;IF([.Z213]&gt;76;&quot;C+&quot;;IF([.Z213]&gt;72;&quot;C&quot;;IF([.Z213]&gt;69;&quot;C-&quot;;IF([.Z213]&gt;66;&quot;D+&quot;;IF([.Z213]&gt;62;&quot;D&quot;;IF([.Z21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2</text:p>
          </table:table-cell>
          <table:table-cell table:style-name="ce10" table:formula="of:=IF([.A214]=&quot;&quot;;&quot;&quot;;SUM([.C214:.T21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2</text:p>
          </table:table-cell>
          <table:table-cell table:style-name="ce38" table:number-columns-repeated="4"/>
          <table:table-cell table:style-name="ce45" table:formula="of:=SUM([.V214:.Y214])" office:value-type="float" office:value="0" calcext:value-type="float">
            <text:p>0.00</text:p>
          </table:table-cell>
          <table:table-cell table:style-name="ce46" table:formula="of:=AVERAGE([.Z214]/100)" office:value-type="percentage" office:value="0" calcext:value-type="percentage">
            <text:p>0.00%</text:p>
          </table:table-cell>
          <table:table-cell table:style-name="ce47" table:formula="of:=IF([.Z214]&gt;93;&quot;A+&quot;;IF([.Z214]&gt;89;&quot;A&quot;;IF([.Z214]&gt;86;&quot;B+&quot;;IF([.Z214]&gt;82;&quot;B&quot;;IF([.Z214]&gt;79;&quot;B-&quot;;IF([.Z214]&gt;76;&quot;C+&quot;;IF([.Z214]&gt;72;&quot;C&quot;;IF([.Z214]&gt;69;&quot;C-&quot;;IF([.Z214]&gt;66;&quot;D+&quot;;IF([.Z214]&gt;62;&quot;D&quot;;IF([.Z21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3</text:p>
          </table:table-cell>
          <table:table-cell table:style-name="ce10" table:formula="of:=IF([.A215]=&quot;&quot;;&quot;&quot;;SUM([.C215:.T21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3</text:p>
          </table:table-cell>
          <table:table-cell table:style-name="ce38" table:number-columns-repeated="4"/>
          <table:table-cell table:style-name="ce45" table:formula="of:=SUM([.V215:.Y215])" office:value-type="float" office:value="0" calcext:value-type="float">
            <text:p>0.00</text:p>
          </table:table-cell>
          <table:table-cell table:style-name="ce46" table:formula="of:=AVERAGE([.Z215]/100)" office:value-type="percentage" office:value="0" calcext:value-type="percentage">
            <text:p>0.00%</text:p>
          </table:table-cell>
          <table:table-cell table:style-name="ce47" table:formula="of:=IF([.Z215]&gt;93;&quot;A+&quot;;IF([.Z215]&gt;89;&quot;A&quot;;IF([.Z215]&gt;86;&quot;B+&quot;;IF([.Z215]&gt;82;&quot;B&quot;;IF([.Z215]&gt;79;&quot;B-&quot;;IF([.Z215]&gt;76;&quot;C+&quot;;IF([.Z215]&gt;72;&quot;C&quot;;IF([.Z215]&gt;69;&quot;C-&quot;;IF([.Z215]&gt;66;&quot;D+&quot;;IF([.Z215]&gt;62;&quot;D&quot;;IF([.Z21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4</text:p>
          </table:table-cell>
          <table:table-cell table:style-name="ce10" table:formula="of:=IF([.A216]=&quot;&quot;;&quot;&quot;;SUM([.C216:.T21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4</text:p>
          </table:table-cell>
          <table:table-cell table:style-name="ce38" table:number-columns-repeated="4"/>
          <table:table-cell table:style-name="ce45" table:formula="of:=SUM([.V216:.Y216])" office:value-type="float" office:value="0" calcext:value-type="float">
            <text:p>0.00</text:p>
          </table:table-cell>
          <table:table-cell table:style-name="ce46" table:formula="of:=AVERAGE([.Z216]/100)" office:value-type="percentage" office:value="0" calcext:value-type="percentage">
            <text:p>0.00%</text:p>
          </table:table-cell>
          <table:table-cell table:style-name="ce47" table:formula="of:=IF([.Z216]&gt;93;&quot;A+&quot;;IF([.Z216]&gt;89;&quot;A&quot;;IF([.Z216]&gt;86;&quot;B+&quot;;IF([.Z216]&gt;82;&quot;B&quot;;IF([.Z216]&gt;79;&quot;B-&quot;;IF([.Z216]&gt;76;&quot;C+&quot;;IF([.Z216]&gt;72;&quot;C&quot;;IF([.Z216]&gt;69;&quot;C-&quot;;IF([.Z216]&gt;66;&quot;D+&quot;;IF([.Z216]&gt;62;&quot;D&quot;;IF([.Z21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5</text:p>
          </table:table-cell>
          <table:table-cell table:style-name="ce10" table:formula="of:=IF([.A217]=&quot;&quot;;&quot;&quot;;SUM([.C217:.T21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5</text:p>
          </table:table-cell>
          <table:table-cell table:style-name="ce38" table:number-columns-repeated="4"/>
          <table:table-cell table:style-name="ce45" table:formula="of:=SUM([.V217:.Y217])" office:value-type="float" office:value="0" calcext:value-type="float">
            <text:p>0.00</text:p>
          </table:table-cell>
          <table:table-cell table:style-name="ce46" table:formula="of:=AVERAGE([.Z217]/100)" office:value-type="percentage" office:value="0" calcext:value-type="percentage">
            <text:p>0.00%</text:p>
          </table:table-cell>
          <table:table-cell table:style-name="ce47" table:formula="of:=IF([.Z217]&gt;93;&quot;A+&quot;;IF([.Z217]&gt;89;&quot;A&quot;;IF([.Z217]&gt;86;&quot;B+&quot;;IF([.Z217]&gt;82;&quot;B&quot;;IF([.Z217]&gt;79;&quot;B-&quot;;IF([.Z217]&gt;76;&quot;C+&quot;;IF([.Z217]&gt;72;&quot;C&quot;;IF([.Z217]&gt;69;&quot;C-&quot;;IF([.Z217]&gt;66;&quot;D+&quot;;IF([.Z217]&gt;62;&quot;D&quot;;IF([.Z21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6</text:p>
          </table:table-cell>
          <table:table-cell table:style-name="ce10" table:formula="of:=IF([.A218]=&quot;&quot;;&quot;&quot;;SUM([.C218:.T21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6</text:p>
          </table:table-cell>
          <table:table-cell table:style-name="ce38" table:number-columns-repeated="4"/>
          <table:table-cell table:style-name="ce45" table:formula="of:=SUM([.V218:.Y218])" office:value-type="float" office:value="0" calcext:value-type="float">
            <text:p>0.00</text:p>
          </table:table-cell>
          <table:table-cell table:style-name="ce46" table:formula="of:=AVERAGE([.Z218]/100)" office:value-type="percentage" office:value="0" calcext:value-type="percentage">
            <text:p>0.00%</text:p>
          </table:table-cell>
          <table:table-cell table:style-name="ce47" table:formula="of:=IF([.Z218]&gt;93;&quot;A+&quot;;IF([.Z218]&gt;89;&quot;A&quot;;IF([.Z218]&gt;86;&quot;B+&quot;;IF([.Z218]&gt;82;&quot;B&quot;;IF([.Z218]&gt;79;&quot;B-&quot;;IF([.Z218]&gt;76;&quot;C+&quot;;IF([.Z218]&gt;72;&quot;C&quot;;IF([.Z218]&gt;69;&quot;C-&quot;;IF([.Z218]&gt;66;&quot;D+&quot;;IF([.Z218]&gt;62;&quot;D&quot;;IF([.Z21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7</text:p>
          </table:table-cell>
          <table:table-cell table:style-name="ce10" table:formula="of:=IF([.A219]=&quot;&quot;;&quot;&quot;;SUM([.C219:.T21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7</text:p>
          </table:table-cell>
          <table:table-cell table:style-name="ce38" table:number-columns-repeated="4"/>
          <table:table-cell table:style-name="ce45" table:formula="of:=SUM([.V219:.Y219])" office:value-type="float" office:value="0" calcext:value-type="float">
            <text:p>0.00</text:p>
          </table:table-cell>
          <table:table-cell table:style-name="ce46" table:formula="of:=AVERAGE([.Z219]/100)" office:value-type="percentage" office:value="0" calcext:value-type="percentage">
            <text:p>0.00%</text:p>
          </table:table-cell>
          <table:table-cell table:style-name="ce47" table:formula="of:=IF([.Z219]&gt;93;&quot;A+&quot;;IF([.Z219]&gt;89;&quot;A&quot;;IF([.Z219]&gt;86;&quot;B+&quot;;IF([.Z219]&gt;82;&quot;B&quot;;IF([.Z219]&gt;79;&quot;B-&quot;;IF([.Z219]&gt;76;&quot;C+&quot;;IF([.Z219]&gt;72;&quot;C&quot;;IF([.Z219]&gt;69;&quot;C-&quot;;IF([.Z219]&gt;66;&quot;D+&quot;;IF([.Z219]&gt;62;&quot;D&quot;;IF([.Z21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8</text:p>
          </table:table-cell>
          <table:table-cell table:style-name="ce10" table:formula="of:=IF([.A220]=&quot;&quot;;&quot;&quot;;SUM([.C220:.T22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8</text:p>
          </table:table-cell>
          <table:table-cell table:style-name="ce38" table:number-columns-repeated="4"/>
          <table:table-cell table:style-name="ce45" table:formula="of:=SUM([.V220:.Y220])" office:value-type="float" office:value="0" calcext:value-type="float">
            <text:p>0.00</text:p>
          </table:table-cell>
          <table:table-cell table:style-name="ce46" table:formula="of:=AVERAGE([.Z220]/100)" office:value-type="percentage" office:value="0" calcext:value-type="percentage">
            <text:p>0.00%</text:p>
          </table:table-cell>
          <table:table-cell table:style-name="ce47" table:formula="of:=IF([.Z220]&gt;93;&quot;A+&quot;;IF([.Z220]&gt;89;&quot;A&quot;;IF([.Z220]&gt;86;&quot;B+&quot;;IF([.Z220]&gt;82;&quot;B&quot;;IF([.Z220]&gt;79;&quot;B-&quot;;IF([.Z220]&gt;76;&quot;C+&quot;;IF([.Z220]&gt;72;&quot;C&quot;;IF([.Z220]&gt;69;&quot;C-&quot;;IF([.Z220]&gt;66;&quot;D+&quot;;IF([.Z220]&gt;62;&quot;D&quot;;IF([.Z22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19</text:p>
          </table:table-cell>
          <table:table-cell table:style-name="ce10" table:formula="of:=IF([.A221]=&quot;&quot;;&quot;&quot;;SUM([.C221:.T22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19</text:p>
          </table:table-cell>
          <table:table-cell table:style-name="ce38" table:number-columns-repeated="4"/>
          <table:table-cell table:style-name="ce45" table:formula="of:=SUM([.V221:.Y221])" office:value-type="float" office:value="0" calcext:value-type="float">
            <text:p>0.00</text:p>
          </table:table-cell>
          <table:table-cell table:style-name="ce46" table:formula="of:=AVERAGE([.Z221]/100)" office:value-type="percentage" office:value="0" calcext:value-type="percentage">
            <text:p>0.00%</text:p>
          </table:table-cell>
          <table:table-cell table:style-name="ce47" table:formula="of:=IF([.Z221]&gt;93;&quot;A+&quot;;IF([.Z221]&gt;89;&quot;A&quot;;IF([.Z221]&gt;86;&quot;B+&quot;;IF([.Z221]&gt;82;&quot;B&quot;;IF([.Z221]&gt;79;&quot;B-&quot;;IF([.Z221]&gt;76;&quot;C+&quot;;IF([.Z221]&gt;72;&quot;C&quot;;IF([.Z221]&gt;69;&quot;C-&quot;;IF([.Z221]&gt;66;&quot;D+&quot;;IF([.Z221]&gt;62;&quot;D&quot;;IF([.Z22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0</text:p>
          </table:table-cell>
          <table:table-cell table:style-name="ce10" table:formula="of:=IF([.A222]=&quot;&quot;;&quot;&quot;;SUM([.C222:.T22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0</text:p>
          </table:table-cell>
          <table:table-cell table:style-name="ce38" table:number-columns-repeated="4"/>
          <table:table-cell table:style-name="ce45" table:formula="of:=SUM([.V222:.Y222])" office:value-type="float" office:value="0" calcext:value-type="float">
            <text:p>0.00</text:p>
          </table:table-cell>
          <table:table-cell table:style-name="ce46" table:formula="of:=AVERAGE([.Z222]/100)" office:value-type="percentage" office:value="0" calcext:value-type="percentage">
            <text:p>0.00%</text:p>
          </table:table-cell>
          <table:table-cell table:style-name="ce47" table:formula="of:=IF([.Z222]&gt;93;&quot;A+&quot;;IF([.Z222]&gt;89;&quot;A&quot;;IF([.Z222]&gt;86;&quot;B+&quot;;IF([.Z222]&gt;82;&quot;B&quot;;IF([.Z222]&gt;79;&quot;B-&quot;;IF([.Z222]&gt;76;&quot;C+&quot;;IF([.Z222]&gt;72;&quot;C&quot;;IF([.Z222]&gt;69;&quot;C-&quot;;IF([.Z222]&gt;66;&quot;D+&quot;;IF([.Z222]&gt;62;&quot;D&quot;;IF([.Z22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1</text:p>
          </table:table-cell>
          <table:table-cell table:style-name="ce10" table:formula="of:=IF([.A223]=&quot;&quot;;&quot;&quot;;SUM([.C223:.T22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1</text:p>
          </table:table-cell>
          <table:table-cell table:style-name="ce38" table:number-columns-repeated="4"/>
          <table:table-cell table:style-name="ce45" table:formula="of:=SUM([.V223:.Y223])" office:value-type="float" office:value="0" calcext:value-type="float">
            <text:p>0.00</text:p>
          </table:table-cell>
          <table:table-cell table:style-name="ce46" table:formula="of:=AVERAGE([.Z223]/100)" office:value-type="percentage" office:value="0" calcext:value-type="percentage">
            <text:p>0.00%</text:p>
          </table:table-cell>
          <table:table-cell table:style-name="ce47" table:formula="of:=IF([.Z223]&gt;93;&quot;A+&quot;;IF([.Z223]&gt;89;&quot;A&quot;;IF([.Z223]&gt;86;&quot;B+&quot;;IF([.Z223]&gt;82;&quot;B&quot;;IF([.Z223]&gt;79;&quot;B-&quot;;IF([.Z223]&gt;76;&quot;C+&quot;;IF([.Z223]&gt;72;&quot;C&quot;;IF([.Z223]&gt;69;&quot;C-&quot;;IF([.Z223]&gt;66;&quot;D+&quot;;IF([.Z223]&gt;62;&quot;D&quot;;IF([.Z22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2</text:p>
          </table:table-cell>
          <table:table-cell table:style-name="ce10" table:formula="of:=IF([.A224]=&quot;&quot;;&quot;&quot;;SUM([.C224:.T22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2</text:p>
          </table:table-cell>
          <table:table-cell table:style-name="ce38" table:number-columns-repeated="4"/>
          <table:table-cell table:style-name="ce45" table:formula="of:=SUM([.V224:.Y224])" office:value-type="float" office:value="0" calcext:value-type="float">
            <text:p>0.00</text:p>
          </table:table-cell>
          <table:table-cell table:style-name="ce46" table:formula="of:=AVERAGE([.Z224]/100)" office:value-type="percentage" office:value="0" calcext:value-type="percentage">
            <text:p>0.00%</text:p>
          </table:table-cell>
          <table:table-cell table:style-name="ce47" table:formula="of:=IF([.Z224]&gt;93;&quot;A+&quot;;IF([.Z224]&gt;89;&quot;A&quot;;IF([.Z224]&gt;86;&quot;B+&quot;;IF([.Z224]&gt;82;&quot;B&quot;;IF([.Z224]&gt;79;&quot;B-&quot;;IF([.Z224]&gt;76;&quot;C+&quot;;IF([.Z224]&gt;72;&quot;C&quot;;IF([.Z224]&gt;69;&quot;C-&quot;;IF([.Z224]&gt;66;&quot;D+&quot;;IF([.Z224]&gt;62;&quot;D&quot;;IF([.Z22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3</text:p>
          </table:table-cell>
          <table:table-cell table:style-name="ce10" table:formula="of:=IF([.A225]=&quot;&quot;;&quot;&quot;;SUM([.C225:.T22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3</text:p>
          </table:table-cell>
          <table:table-cell table:style-name="ce38" table:number-columns-repeated="4"/>
          <table:table-cell table:style-name="ce45" table:formula="of:=SUM([.V225:.Y225])" office:value-type="float" office:value="0" calcext:value-type="float">
            <text:p>0.00</text:p>
          </table:table-cell>
          <table:table-cell table:style-name="ce46" table:formula="of:=AVERAGE([.Z225]/100)" office:value-type="percentage" office:value="0" calcext:value-type="percentage">
            <text:p>0.00%</text:p>
          </table:table-cell>
          <table:table-cell table:style-name="ce47" table:formula="of:=IF([.Z225]&gt;93;&quot;A+&quot;;IF([.Z225]&gt;89;&quot;A&quot;;IF([.Z225]&gt;86;&quot;B+&quot;;IF([.Z225]&gt;82;&quot;B&quot;;IF([.Z225]&gt;79;&quot;B-&quot;;IF([.Z225]&gt;76;&quot;C+&quot;;IF([.Z225]&gt;72;&quot;C&quot;;IF([.Z225]&gt;69;&quot;C-&quot;;IF([.Z225]&gt;66;&quot;D+&quot;;IF([.Z225]&gt;62;&quot;D&quot;;IF([.Z22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4</text:p>
          </table:table-cell>
          <table:table-cell table:style-name="ce10" table:formula="of:=IF([.A226]=&quot;&quot;;&quot;&quot;;SUM([.C226:.T22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4</text:p>
          </table:table-cell>
          <table:table-cell table:style-name="ce38" table:number-columns-repeated="4"/>
          <table:table-cell table:style-name="ce45" table:formula="of:=SUM([.V226:.Y226])" office:value-type="float" office:value="0" calcext:value-type="float">
            <text:p>0.00</text:p>
          </table:table-cell>
          <table:table-cell table:style-name="ce46" table:formula="of:=AVERAGE([.Z226]/100)" office:value-type="percentage" office:value="0" calcext:value-type="percentage">
            <text:p>0.00%</text:p>
          </table:table-cell>
          <table:table-cell table:style-name="ce47" table:formula="of:=IF([.Z226]&gt;93;&quot;A+&quot;;IF([.Z226]&gt;89;&quot;A&quot;;IF([.Z226]&gt;86;&quot;B+&quot;;IF([.Z226]&gt;82;&quot;B&quot;;IF([.Z226]&gt;79;&quot;B-&quot;;IF([.Z226]&gt;76;&quot;C+&quot;;IF([.Z226]&gt;72;&quot;C&quot;;IF([.Z226]&gt;69;&quot;C-&quot;;IF([.Z226]&gt;66;&quot;D+&quot;;IF([.Z226]&gt;62;&quot;D&quot;;IF([.Z22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5</text:p>
          </table:table-cell>
          <table:table-cell table:style-name="ce10" table:formula="of:=IF([.A227]=&quot;&quot;;&quot;&quot;;SUM([.C227:.T22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5</text:p>
          </table:table-cell>
          <table:table-cell table:style-name="ce38" table:number-columns-repeated="4"/>
          <table:table-cell table:style-name="ce45" table:formula="of:=SUM([.V227:.Y227])" office:value-type="float" office:value="0" calcext:value-type="float">
            <text:p>0.00</text:p>
          </table:table-cell>
          <table:table-cell table:style-name="ce46" table:formula="of:=AVERAGE([.Z227]/100)" office:value-type="percentage" office:value="0" calcext:value-type="percentage">
            <text:p>0.00%</text:p>
          </table:table-cell>
          <table:table-cell table:style-name="ce47" table:formula="of:=IF([.Z227]&gt;93;&quot;A+&quot;;IF([.Z227]&gt;89;&quot;A&quot;;IF([.Z227]&gt;86;&quot;B+&quot;;IF([.Z227]&gt;82;&quot;B&quot;;IF([.Z227]&gt;79;&quot;B-&quot;;IF([.Z227]&gt;76;&quot;C+&quot;;IF([.Z227]&gt;72;&quot;C&quot;;IF([.Z227]&gt;69;&quot;C-&quot;;IF([.Z227]&gt;66;&quot;D+&quot;;IF([.Z227]&gt;62;&quot;D&quot;;IF([.Z22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6</text:p>
          </table:table-cell>
          <table:table-cell table:style-name="ce10" table:formula="of:=IF([.A228]=&quot;&quot;;&quot;&quot;;SUM([.C228:.T22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6</text:p>
          </table:table-cell>
          <table:table-cell table:style-name="ce38" table:number-columns-repeated="4"/>
          <table:table-cell table:style-name="ce45" table:formula="of:=SUM([.V228:.Y228])" office:value-type="float" office:value="0" calcext:value-type="float">
            <text:p>0.00</text:p>
          </table:table-cell>
          <table:table-cell table:style-name="ce46" table:formula="of:=AVERAGE([.Z228]/100)" office:value-type="percentage" office:value="0" calcext:value-type="percentage">
            <text:p>0.00%</text:p>
          </table:table-cell>
          <table:table-cell table:style-name="ce47" table:formula="of:=IF([.Z228]&gt;93;&quot;A+&quot;;IF([.Z228]&gt;89;&quot;A&quot;;IF([.Z228]&gt;86;&quot;B+&quot;;IF([.Z228]&gt;82;&quot;B&quot;;IF([.Z228]&gt;79;&quot;B-&quot;;IF([.Z228]&gt;76;&quot;C+&quot;;IF([.Z228]&gt;72;&quot;C&quot;;IF([.Z228]&gt;69;&quot;C-&quot;;IF([.Z228]&gt;66;&quot;D+&quot;;IF([.Z228]&gt;62;&quot;D&quot;;IF([.Z22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7</text:p>
          </table:table-cell>
          <table:table-cell table:style-name="ce10" table:formula="of:=IF([.A229]=&quot;&quot;;&quot;&quot;;SUM([.C229:.T22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7</text:p>
          </table:table-cell>
          <table:table-cell table:style-name="ce38" table:number-columns-repeated="4"/>
          <table:table-cell table:style-name="ce45" table:formula="of:=SUM([.V229:.Y229])" office:value-type="float" office:value="0" calcext:value-type="float">
            <text:p>0.00</text:p>
          </table:table-cell>
          <table:table-cell table:style-name="ce46" table:formula="of:=AVERAGE([.Z229]/100)" office:value-type="percentage" office:value="0" calcext:value-type="percentage">
            <text:p>0.00%</text:p>
          </table:table-cell>
          <table:table-cell table:style-name="ce47" table:formula="of:=IF([.Z229]&gt;93;&quot;A+&quot;;IF([.Z229]&gt;89;&quot;A&quot;;IF([.Z229]&gt;86;&quot;B+&quot;;IF([.Z229]&gt;82;&quot;B&quot;;IF([.Z229]&gt;79;&quot;B-&quot;;IF([.Z229]&gt;76;&quot;C+&quot;;IF([.Z229]&gt;72;&quot;C&quot;;IF([.Z229]&gt;69;&quot;C-&quot;;IF([.Z229]&gt;66;&quot;D+&quot;;IF([.Z229]&gt;62;&quot;D&quot;;IF([.Z22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8</text:p>
          </table:table-cell>
          <table:table-cell table:style-name="ce10" table:formula="of:=IF([.A230]=&quot;&quot;;&quot;&quot;;SUM([.C230:.T23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8</text:p>
          </table:table-cell>
          <table:table-cell table:style-name="ce38" table:number-columns-repeated="4"/>
          <table:table-cell table:style-name="ce45" table:formula="of:=SUM([.V230:.Y230])" office:value-type="float" office:value="0" calcext:value-type="float">
            <text:p>0.00</text:p>
          </table:table-cell>
          <table:table-cell table:style-name="ce46" table:formula="of:=AVERAGE([.Z230]/100)" office:value-type="percentage" office:value="0" calcext:value-type="percentage">
            <text:p>0.00%</text:p>
          </table:table-cell>
          <table:table-cell table:style-name="ce47" table:formula="of:=IF([.Z230]&gt;93;&quot;A+&quot;;IF([.Z230]&gt;89;&quot;A&quot;;IF([.Z230]&gt;86;&quot;B+&quot;;IF([.Z230]&gt;82;&quot;B&quot;;IF([.Z230]&gt;79;&quot;B-&quot;;IF([.Z230]&gt;76;&quot;C+&quot;;IF([.Z230]&gt;72;&quot;C&quot;;IF([.Z230]&gt;69;&quot;C-&quot;;IF([.Z230]&gt;66;&quot;D+&quot;;IF([.Z230]&gt;62;&quot;D&quot;;IF([.Z23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29</text:p>
          </table:table-cell>
          <table:table-cell table:style-name="ce10" table:formula="of:=IF([.A231]=&quot;&quot;;&quot;&quot;;SUM([.C231:.T23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29</text:p>
          </table:table-cell>
          <table:table-cell table:style-name="ce38" table:number-columns-repeated="4"/>
          <table:table-cell table:style-name="ce45" table:formula="of:=SUM([.V231:.Y231])" office:value-type="float" office:value="0" calcext:value-type="float">
            <text:p>0.00</text:p>
          </table:table-cell>
          <table:table-cell table:style-name="ce46" table:formula="of:=AVERAGE([.Z231]/100)" office:value-type="percentage" office:value="0" calcext:value-type="percentage">
            <text:p>0.00%</text:p>
          </table:table-cell>
          <table:table-cell table:style-name="ce47" table:formula="of:=IF([.Z231]&gt;93;&quot;A+&quot;;IF([.Z231]&gt;89;&quot;A&quot;;IF([.Z231]&gt;86;&quot;B+&quot;;IF([.Z231]&gt;82;&quot;B&quot;;IF([.Z231]&gt;79;&quot;B-&quot;;IF([.Z231]&gt;76;&quot;C+&quot;;IF([.Z231]&gt;72;&quot;C&quot;;IF([.Z231]&gt;69;&quot;C-&quot;;IF([.Z231]&gt;66;&quot;D+&quot;;IF([.Z231]&gt;62;&quot;D&quot;;IF([.Z23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0</text:p>
          </table:table-cell>
          <table:table-cell table:style-name="ce10" table:formula="of:=IF([.A232]=&quot;&quot;;&quot;&quot;;SUM([.C232:.T23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0</text:p>
          </table:table-cell>
          <table:table-cell table:style-name="ce38" table:number-columns-repeated="4"/>
          <table:table-cell table:style-name="ce45" table:formula="of:=SUM([.V232:.Y232])" office:value-type="float" office:value="0" calcext:value-type="float">
            <text:p>0.00</text:p>
          </table:table-cell>
          <table:table-cell table:style-name="ce46" table:formula="of:=AVERAGE([.Z232]/100)" office:value-type="percentage" office:value="0" calcext:value-type="percentage">
            <text:p>0.00%</text:p>
          </table:table-cell>
          <table:table-cell table:style-name="ce47" table:formula="of:=IF([.Z232]&gt;93;&quot;A+&quot;;IF([.Z232]&gt;89;&quot;A&quot;;IF([.Z232]&gt;86;&quot;B+&quot;;IF([.Z232]&gt;82;&quot;B&quot;;IF([.Z232]&gt;79;&quot;B-&quot;;IF([.Z232]&gt;76;&quot;C+&quot;;IF([.Z232]&gt;72;&quot;C&quot;;IF([.Z232]&gt;69;&quot;C-&quot;;IF([.Z232]&gt;66;&quot;D+&quot;;IF([.Z232]&gt;62;&quot;D&quot;;IF([.Z23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1</text:p>
          </table:table-cell>
          <table:table-cell table:style-name="ce10" table:formula="of:=IF([.A233]=&quot;&quot;;&quot;&quot;;SUM([.C233:.T23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1</text:p>
          </table:table-cell>
          <table:table-cell table:style-name="ce38" table:number-columns-repeated="4"/>
          <table:table-cell table:style-name="ce45" table:formula="of:=SUM([.V233:.Y233])" office:value-type="float" office:value="0" calcext:value-type="float">
            <text:p>0.00</text:p>
          </table:table-cell>
          <table:table-cell table:style-name="ce46" table:formula="of:=AVERAGE([.Z233]/100)" office:value-type="percentage" office:value="0" calcext:value-type="percentage">
            <text:p>0.00%</text:p>
          </table:table-cell>
          <table:table-cell table:style-name="ce47" table:formula="of:=IF([.Z233]&gt;93;&quot;A+&quot;;IF([.Z233]&gt;89;&quot;A&quot;;IF([.Z233]&gt;86;&quot;B+&quot;;IF([.Z233]&gt;82;&quot;B&quot;;IF([.Z233]&gt;79;&quot;B-&quot;;IF([.Z233]&gt;76;&quot;C+&quot;;IF([.Z233]&gt;72;&quot;C&quot;;IF([.Z233]&gt;69;&quot;C-&quot;;IF([.Z233]&gt;66;&quot;D+&quot;;IF([.Z233]&gt;62;&quot;D&quot;;IF([.Z23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2</text:p>
          </table:table-cell>
          <table:table-cell table:style-name="ce10" table:formula="of:=IF([.A234]=&quot;&quot;;&quot;&quot;;SUM([.C234:.T23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2</text:p>
          </table:table-cell>
          <table:table-cell table:style-name="ce38" table:number-columns-repeated="4"/>
          <table:table-cell table:style-name="ce45" table:formula="of:=SUM([.V234:.Y234])" office:value-type="float" office:value="0" calcext:value-type="float">
            <text:p>0.00</text:p>
          </table:table-cell>
          <table:table-cell table:style-name="ce46" table:formula="of:=AVERAGE([.Z234]/100)" office:value-type="percentage" office:value="0" calcext:value-type="percentage">
            <text:p>0.00%</text:p>
          </table:table-cell>
          <table:table-cell table:style-name="ce47" table:formula="of:=IF([.Z234]&gt;93;&quot;A+&quot;;IF([.Z234]&gt;89;&quot;A&quot;;IF([.Z234]&gt;86;&quot;B+&quot;;IF([.Z234]&gt;82;&quot;B&quot;;IF([.Z234]&gt;79;&quot;B-&quot;;IF([.Z234]&gt;76;&quot;C+&quot;;IF([.Z234]&gt;72;&quot;C&quot;;IF([.Z234]&gt;69;&quot;C-&quot;;IF([.Z234]&gt;66;&quot;D+&quot;;IF([.Z234]&gt;62;&quot;D&quot;;IF([.Z23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3</text:p>
          </table:table-cell>
          <table:table-cell table:style-name="ce10" table:formula="of:=IF([.A235]=&quot;&quot;;&quot;&quot;;SUM([.C235:.T23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3</text:p>
          </table:table-cell>
          <table:table-cell table:style-name="ce38" table:number-columns-repeated="4"/>
          <table:table-cell table:style-name="ce45" table:formula="of:=SUM([.V235:.Y235])" office:value-type="float" office:value="0" calcext:value-type="float">
            <text:p>0.00</text:p>
          </table:table-cell>
          <table:table-cell table:style-name="ce46" table:formula="of:=AVERAGE([.Z235]/100)" office:value-type="percentage" office:value="0" calcext:value-type="percentage">
            <text:p>0.00%</text:p>
          </table:table-cell>
          <table:table-cell table:style-name="ce47" table:formula="of:=IF([.Z235]&gt;93;&quot;A+&quot;;IF([.Z235]&gt;89;&quot;A&quot;;IF([.Z235]&gt;86;&quot;B+&quot;;IF([.Z235]&gt;82;&quot;B&quot;;IF([.Z235]&gt;79;&quot;B-&quot;;IF([.Z235]&gt;76;&quot;C+&quot;;IF([.Z235]&gt;72;&quot;C&quot;;IF([.Z235]&gt;69;&quot;C-&quot;;IF([.Z235]&gt;66;&quot;D+&quot;;IF([.Z235]&gt;62;&quot;D&quot;;IF([.Z23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4</text:p>
          </table:table-cell>
          <table:table-cell table:style-name="ce10" table:formula="of:=IF([.A236]=&quot;&quot;;&quot;&quot;;SUM([.C236:.T23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4</text:p>
          </table:table-cell>
          <table:table-cell table:style-name="ce38" table:number-columns-repeated="4"/>
          <table:table-cell table:style-name="ce45" table:formula="of:=SUM([.V236:.Y236])" office:value-type="float" office:value="0" calcext:value-type="float">
            <text:p>0.00</text:p>
          </table:table-cell>
          <table:table-cell table:style-name="ce46" table:formula="of:=AVERAGE([.Z236]/100)" office:value-type="percentage" office:value="0" calcext:value-type="percentage">
            <text:p>0.00%</text:p>
          </table:table-cell>
          <table:table-cell table:style-name="ce47" table:formula="of:=IF([.Z236]&gt;93;&quot;A+&quot;;IF([.Z236]&gt;89;&quot;A&quot;;IF([.Z236]&gt;86;&quot;B+&quot;;IF([.Z236]&gt;82;&quot;B&quot;;IF([.Z236]&gt;79;&quot;B-&quot;;IF([.Z236]&gt;76;&quot;C+&quot;;IF([.Z236]&gt;72;&quot;C&quot;;IF([.Z236]&gt;69;&quot;C-&quot;;IF([.Z236]&gt;66;&quot;D+&quot;;IF([.Z236]&gt;62;&quot;D&quot;;IF([.Z23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5</text:p>
          </table:table-cell>
          <table:table-cell table:style-name="ce10" table:formula="of:=IF([.A237]=&quot;&quot;;&quot;&quot;;SUM([.C237:.T23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5</text:p>
          </table:table-cell>
          <table:table-cell table:style-name="ce38" table:number-columns-repeated="4"/>
          <table:table-cell table:style-name="ce45" table:formula="of:=SUM([.V237:.Y237])" office:value-type="float" office:value="0" calcext:value-type="float">
            <text:p>0.00</text:p>
          </table:table-cell>
          <table:table-cell table:style-name="ce46" table:formula="of:=AVERAGE([.Z237]/100)" office:value-type="percentage" office:value="0" calcext:value-type="percentage">
            <text:p>0.00%</text:p>
          </table:table-cell>
          <table:table-cell table:style-name="ce47" table:formula="of:=IF([.Z237]&gt;93;&quot;A+&quot;;IF([.Z237]&gt;89;&quot;A&quot;;IF([.Z237]&gt;86;&quot;B+&quot;;IF([.Z237]&gt;82;&quot;B&quot;;IF([.Z237]&gt;79;&quot;B-&quot;;IF([.Z237]&gt;76;&quot;C+&quot;;IF([.Z237]&gt;72;&quot;C&quot;;IF([.Z237]&gt;69;&quot;C-&quot;;IF([.Z237]&gt;66;&quot;D+&quot;;IF([.Z237]&gt;62;&quot;D&quot;;IF([.Z23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6</text:p>
          </table:table-cell>
          <table:table-cell table:style-name="ce10" table:formula="of:=IF([.A238]=&quot;&quot;;&quot;&quot;;SUM([.C238:.T23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6</text:p>
          </table:table-cell>
          <table:table-cell table:style-name="ce38" table:number-columns-repeated="4"/>
          <table:table-cell table:style-name="ce45" table:formula="of:=SUM([.V238:.Y238])" office:value-type="float" office:value="0" calcext:value-type="float">
            <text:p>0.00</text:p>
          </table:table-cell>
          <table:table-cell table:style-name="ce46" table:formula="of:=AVERAGE([.Z238]/100)" office:value-type="percentage" office:value="0" calcext:value-type="percentage">
            <text:p>0.00%</text:p>
          </table:table-cell>
          <table:table-cell table:style-name="ce47" table:formula="of:=IF([.Z238]&gt;93;&quot;A+&quot;;IF([.Z238]&gt;89;&quot;A&quot;;IF([.Z238]&gt;86;&quot;B+&quot;;IF([.Z238]&gt;82;&quot;B&quot;;IF([.Z238]&gt;79;&quot;B-&quot;;IF([.Z238]&gt;76;&quot;C+&quot;;IF([.Z238]&gt;72;&quot;C&quot;;IF([.Z238]&gt;69;&quot;C-&quot;;IF([.Z238]&gt;66;&quot;D+&quot;;IF([.Z238]&gt;62;&quot;D&quot;;IF([.Z23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7</text:p>
          </table:table-cell>
          <table:table-cell table:style-name="ce10" table:formula="of:=IF([.A239]=&quot;&quot;;&quot;&quot;;SUM([.C239:.T23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7</text:p>
          </table:table-cell>
          <table:table-cell table:style-name="ce38" table:number-columns-repeated="4"/>
          <table:table-cell table:style-name="ce45" table:formula="of:=SUM([.V239:.Y239])" office:value-type="float" office:value="0" calcext:value-type="float">
            <text:p>0.00</text:p>
          </table:table-cell>
          <table:table-cell table:style-name="ce46" table:formula="of:=AVERAGE([.Z239]/100)" office:value-type="percentage" office:value="0" calcext:value-type="percentage">
            <text:p>0.00%</text:p>
          </table:table-cell>
          <table:table-cell table:style-name="ce47" table:formula="of:=IF([.Z239]&gt;93;&quot;A+&quot;;IF([.Z239]&gt;89;&quot;A&quot;;IF([.Z239]&gt;86;&quot;B+&quot;;IF([.Z239]&gt;82;&quot;B&quot;;IF([.Z239]&gt;79;&quot;B-&quot;;IF([.Z239]&gt;76;&quot;C+&quot;;IF([.Z239]&gt;72;&quot;C&quot;;IF([.Z239]&gt;69;&quot;C-&quot;;IF([.Z239]&gt;66;&quot;D+&quot;;IF([.Z239]&gt;62;&quot;D&quot;;IF([.Z23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8</text:p>
          </table:table-cell>
          <table:table-cell table:style-name="ce10" table:formula="of:=IF([.A240]=&quot;&quot;;&quot;&quot;;SUM([.C240:.T24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8</text:p>
          </table:table-cell>
          <table:table-cell table:style-name="ce38" table:number-columns-repeated="4"/>
          <table:table-cell table:style-name="ce45" table:formula="of:=SUM([.V240:.Y240])" office:value-type="float" office:value="0" calcext:value-type="float">
            <text:p>0.00</text:p>
          </table:table-cell>
          <table:table-cell table:style-name="ce46" table:formula="of:=AVERAGE([.Z240]/100)" office:value-type="percentage" office:value="0" calcext:value-type="percentage">
            <text:p>0.00%</text:p>
          </table:table-cell>
          <table:table-cell table:style-name="ce47" table:formula="of:=IF([.Z240]&gt;93;&quot;A+&quot;;IF([.Z240]&gt;89;&quot;A&quot;;IF([.Z240]&gt;86;&quot;B+&quot;;IF([.Z240]&gt;82;&quot;B&quot;;IF([.Z240]&gt;79;&quot;B-&quot;;IF([.Z240]&gt;76;&quot;C+&quot;;IF([.Z240]&gt;72;&quot;C&quot;;IF([.Z240]&gt;69;&quot;C-&quot;;IF([.Z240]&gt;66;&quot;D+&quot;;IF([.Z240]&gt;62;&quot;D&quot;;IF([.Z24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39</text:p>
          </table:table-cell>
          <table:table-cell table:style-name="ce10" table:formula="of:=IF([.A241]=&quot;&quot;;&quot;&quot;;SUM([.C241:.T24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39</text:p>
          </table:table-cell>
          <table:table-cell table:style-name="ce38" table:number-columns-repeated="4"/>
          <table:table-cell table:style-name="ce45" table:formula="of:=SUM([.V241:.Y241])" office:value-type="float" office:value="0" calcext:value-type="float">
            <text:p>0.00</text:p>
          </table:table-cell>
          <table:table-cell table:style-name="ce46" table:formula="of:=AVERAGE([.Z241]/100)" office:value-type="percentage" office:value="0" calcext:value-type="percentage">
            <text:p>0.00%</text:p>
          </table:table-cell>
          <table:table-cell table:style-name="ce47" table:formula="of:=IF([.Z241]&gt;93;&quot;A+&quot;;IF([.Z241]&gt;89;&quot;A&quot;;IF([.Z241]&gt;86;&quot;B+&quot;;IF([.Z241]&gt;82;&quot;B&quot;;IF([.Z241]&gt;79;&quot;B-&quot;;IF([.Z241]&gt;76;&quot;C+&quot;;IF([.Z241]&gt;72;&quot;C&quot;;IF([.Z241]&gt;69;&quot;C-&quot;;IF([.Z241]&gt;66;&quot;D+&quot;;IF([.Z241]&gt;62;&quot;D&quot;;IF([.Z24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0</text:p>
          </table:table-cell>
          <table:table-cell table:style-name="ce10" table:formula="of:=IF([.A242]=&quot;&quot;;&quot;&quot;;SUM([.C242:.T24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0</text:p>
          </table:table-cell>
          <table:table-cell table:style-name="ce38" table:number-columns-repeated="4"/>
          <table:table-cell table:style-name="ce45" table:formula="of:=SUM([.V242:.Y242])" office:value-type="float" office:value="0" calcext:value-type="float">
            <text:p>0.00</text:p>
          </table:table-cell>
          <table:table-cell table:style-name="ce46" table:formula="of:=AVERAGE([.Z242]/100)" office:value-type="percentage" office:value="0" calcext:value-type="percentage">
            <text:p>0.00%</text:p>
          </table:table-cell>
          <table:table-cell table:style-name="ce47" table:formula="of:=IF([.Z242]&gt;93;&quot;A+&quot;;IF([.Z242]&gt;89;&quot;A&quot;;IF([.Z242]&gt;86;&quot;B+&quot;;IF([.Z242]&gt;82;&quot;B&quot;;IF([.Z242]&gt;79;&quot;B-&quot;;IF([.Z242]&gt;76;&quot;C+&quot;;IF([.Z242]&gt;72;&quot;C&quot;;IF([.Z242]&gt;69;&quot;C-&quot;;IF([.Z242]&gt;66;&quot;D+&quot;;IF([.Z242]&gt;62;&quot;D&quot;;IF([.Z24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1</text:p>
          </table:table-cell>
          <table:table-cell table:style-name="ce10" table:formula="of:=IF([.A243]=&quot;&quot;;&quot;&quot;;SUM([.C243:.T24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1</text:p>
          </table:table-cell>
          <table:table-cell table:style-name="ce38" table:number-columns-repeated="4"/>
          <table:table-cell table:style-name="ce45" table:formula="of:=SUM([.V243:.Y243])" office:value-type="float" office:value="0" calcext:value-type="float">
            <text:p>0.00</text:p>
          </table:table-cell>
          <table:table-cell table:style-name="ce46" table:formula="of:=AVERAGE([.Z243]/100)" office:value-type="percentage" office:value="0" calcext:value-type="percentage">
            <text:p>0.00%</text:p>
          </table:table-cell>
          <table:table-cell table:style-name="ce47" table:formula="of:=IF([.Z243]&gt;93;&quot;A+&quot;;IF([.Z243]&gt;89;&quot;A&quot;;IF([.Z243]&gt;86;&quot;B+&quot;;IF([.Z243]&gt;82;&quot;B&quot;;IF([.Z243]&gt;79;&quot;B-&quot;;IF([.Z243]&gt;76;&quot;C+&quot;;IF([.Z243]&gt;72;&quot;C&quot;;IF([.Z243]&gt;69;&quot;C-&quot;;IF([.Z243]&gt;66;&quot;D+&quot;;IF([.Z243]&gt;62;&quot;D&quot;;IF([.Z24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2</text:p>
          </table:table-cell>
          <table:table-cell table:style-name="ce10" table:formula="of:=IF([.A244]=&quot;&quot;;&quot;&quot;;SUM([.C244:.T24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2</text:p>
          </table:table-cell>
          <table:table-cell table:style-name="ce38" table:number-columns-repeated="4"/>
          <table:table-cell table:style-name="ce45" table:formula="of:=SUM([.V244:.Y244])" office:value-type="float" office:value="0" calcext:value-type="float">
            <text:p>0.00</text:p>
          </table:table-cell>
          <table:table-cell table:style-name="ce46" table:formula="of:=AVERAGE([.Z244]/100)" office:value-type="percentage" office:value="0" calcext:value-type="percentage">
            <text:p>0.00%</text:p>
          </table:table-cell>
          <table:table-cell table:style-name="ce47" table:formula="of:=IF([.Z244]&gt;93;&quot;A+&quot;;IF([.Z244]&gt;89;&quot;A&quot;;IF([.Z244]&gt;86;&quot;B+&quot;;IF([.Z244]&gt;82;&quot;B&quot;;IF([.Z244]&gt;79;&quot;B-&quot;;IF([.Z244]&gt;76;&quot;C+&quot;;IF([.Z244]&gt;72;&quot;C&quot;;IF([.Z244]&gt;69;&quot;C-&quot;;IF([.Z244]&gt;66;&quot;D+&quot;;IF([.Z244]&gt;62;&quot;D&quot;;IF([.Z24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3</text:p>
          </table:table-cell>
          <table:table-cell table:style-name="ce10" table:formula="of:=IF([.A245]=&quot;&quot;;&quot;&quot;;SUM([.C245:.T24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3</text:p>
          </table:table-cell>
          <table:table-cell table:style-name="ce38" table:number-columns-repeated="4"/>
          <table:table-cell table:style-name="ce45" table:formula="of:=SUM([.V245:.Y245])" office:value-type="float" office:value="0" calcext:value-type="float">
            <text:p>0.00</text:p>
          </table:table-cell>
          <table:table-cell table:style-name="ce46" table:formula="of:=AVERAGE([.Z245]/100)" office:value-type="percentage" office:value="0" calcext:value-type="percentage">
            <text:p>0.00%</text:p>
          </table:table-cell>
          <table:table-cell table:style-name="ce47" table:formula="of:=IF([.Z245]&gt;93;&quot;A+&quot;;IF([.Z245]&gt;89;&quot;A&quot;;IF([.Z245]&gt;86;&quot;B+&quot;;IF([.Z245]&gt;82;&quot;B&quot;;IF([.Z245]&gt;79;&quot;B-&quot;;IF([.Z245]&gt;76;&quot;C+&quot;;IF([.Z245]&gt;72;&quot;C&quot;;IF([.Z245]&gt;69;&quot;C-&quot;;IF([.Z245]&gt;66;&quot;D+&quot;;IF([.Z245]&gt;62;&quot;D&quot;;IF([.Z24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4</text:p>
          </table:table-cell>
          <table:table-cell table:style-name="ce10" table:formula="of:=IF([.A246]=&quot;&quot;;&quot;&quot;;SUM([.C246:.T24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4</text:p>
          </table:table-cell>
          <table:table-cell table:style-name="ce38" table:number-columns-repeated="4"/>
          <table:table-cell table:style-name="ce45" table:formula="of:=SUM([.V246:.Y246])" office:value-type="float" office:value="0" calcext:value-type="float">
            <text:p>0.00</text:p>
          </table:table-cell>
          <table:table-cell table:style-name="ce46" table:formula="of:=AVERAGE([.Z246]/100)" office:value-type="percentage" office:value="0" calcext:value-type="percentage">
            <text:p>0.00%</text:p>
          </table:table-cell>
          <table:table-cell table:style-name="ce47" table:formula="of:=IF([.Z246]&gt;93;&quot;A+&quot;;IF([.Z246]&gt;89;&quot;A&quot;;IF([.Z246]&gt;86;&quot;B+&quot;;IF([.Z246]&gt;82;&quot;B&quot;;IF([.Z246]&gt;79;&quot;B-&quot;;IF([.Z246]&gt;76;&quot;C+&quot;;IF([.Z246]&gt;72;&quot;C&quot;;IF([.Z246]&gt;69;&quot;C-&quot;;IF([.Z246]&gt;66;&quot;D+&quot;;IF([.Z246]&gt;62;&quot;D&quot;;IF([.Z24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5</text:p>
          </table:table-cell>
          <table:table-cell table:style-name="ce10" table:formula="of:=IF([.A247]=&quot;&quot;;&quot;&quot;;SUM([.C247:.T24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5</text:p>
          </table:table-cell>
          <table:table-cell table:style-name="ce38" table:number-columns-repeated="4"/>
          <table:table-cell table:style-name="ce45" table:formula="of:=SUM([.V247:.Y247])" office:value-type="float" office:value="0" calcext:value-type="float">
            <text:p>0.00</text:p>
          </table:table-cell>
          <table:table-cell table:style-name="ce46" table:formula="of:=AVERAGE([.Z247]/100)" office:value-type="percentage" office:value="0" calcext:value-type="percentage">
            <text:p>0.00%</text:p>
          </table:table-cell>
          <table:table-cell table:style-name="ce47" table:formula="of:=IF([.Z247]&gt;93;&quot;A+&quot;;IF([.Z247]&gt;89;&quot;A&quot;;IF([.Z247]&gt;86;&quot;B+&quot;;IF([.Z247]&gt;82;&quot;B&quot;;IF([.Z247]&gt;79;&quot;B-&quot;;IF([.Z247]&gt;76;&quot;C+&quot;;IF([.Z247]&gt;72;&quot;C&quot;;IF([.Z247]&gt;69;&quot;C-&quot;;IF([.Z247]&gt;66;&quot;D+&quot;;IF([.Z247]&gt;62;&quot;D&quot;;IF([.Z24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6</text:p>
          </table:table-cell>
          <table:table-cell table:style-name="ce10" table:formula="of:=IF([.A248]=&quot;&quot;;&quot;&quot;;SUM([.C248:.T24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6</text:p>
          </table:table-cell>
          <table:table-cell table:style-name="ce38" table:number-columns-repeated="4"/>
          <table:table-cell table:style-name="ce45" table:formula="of:=SUM([.V248:.Y248])" office:value-type="float" office:value="0" calcext:value-type="float">
            <text:p>0.00</text:p>
          </table:table-cell>
          <table:table-cell table:style-name="ce46" table:formula="of:=AVERAGE([.Z248]/100)" office:value-type="percentage" office:value="0" calcext:value-type="percentage">
            <text:p>0.00%</text:p>
          </table:table-cell>
          <table:table-cell table:style-name="ce47" table:formula="of:=IF([.Z248]&gt;93;&quot;A+&quot;;IF([.Z248]&gt;89;&quot;A&quot;;IF([.Z248]&gt;86;&quot;B+&quot;;IF([.Z248]&gt;82;&quot;B&quot;;IF([.Z248]&gt;79;&quot;B-&quot;;IF([.Z248]&gt;76;&quot;C+&quot;;IF([.Z248]&gt;72;&quot;C&quot;;IF([.Z248]&gt;69;&quot;C-&quot;;IF([.Z248]&gt;66;&quot;D+&quot;;IF([.Z248]&gt;62;&quot;D&quot;;IF([.Z24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7</text:p>
          </table:table-cell>
          <table:table-cell table:style-name="ce10" table:formula="of:=IF([.A249]=&quot;&quot;;&quot;&quot;;SUM([.C249:.T24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7</text:p>
          </table:table-cell>
          <table:table-cell table:style-name="ce38" table:number-columns-repeated="4"/>
          <table:table-cell table:style-name="ce45" table:formula="of:=SUM([.V249:.Y249])" office:value-type="float" office:value="0" calcext:value-type="float">
            <text:p>0.00</text:p>
          </table:table-cell>
          <table:table-cell table:style-name="ce46" table:formula="of:=AVERAGE([.Z249]/100)" office:value-type="percentage" office:value="0" calcext:value-type="percentage">
            <text:p>0.00%</text:p>
          </table:table-cell>
          <table:table-cell table:style-name="ce47" table:formula="of:=IF([.Z249]&gt;93;&quot;A+&quot;;IF([.Z249]&gt;89;&quot;A&quot;;IF([.Z249]&gt;86;&quot;B+&quot;;IF([.Z249]&gt;82;&quot;B&quot;;IF([.Z249]&gt;79;&quot;B-&quot;;IF([.Z249]&gt;76;&quot;C+&quot;;IF([.Z249]&gt;72;&quot;C&quot;;IF([.Z249]&gt;69;&quot;C-&quot;;IF([.Z249]&gt;66;&quot;D+&quot;;IF([.Z249]&gt;62;&quot;D&quot;;IF([.Z24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8</text:p>
          </table:table-cell>
          <table:table-cell table:style-name="ce10" table:formula="of:=IF([.A250]=&quot;&quot;;&quot;&quot;;SUM([.C250:.T25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8</text:p>
          </table:table-cell>
          <table:table-cell table:style-name="ce38" table:number-columns-repeated="4"/>
          <table:table-cell table:style-name="ce45" table:formula="of:=SUM([.V250:.Y250])" office:value-type="float" office:value="0" calcext:value-type="float">
            <text:p>0.00</text:p>
          </table:table-cell>
          <table:table-cell table:style-name="ce46" table:formula="of:=AVERAGE([.Z250]/100)" office:value-type="percentage" office:value="0" calcext:value-type="percentage">
            <text:p>0.00%</text:p>
          </table:table-cell>
          <table:table-cell table:style-name="ce47" table:formula="of:=IF([.Z250]&gt;93;&quot;A+&quot;;IF([.Z250]&gt;89;&quot;A&quot;;IF([.Z250]&gt;86;&quot;B+&quot;;IF([.Z250]&gt;82;&quot;B&quot;;IF([.Z250]&gt;79;&quot;B-&quot;;IF([.Z250]&gt;76;&quot;C+&quot;;IF([.Z250]&gt;72;&quot;C&quot;;IF([.Z250]&gt;69;&quot;C-&quot;;IF([.Z250]&gt;66;&quot;D+&quot;;IF([.Z250]&gt;62;&quot;D&quot;;IF([.Z25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49</text:p>
          </table:table-cell>
          <table:table-cell table:style-name="ce10" table:formula="of:=IF([.A251]=&quot;&quot;;&quot;&quot;;SUM([.C251:.T25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49</text:p>
          </table:table-cell>
          <table:table-cell table:style-name="ce38" table:number-columns-repeated="4"/>
          <table:table-cell table:style-name="ce45" table:formula="of:=SUM([.V251:.Y251])" office:value-type="float" office:value="0" calcext:value-type="float">
            <text:p>0.00</text:p>
          </table:table-cell>
          <table:table-cell table:style-name="ce46" table:formula="of:=AVERAGE([.Z251]/100)" office:value-type="percentage" office:value="0" calcext:value-type="percentage">
            <text:p>0.00%</text:p>
          </table:table-cell>
          <table:table-cell table:style-name="ce47" table:formula="of:=IF([.Z251]&gt;93;&quot;A+&quot;;IF([.Z251]&gt;89;&quot;A&quot;;IF([.Z251]&gt;86;&quot;B+&quot;;IF([.Z251]&gt;82;&quot;B&quot;;IF([.Z251]&gt;79;&quot;B-&quot;;IF([.Z251]&gt;76;&quot;C+&quot;;IF([.Z251]&gt;72;&quot;C&quot;;IF([.Z251]&gt;69;&quot;C-&quot;;IF([.Z251]&gt;66;&quot;D+&quot;;IF([.Z251]&gt;62;&quot;D&quot;;IF([.Z25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0</text:p>
          </table:table-cell>
          <table:table-cell table:style-name="ce10" table:formula="of:=IF([.A252]=&quot;&quot;;&quot;&quot;;SUM([.C252:.T25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0</text:p>
          </table:table-cell>
          <table:table-cell table:style-name="ce38" table:number-columns-repeated="4"/>
          <table:table-cell table:style-name="ce45" table:formula="of:=SUM([.V252:.Y252])" office:value-type="float" office:value="0" calcext:value-type="float">
            <text:p>0.00</text:p>
          </table:table-cell>
          <table:table-cell table:style-name="ce46" table:formula="of:=AVERAGE([.Z252]/100)" office:value-type="percentage" office:value="0" calcext:value-type="percentage">
            <text:p>0.00%</text:p>
          </table:table-cell>
          <table:table-cell table:style-name="ce47" table:formula="of:=IF([.Z252]&gt;93;&quot;A+&quot;;IF([.Z252]&gt;89;&quot;A&quot;;IF([.Z252]&gt;86;&quot;B+&quot;;IF([.Z252]&gt;82;&quot;B&quot;;IF([.Z252]&gt;79;&quot;B-&quot;;IF([.Z252]&gt;76;&quot;C+&quot;;IF([.Z252]&gt;72;&quot;C&quot;;IF([.Z252]&gt;69;&quot;C-&quot;;IF([.Z252]&gt;66;&quot;D+&quot;;IF([.Z252]&gt;62;&quot;D&quot;;IF([.Z25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1</text:p>
          </table:table-cell>
          <table:table-cell table:style-name="ce10" table:formula="of:=IF([.A253]=&quot;&quot;;&quot;&quot;;SUM([.C253:.T25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1</text:p>
          </table:table-cell>
          <table:table-cell table:style-name="ce38" table:number-columns-repeated="4"/>
          <table:table-cell table:style-name="ce45" table:formula="of:=SUM([.V253:.Y253])" office:value-type="float" office:value="0" calcext:value-type="float">
            <text:p>0.00</text:p>
          </table:table-cell>
          <table:table-cell table:style-name="ce46" table:formula="of:=AVERAGE([.Z253]/100)" office:value-type="percentage" office:value="0" calcext:value-type="percentage">
            <text:p>0.00%</text:p>
          </table:table-cell>
          <table:table-cell table:style-name="ce47" table:formula="of:=IF([.Z253]&gt;93;&quot;A+&quot;;IF([.Z253]&gt;89;&quot;A&quot;;IF([.Z253]&gt;86;&quot;B+&quot;;IF([.Z253]&gt;82;&quot;B&quot;;IF([.Z253]&gt;79;&quot;B-&quot;;IF([.Z253]&gt;76;&quot;C+&quot;;IF([.Z253]&gt;72;&quot;C&quot;;IF([.Z253]&gt;69;&quot;C-&quot;;IF([.Z253]&gt;66;&quot;D+&quot;;IF([.Z253]&gt;62;&quot;D&quot;;IF([.Z25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2</text:p>
          </table:table-cell>
          <table:table-cell table:style-name="ce10" table:formula="of:=IF([.A254]=&quot;&quot;;&quot;&quot;;SUM([.C254:.T25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2</text:p>
          </table:table-cell>
          <table:table-cell table:style-name="ce38" table:number-columns-repeated="4"/>
          <table:table-cell table:style-name="ce45" table:formula="of:=SUM([.V254:.Y254])" office:value-type="float" office:value="0" calcext:value-type="float">
            <text:p>0.00</text:p>
          </table:table-cell>
          <table:table-cell table:style-name="ce46" table:formula="of:=AVERAGE([.Z254]/100)" office:value-type="percentage" office:value="0" calcext:value-type="percentage">
            <text:p>0.00%</text:p>
          </table:table-cell>
          <table:table-cell table:style-name="ce47" table:formula="of:=IF([.Z254]&gt;93;&quot;A+&quot;;IF([.Z254]&gt;89;&quot;A&quot;;IF([.Z254]&gt;86;&quot;B+&quot;;IF([.Z254]&gt;82;&quot;B&quot;;IF([.Z254]&gt;79;&quot;B-&quot;;IF([.Z254]&gt;76;&quot;C+&quot;;IF([.Z254]&gt;72;&quot;C&quot;;IF([.Z254]&gt;69;&quot;C-&quot;;IF([.Z254]&gt;66;&quot;D+&quot;;IF([.Z254]&gt;62;&quot;D&quot;;IF([.Z25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3</text:p>
          </table:table-cell>
          <table:table-cell table:style-name="ce10" table:formula="of:=IF([.A255]=&quot;&quot;;&quot;&quot;;SUM([.C255:.T25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3</text:p>
          </table:table-cell>
          <table:table-cell table:style-name="ce38" table:number-columns-repeated="4"/>
          <table:table-cell table:style-name="ce45" table:formula="of:=SUM([.V255:.Y255])" office:value-type="float" office:value="0" calcext:value-type="float">
            <text:p>0.00</text:p>
          </table:table-cell>
          <table:table-cell table:style-name="ce46" table:formula="of:=AVERAGE([.Z255]/100)" office:value-type="percentage" office:value="0" calcext:value-type="percentage">
            <text:p>0.00%</text:p>
          </table:table-cell>
          <table:table-cell table:style-name="ce47" table:formula="of:=IF([.Z255]&gt;93;&quot;A+&quot;;IF([.Z255]&gt;89;&quot;A&quot;;IF([.Z255]&gt;86;&quot;B+&quot;;IF([.Z255]&gt;82;&quot;B&quot;;IF([.Z255]&gt;79;&quot;B-&quot;;IF([.Z255]&gt;76;&quot;C+&quot;;IF([.Z255]&gt;72;&quot;C&quot;;IF([.Z255]&gt;69;&quot;C-&quot;;IF([.Z255]&gt;66;&quot;D+&quot;;IF([.Z255]&gt;62;&quot;D&quot;;IF([.Z25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4</text:p>
          </table:table-cell>
          <table:table-cell table:style-name="ce10" table:formula="of:=IF([.A256]=&quot;&quot;;&quot;&quot;;SUM([.C256:.T25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4</text:p>
          </table:table-cell>
          <table:table-cell table:style-name="ce38" table:number-columns-repeated="4"/>
          <table:table-cell table:style-name="ce45" table:formula="of:=SUM([.V256:.Y256])" office:value-type="float" office:value="0" calcext:value-type="float">
            <text:p>0.00</text:p>
          </table:table-cell>
          <table:table-cell table:style-name="ce46" table:formula="of:=AVERAGE([.Z256]/100)" office:value-type="percentage" office:value="0" calcext:value-type="percentage">
            <text:p>0.00%</text:p>
          </table:table-cell>
          <table:table-cell table:style-name="ce47" table:formula="of:=IF([.Z256]&gt;93;&quot;A+&quot;;IF([.Z256]&gt;89;&quot;A&quot;;IF([.Z256]&gt;86;&quot;B+&quot;;IF([.Z256]&gt;82;&quot;B&quot;;IF([.Z256]&gt;79;&quot;B-&quot;;IF([.Z256]&gt;76;&quot;C+&quot;;IF([.Z256]&gt;72;&quot;C&quot;;IF([.Z256]&gt;69;&quot;C-&quot;;IF([.Z256]&gt;66;&quot;D+&quot;;IF([.Z256]&gt;62;&quot;D&quot;;IF([.Z25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5</text:p>
          </table:table-cell>
          <table:table-cell table:style-name="ce10" table:formula="of:=IF([.A257]=&quot;&quot;;&quot;&quot;;SUM([.C257:.T25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5</text:p>
          </table:table-cell>
          <table:table-cell table:style-name="ce38" table:number-columns-repeated="4"/>
          <table:table-cell table:style-name="ce45" table:formula="of:=SUM([.V257:.Y257])" office:value-type="float" office:value="0" calcext:value-type="float">
            <text:p>0.00</text:p>
          </table:table-cell>
          <table:table-cell table:style-name="ce46" table:formula="of:=AVERAGE([.Z257]/100)" office:value-type="percentage" office:value="0" calcext:value-type="percentage">
            <text:p>0.00%</text:p>
          </table:table-cell>
          <table:table-cell table:style-name="ce47" table:formula="of:=IF([.Z257]&gt;93;&quot;A+&quot;;IF([.Z257]&gt;89;&quot;A&quot;;IF([.Z257]&gt;86;&quot;B+&quot;;IF([.Z257]&gt;82;&quot;B&quot;;IF([.Z257]&gt;79;&quot;B-&quot;;IF([.Z257]&gt;76;&quot;C+&quot;;IF([.Z257]&gt;72;&quot;C&quot;;IF([.Z257]&gt;69;&quot;C-&quot;;IF([.Z257]&gt;66;&quot;D+&quot;;IF([.Z257]&gt;62;&quot;D&quot;;IF([.Z25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6</text:p>
          </table:table-cell>
          <table:table-cell table:style-name="ce10" table:formula="of:=IF([.A258]=&quot;&quot;;&quot;&quot;;SUM([.C258:.T25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6</text:p>
          </table:table-cell>
          <table:table-cell table:style-name="ce38" table:number-columns-repeated="4"/>
          <table:table-cell table:style-name="ce45" table:formula="of:=SUM([.V258:.Y258])" office:value-type="float" office:value="0" calcext:value-type="float">
            <text:p>0.00</text:p>
          </table:table-cell>
          <table:table-cell table:style-name="ce46" table:formula="of:=AVERAGE([.Z258]/100)" office:value-type="percentage" office:value="0" calcext:value-type="percentage">
            <text:p>0.00%</text:p>
          </table:table-cell>
          <table:table-cell table:style-name="ce47" table:formula="of:=IF([.Z258]&gt;93;&quot;A+&quot;;IF([.Z258]&gt;89;&quot;A&quot;;IF([.Z258]&gt;86;&quot;B+&quot;;IF([.Z258]&gt;82;&quot;B&quot;;IF([.Z258]&gt;79;&quot;B-&quot;;IF([.Z258]&gt;76;&quot;C+&quot;;IF([.Z258]&gt;72;&quot;C&quot;;IF([.Z258]&gt;69;&quot;C-&quot;;IF([.Z258]&gt;66;&quot;D+&quot;;IF([.Z258]&gt;62;&quot;D&quot;;IF([.Z25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7</text:p>
          </table:table-cell>
          <table:table-cell table:style-name="ce10" table:formula="of:=IF([.A259]=&quot;&quot;;&quot;&quot;;SUM([.C259:.T25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7</text:p>
          </table:table-cell>
          <table:table-cell table:style-name="ce38" table:number-columns-repeated="4"/>
          <table:table-cell table:style-name="ce45" table:formula="of:=SUM([.V259:.Y259])" office:value-type="float" office:value="0" calcext:value-type="float">
            <text:p>0.00</text:p>
          </table:table-cell>
          <table:table-cell table:style-name="ce46" table:formula="of:=AVERAGE([.Z259]/100)" office:value-type="percentage" office:value="0" calcext:value-type="percentage">
            <text:p>0.00%</text:p>
          </table:table-cell>
          <table:table-cell table:style-name="ce47" table:formula="of:=IF([.Z259]&gt;93;&quot;A+&quot;;IF([.Z259]&gt;89;&quot;A&quot;;IF([.Z259]&gt;86;&quot;B+&quot;;IF([.Z259]&gt;82;&quot;B&quot;;IF([.Z259]&gt;79;&quot;B-&quot;;IF([.Z259]&gt;76;&quot;C+&quot;;IF([.Z259]&gt;72;&quot;C&quot;;IF([.Z259]&gt;69;&quot;C-&quot;;IF([.Z259]&gt;66;&quot;D+&quot;;IF([.Z259]&gt;62;&quot;D&quot;;IF([.Z25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8</text:p>
          </table:table-cell>
          <table:table-cell table:style-name="ce10" table:formula="of:=IF([.A260]=&quot;&quot;;&quot;&quot;;SUM([.C260:.T26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8</text:p>
          </table:table-cell>
          <table:table-cell table:style-name="ce38" table:number-columns-repeated="4"/>
          <table:table-cell table:style-name="ce45" table:formula="of:=SUM([.V260:.Y260])" office:value-type="float" office:value="0" calcext:value-type="float">
            <text:p>0.00</text:p>
          </table:table-cell>
          <table:table-cell table:style-name="ce46" table:formula="of:=AVERAGE([.Z260]/100)" office:value-type="percentage" office:value="0" calcext:value-type="percentage">
            <text:p>0.00%</text:p>
          </table:table-cell>
          <table:table-cell table:style-name="ce47" table:formula="of:=IF([.Z260]&gt;93;&quot;A+&quot;;IF([.Z260]&gt;89;&quot;A&quot;;IF([.Z260]&gt;86;&quot;B+&quot;;IF([.Z260]&gt;82;&quot;B&quot;;IF([.Z260]&gt;79;&quot;B-&quot;;IF([.Z260]&gt;76;&quot;C+&quot;;IF([.Z260]&gt;72;&quot;C&quot;;IF([.Z260]&gt;69;&quot;C-&quot;;IF([.Z260]&gt;66;&quot;D+&quot;;IF([.Z260]&gt;62;&quot;D&quot;;IF([.Z26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59</text:p>
          </table:table-cell>
          <table:table-cell table:style-name="ce10" table:formula="of:=IF([.A261]=&quot;&quot;;&quot;&quot;;SUM([.C261:.T26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59</text:p>
          </table:table-cell>
          <table:table-cell table:style-name="ce38" table:number-columns-repeated="4"/>
          <table:table-cell table:style-name="ce45" table:formula="of:=SUM([.V261:.Y261])" office:value-type="float" office:value="0" calcext:value-type="float">
            <text:p>0.00</text:p>
          </table:table-cell>
          <table:table-cell table:style-name="ce46" table:formula="of:=AVERAGE([.Z261]/100)" office:value-type="percentage" office:value="0" calcext:value-type="percentage">
            <text:p>0.00%</text:p>
          </table:table-cell>
          <table:table-cell table:style-name="ce47" table:formula="of:=IF([.Z261]&gt;93;&quot;A+&quot;;IF([.Z261]&gt;89;&quot;A&quot;;IF([.Z261]&gt;86;&quot;B+&quot;;IF([.Z261]&gt;82;&quot;B&quot;;IF([.Z261]&gt;79;&quot;B-&quot;;IF([.Z261]&gt;76;&quot;C+&quot;;IF([.Z261]&gt;72;&quot;C&quot;;IF([.Z261]&gt;69;&quot;C-&quot;;IF([.Z261]&gt;66;&quot;D+&quot;;IF([.Z261]&gt;62;&quot;D&quot;;IF([.Z26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0</text:p>
          </table:table-cell>
          <table:table-cell table:style-name="ce10" table:formula="of:=IF([.A262]=&quot;&quot;;&quot;&quot;;SUM([.C262:.T26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0</text:p>
          </table:table-cell>
          <table:table-cell table:style-name="ce38" table:number-columns-repeated="4"/>
          <table:table-cell table:style-name="ce45" table:formula="of:=SUM([.V262:.Y262])" office:value-type="float" office:value="0" calcext:value-type="float">
            <text:p>0.00</text:p>
          </table:table-cell>
          <table:table-cell table:style-name="ce46" table:formula="of:=AVERAGE([.Z262]/100)" office:value-type="percentage" office:value="0" calcext:value-type="percentage">
            <text:p>0.00%</text:p>
          </table:table-cell>
          <table:table-cell table:style-name="ce47" table:formula="of:=IF([.Z262]&gt;93;&quot;A+&quot;;IF([.Z262]&gt;89;&quot;A&quot;;IF([.Z262]&gt;86;&quot;B+&quot;;IF([.Z262]&gt;82;&quot;B&quot;;IF([.Z262]&gt;79;&quot;B-&quot;;IF([.Z262]&gt;76;&quot;C+&quot;;IF([.Z262]&gt;72;&quot;C&quot;;IF([.Z262]&gt;69;&quot;C-&quot;;IF([.Z262]&gt;66;&quot;D+&quot;;IF([.Z262]&gt;62;&quot;D&quot;;IF([.Z26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1</text:p>
          </table:table-cell>
          <table:table-cell table:style-name="ce10" table:formula="of:=IF([.A263]=&quot;&quot;;&quot;&quot;;SUM([.C263:.T26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1</text:p>
          </table:table-cell>
          <table:table-cell table:style-name="ce38" table:number-columns-repeated="4"/>
          <table:table-cell table:style-name="ce45" table:formula="of:=SUM([.V263:.Y263])" office:value-type="float" office:value="0" calcext:value-type="float">
            <text:p>0.00</text:p>
          </table:table-cell>
          <table:table-cell table:style-name="ce46" table:formula="of:=AVERAGE([.Z263]/100)" office:value-type="percentage" office:value="0" calcext:value-type="percentage">
            <text:p>0.00%</text:p>
          </table:table-cell>
          <table:table-cell table:style-name="ce47" table:formula="of:=IF([.Z263]&gt;93;&quot;A+&quot;;IF([.Z263]&gt;89;&quot;A&quot;;IF([.Z263]&gt;86;&quot;B+&quot;;IF([.Z263]&gt;82;&quot;B&quot;;IF([.Z263]&gt;79;&quot;B-&quot;;IF([.Z263]&gt;76;&quot;C+&quot;;IF([.Z263]&gt;72;&quot;C&quot;;IF([.Z263]&gt;69;&quot;C-&quot;;IF([.Z263]&gt;66;&quot;D+&quot;;IF([.Z263]&gt;62;&quot;D&quot;;IF([.Z26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2</text:p>
          </table:table-cell>
          <table:table-cell table:style-name="ce10" table:formula="of:=IF([.A264]=&quot;&quot;;&quot;&quot;;SUM([.C264:.T26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2</text:p>
          </table:table-cell>
          <table:table-cell table:style-name="ce38" table:number-columns-repeated="4"/>
          <table:table-cell table:style-name="ce45" table:formula="of:=SUM([.V264:.Y264])" office:value-type="float" office:value="0" calcext:value-type="float">
            <text:p>0.00</text:p>
          </table:table-cell>
          <table:table-cell table:style-name="ce46" table:formula="of:=AVERAGE([.Z264]/100)" office:value-type="percentage" office:value="0" calcext:value-type="percentage">
            <text:p>0.00%</text:p>
          </table:table-cell>
          <table:table-cell table:style-name="ce47" table:formula="of:=IF([.Z264]&gt;93;&quot;A+&quot;;IF([.Z264]&gt;89;&quot;A&quot;;IF([.Z264]&gt;86;&quot;B+&quot;;IF([.Z264]&gt;82;&quot;B&quot;;IF([.Z264]&gt;79;&quot;B-&quot;;IF([.Z264]&gt;76;&quot;C+&quot;;IF([.Z264]&gt;72;&quot;C&quot;;IF([.Z264]&gt;69;&quot;C-&quot;;IF([.Z264]&gt;66;&quot;D+&quot;;IF([.Z264]&gt;62;&quot;D&quot;;IF([.Z26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3</text:p>
          </table:table-cell>
          <table:table-cell table:style-name="ce10" table:formula="of:=IF([.A265]=&quot;&quot;;&quot;&quot;;SUM([.C265:.T26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3</text:p>
          </table:table-cell>
          <table:table-cell table:style-name="ce38" table:number-columns-repeated="4"/>
          <table:table-cell table:style-name="ce45" table:formula="of:=SUM([.V265:.Y265])" office:value-type="float" office:value="0" calcext:value-type="float">
            <text:p>0.00</text:p>
          </table:table-cell>
          <table:table-cell table:style-name="ce46" table:formula="of:=AVERAGE([.Z265]/100)" office:value-type="percentage" office:value="0" calcext:value-type="percentage">
            <text:p>0.00%</text:p>
          </table:table-cell>
          <table:table-cell table:style-name="ce47" table:formula="of:=IF([.Z265]&gt;93;&quot;A+&quot;;IF([.Z265]&gt;89;&quot;A&quot;;IF([.Z265]&gt;86;&quot;B+&quot;;IF([.Z265]&gt;82;&quot;B&quot;;IF([.Z265]&gt;79;&quot;B-&quot;;IF([.Z265]&gt;76;&quot;C+&quot;;IF([.Z265]&gt;72;&quot;C&quot;;IF([.Z265]&gt;69;&quot;C-&quot;;IF([.Z265]&gt;66;&quot;D+&quot;;IF([.Z265]&gt;62;&quot;D&quot;;IF([.Z26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4</text:p>
          </table:table-cell>
          <table:table-cell table:style-name="ce10" table:formula="of:=IF([.A266]=&quot;&quot;;&quot;&quot;;SUM([.C266:.T26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4</text:p>
          </table:table-cell>
          <table:table-cell table:style-name="ce38" table:number-columns-repeated="4"/>
          <table:table-cell table:style-name="ce45" table:formula="of:=SUM([.V266:.Y266])" office:value-type="float" office:value="0" calcext:value-type="float">
            <text:p>0.00</text:p>
          </table:table-cell>
          <table:table-cell table:style-name="ce46" table:formula="of:=AVERAGE([.Z266]/100)" office:value-type="percentage" office:value="0" calcext:value-type="percentage">
            <text:p>0.00%</text:p>
          </table:table-cell>
          <table:table-cell table:style-name="ce47" table:formula="of:=IF([.Z266]&gt;93;&quot;A+&quot;;IF([.Z266]&gt;89;&quot;A&quot;;IF([.Z266]&gt;86;&quot;B+&quot;;IF([.Z266]&gt;82;&quot;B&quot;;IF([.Z266]&gt;79;&quot;B-&quot;;IF([.Z266]&gt;76;&quot;C+&quot;;IF([.Z266]&gt;72;&quot;C&quot;;IF([.Z266]&gt;69;&quot;C-&quot;;IF([.Z266]&gt;66;&quot;D+&quot;;IF([.Z266]&gt;62;&quot;D&quot;;IF([.Z26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5</text:p>
          </table:table-cell>
          <table:table-cell table:style-name="ce10" table:formula="of:=IF([.A267]=&quot;&quot;;&quot;&quot;;SUM([.C267:.T26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5</text:p>
          </table:table-cell>
          <table:table-cell table:style-name="ce38" table:number-columns-repeated="4"/>
          <table:table-cell table:style-name="ce45" table:formula="of:=SUM([.V267:.Y267])" office:value-type="float" office:value="0" calcext:value-type="float">
            <text:p>0.00</text:p>
          </table:table-cell>
          <table:table-cell table:style-name="ce46" table:formula="of:=AVERAGE([.Z267]/100)" office:value-type="percentage" office:value="0" calcext:value-type="percentage">
            <text:p>0.00%</text:p>
          </table:table-cell>
          <table:table-cell table:style-name="ce47" table:formula="of:=IF([.Z267]&gt;93;&quot;A+&quot;;IF([.Z267]&gt;89;&quot;A&quot;;IF([.Z267]&gt;86;&quot;B+&quot;;IF([.Z267]&gt;82;&quot;B&quot;;IF([.Z267]&gt;79;&quot;B-&quot;;IF([.Z267]&gt;76;&quot;C+&quot;;IF([.Z267]&gt;72;&quot;C&quot;;IF([.Z267]&gt;69;&quot;C-&quot;;IF([.Z267]&gt;66;&quot;D+&quot;;IF([.Z267]&gt;62;&quot;D&quot;;IF([.Z26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6</text:p>
          </table:table-cell>
          <table:table-cell table:style-name="ce10" table:formula="of:=IF([.A268]=&quot;&quot;;&quot;&quot;;SUM([.C268:.T26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6</text:p>
          </table:table-cell>
          <table:table-cell table:style-name="ce38" table:number-columns-repeated="4"/>
          <table:table-cell table:style-name="ce45" table:formula="of:=SUM([.V268:.Y268])" office:value-type="float" office:value="0" calcext:value-type="float">
            <text:p>0.00</text:p>
          </table:table-cell>
          <table:table-cell table:style-name="ce46" table:formula="of:=AVERAGE([.Z268]/100)" office:value-type="percentage" office:value="0" calcext:value-type="percentage">
            <text:p>0.00%</text:p>
          </table:table-cell>
          <table:table-cell table:style-name="ce47" table:formula="of:=IF([.Z268]&gt;93;&quot;A+&quot;;IF([.Z268]&gt;89;&quot;A&quot;;IF([.Z268]&gt;86;&quot;B+&quot;;IF([.Z268]&gt;82;&quot;B&quot;;IF([.Z268]&gt;79;&quot;B-&quot;;IF([.Z268]&gt;76;&quot;C+&quot;;IF([.Z268]&gt;72;&quot;C&quot;;IF([.Z268]&gt;69;&quot;C-&quot;;IF([.Z268]&gt;66;&quot;D+&quot;;IF([.Z268]&gt;62;&quot;D&quot;;IF([.Z26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7</text:p>
          </table:table-cell>
          <table:table-cell table:style-name="ce10" table:formula="of:=IF([.A269]=&quot;&quot;;&quot;&quot;;SUM([.C269:.T26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7</text:p>
          </table:table-cell>
          <table:table-cell table:style-name="ce38" table:number-columns-repeated="4"/>
          <table:table-cell table:style-name="ce45" table:formula="of:=SUM([.V269:.Y269])" office:value-type="float" office:value="0" calcext:value-type="float">
            <text:p>0.00</text:p>
          </table:table-cell>
          <table:table-cell table:style-name="ce46" table:formula="of:=AVERAGE([.Z269]/100)" office:value-type="percentage" office:value="0" calcext:value-type="percentage">
            <text:p>0.00%</text:p>
          </table:table-cell>
          <table:table-cell table:style-name="ce47" table:formula="of:=IF([.Z269]&gt;93;&quot;A+&quot;;IF([.Z269]&gt;89;&quot;A&quot;;IF([.Z269]&gt;86;&quot;B+&quot;;IF([.Z269]&gt;82;&quot;B&quot;;IF([.Z269]&gt;79;&quot;B-&quot;;IF([.Z269]&gt;76;&quot;C+&quot;;IF([.Z269]&gt;72;&quot;C&quot;;IF([.Z269]&gt;69;&quot;C-&quot;;IF([.Z269]&gt;66;&quot;D+&quot;;IF([.Z269]&gt;62;&quot;D&quot;;IF([.Z26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8</text:p>
          </table:table-cell>
          <table:table-cell table:style-name="ce10" table:formula="of:=IF([.A270]=&quot;&quot;;&quot;&quot;;SUM([.C270:.T27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8</text:p>
          </table:table-cell>
          <table:table-cell table:style-name="ce38" table:number-columns-repeated="4"/>
          <table:table-cell table:style-name="ce45" table:formula="of:=SUM([.V270:.Y270])" office:value-type="float" office:value="0" calcext:value-type="float">
            <text:p>0.00</text:p>
          </table:table-cell>
          <table:table-cell table:style-name="ce46" table:formula="of:=AVERAGE([.Z270]/100)" office:value-type="percentage" office:value="0" calcext:value-type="percentage">
            <text:p>0.00%</text:p>
          </table:table-cell>
          <table:table-cell table:style-name="ce47" table:formula="of:=IF([.Z270]&gt;93;&quot;A+&quot;;IF([.Z270]&gt;89;&quot;A&quot;;IF([.Z270]&gt;86;&quot;B+&quot;;IF([.Z270]&gt;82;&quot;B&quot;;IF([.Z270]&gt;79;&quot;B-&quot;;IF([.Z270]&gt;76;&quot;C+&quot;;IF([.Z270]&gt;72;&quot;C&quot;;IF([.Z270]&gt;69;&quot;C-&quot;;IF([.Z270]&gt;66;&quot;D+&quot;;IF([.Z270]&gt;62;&quot;D&quot;;IF([.Z27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69</text:p>
          </table:table-cell>
          <table:table-cell table:style-name="ce10" table:formula="of:=IF([.A271]=&quot;&quot;;&quot;&quot;;SUM([.C271:.T27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69</text:p>
          </table:table-cell>
          <table:table-cell table:style-name="ce38" table:number-columns-repeated="4"/>
          <table:table-cell table:style-name="ce45" table:formula="of:=SUM([.V271:.Y271])" office:value-type="float" office:value="0" calcext:value-type="float">
            <text:p>0.00</text:p>
          </table:table-cell>
          <table:table-cell table:style-name="ce46" table:formula="of:=AVERAGE([.Z271]/100)" office:value-type="percentage" office:value="0" calcext:value-type="percentage">
            <text:p>0.00%</text:p>
          </table:table-cell>
          <table:table-cell table:style-name="ce47" table:formula="of:=IF([.Z271]&gt;93;&quot;A+&quot;;IF([.Z271]&gt;89;&quot;A&quot;;IF([.Z271]&gt;86;&quot;B+&quot;;IF([.Z271]&gt;82;&quot;B&quot;;IF([.Z271]&gt;79;&quot;B-&quot;;IF([.Z271]&gt;76;&quot;C+&quot;;IF([.Z271]&gt;72;&quot;C&quot;;IF([.Z271]&gt;69;&quot;C-&quot;;IF([.Z271]&gt;66;&quot;D+&quot;;IF([.Z271]&gt;62;&quot;D&quot;;IF([.Z27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0</text:p>
          </table:table-cell>
          <table:table-cell table:style-name="ce10" table:formula="of:=IF([.A272]=&quot;&quot;;&quot;&quot;;SUM([.C272:.T27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0</text:p>
          </table:table-cell>
          <table:table-cell table:style-name="ce38" table:number-columns-repeated="4"/>
          <table:table-cell table:style-name="ce45" table:formula="of:=SUM([.V272:.Y272])" office:value-type="float" office:value="0" calcext:value-type="float">
            <text:p>0.00</text:p>
          </table:table-cell>
          <table:table-cell table:style-name="ce46" table:formula="of:=AVERAGE([.Z272]/100)" office:value-type="percentage" office:value="0" calcext:value-type="percentage">
            <text:p>0.00%</text:p>
          </table:table-cell>
          <table:table-cell table:style-name="ce47" table:formula="of:=IF([.Z272]&gt;93;&quot;A+&quot;;IF([.Z272]&gt;89;&quot;A&quot;;IF([.Z272]&gt;86;&quot;B+&quot;;IF([.Z272]&gt;82;&quot;B&quot;;IF([.Z272]&gt;79;&quot;B-&quot;;IF([.Z272]&gt;76;&quot;C+&quot;;IF([.Z272]&gt;72;&quot;C&quot;;IF([.Z272]&gt;69;&quot;C-&quot;;IF([.Z272]&gt;66;&quot;D+&quot;;IF([.Z272]&gt;62;&quot;D&quot;;IF([.Z27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1</text:p>
          </table:table-cell>
          <table:table-cell table:style-name="ce10" table:formula="of:=IF([.A273]=&quot;&quot;;&quot;&quot;;SUM([.C273:.T27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1</text:p>
          </table:table-cell>
          <table:table-cell table:style-name="ce38" table:number-columns-repeated="4"/>
          <table:table-cell table:style-name="ce45" table:formula="of:=SUM([.V273:.Y273])" office:value-type="float" office:value="0" calcext:value-type="float">
            <text:p>0.00</text:p>
          </table:table-cell>
          <table:table-cell table:style-name="ce46" table:formula="of:=AVERAGE([.Z273]/100)" office:value-type="percentage" office:value="0" calcext:value-type="percentage">
            <text:p>0.00%</text:p>
          </table:table-cell>
          <table:table-cell table:style-name="ce47" table:formula="of:=IF([.Z273]&gt;93;&quot;A+&quot;;IF([.Z273]&gt;89;&quot;A&quot;;IF([.Z273]&gt;86;&quot;B+&quot;;IF([.Z273]&gt;82;&quot;B&quot;;IF([.Z273]&gt;79;&quot;B-&quot;;IF([.Z273]&gt;76;&quot;C+&quot;;IF([.Z273]&gt;72;&quot;C&quot;;IF([.Z273]&gt;69;&quot;C-&quot;;IF([.Z273]&gt;66;&quot;D+&quot;;IF([.Z273]&gt;62;&quot;D&quot;;IF([.Z27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2</text:p>
          </table:table-cell>
          <table:table-cell table:style-name="ce10" table:formula="of:=IF([.A274]=&quot;&quot;;&quot;&quot;;SUM([.C274:.T27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2</text:p>
          </table:table-cell>
          <table:table-cell table:style-name="ce38" table:number-columns-repeated="4"/>
          <table:table-cell table:style-name="ce45" table:formula="of:=SUM([.V274:.Y274])" office:value-type="float" office:value="0" calcext:value-type="float">
            <text:p>0.00</text:p>
          </table:table-cell>
          <table:table-cell table:style-name="ce46" table:formula="of:=AVERAGE([.Z274]/100)" office:value-type="percentage" office:value="0" calcext:value-type="percentage">
            <text:p>0.00%</text:p>
          </table:table-cell>
          <table:table-cell table:style-name="ce47" table:formula="of:=IF([.Z274]&gt;93;&quot;A+&quot;;IF([.Z274]&gt;89;&quot;A&quot;;IF([.Z274]&gt;86;&quot;B+&quot;;IF([.Z274]&gt;82;&quot;B&quot;;IF([.Z274]&gt;79;&quot;B-&quot;;IF([.Z274]&gt;76;&quot;C+&quot;;IF([.Z274]&gt;72;&quot;C&quot;;IF([.Z274]&gt;69;&quot;C-&quot;;IF([.Z274]&gt;66;&quot;D+&quot;;IF([.Z274]&gt;62;&quot;D&quot;;IF([.Z27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3</text:p>
          </table:table-cell>
          <table:table-cell table:style-name="ce10" table:formula="of:=IF([.A275]=&quot;&quot;;&quot;&quot;;SUM([.C275:.T27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3</text:p>
          </table:table-cell>
          <table:table-cell table:style-name="ce38" table:number-columns-repeated="4"/>
          <table:table-cell table:style-name="ce45" table:formula="of:=SUM([.V275:.Y275])" office:value-type="float" office:value="0" calcext:value-type="float">
            <text:p>0.00</text:p>
          </table:table-cell>
          <table:table-cell table:style-name="ce46" table:formula="of:=AVERAGE([.Z275]/100)" office:value-type="percentage" office:value="0" calcext:value-type="percentage">
            <text:p>0.00%</text:p>
          </table:table-cell>
          <table:table-cell table:style-name="ce47" table:formula="of:=IF([.Z275]&gt;93;&quot;A+&quot;;IF([.Z275]&gt;89;&quot;A&quot;;IF([.Z275]&gt;86;&quot;B+&quot;;IF([.Z275]&gt;82;&quot;B&quot;;IF([.Z275]&gt;79;&quot;B-&quot;;IF([.Z275]&gt;76;&quot;C+&quot;;IF([.Z275]&gt;72;&quot;C&quot;;IF([.Z275]&gt;69;&quot;C-&quot;;IF([.Z275]&gt;66;&quot;D+&quot;;IF([.Z275]&gt;62;&quot;D&quot;;IF([.Z27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4</text:p>
          </table:table-cell>
          <table:table-cell table:style-name="ce10" table:formula="of:=IF([.A276]=&quot;&quot;;&quot;&quot;;SUM([.C276:.T27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4</text:p>
          </table:table-cell>
          <table:table-cell table:style-name="ce38" table:number-columns-repeated="4"/>
          <table:table-cell table:style-name="ce45" table:formula="of:=SUM([.V276:.Y276])" office:value-type="float" office:value="0" calcext:value-type="float">
            <text:p>0.00</text:p>
          </table:table-cell>
          <table:table-cell table:style-name="ce46" table:formula="of:=AVERAGE([.Z276]/100)" office:value-type="percentage" office:value="0" calcext:value-type="percentage">
            <text:p>0.00%</text:p>
          </table:table-cell>
          <table:table-cell table:style-name="ce47" table:formula="of:=IF([.Z276]&gt;93;&quot;A+&quot;;IF([.Z276]&gt;89;&quot;A&quot;;IF([.Z276]&gt;86;&quot;B+&quot;;IF([.Z276]&gt;82;&quot;B&quot;;IF([.Z276]&gt;79;&quot;B-&quot;;IF([.Z276]&gt;76;&quot;C+&quot;;IF([.Z276]&gt;72;&quot;C&quot;;IF([.Z276]&gt;69;&quot;C-&quot;;IF([.Z276]&gt;66;&quot;D+&quot;;IF([.Z276]&gt;62;&quot;D&quot;;IF([.Z27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5</text:p>
          </table:table-cell>
          <table:table-cell table:style-name="ce10" table:formula="of:=IF([.A277]=&quot;&quot;;&quot;&quot;;SUM([.C277:.T27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5</text:p>
          </table:table-cell>
          <table:table-cell table:style-name="ce38" table:number-columns-repeated="4"/>
          <table:table-cell table:style-name="ce45" table:formula="of:=SUM([.V277:.Y277])" office:value-type="float" office:value="0" calcext:value-type="float">
            <text:p>0.00</text:p>
          </table:table-cell>
          <table:table-cell table:style-name="ce46" table:formula="of:=AVERAGE([.Z277]/100)" office:value-type="percentage" office:value="0" calcext:value-type="percentage">
            <text:p>0.00%</text:p>
          </table:table-cell>
          <table:table-cell table:style-name="ce47" table:formula="of:=IF([.Z277]&gt;93;&quot;A+&quot;;IF([.Z277]&gt;89;&quot;A&quot;;IF([.Z277]&gt;86;&quot;B+&quot;;IF([.Z277]&gt;82;&quot;B&quot;;IF([.Z277]&gt;79;&quot;B-&quot;;IF([.Z277]&gt;76;&quot;C+&quot;;IF([.Z277]&gt;72;&quot;C&quot;;IF([.Z277]&gt;69;&quot;C-&quot;;IF([.Z277]&gt;66;&quot;D+&quot;;IF([.Z277]&gt;62;&quot;D&quot;;IF([.Z27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6</text:p>
          </table:table-cell>
          <table:table-cell table:style-name="ce10" table:formula="of:=IF([.A278]=&quot;&quot;;&quot;&quot;;SUM([.C278:.T27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6</text:p>
          </table:table-cell>
          <table:table-cell table:style-name="ce38" table:number-columns-repeated="4"/>
          <table:table-cell table:style-name="ce45" table:formula="of:=SUM([.V278:.Y278])" office:value-type="float" office:value="0" calcext:value-type="float">
            <text:p>0.00</text:p>
          </table:table-cell>
          <table:table-cell table:style-name="ce46" table:formula="of:=AVERAGE([.Z278]/100)" office:value-type="percentage" office:value="0" calcext:value-type="percentage">
            <text:p>0.00%</text:p>
          </table:table-cell>
          <table:table-cell table:style-name="ce47" table:formula="of:=IF([.Z278]&gt;93;&quot;A+&quot;;IF([.Z278]&gt;89;&quot;A&quot;;IF([.Z278]&gt;86;&quot;B+&quot;;IF([.Z278]&gt;82;&quot;B&quot;;IF([.Z278]&gt;79;&quot;B-&quot;;IF([.Z278]&gt;76;&quot;C+&quot;;IF([.Z278]&gt;72;&quot;C&quot;;IF([.Z278]&gt;69;&quot;C-&quot;;IF([.Z278]&gt;66;&quot;D+&quot;;IF([.Z278]&gt;62;&quot;D&quot;;IF([.Z27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7</text:p>
          </table:table-cell>
          <table:table-cell table:style-name="ce10" table:formula="of:=IF([.A279]=&quot;&quot;;&quot;&quot;;SUM([.C279:.T27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7</text:p>
          </table:table-cell>
          <table:table-cell table:style-name="ce38" table:number-columns-repeated="4"/>
          <table:table-cell table:style-name="ce45" table:formula="of:=SUM([.V279:.Y279])" office:value-type="float" office:value="0" calcext:value-type="float">
            <text:p>0.00</text:p>
          </table:table-cell>
          <table:table-cell table:style-name="ce46" table:formula="of:=AVERAGE([.Z279]/100)" office:value-type="percentage" office:value="0" calcext:value-type="percentage">
            <text:p>0.00%</text:p>
          </table:table-cell>
          <table:table-cell table:style-name="ce47" table:formula="of:=IF([.Z279]&gt;93;&quot;A+&quot;;IF([.Z279]&gt;89;&quot;A&quot;;IF([.Z279]&gt;86;&quot;B+&quot;;IF([.Z279]&gt;82;&quot;B&quot;;IF([.Z279]&gt;79;&quot;B-&quot;;IF([.Z279]&gt;76;&quot;C+&quot;;IF([.Z279]&gt;72;&quot;C&quot;;IF([.Z279]&gt;69;&quot;C-&quot;;IF([.Z279]&gt;66;&quot;D+&quot;;IF([.Z279]&gt;62;&quot;D&quot;;IF([.Z27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8</text:p>
          </table:table-cell>
          <table:table-cell table:style-name="ce10" table:formula="of:=IF([.A280]=&quot;&quot;;&quot;&quot;;SUM([.C280:.T28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8</text:p>
          </table:table-cell>
          <table:table-cell table:style-name="ce38" table:number-columns-repeated="4"/>
          <table:table-cell table:style-name="ce45" table:formula="of:=SUM([.V280:.Y280])" office:value-type="float" office:value="0" calcext:value-type="float">
            <text:p>0.00</text:p>
          </table:table-cell>
          <table:table-cell table:style-name="ce46" table:formula="of:=AVERAGE([.Z280]/100)" office:value-type="percentage" office:value="0" calcext:value-type="percentage">
            <text:p>0.00%</text:p>
          </table:table-cell>
          <table:table-cell table:style-name="ce47" table:formula="of:=IF([.Z280]&gt;93;&quot;A+&quot;;IF([.Z280]&gt;89;&quot;A&quot;;IF([.Z280]&gt;86;&quot;B+&quot;;IF([.Z280]&gt;82;&quot;B&quot;;IF([.Z280]&gt;79;&quot;B-&quot;;IF([.Z280]&gt;76;&quot;C+&quot;;IF([.Z280]&gt;72;&quot;C&quot;;IF([.Z280]&gt;69;&quot;C-&quot;;IF([.Z280]&gt;66;&quot;D+&quot;;IF([.Z280]&gt;62;&quot;D&quot;;IF([.Z28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79</text:p>
          </table:table-cell>
          <table:table-cell table:style-name="ce10" table:formula="of:=IF([.A281]=&quot;&quot;;&quot;&quot;;SUM([.C281:.T28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79</text:p>
          </table:table-cell>
          <table:table-cell table:style-name="ce38" table:number-columns-repeated="4"/>
          <table:table-cell table:style-name="ce45" table:formula="of:=SUM([.V281:.Y281])" office:value-type="float" office:value="0" calcext:value-type="float">
            <text:p>0.00</text:p>
          </table:table-cell>
          <table:table-cell table:style-name="ce46" table:formula="of:=AVERAGE([.Z281]/100)" office:value-type="percentage" office:value="0" calcext:value-type="percentage">
            <text:p>0.00%</text:p>
          </table:table-cell>
          <table:table-cell table:style-name="ce47" table:formula="of:=IF([.Z281]&gt;93;&quot;A+&quot;;IF([.Z281]&gt;89;&quot;A&quot;;IF([.Z281]&gt;86;&quot;B+&quot;;IF([.Z281]&gt;82;&quot;B&quot;;IF([.Z281]&gt;79;&quot;B-&quot;;IF([.Z281]&gt;76;&quot;C+&quot;;IF([.Z281]&gt;72;&quot;C&quot;;IF([.Z281]&gt;69;&quot;C-&quot;;IF([.Z281]&gt;66;&quot;D+&quot;;IF([.Z281]&gt;62;&quot;D&quot;;IF([.Z28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0</text:p>
          </table:table-cell>
          <table:table-cell table:style-name="ce10" table:formula="of:=IF([.A282]=&quot;&quot;;&quot;&quot;;SUM([.C282:.T28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0</text:p>
          </table:table-cell>
          <table:table-cell table:style-name="ce38" table:number-columns-repeated="4"/>
          <table:table-cell table:style-name="ce45" table:formula="of:=SUM([.V282:.Y282])" office:value-type="float" office:value="0" calcext:value-type="float">
            <text:p>0.00</text:p>
          </table:table-cell>
          <table:table-cell table:style-name="ce46" table:formula="of:=AVERAGE([.Z282]/100)" office:value-type="percentage" office:value="0" calcext:value-type="percentage">
            <text:p>0.00%</text:p>
          </table:table-cell>
          <table:table-cell table:style-name="ce47" table:formula="of:=IF([.Z282]&gt;93;&quot;A+&quot;;IF([.Z282]&gt;89;&quot;A&quot;;IF([.Z282]&gt;86;&quot;B+&quot;;IF([.Z282]&gt;82;&quot;B&quot;;IF([.Z282]&gt;79;&quot;B-&quot;;IF([.Z282]&gt;76;&quot;C+&quot;;IF([.Z282]&gt;72;&quot;C&quot;;IF([.Z282]&gt;69;&quot;C-&quot;;IF([.Z282]&gt;66;&quot;D+&quot;;IF([.Z282]&gt;62;&quot;D&quot;;IF([.Z28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1</text:p>
          </table:table-cell>
          <table:table-cell table:style-name="ce10" table:formula="of:=IF([.A283]=&quot;&quot;;&quot;&quot;;SUM([.C283:.T28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1</text:p>
          </table:table-cell>
          <table:table-cell table:style-name="ce38" table:number-columns-repeated="4"/>
          <table:table-cell table:style-name="ce45" table:formula="of:=SUM([.V283:.Y283])" office:value-type="float" office:value="0" calcext:value-type="float">
            <text:p>0.00</text:p>
          </table:table-cell>
          <table:table-cell table:style-name="ce46" table:formula="of:=AVERAGE([.Z283]/100)" office:value-type="percentage" office:value="0" calcext:value-type="percentage">
            <text:p>0.00%</text:p>
          </table:table-cell>
          <table:table-cell table:style-name="ce47" table:formula="of:=IF([.Z283]&gt;93;&quot;A+&quot;;IF([.Z283]&gt;89;&quot;A&quot;;IF([.Z283]&gt;86;&quot;B+&quot;;IF([.Z283]&gt;82;&quot;B&quot;;IF([.Z283]&gt;79;&quot;B-&quot;;IF([.Z283]&gt;76;&quot;C+&quot;;IF([.Z283]&gt;72;&quot;C&quot;;IF([.Z283]&gt;69;&quot;C-&quot;;IF([.Z283]&gt;66;&quot;D+&quot;;IF([.Z283]&gt;62;&quot;D&quot;;IF([.Z28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2</text:p>
          </table:table-cell>
          <table:table-cell table:style-name="ce10" table:formula="of:=IF([.A284]=&quot;&quot;;&quot;&quot;;SUM([.C284:.T28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2</text:p>
          </table:table-cell>
          <table:table-cell table:style-name="ce38" table:number-columns-repeated="4"/>
          <table:table-cell table:style-name="ce45" table:formula="of:=SUM([.V284:.Y284])" office:value-type="float" office:value="0" calcext:value-type="float">
            <text:p>0.00</text:p>
          </table:table-cell>
          <table:table-cell table:style-name="ce46" table:formula="of:=AVERAGE([.Z284]/100)" office:value-type="percentage" office:value="0" calcext:value-type="percentage">
            <text:p>0.00%</text:p>
          </table:table-cell>
          <table:table-cell table:style-name="ce47" table:formula="of:=IF([.Z284]&gt;93;&quot;A+&quot;;IF([.Z284]&gt;89;&quot;A&quot;;IF([.Z284]&gt;86;&quot;B+&quot;;IF([.Z284]&gt;82;&quot;B&quot;;IF([.Z284]&gt;79;&quot;B-&quot;;IF([.Z284]&gt;76;&quot;C+&quot;;IF([.Z284]&gt;72;&quot;C&quot;;IF([.Z284]&gt;69;&quot;C-&quot;;IF([.Z284]&gt;66;&quot;D+&quot;;IF([.Z284]&gt;62;&quot;D&quot;;IF([.Z28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3</text:p>
          </table:table-cell>
          <table:table-cell table:style-name="ce10" table:formula="of:=IF([.A285]=&quot;&quot;;&quot;&quot;;SUM([.C285:.T28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3</text:p>
          </table:table-cell>
          <table:table-cell table:style-name="ce38" table:number-columns-repeated="4"/>
          <table:table-cell table:style-name="ce45" table:formula="of:=SUM([.V285:.Y285])" office:value-type="float" office:value="0" calcext:value-type="float">
            <text:p>0.00</text:p>
          </table:table-cell>
          <table:table-cell table:style-name="ce46" table:formula="of:=AVERAGE([.Z285]/100)" office:value-type="percentage" office:value="0" calcext:value-type="percentage">
            <text:p>0.00%</text:p>
          </table:table-cell>
          <table:table-cell table:style-name="ce47" table:formula="of:=IF([.Z285]&gt;93;&quot;A+&quot;;IF([.Z285]&gt;89;&quot;A&quot;;IF([.Z285]&gt;86;&quot;B+&quot;;IF([.Z285]&gt;82;&quot;B&quot;;IF([.Z285]&gt;79;&quot;B-&quot;;IF([.Z285]&gt;76;&quot;C+&quot;;IF([.Z285]&gt;72;&quot;C&quot;;IF([.Z285]&gt;69;&quot;C-&quot;;IF([.Z285]&gt;66;&quot;D+&quot;;IF([.Z285]&gt;62;&quot;D&quot;;IF([.Z28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4</text:p>
          </table:table-cell>
          <table:table-cell table:style-name="ce10" table:formula="of:=IF([.A286]=&quot;&quot;;&quot;&quot;;SUM([.C286:.T28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4</text:p>
          </table:table-cell>
          <table:table-cell table:style-name="ce38" table:number-columns-repeated="4"/>
          <table:table-cell table:style-name="ce45" table:formula="of:=SUM([.V286:.Y286])" office:value-type="float" office:value="0" calcext:value-type="float">
            <text:p>0.00</text:p>
          </table:table-cell>
          <table:table-cell table:style-name="ce46" table:formula="of:=AVERAGE([.Z286]/100)" office:value-type="percentage" office:value="0" calcext:value-type="percentage">
            <text:p>0.00%</text:p>
          </table:table-cell>
          <table:table-cell table:style-name="ce47" table:formula="of:=IF([.Z286]&gt;93;&quot;A+&quot;;IF([.Z286]&gt;89;&quot;A&quot;;IF([.Z286]&gt;86;&quot;B+&quot;;IF([.Z286]&gt;82;&quot;B&quot;;IF([.Z286]&gt;79;&quot;B-&quot;;IF([.Z286]&gt;76;&quot;C+&quot;;IF([.Z286]&gt;72;&quot;C&quot;;IF([.Z286]&gt;69;&quot;C-&quot;;IF([.Z286]&gt;66;&quot;D+&quot;;IF([.Z286]&gt;62;&quot;D&quot;;IF([.Z28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5</text:p>
          </table:table-cell>
          <table:table-cell table:style-name="ce10" table:formula="of:=IF([.A287]=&quot;&quot;;&quot;&quot;;SUM([.C287:.T28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5</text:p>
          </table:table-cell>
          <table:table-cell table:style-name="ce38" table:number-columns-repeated="4"/>
          <table:table-cell table:style-name="ce45" table:formula="of:=SUM([.V287:.Y287])" office:value-type="float" office:value="0" calcext:value-type="float">
            <text:p>0.00</text:p>
          </table:table-cell>
          <table:table-cell table:style-name="ce46" table:formula="of:=AVERAGE([.Z287]/100)" office:value-type="percentage" office:value="0" calcext:value-type="percentage">
            <text:p>0.00%</text:p>
          </table:table-cell>
          <table:table-cell table:style-name="ce47" table:formula="of:=IF([.Z287]&gt;93;&quot;A+&quot;;IF([.Z287]&gt;89;&quot;A&quot;;IF([.Z287]&gt;86;&quot;B+&quot;;IF([.Z287]&gt;82;&quot;B&quot;;IF([.Z287]&gt;79;&quot;B-&quot;;IF([.Z287]&gt;76;&quot;C+&quot;;IF([.Z287]&gt;72;&quot;C&quot;;IF([.Z287]&gt;69;&quot;C-&quot;;IF([.Z287]&gt;66;&quot;D+&quot;;IF([.Z287]&gt;62;&quot;D&quot;;IF([.Z28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6</text:p>
          </table:table-cell>
          <table:table-cell table:style-name="ce10" table:formula="of:=IF([.A288]=&quot;&quot;;&quot;&quot;;SUM([.C288:.T28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6</text:p>
          </table:table-cell>
          <table:table-cell table:style-name="ce38" table:number-columns-repeated="4"/>
          <table:table-cell table:style-name="ce45" table:formula="of:=SUM([.V288:.Y288])" office:value-type="float" office:value="0" calcext:value-type="float">
            <text:p>0.00</text:p>
          </table:table-cell>
          <table:table-cell table:style-name="ce46" table:formula="of:=AVERAGE([.Z288]/100)" office:value-type="percentage" office:value="0" calcext:value-type="percentage">
            <text:p>0.00%</text:p>
          </table:table-cell>
          <table:table-cell table:style-name="ce47" table:formula="of:=IF([.Z288]&gt;93;&quot;A+&quot;;IF([.Z288]&gt;89;&quot;A&quot;;IF([.Z288]&gt;86;&quot;B+&quot;;IF([.Z288]&gt;82;&quot;B&quot;;IF([.Z288]&gt;79;&quot;B-&quot;;IF([.Z288]&gt;76;&quot;C+&quot;;IF([.Z288]&gt;72;&quot;C&quot;;IF([.Z288]&gt;69;&quot;C-&quot;;IF([.Z288]&gt;66;&quot;D+&quot;;IF([.Z288]&gt;62;&quot;D&quot;;IF([.Z28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7</text:p>
          </table:table-cell>
          <table:table-cell table:style-name="ce10" table:formula="of:=IF([.A289]=&quot;&quot;;&quot;&quot;;SUM([.C289:.T28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7</text:p>
          </table:table-cell>
          <table:table-cell table:style-name="ce38" table:number-columns-repeated="4"/>
          <table:table-cell table:style-name="ce45" table:formula="of:=SUM([.V289:.Y289])" office:value-type="float" office:value="0" calcext:value-type="float">
            <text:p>0.00</text:p>
          </table:table-cell>
          <table:table-cell table:style-name="ce46" table:formula="of:=AVERAGE([.Z289]/100)" office:value-type="percentage" office:value="0" calcext:value-type="percentage">
            <text:p>0.00%</text:p>
          </table:table-cell>
          <table:table-cell table:style-name="ce47" table:formula="of:=IF([.Z289]&gt;93;&quot;A+&quot;;IF([.Z289]&gt;89;&quot;A&quot;;IF([.Z289]&gt;86;&quot;B+&quot;;IF([.Z289]&gt;82;&quot;B&quot;;IF([.Z289]&gt;79;&quot;B-&quot;;IF([.Z289]&gt;76;&quot;C+&quot;;IF([.Z289]&gt;72;&quot;C&quot;;IF([.Z289]&gt;69;&quot;C-&quot;;IF([.Z289]&gt;66;&quot;D+&quot;;IF([.Z289]&gt;62;&quot;D&quot;;IF([.Z28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8</text:p>
          </table:table-cell>
          <table:table-cell table:style-name="ce10" table:formula="of:=IF([.A290]=&quot;&quot;;&quot;&quot;;SUM([.C290:.T29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8</text:p>
          </table:table-cell>
          <table:table-cell table:style-name="ce38" table:number-columns-repeated="4"/>
          <table:table-cell table:style-name="ce45" table:formula="of:=SUM([.V290:.Y290])" office:value-type="float" office:value="0" calcext:value-type="float">
            <text:p>0.00</text:p>
          </table:table-cell>
          <table:table-cell table:style-name="ce46" table:formula="of:=AVERAGE([.Z290]/100)" office:value-type="percentage" office:value="0" calcext:value-type="percentage">
            <text:p>0.00%</text:p>
          </table:table-cell>
          <table:table-cell table:style-name="ce47" table:formula="of:=IF([.Z290]&gt;93;&quot;A+&quot;;IF([.Z290]&gt;89;&quot;A&quot;;IF([.Z290]&gt;86;&quot;B+&quot;;IF([.Z290]&gt;82;&quot;B&quot;;IF([.Z290]&gt;79;&quot;B-&quot;;IF([.Z290]&gt;76;&quot;C+&quot;;IF([.Z290]&gt;72;&quot;C&quot;;IF([.Z290]&gt;69;&quot;C-&quot;;IF([.Z290]&gt;66;&quot;D+&quot;;IF([.Z290]&gt;62;&quot;D&quot;;IF([.Z29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89</text:p>
          </table:table-cell>
          <table:table-cell table:style-name="ce10" table:formula="of:=IF([.A291]=&quot;&quot;;&quot;&quot;;SUM([.C291:.T29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89</text:p>
          </table:table-cell>
          <table:table-cell table:style-name="ce38" table:number-columns-repeated="4"/>
          <table:table-cell table:style-name="ce45" table:formula="of:=SUM([.V291:.Y291])" office:value-type="float" office:value="0" calcext:value-type="float">
            <text:p>0.00</text:p>
          </table:table-cell>
          <table:table-cell table:style-name="ce46" table:formula="of:=AVERAGE([.Z291]/100)" office:value-type="percentage" office:value="0" calcext:value-type="percentage">
            <text:p>0.00%</text:p>
          </table:table-cell>
          <table:table-cell table:style-name="ce47" table:formula="of:=IF([.Z291]&gt;93;&quot;A+&quot;;IF([.Z291]&gt;89;&quot;A&quot;;IF([.Z291]&gt;86;&quot;B+&quot;;IF([.Z291]&gt;82;&quot;B&quot;;IF([.Z291]&gt;79;&quot;B-&quot;;IF([.Z291]&gt;76;&quot;C+&quot;;IF([.Z291]&gt;72;&quot;C&quot;;IF([.Z291]&gt;69;&quot;C-&quot;;IF([.Z291]&gt;66;&quot;D+&quot;;IF([.Z291]&gt;62;&quot;D&quot;;IF([.Z29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0</text:p>
          </table:table-cell>
          <table:table-cell table:style-name="ce10" table:formula="of:=IF([.A292]=&quot;&quot;;&quot;&quot;;SUM([.C292:.T292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0</text:p>
          </table:table-cell>
          <table:table-cell table:style-name="ce38" table:number-columns-repeated="4"/>
          <table:table-cell table:style-name="ce45" table:formula="of:=SUM([.V292:.Y292])" office:value-type="float" office:value="0" calcext:value-type="float">
            <text:p>0.00</text:p>
          </table:table-cell>
          <table:table-cell table:style-name="ce46" table:formula="of:=AVERAGE([.Z292]/100)" office:value-type="percentage" office:value="0" calcext:value-type="percentage">
            <text:p>0.00%</text:p>
          </table:table-cell>
          <table:table-cell table:style-name="ce47" table:formula="of:=IF([.Z292]&gt;93;&quot;A+&quot;;IF([.Z292]&gt;89;&quot;A&quot;;IF([.Z292]&gt;86;&quot;B+&quot;;IF([.Z292]&gt;82;&quot;B&quot;;IF([.Z292]&gt;79;&quot;B-&quot;;IF([.Z292]&gt;76;&quot;C+&quot;;IF([.Z292]&gt;72;&quot;C&quot;;IF([.Z292]&gt;69;&quot;C-&quot;;IF([.Z292]&gt;66;&quot;D+&quot;;IF([.Z292]&gt;62;&quot;D&quot;;IF([.Z29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1</text:p>
          </table:table-cell>
          <table:table-cell table:style-name="ce10" table:formula="of:=IF([.A293]=&quot;&quot;;&quot;&quot;;SUM([.C293:.T293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1</text:p>
          </table:table-cell>
          <table:table-cell table:style-name="ce38" table:number-columns-repeated="4"/>
          <table:table-cell table:style-name="ce45" table:formula="of:=SUM([.V293:.Y293])" office:value-type="float" office:value="0" calcext:value-type="float">
            <text:p>0.00</text:p>
          </table:table-cell>
          <table:table-cell table:style-name="ce46" table:formula="of:=AVERAGE([.Z293]/100)" office:value-type="percentage" office:value="0" calcext:value-type="percentage">
            <text:p>0.00%</text:p>
          </table:table-cell>
          <table:table-cell table:style-name="ce47" table:formula="of:=IF([.Z293]&gt;93;&quot;A+&quot;;IF([.Z293]&gt;89;&quot;A&quot;;IF([.Z293]&gt;86;&quot;B+&quot;;IF([.Z293]&gt;82;&quot;B&quot;;IF([.Z293]&gt;79;&quot;B-&quot;;IF([.Z293]&gt;76;&quot;C+&quot;;IF([.Z293]&gt;72;&quot;C&quot;;IF([.Z293]&gt;69;&quot;C-&quot;;IF([.Z293]&gt;66;&quot;D+&quot;;IF([.Z293]&gt;62;&quot;D&quot;;IF([.Z293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2</text:p>
          </table:table-cell>
          <table:table-cell table:style-name="ce10" table:formula="of:=IF([.A294]=&quot;&quot;;&quot;&quot;;SUM([.C294:.T294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2</text:p>
          </table:table-cell>
          <table:table-cell table:style-name="ce38" table:number-columns-repeated="4"/>
          <table:table-cell table:style-name="ce45" table:formula="of:=SUM([.V294:.Y294])" office:value-type="float" office:value="0" calcext:value-type="float">
            <text:p>0.00</text:p>
          </table:table-cell>
          <table:table-cell table:style-name="ce46" table:formula="of:=AVERAGE([.Z294]/100)" office:value-type="percentage" office:value="0" calcext:value-type="percentage">
            <text:p>0.00%</text:p>
          </table:table-cell>
          <table:table-cell table:style-name="ce47" table:formula="of:=IF([.Z294]&gt;93;&quot;A+&quot;;IF([.Z294]&gt;89;&quot;A&quot;;IF([.Z294]&gt;86;&quot;B+&quot;;IF([.Z294]&gt;82;&quot;B&quot;;IF([.Z294]&gt;79;&quot;B-&quot;;IF([.Z294]&gt;76;&quot;C+&quot;;IF([.Z294]&gt;72;&quot;C&quot;;IF([.Z294]&gt;69;&quot;C-&quot;;IF([.Z294]&gt;66;&quot;D+&quot;;IF([.Z294]&gt;62;&quot;D&quot;;IF([.Z294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3</text:p>
          </table:table-cell>
          <table:table-cell table:style-name="ce10" table:formula="of:=IF([.A295]=&quot;&quot;;&quot;&quot;;SUM([.C295:.T295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3</text:p>
          </table:table-cell>
          <table:table-cell table:style-name="ce38" table:number-columns-repeated="4"/>
          <table:table-cell table:style-name="ce45" table:formula="of:=SUM([.V295:.Y295])" office:value-type="float" office:value="0" calcext:value-type="float">
            <text:p>0.00</text:p>
          </table:table-cell>
          <table:table-cell table:style-name="ce46" table:formula="of:=AVERAGE([.Z295]/100)" office:value-type="percentage" office:value="0" calcext:value-type="percentage">
            <text:p>0.00%</text:p>
          </table:table-cell>
          <table:table-cell table:style-name="ce47" table:formula="of:=IF([.Z295]&gt;93;&quot;A+&quot;;IF([.Z295]&gt;89;&quot;A&quot;;IF([.Z295]&gt;86;&quot;B+&quot;;IF([.Z295]&gt;82;&quot;B&quot;;IF([.Z295]&gt;79;&quot;B-&quot;;IF([.Z295]&gt;76;&quot;C+&quot;;IF([.Z295]&gt;72;&quot;C&quot;;IF([.Z295]&gt;69;&quot;C-&quot;;IF([.Z295]&gt;66;&quot;D+&quot;;IF([.Z295]&gt;62;&quot;D&quot;;IF([.Z295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4</text:p>
          </table:table-cell>
          <table:table-cell table:style-name="ce10" table:formula="of:=IF([.A296]=&quot;&quot;;&quot;&quot;;SUM([.C296:.T296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4</text:p>
          </table:table-cell>
          <table:table-cell table:style-name="ce38" table:number-columns-repeated="4"/>
          <table:table-cell table:style-name="ce45" table:formula="of:=SUM([.V296:.Y296])" office:value-type="float" office:value="0" calcext:value-type="float">
            <text:p>0.00</text:p>
          </table:table-cell>
          <table:table-cell table:style-name="ce46" table:formula="of:=AVERAGE([.Z296]/100)" office:value-type="percentage" office:value="0" calcext:value-type="percentage">
            <text:p>0.00%</text:p>
          </table:table-cell>
          <table:table-cell table:style-name="ce47" table:formula="of:=IF([.Z296]&gt;93;&quot;A+&quot;;IF([.Z296]&gt;89;&quot;A&quot;;IF([.Z296]&gt;86;&quot;B+&quot;;IF([.Z296]&gt;82;&quot;B&quot;;IF([.Z296]&gt;79;&quot;B-&quot;;IF([.Z296]&gt;76;&quot;C+&quot;;IF([.Z296]&gt;72;&quot;C&quot;;IF([.Z296]&gt;69;&quot;C-&quot;;IF([.Z296]&gt;66;&quot;D+&quot;;IF([.Z296]&gt;62;&quot;D&quot;;IF([.Z296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5</text:p>
          </table:table-cell>
          <table:table-cell table:style-name="ce10" table:formula="of:=IF([.A297]=&quot;&quot;;&quot;&quot;;SUM([.C297:.T297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5</text:p>
          </table:table-cell>
          <table:table-cell table:style-name="ce38" table:number-columns-repeated="4"/>
          <table:table-cell table:style-name="ce45" table:formula="of:=SUM([.V297:.Y297])" office:value-type="float" office:value="0" calcext:value-type="float">
            <text:p>0.00</text:p>
          </table:table-cell>
          <table:table-cell table:style-name="ce46" table:formula="of:=AVERAGE([.Z297]/100)" office:value-type="percentage" office:value="0" calcext:value-type="percentage">
            <text:p>0.00%</text:p>
          </table:table-cell>
          <table:table-cell table:style-name="ce47" table:formula="of:=IF([.Z297]&gt;93;&quot;A+&quot;;IF([.Z297]&gt;89;&quot;A&quot;;IF([.Z297]&gt;86;&quot;B+&quot;;IF([.Z297]&gt;82;&quot;B&quot;;IF([.Z297]&gt;79;&quot;B-&quot;;IF([.Z297]&gt;76;&quot;C+&quot;;IF([.Z297]&gt;72;&quot;C&quot;;IF([.Z297]&gt;69;&quot;C-&quot;;IF([.Z297]&gt;66;&quot;D+&quot;;IF([.Z297]&gt;62;&quot;D&quot;;IF([.Z297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6</text:p>
          </table:table-cell>
          <table:table-cell table:style-name="ce10" table:formula="of:=IF([.A298]=&quot;&quot;;&quot;&quot;;SUM([.C298:.T298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6</text:p>
          </table:table-cell>
          <table:table-cell table:style-name="ce38" table:number-columns-repeated="4"/>
          <table:table-cell table:style-name="ce45" table:formula="of:=SUM([.V298:.Y298])" office:value-type="float" office:value="0" calcext:value-type="float">
            <text:p>0.00</text:p>
          </table:table-cell>
          <table:table-cell table:style-name="ce46" table:formula="of:=AVERAGE([.Z298]/100)" office:value-type="percentage" office:value="0" calcext:value-type="percentage">
            <text:p>0.00%</text:p>
          </table:table-cell>
          <table:table-cell table:style-name="ce47" table:formula="of:=IF([.Z298]&gt;93;&quot;A+&quot;;IF([.Z298]&gt;89;&quot;A&quot;;IF([.Z298]&gt;86;&quot;B+&quot;;IF([.Z298]&gt;82;&quot;B&quot;;IF([.Z298]&gt;79;&quot;B-&quot;;IF([.Z298]&gt;76;&quot;C+&quot;;IF([.Z298]&gt;72;&quot;C&quot;;IF([.Z298]&gt;69;&quot;C-&quot;;IF([.Z298]&gt;66;&quot;D+&quot;;IF([.Z298]&gt;62;&quot;D&quot;;IF([.Z298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7</text:p>
          </table:table-cell>
          <table:table-cell table:style-name="ce10" table:formula="of:=IF([.A299]=&quot;&quot;;&quot;&quot;;SUM([.C299:.T299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7</text:p>
          </table:table-cell>
          <table:table-cell table:style-name="ce38" table:number-columns-repeated="4"/>
          <table:table-cell table:style-name="ce45" table:formula="of:=SUM([.V299:.Y299])" office:value-type="float" office:value="0" calcext:value-type="float">
            <text:p>0.00</text:p>
          </table:table-cell>
          <table:table-cell table:style-name="ce46" table:formula="of:=AVERAGE([.Z299]/100)" office:value-type="percentage" office:value="0" calcext:value-type="percentage">
            <text:p>0.00%</text:p>
          </table:table-cell>
          <table:table-cell table:style-name="ce47" table:formula="of:=IF([.Z299]&gt;93;&quot;A+&quot;;IF([.Z299]&gt;89;&quot;A&quot;;IF([.Z299]&gt;86;&quot;B+&quot;;IF([.Z299]&gt;82;&quot;B&quot;;IF([.Z299]&gt;79;&quot;B-&quot;;IF([.Z299]&gt;76;&quot;C+&quot;;IF([.Z299]&gt;72;&quot;C&quot;;IF([.Z299]&gt;69;&quot;C-&quot;;IF([.Z299]&gt;66;&quot;D+&quot;;IF([.Z299]&gt;62;&quot;D&quot;;IF([.Z299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8</text:p>
          </table:table-cell>
          <table:table-cell table:style-name="ce10" table:formula="of:=IF([.A300]=&quot;&quot;;&quot;&quot;;SUM([.C300:.T300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8</text:p>
          </table:table-cell>
          <table:table-cell table:style-name="ce38" table:number-columns-repeated="4"/>
          <table:table-cell table:style-name="ce45" table:formula="of:=SUM([.V300:.Y300])" office:value-type="float" office:value="0" calcext:value-type="float">
            <text:p>0.00</text:p>
          </table:table-cell>
          <table:table-cell table:style-name="ce46" table:formula="of:=AVERAGE([.Z300]/100)" office:value-type="percentage" office:value="0" calcext:value-type="percentage">
            <text:p>0.00%</text:p>
          </table:table-cell>
          <table:table-cell table:style-name="ce47" table:formula="of:=IF([.Z300]&gt;93;&quot;A+&quot;;IF([.Z300]&gt;89;&quot;A&quot;;IF([.Z300]&gt;86;&quot;B+&quot;;IF([.Z300]&gt;82;&quot;B&quot;;IF([.Z300]&gt;79;&quot;B-&quot;;IF([.Z300]&gt;76;&quot;C+&quot;;IF([.Z300]&gt;72;&quot;C&quot;;IF([.Z300]&gt;69;&quot;C-&quot;;IF([.Z300]&gt;66;&quot;D+&quot;;IF([.Z300]&gt;62;&quot;D&quot;;IF([.Z300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4" office:value-type="string" calcext:value-type="string">
            <text:p>Student 299</text:p>
          </table:table-cell>
          <table:table-cell table:style-name="ce10" table:formula="of:=IF([.A301]=&quot;&quot;;&quot;&quot;;SUM([.C301:.T301]))" office:value-type="float" office:value="0" calcext:value-type="float">
            <text:p>0</text:p>
          </table:table-cell>
          <table:table-cell table:style-name="ce17" table:number-columns-repeated="4"/>
          <table:table-cell table:style-name="ce25"/>
          <table:table-cell table:style-name="ce29"/>
          <table:table-cell table:style-name="ce33"/>
          <table:table-cell table:style-name="ce17" table:number-columns-repeated="3"/>
          <table:table-cell table:style-name="ce25"/>
          <table:table-cell table:style-name="ce29"/>
          <table:table-cell table:style-name="ce33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299</text:p>
          </table:table-cell>
          <table:table-cell table:style-name="ce38" table:number-columns-repeated="4"/>
          <table:table-cell table:style-name="ce45" table:formula="of:=SUM([.V301:.Y301])" office:value-type="float" office:value="0" calcext:value-type="float">
            <text:p>0.00</text:p>
          </table:table-cell>
          <table:table-cell table:style-name="ce46" table:formula="of:=AVERAGE([.Z301]/100)" office:value-type="percentage" office:value="0" calcext:value-type="percentage">
            <text:p>0.00%</text:p>
          </table:table-cell>
          <table:table-cell table:style-name="ce47" table:formula="of:=IF([.Z301]&gt;93;&quot;A+&quot;;IF([.Z301]&gt;89;&quot;A&quot;;IF([.Z301]&gt;86;&quot;B+&quot;;IF([.Z301]&gt;82;&quot;B&quot;;IF([.Z301]&gt;79;&quot;B-&quot;;IF([.Z301]&gt;76;&quot;C+&quot;;IF([.Z301]&gt;72;&quot;C&quot;;IF([.Z301]&gt;69;&quot;C-&quot;;IF([.Z301]&gt;66;&quot;D+&quot;;IF([.Z301]&gt;62;&quot;D&quot;;IF([.Z301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5" office:value-type="string" calcext:value-type="string">
            <text:p>Student 300</text:p>
          </table:table-cell>
          <table:table-cell table:style-name="ce11" table:formula="of:=IF([.A302]=&quot;&quot;;&quot;&quot;;SUM([.C302:.T302]))" office:value-type="float" office:value="0" calcext:value-type="float">
            <text:p>0</text:p>
          </table:table-cell>
          <table:table-cell table:style-name="ce18" table:number-columns-repeated="4"/>
          <table:table-cell table:style-name="ce26"/>
          <table:table-cell table:style-name="ce29"/>
          <table:table-cell table:style-name="ce34"/>
          <table:table-cell table:style-name="ce18" table:number-columns-repeated="3"/>
          <table:table-cell table:style-name="ce26"/>
          <table:table-cell table:style-name="ce29"/>
          <table:table-cell table:style-name="ce34"/>
          <table:table-cell table:style-name="ce38" table:number-columns-repeated="4"/>
          <table:table-cell table:style-name="ce29"/>
          <table:table-cell table:style-name="ce3" office:value-type="string" calcext:value-type="string">
            <text:p>Student 300</text:p>
          </table:table-cell>
          <table:table-cell table:style-name="ce38" table:number-columns-repeated="4"/>
          <table:table-cell table:style-name="ce45" table:formula="of:=SUM([.V302:.Y302])" office:value-type="float" office:value="0" calcext:value-type="float">
            <text:p>0.00</text:p>
          </table:table-cell>
          <table:table-cell table:style-name="ce46" table:formula="of:=AVERAGE([.Z302]/100)" office:value-type="percentage" office:value="0" calcext:value-type="percentage">
            <text:p>0.00%</text:p>
          </table:table-cell>
          <table:table-cell table:style-name="ce47" table:formula="of:=IF([.Z302]&gt;93;&quot;A+&quot;;IF([.Z302]&gt;89;&quot;A&quot;;IF([.Z302]&gt;86;&quot;B+&quot;;IF([.Z302]&gt;82;&quot;B&quot;;IF([.Z302]&gt;79;&quot;B-&quot;;IF([.Z302]&gt;76;&quot;C+&quot;;IF([.Z302]&gt;72;&quot;C&quot;;IF([.Z302]&gt;69;&quot;C-&quot;;IF([.Z302]&gt;66;&quot;D+&quot;;IF([.Z302]&gt;62;&quot;D&quot;;IF([.Z302]&gt;59;&quot;D-&quot;;&quot;F&quot;)))))))))))" office:value-type="string" office:string-value="F" calcext:value-type="string">
            <text:p>F</text:p>
          </table:table-cell>
          <table:table-cell table:style-name="ce29"/>
          <table:table-cell table:number-columns-repeated="995"/>
        </table:table-row>
        <table:table-row table:style-name="ro1">
          <table:table-cell table:style-name="ce6"/>
          <table:table-cell table:style-name="ce12"/>
          <table:table-cell table:style-name="ce19" table:number-columns-repeated="5"/>
          <table:table-cell table:style-name="ce29"/>
          <table:table-cell table:style-name="ce19" table:number-columns-repeated="5"/>
          <table:table-cell table:style-name="ce29"/>
          <table:table-cell table:style-name="ce19" table:number-columns-repeated="15"/>
          <table:table-cell table:number-columns-repeated="995"/>
        </table:table-row>
        <table:table-row table:style-name="ro1" table:number-rows-repeated="95">
          <table:table-cell table:style-name="ce7"/>
          <table:table-cell table:style-name="ce13"/>
          <table:table-cell table:style-name="ce7" table:number-columns-repeated="27"/>
          <table:table-cell table:number-columns-repeated="995"/>
        </table:table-row>
        <table:table-row table:style-name="ro1">
          <table:table-cell table:style-name="ce7"/>
          <table:table-cell table:style-name="ce13"/>
          <table:table-cell table:style-name="ce7" table:number-columns-repeated="13"/>
          <table:table-cell table:style-name="ce39" table:number-columns-repeated="4"/>
          <table:table-cell table:style-name="ce7" table:number-columns-repeated="10"/>
          <table:table-cell table:number-columns-repeated="995"/>
        </table:table-row>
        <table:table-row table:style-name="ro1" table:number-rows-repeated="60">
          <table:table-cell table:style-name="ce7"/>
          <table:table-cell table:style-name="ce13"/>
          <table:table-cell table:style-name="ce7" table:number-columns-repeated="13"/>
          <table:table-cell table:style-name="ce38" table:number-columns-repeated="4"/>
          <table:table-cell table:style-name="ce7" table:number-columns-repeated="10"/>
          <table:table-cell table:number-columns-repeated="995"/>
        </table:table-row>
        <table:table-row table:style-name="ro1">
          <table:table-cell table:style-name="ce3"/>
          <table:table-cell table:style-name="ce14"/>
          <table:table-cell table:style-name="ce20" table:number-columns-repeated="5"/>
          <table:table-cell table:style-name="ce30"/>
          <table:table-cell table:style-name="ce20" table:number-columns-repeated="4"/>
          <table:table-cell table:style-name="ce36"/>
          <table:table-cell table:style-name="ce29"/>
          <table:table-cell table:style-name="ce20"/>
          <table:table-cell table:style-name="ce38" table:number-columns-repeated="4"/>
          <table:table-cell table:style-name="ce29"/>
          <table:table-cell table:style-name="ce7" table:number-columns-repeated="8"/>
          <table:table-cell table:style-name="ce29"/>
          <table:table-cell table:number-columns-repeated="995"/>
        </table:table-row>
        <table:table-row table:style-name="ro1" table:number-rows-repeated="540">
          <table:table-cell table:style-name="ce4"/>
          <table:table-cell table:style-name="ce10"/>
          <table:table-cell table:style-name="ce17" table:number-columns-repeated="5"/>
          <table:table-cell table:style-name="ce31"/>
          <table:table-cell table:style-name="ce17" table:number-columns-repeated="4"/>
          <table:table-cell table:style-name="ce25"/>
          <table:table-cell table:style-name="ce29"/>
          <table:table-cell table:style-name="ce17"/>
          <table:table-cell table:style-name="ce38" table:number-columns-repeated="4"/>
          <table:table-cell table:style-name="ce29"/>
          <table:table-cell table:style-name="ce7" table:number-columns-repeated="8"/>
          <table:table-cell table:style-name="ce29"/>
          <table:table-cell table:number-columns-repeated="99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2:Sheet1.T2 Sheet1.AC2:Sheet1.AC2">
            <calcext:condition calcext:apply-style-name="ConditionalStyle_1" calcext:value="formula-is(mm/dd/yy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Monaco" svg:font-family="Monac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0000ff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40" meta:object-count="0"/>
    <meta:generator>LibreOfficeDev/5.1.0.3$Linux_X86_64 LibreOffice_project/</meta:generator>
  </office:meta>
</office:document-meta>
</file>